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1.ttf" xlink:type="simple" loext:font-style="normal" loext:font-weight="bold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4" style:family="table-column">
      <style:table-column-properties fo:break-before="auto" style:column-width="1.5756in"/>
    </style:style>
    <style:style style:name="co55" style:family="table-column">
      <style:table-column-properties fo:break-before="auto" style:column-width="1.628in"/>
    </style:style>
    <style:style style:name="co37" style:family="table-column">
      <style:table-column-properties fo:break-before="auto" style:column-width="0.8925in"/>
    </style:style>
    <style:style style:name="co56" style:family="table-column">
      <style:table-column-properties fo:break-before="auto" style:column-width="0.3728in"/>
    </style:style>
    <style:style style:name="co57" style:family="table-column">
      <style:table-column-properties fo:break-before="auto" style:column-width="0.5693in"/>
    </style:style>
    <style:style style:name="co58" style:family="table-column">
      <style:table-column-properties fo:break-before="auto" style:column-width="5.9764in"/>
    </style:style>
    <style:style style:name="co14" style:family="table-column">
      <style:table-column-properties fo:break-before="auto" style:column-width="0.889in"/>
    </style:style>
    <style:style style:name="co68" style:family="table-column">
      <style:table-column-properties fo:break-before="auto" style:column-width="2.4126in"/>
    </style:style>
    <style:style style:name="co69" style:family="table-column">
      <style:table-column-properties fo:break-before="auto" style:column-width="0.75in"/>
    </style:style>
    <style:style style:name="co70" style:family="table-column">
      <style:table-column-properties fo:break-before="auto" style:column-width="0.3772in"/>
    </style:style>
    <style:style style:name="co71" style:family="table-column">
      <style:table-column-properties fo:break-before="auto" style:column-width="2.394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061in"/>
    </style:style>
    <style:style style:name="co74" style:family="table-column">
      <style:table-column-properties fo:break-before="auto" style:column-width="2.9335in"/>
    </style:style>
    <style:style style:name="co75" style:family="table-column">
      <style:table-column-properties fo:break-before="auto" style:column-width="0.3256in"/>
    </style:style>
    <style:style style:name="co76" style:family="table-column">
      <style:table-column-properties fo:break-before="auto" style:column-width="1.9583in"/>
    </style:style>
    <style:style style:name="co77" style:family="table-column">
      <style:table-column-properties fo:break-before="auto" style:column-width="0.3008in"/>
    </style:style>
    <style:style style:name="co78" style:family="table-column">
      <style:table-column-properties fo:break-before="auto" style:column-width="3.411in"/>
    </style:style>
    <style:style style:name="co79" style:family="table-column">
      <style:table-column-properties fo:break-before="auto" style:column-width="0.2689in"/>
    </style:style>
    <style:style style:name="co80" style:family="table-column">
      <style:table-column-properties fo:break-before="auto" style:column-width="1.248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104" style:family="table-column">
      <style:table-column-properties fo:break-before="auto" style:column-width="10.839in"/>
    </style:style>
    <style:style style:name="co119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0.9492in"/>
    </style:style>
    <style:style style:name="co27" style:family="table-column">
      <style:table-column-properties fo:break-before="auto" style:column-width="0.7319in"/>
    </style:style>
    <style:style style:name="co28" style:family="table-column">
      <style:table-column-properties fo:break-before="auto" style:column-width="0.4335in"/>
    </style:style>
    <style:style style:name="co29" style:family="table-column">
      <style:table-column-properties fo:break-before="auto" style:column-width="0.4327in"/>
    </style:style>
    <style:style style:name="co30" style:family="table-column">
      <style:table-column-properties fo:break-before="auto" style:column-width="0.4937in"/>
    </style:style>
    <style:style style:name="co31" style:family="table-column">
      <style:table-column-properties fo:break-before="auto" style:column-width="0.2071in"/>
    </style:style>
    <style:style style:name="co32" style:family="table-column">
      <style:table-column-properties fo:break-before="auto" style:column-width="1.5744in"/>
    </style:style>
    <style:style style:name="co33" style:family="table-column">
      <style:table-column-properties fo:break-before="auto" style:column-width="0.4528in"/>
    </style:style>
    <style:style style:name="co34" style:family="table-column">
      <style:table-column-properties fo:break-before="auto" style:column-width="0.4945in"/>
    </style:style>
    <style:style style:name="co35" style:family="table-column">
      <style:table-column-properties fo:break-before="auto" style:column-width="0.502in"/>
    </style:style>
    <style:style style:name="co36" style:family="table-column">
      <style:table-column-properties fo:break-before="auto" style:column-width="1.3972in"/>
    </style:style>
    <style:style style:name="co38" style:family="table-column">
      <style:table-column-properties fo:break-before="auto" style:column-width="1.1028in"/>
    </style:style>
    <style:style style:name="co39" style:family="table-column">
      <style:table-column-properties fo:break-before="auto" style:column-width="1.0264in"/>
    </style:style>
    <style:style style:name="co40" style:family="table-column">
      <style:table-column-properties fo:break-before="auto" style:column-width="0.6953in"/>
    </style:style>
    <style:style style:name="co41" style:family="table-column">
      <style:table-column-properties fo:break-before="auto" style:column-width="0.8035in"/>
    </style:style>
    <style:style style:name="co42" style:family="table-column">
      <style:table-column-properties fo:break-before="auto" style:column-width="0.4862in"/>
    </style:style>
    <style:style style:name="co43" style:family="table-column">
      <style:table-column-properties fo:break-before="auto" style:column-width="0.4783in"/>
    </style:style>
    <style:style style:name="co44" style:family="table-column">
      <style:table-column-properties fo:break-before="auto" style:column-width="0.5346in"/>
    </style:style>
    <style:style style:name="co45" style:family="table-column">
      <style:table-column-properties fo:break-before="auto" style:column-width="0.1634in"/>
    </style:style>
    <style:style style:name="co46" style:family="table-column">
      <style:table-column-properties fo:break-before="auto" style:column-width="0.7492in"/>
    </style:style>
    <style:style style:name="co47" style:family="table-column">
      <style:table-column-properties fo:break-before="auto" style:column-width="0.3937in"/>
    </style:style>
    <style:style style:name="co48" style:family="table-column">
      <style:table-column-properties fo:break-before="auto" style:column-width="3.5571in"/>
    </style:style>
    <style:style style:name="co49" style:family="table-column">
      <style:table-column-properties fo:break-before="auto" style:column-width="1.5181in"/>
    </style:style>
    <style:style style:name="co50" style:family="table-column">
      <style:table-column-properties fo:break-before="auto" style:column-width="0.6429in"/>
    </style:style>
    <style:style style:name="co51" style:family="table-column">
      <style:table-column-properties fo:break-before="auto" style:column-width="0.6547in"/>
    </style:style>
    <style:style style:name="co52" style:family="table-column">
      <style:table-column-properties fo:break-before="auto" style:column-width="0.9201in"/>
    </style:style>
    <style:style style:name="co53" style:family="table-column">
      <style:table-column-properties fo:break-before="auto" style:column-width="0.9083in"/>
    </style:style>
    <style:style style:name="co59" style:family="table-column">
      <style:table-column-properties fo:break-before="auto" style:column-width="0.5256in"/>
    </style:style>
    <style:style style:name="co60" style:family="table-column">
      <style:table-column-properties fo:break-before="auto" style:column-width="1.028in"/>
    </style:style>
    <style:style style:name="co61" style:family="table-column">
      <style:table-column-properties fo:break-before="auto" style:column-width="1.0161in"/>
    </style:style>
    <style:style style:name="co62" style:family="table-column">
      <style:table-column-properties fo:break-before="auto" style:column-width="0.8008in"/>
    </style:style>
    <style:style style:name="co63" style:family="table-column">
      <style:table-column-properties fo:break-before="auto" style:column-width="0.9445in"/>
    </style:style>
    <style:style style:name="co64" style:family="table-column">
      <style:table-column-properties fo:break-before="auto" style:column-width="0.9563in"/>
    </style:style>
    <style:style style:name="co65" style:family="table-column">
      <style:table-column-properties fo:break-before="auto" style:column-width="0.7772in"/>
    </style:style>
    <style:style style:name="co66" style:family="table-column">
      <style:table-column-properties fo:break-before="auto" style:column-width="0.7165in"/>
    </style:style>
    <style:style style:name="co67" style:family="table-column">
      <style:table-column-properties fo:break-before="auto" style:column-width="0.6535in"/>
    </style:style>
    <style:style style:name="co83" style:family="table-column">
      <style:table-column-properties fo:break-before="auto" style:column-width="0.5146in"/>
    </style:style>
    <style:style style:name="co84" style:family="table-column">
      <style:table-column-properties fo:break-before="auto" style:column-width="0.4744in"/>
    </style:style>
    <style:style style:name="co85" style:family="table-column">
      <style:table-column-properties fo:break-before="auto" style:column-width="0.5063in"/>
    </style:style>
    <style:style style:name="co86" style:family="table-column">
      <style:table-column-properties fo:break-before="auto" style:column-width="0.5134in"/>
    </style:style>
    <style:style style:name="co87" style:family="table-column">
      <style:table-column-properties fo:break-before="auto" style:column-width="0.3165in"/>
    </style:style>
    <style:style style:name="co88" style:family="table-column">
      <style:table-column-properties fo:break-before="auto" style:column-width="0.6638in"/>
    </style:style>
    <style:style style:name="co89" style:family="table-column">
      <style:table-column-properties fo:break-before="auto" style:column-width="0.622in"/>
    </style:style>
    <style:style style:name="co90" style:family="table-column">
      <style:table-column-properties fo:break-before="auto" style:column-width="0.4638in"/>
    </style:style>
    <style:style style:name="co91" style:family="table-column">
      <style:table-column-properties fo:break-before="auto" style:column-width="0.4256in"/>
    </style:style>
    <style:style style:name="co92" style:family="table-column">
      <style:table-column-properties fo:break-before="auto" style:column-width="0.3102in"/>
    </style:style>
    <style:style style:name="co93" style:family="table-column">
      <style:table-column-properties fo:break-before="auto" style:column-width="1.5075in"/>
    </style:style>
    <style:style style:name="co94" style:family="table-column">
      <style:table-column-properties fo:break-before="auto" style:column-width="1.2953in"/>
    </style:style>
    <style:style style:name="co95" style:family="table-column">
      <style:table-column-properties fo:break-before="auto" style:column-width="1.3429in"/>
    </style:style>
    <style:style style:name="co96" style:family="table-column">
      <style:table-column-properties fo:break-before="auto" style:column-width="1.2465in"/>
    </style:style>
    <style:style style:name="co97" style:family="table-column">
      <style:table-column-properties fo:break-before="auto" style:column-width="2.1772in"/>
    </style:style>
    <style:style style:name="co98" style:family="table-column">
      <style:table-column-properties fo:break-before="auto" style:column-width="0.3862in"/>
    </style:style>
    <style:style style:name="co99" style:family="table-column">
      <style:table-column-properties fo:break-before="auto" style:column-width="1.8071in"/>
    </style:style>
    <style:style style:name="co100" style:family="table-column">
      <style:table-column-properties fo:break-before="auto" style:column-width="1.0374in"/>
    </style:style>
    <style:style style:name="co101" style:family="table-column">
      <style:table-column-properties fo:break-before="auto" style:column-width="1.7339in"/>
    </style:style>
    <style:style style:name="co102" style:family="table-column">
      <style:table-column-properties fo:break-before="auto" style:column-width="0.7126in"/>
    </style:style>
    <style:style style:name="co103" style:family="table-column">
      <style:table-column-properties fo:break-before="auto" style:column-width="0.3752in"/>
    </style:style>
    <style:style style:name="co105" style:family="table-column">
      <style:table-column-properties fo:break-before="auto" style:column-width="2.3283in"/>
    </style:style>
    <style:style style:name="co106" style:family="table-column">
      <style:table-column-properties fo:break-before="auto" style:column-width="0.2744in"/>
    </style:style>
    <style:style style:name="co107" style:family="table-column">
      <style:table-column-properties fo:break-before="auto" style:column-width="0.6118in"/>
    </style:style>
    <style:style style:name="co108" style:family="table-column">
      <style:table-column-properties fo:break-before="auto" style:column-width="0.8189in"/>
    </style:style>
    <style:style style:name="co109" style:family="table-column">
      <style:table-column-properties fo:break-before="auto" style:column-width="0.7693in"/>
    </style:style>
    <style:style style:name="co110" style:family="table-column">
      <style:table-column-properties fo:break-before="auto" style:column-width="0.5457in"/>
    </style:style>
    <style:style style:name="co111" style:family="table-column">
      <style:table-column-properties fo:break-before="auto" style:column-width="0.8366in"/>
    </style:style>
    <style:style style:name="co112" style:family="table-column">
      <style:table-column-properties fo:break-before="auto" style:column-width="0.5374in"/>
    </style:style>
    <style:style style:name="co113" style:family="table-column">
      <style:table-column-properties fo:break-before="auto" style:column-width="0.6236in"/>
    </style:style>
    <style:style style:name="co114" style:family="table-column">
      <style:table-column-properties fo:break-before="auto" style:column-width="2.0083in"/>
    </style:style>
    <style:style style:name="co115" style:family="table-column">
      <style:table-column-properties fo:break-before="auto" style:column-width="1.3008in"/>
    </style:style>
    <style:style style:name="co116" style:family="table-column">
      <style:table-column-properties fo:break-before="auto" style:column-width="0.5055in"/>
    </style:style>
    <style:style style:name="co117" style:family="table-column">
      <style:table-column-properties fo:break-before="auto" style:column-width="0.7209in"/>
    </style:style>
    <style:style style:name="co118" style:family="table-column">
      <style:table-column-properties fo:break-before="auto" style:column-width="0.6744in"/>
    </style:style>
    <style:style style:name="co120" style:family="table-column">
      <style:table-column-properties fo:break-before="auto" style:column-width="0.9in"/>
    </style:style>
    <style:style style:name="co121" style:family="table-column">
      <style:table-column-properties fo:break-before="auto" style:column-width="1.2016in"/>
    </style:style>
    <style:style style:name="ro17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18" style:family="table-row">
      <style:table-row-properties style:row-height="0.5181in" fo:break-before="auto" style:use-optimal-row-height="true"/>
    </style:style>
    <style:style style:name="ro19" style:family="table-row">
      <style:table-row-properties style:row-height="0.6839in" fo:break-before="auto" style:use-optimal-row-height="true"/>
    </style:style>
    <style:style style:name="ro20" style:family="table-row">
      <style:table-row-properties style:row-height="0.352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1" style:family="table-row">
      <style:table-row-properties style:row-height="0.2035in" fo:break-before="auto" style:use-optimal-row-height="true"/>
    </style:style>
    <style:style style:name="ro21" style:family="table-row">
      <style:table-row-properties style:row-height="0.7665in" fo:break-before="auto" style:use-optimal-row-height="true"/>
    </style:style>
    <style:style style:name="ro22" style:family="table-row">
      <style:table-row-properties style:row-height="1.1398in" fo:break-before="auto" style:use-optimal-row-height="true"/>
    </style:style>
    <style:style style:name="ro23" style:family="table-row">
      <style:table-row-properties style:row-height="0.3925in" fo:break-before="auto" style:use-optimal-row-height="true"/>
    </style:style>
    <style:style style:name="ro24" style:family="table-row">
      <style:table-row-properties style:row-height="0.4902in" fo:break-before="auto" style:use-optimal-row-height="true"/>
    </style:style>
    <style:style style:name="ro25" style:family="table-row">
      <style:table-row-properties style:row-height="0.64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14" style:family="table-row">
      <style:table-row-properties style:row-height="0.2189in" fo:break-before="auto" style:use-optimal-row-height="true"/>
    </style:style>
    <style:style style:name="ro29" style:family="table-row">
      <style:table-row-properties style:row-height="0.2071in" fo:break-before="auto" style:use-optimal-row-height="true"/>
    </style:style>
    <style:style style:name="ro30" style:family="table-row">
      <style:table-row-properties style:row-height="0.9535in" fo:break-before="auto" style:use-optimal-row-height="tru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5799in" fo:break-before="auto" style:use-optimal-row-height="true"/>
    </style:style>
    <style:style style:name="ro33" style:family="table-row">
      <style:table-row-properties style:row-height="0.1244in" fo:break-before="auto" style:use-optimal-row-height="false"/>
    </style:style>
    <style:style style:name="ro34" style:family="table-row">
      <style:table-row-properties style:row-height="0.1035in" fo:break-before="auto" style:use-optimal-row-height="false"/>
    </style:style>
    <style:style style:name="ro35" style:family="table-row">
      <style:table-row-properties style:row-height="0.1811in" fo:break-before="auto" style:use-optimal-row-height="true"/>
    </style:style>
    <style:style style:name="ro36" style:family="table-row">
      <style:table-row-properties style:row-height="0.2071in" fo:break-before="auto" style:use-optimal-row-height="false"/>
    </style:style>
    <style:style style:name="ro37" style:family="table-row">
      <style:table-row-properties style:row-height="0.1839in" fo:break-before="auto" style:use-optimal-row-height="true"/>
    </style:style>
    <style:style style:name="ro38" style:family="table-row">
      <style:table-row-properties style:row-height="0.1346in" fo:break-before="auto" style:use-optimal-row-height="false"/>
    </style:style>
    <style:style style:name="ro39" style:family="table-row">
      <style:table-row-properties style:row-height="0.2173in" fo:break-before="auto" style:use-optimal-row-height="false"/>
    </style:style>
    <style:style style:name="ro40" style:family="table-row">
      <style:table-row-properties style:row-height="0.1965in" fo:break-before="auto" style:use-optimal-row-height="false"/>
    </style:style>
    <style:style style:name="ro41" style:family="table-row">
      <style:table-row-properties style:row-height="0.1854in" fo:break-before="auto" style:use-optimal-row-height="true"/>
    </style:style>
    <style:style style:name="ro42" style:family="table-row">
      <style:table-row-properties style:row-height="0.2193in" fo:break-before="auto" style:use-optimal-row-height="true"/>
    </style:style>
    <style:style style:name="ro43" style:family="table-row">
      <style:table-row-properties style:row-height="0.1835in" fo:break-before="auto" style:use-optimal-row-height="true"/>
    </style:style>
    <style:style style:name="ro44" style:family="table-row">
      <style:table-row-properties style:row-height="0.228in" fo:break-before="auto" style:use-optimal-row-height="true"/>
    </style:style>
    <style:style style:name="ro45" style:family="table-row">
      <style:table-row-properties style:row-height="0.0791in" fo:break-before="auto" style:use-optimal-row-height="fals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text-style style:name="N100">
      <number:text-content/>
    </number:text-style>
    <style:style style:name="ce141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51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516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17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5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5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4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5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0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9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56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5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57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578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4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58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8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9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1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20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2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6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2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8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6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3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6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7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690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691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692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69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9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696" style:family="table-cell" style:parent-style-name="Default">
      <style:table-cell-properties fo:border="none" style:vertical-align="middle"/>
      <style:text-properties style:font-name="Avenir1"/>
    </style:style>
    <style:style style:name="ce7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814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0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0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01" style:family="table-cell" style:parent-style-name="Default">
      <style:table-cell-properties style:vertical-align="middle"/>
      <style:text-properties style:font-name="Avenir"/>
    </style:style>
    <style:style style:name="ce1802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03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0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0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7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18" style:family="table-cell" style:parent-style-name="Default">
      <style:table-cell-properties fo:background-color="transparent" style:vertical-align="middle"/>
      <style:text-properties style:font-name="Avenir"/>
    </style:style>
    <style:style style:name="ce1819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20" style:family="table-cell" style:parent-style-name="Default">
      <style:table-cell-properties style:vertical-align="middle"/>
      <style:text-properties style:use-window-font-color="true" style:font-name="Avenir"/>
    </style:style>
    <style:style style:name="ce182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2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3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31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32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ext-properties fo:font-size="8pt" style:font-size-asian="8pt" style:font-size-complex="8pt"/>
    </style:style>
    <style:style style:name="ce183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fo:wrap-option="no-wrap" style:vertical-align="middle"/>
    </style:style>
    <style:style style:name="ce1839" style:family="table-cell" style:parent-style-name="Default">
      <style:table-cell-properties fo:wrap-option="wrap" style:vertical-align="middle"/>
    </style:style>
    <style:style style:name="ce1840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41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71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72" style:family="table-cell" style:parent-style-name="Default" style:data-style-name="N100">
      <style:text-properties style:font-name="Avenir1" fo:font-weight="bold"/>
    </style:style>
    <style:style style:name="ce1873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74" style:family="table-cell" style:parent-style-name="Default" style:data-style-name="N100">
      <style:text-properties style:font-name="Avenir1" fo:font-weight="normal"/>
    </style:style>
    <style:style style:name="ce1875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76" style:family="table-cell" style:parent-style-name="Default" style:data-style-name="N100">
      <style:text-properties fo:color="#ff0000" style:font-name="Avenir1" fo:font-weight="bold"/>
    </style:style>
    <style:style style:name="ce1877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8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79" style:family="table-cell" style:parent-style-name="Default">
      <style:text-properties style:font-name="Avenir1" fo:font-weight="normal"/>
    </style:style>
    <style:style style:name="ce201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320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33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68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venir1" fo:font-size="10pt" fo:font-style="normal"/>
    </style:style>
    <style:style style:name="ce72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73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45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6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3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2.49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37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style="normal" fo:font-weight="normal" style:font-size-asian="9pt" style:font-style-asian="normal" style:font-size-complex="9pt" style:font-style-complex="normal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87" style:family="table-cell" style:parent-style-name="Default">
      <style:table-cell-properties fo:border-bottom="2.49pt solid #000000" fo:border-left="2.49pt solid #000000" fo:border-right="none" fo:border-top="none" style:vertical-align="middle"/>
      <style:text-properties style:font-name="Avenir1"/>
    </style:style>
    <style:style style:name="ce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/>
    </style:style>
    <style:style style:name="ce89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8pt" fo:font-style="normal" fo:font-weight="normal" style:font-style-asian="normal" style:font-style-complex="normal"/>
    </style:style>
    <style:style style:name="ce90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93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52" style:family="table-cell" style:parent-style-name="Default"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379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380" style:family="table-cell" style:parent-style-name="Default">
      <style:table-cell-properties fo:border-bottom="0.74pt solid #000000" fo:border-left="none" fo:border-right="none" fo:border-top="none"/>
      <style:text-properties style:font-name="Avenir1"/>
    </style:style>
    <style:style style:name="ce55" style:family="table-cell" style:parent-style-name="Default">
      <style:table-cell-properties fo:border="0.74pt solid #000000"/>
      <style:text-properties style:font-name="Avenir1"/>
    </style:style>
    <style:style style:name="ce382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1"/>
    </style:style>
    <style:style style:name="ce54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5" style:family="table-cell" style:parent-style-name="Default">
      <style:table-cell-properties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107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41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42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115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117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408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4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17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2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95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style:font-name="Avenir1" fo:font-size="8pt" fo:font-style="normal" fo:font-weight="normal" style:font-style-asian="normal" style:font-style-complex="normal"/>
    </style:style>
    <style:style style:name="ce487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48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9pt" style:font-size-asian="9pt" style:font-size-complex="9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K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35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  <style:text-properties style:font-name="Avenir1"/>
    </style:style>
    <style:style style:name="ce441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/>
    </style:style>
    <style:style style:name="ce49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69" style:family="table-cell" style:parent-style-name="Default">
      <style:table-cell-properties fo:border-bottom="0.7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470" style:family="table-cell" style:parent-style-name="Default">
      <style:table-cell-properties fo:border-bottom="0.06pt solid #000000" fo:background-color="#ffffcc" style:cell-protect="none" style:print-content="true" style:text-align-source="fix" style:repeat-content="false" fo:border-left="0.06pt solid #000000" fo:border-right="0.06pt solid #000000" fo:border-top="0.7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47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2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49]" style:apply-style-name="Warning_5f_foktúllépés" style:base-cell-address="Alapértékek.D49"/>
    </style:style>
    <style:style style:name="ce131" style:family="table-cell" style:parent-style-name="Default" style:data-style-name="N16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39" style:family="table-cell" style:parent-style-name="Default" style:data-style-name="N14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/>
    </style:style>
    <style:style style:name="ce140" style:family="table-cell" style:parent-style-name="Default" style:data-style-name="N17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style:font-name="Avenir1" fo:font-size="7pt" fo:font-weight="bold"/>
    </style:style>
    <style:style style:name="ce142" style:family="table-cell" style:parent-style-name="Default" style:data-style-name="N15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tyle="normal" fo:font-weight="bold" style:font-style-asian="normal" style:font-style-complex="normal"/>
    </style:style>
    <style:style style:name="ce2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8pt" fo:font-weight="bold" style:font-size-asian="8pt" style:font-size-complex="8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5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30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572" style:family="table-cell" style:parent-style-name="Default">
      <style:table-cell-properties fo:border-bottom="2.49pt solid #000000" fo:border-left="none" fo:border-right="2.49pt solid #000000" fo:border-top="none" style:vertical-align="middle"/>
      <style:text-properties style:font-name="Avenir1"/>
    </style:style>
    <style:style style:name="ce515" style:family="table-cell" style:parent-style-name="Default">
      <style:table-cell-properties fo:border-bottom="none" fo:background-color="#cccccc" fo:border-left="none" fo:border-right="2.24pt solid #000000" fo:border-top="2.24pt solid #000000" style:vertical-align="middle"/>
      <style:text-properties style:font-name="Avenir1"/>
    </style:style>
    <style:style style:name="ce5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519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1" style:family="table-cell" style:parent-style-name="Default">
      <style:table-cell-properties fo:border-bottom="0.7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52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5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1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  <style:text-properties style:font-name="Avenir1"/>
    </style:style>
    <style:style style:name="ce162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 style:vertical-align="middle"/>
      <style:text-properties fo:color="#666666" style:font-name="Avenir1" fo:font-style="normal" style:font-style-asian="normal" style:font-style-complex="normal"/>
    </style:style>
    <style:style style:name="ce16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7pt" fo:font-weight="normal" style:font-size-asian="7pt" style:font-size-complex="7pt"/>
    </style:style>
    <style:style style:name="ce1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7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74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172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7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1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7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style:text-align-source="fix" style:repeat-content="false" fo:border-left="2.49pt solid #000000" fo:border-right="2.49pt solid #000000" fo:border-top="none" style:vertical-align="middle"/>
      <style:paragraph-properties fo:text-align="center"/>
      <style:text-properties style:font-name="Avenir1"/>
    </style:style>
    <style:style style:name="ce1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81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63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17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2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2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196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/>
    </style:style>
    <style:style style:name="ce20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1"/>
    </style:style>
    <style:style style:name="ce65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65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6" style:family="table-cell" style:parent-style-name="Default">
      <style:table-cell-properties fo:background-color="#cccccc" fo:border="none" style:vertical-align="middle"/>
      <style:text-properties style:font-name="Avenir1" fo:font-weight="bold"/>
    </style:style>
    <style:style style:name="ce65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7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6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style:font-name="Avenir1" fo:font-weight="bold"/>
    </style:style>
    <style:style style:name="ce1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0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808080" style:font-name="Avenir1" fo:font-size="9pt" style:font-size-asian="9pt" style:font-size-complex="9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689" style:family="table-cell" style:parent-style-name="Default">
      <style:table-cell-properties fo:border="none" style:vertical-align="middle"/>
      <style:text-properties style:font-name="Avenir1"/>
    </style:style>
    <style:style style:name="ce60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6"/>
    </style:style>
    <style:style style:name="ce22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3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28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27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3"/>
    </style:style>
    <style:style style:name="ce702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70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70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242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5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1"/>
    </style:style>
    <style:style style:name="ce24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245" style:family="table-cell" style:parent-style-name="Default">
      <style:table-cell-properties fo:border-bottom="none" fo:background-color="#cccccc" fo:border-left="none" fo:border-right="2.49pt solid #000000" fo:border-top="none" style:vertical-align="middle"/>
      <style:text-properties style:font-name="Avenir1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2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21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7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05" style:family="table-cell" style:parent-style-name="Default">
      <style:table-cell-properties fo:background-color="transparent" style:vertical-align="middle"/>
      <style:text-properties style:font-name="Avenir1"/>
    </style:style>
    <style:style style:name="ce301" style:family="table-cell" style:parent-style-name="Default">
      <style:table-cell-properties style:vertical-align="middle"/>
      <style:text-properties fo:color="#c9211e" style:font-name="Avenir1" fo:font-size="11pt" fo:font-weight="bold" style:font-size-asian="11pt" style:font-weight-asian="bold" style:font-size-complex="11pt" style:font-weight-complex="bold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312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4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5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/>
    </style:style>
    <style:style style:name="ce65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75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Avenir1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665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3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77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25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1" fo:font-size="10pt" style:font-size-asian="10pt" style:font-size-complex="10pt"/>
    </style:style>
    <style:style style:name="ce328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style:font-name="Avenir1" fo:font-size="10pt" style:font-size-asian="10pt" style:font-size-complex="10pt"/>
    </style:style>
    <style:style style:name="ce32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/>
    </style:style>
    <style:style style:name="ce283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fo:font-weight="normal" style:font-size-asian="10pt" style:font-size-complex="10pt"/>
    </style:style>
    <style:style style:name="ce284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285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357" style:family="table-cell" style:parent-style-name="Default">
      <style:table-cell-properties style:cell-protect="none" style:print-content="true" style:text-align-source="fix" style:repeat-content="false" fo:background-color="transparent" fo:wrap-option="wrap" fo:border="none" style:vertical-align="middle"/>
      <style:paragraph-properties fo:text-align="center" fo:margin-left="0in"/>
      <style:text-properties style:font-name="Avenir1" fo:font-size="9pt" fo:font-weight="normal" style:font-size-asian="9pt" style:font-size-complex="9pt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1" fo:font-weight="bold"/>
    </style:style>
    <style:style style:name="ce81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8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89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39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style:font-name="Avenir1" fo:font-weight="bold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37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normal" style:font-size-asian="9pt" style:font-weight-asian="normal" style:font-size-complex="9pt" style:font-weight-complex="normal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6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378" style:family="table-cell" style:parent-style-name="Default" style:data-style-name="N15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in"/>
      <style:text-properties style:font-name="Avenir1"/>
    </style:style>
    <style:style style:name="ce409" style:family="table-cell" style:parent-style-name="Default">
      <style:table-cell-properties fo:border="0.74pt solid #000000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46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  <style:text-properties style:font-name="Avenir1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1"/>
    </style:style>
    <style:style style:name="ce40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440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25"/>
    </style:style>
    <style:style style:name="ce350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2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$Hátterek.$E9]&gt;[$Hátterek.$D9])" style:apply-style-name="Warning_5f_Fortély" style:base-cell-address="Hátterek.F9"/>
    </style:style>
    <style:style style:name="ce446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480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4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1"/>
    </style:style>
    <style:style style:name="ce355" style:family="table-cell" style:parent-style-name="Default">
      <style:table-cell-properties style:vertical-align="middle"/>
      <style:text-properties style:font-name="Avenir1"/>
    </style:style>
    <style:style style:name="ce44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50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61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7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8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9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0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49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9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font-name="Avenir1"/>
    </style:style>
    <style:style style:name="ce49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504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  <style:text-properties fo:color="#ff0000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30" style:family="table-cell" style:parent-style-name="Default">
      <style:table-cell-properties fo:border="0.74pt solid #000000" style:vertical-align="middle"/>
    </style:style>
    <style:style style:name="ce93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93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52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93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936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2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5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6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5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57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563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73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575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L8"/>
    </style:style>
    <style:style style:name="ce576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85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5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58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547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479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5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1pt" fo:font-style="normal" fo:font-weight="bold" style:font-size-asian="11pt" style:font-style-asian="normal" style:font-size-complex="11pt" style:font-style-complex="normal"/>
    </style:style>
    <style:style style:name="ce974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981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98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89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0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449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451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52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3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4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5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56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7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0.74pt solid #000000" fo:border-right="none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458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59" style:family="table-cell" style:parent-style-name="Default">
      <style:table-cell-properties fo:background-color="#f6f9d4"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64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order-bottom="2.24pt solid #000000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2" style:family="table-cell" style:parent-style-name="Default">
      <style:table-cell-properties fo:border-bottom="none" fo:background-color="#999999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3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1057" style:family="table-cell" style:parent-style-name="Default">
      <style:text-properties style:font-name="Avenir" fo:font-style="normal" style:font-style-asian="normal" style:font-style-complex="normal"/>
    </style:style>
    <style:style style:name="ce10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8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97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K$24])" style:apply-style-name="Warning_5f_HM" style:base-cell-address="Harcértékek.B5"/>
    </style:style>
    <style:style style:name="ce49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K$24])" style:apply-style-name="Warning_5f_HM" style:base-cell-address="Harcértékek.B6"/>
    </style:style>
    <style:style style:name="ce50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106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7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106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7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17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539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1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style:font-name="Avenir" fo:font-style="normal" style:font-style-asian="normal" style:font-style-complex="normal"/>
    </style:style>
    <style:style style:name="ce542" style:family="table-cell" style:parent-style-name="Default" style:data-style-name="N18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1083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10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1099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4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4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0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69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7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593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7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18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11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622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3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4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none" fo:background-color="#dddddd" style:text-align-source="fix" style:repeat-content="false" fo:border-left="0.74pt solid #000000" fo:border-right="none" fo:border-top="2.2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3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4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658" style:family="table-cell" style:parent-style-name="Default" style:data-style-name="N14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65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667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9" style:family="table-cell" style:parent-style-name="Default">
      <style:table-cell-properties fo:border-bottom="2.49pt solid #000000" fo:border-left="none" fo:border-right="none" fo:border-top="2.49pt solid #000000"/>
      <style:text-properties style:font-name="Avenir" fo:font-style="normal" style:font-style-asian="normal" style:font-style-complex="normal"/>
    </style:style>
    <style:style style:name="ce1152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order-bottom="none" fo:background-color="#ccffff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1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5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7" style:family="table-cell" style:parent-style-name="Default" style:data-style-name="N212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90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9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74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3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5)" style:apply-style-name="Szürke_5f_háttér" style:base-cell-address="Harcértékek.F69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9)" style:apply-style-name="Szürke_5f_háttér" style:base-cell-address="Harcértékek.F70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3)" style:apply-style-name="Szürke_5f_háttér" style:base-cell-address="Harcértékek.F71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7)" style:apply-style-name="Szürke_5f_háttér" style:base-cell-address="Harcértékek.F72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1)" style:apply-style-name="Szürke_5f_háttér" style:base-cell-address="Harcértékek.F73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32" style:family="table-cell" style:parent-style-name="Default" style:data-style-name="N19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8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94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none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6" style:family="table-cell" style:parent-style-name="Default" style:data-style-name="N18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6)" style:apply-style-name="Szürke_5f_háttér" style:base-cell-address="Harcértékek.G69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0)" style:apply-style-name="Szürke_5f_háttér" style:base-cell-address="Harcértékek.G70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4)" style:apply-style-name="Szürke_5f_háttér" style:base-cell-address="Harcértékek.G71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8)" style:apply-style-name="Szürke_5f_háttér" style:base-cell-address="Harcértékek.G72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2)" style:apply-style-name="Szürke_5f_háttér" style:base-cell-address="Harcértékek.G73"/>
    </style:style>
    <style:style style:name="ce757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12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6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2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8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6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0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771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76" style:family="table-cell" style:parent-style-name="Default">
      <style:table-cell-properties fo:border-bottom="non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3)" style:apply-style-name="Szürke_5f_háttér" style:base-cell-address="Harcértékek.H68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7)" style:apply-style-name="Szürke_5f_háttér" style:base-cell-address="Harcértékek.H69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1)" style:apply-style-name="Szürke_5f_háttér" style:base-cell-address="Harcértékek.H70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5)" style:apply-style-name="Szürke_5f_háttér" style:base-cell-address="Harcértékek.H71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9)" style:apply-style-name="Szürke_5f_háttér" style:base-cell-address="Harcértékek.H72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3)" style:apply-style-name="Szürke_5f_háttér" style:base-cell-address="Harcértékek.H73"/>
    </style:style>
    <style:style style:name="ce78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57" style:family="table-cell" style:parent-style-name="Default" style:data-style-name="N17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792" style:family="table-cell" style:parent-style-name="Default" style:data-style-name="N17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12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802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803" style:family="table-cell" style:parent-style-name="Default">
      <style:table-cell-properties fo:border-bottom="none" fo:border-left="none" fo:border-right="none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4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5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806" style:family="table-cell" style:parent-style-name="Default">
      <style:table-cell-properties fo:border-bottom="2.49pt solid #000000" fo:border-left="none" fo:border-right="2.49pt solid #000000" fo:border-top="2.49pt solid #000000"/>
      <style:text-properties style:font-name="Avenir" fo:font-style="normal" style:font-style-asian="normal" style:font-style-complex="normal"/>
    </style:style>
    <style:style style:name="ce8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09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7"/>
    </style:style>
    <style:style style:name="ce1030" style:family="table-cell" style:parent-style-name="Default">
      <style:table-cell-properties fo:border-bottom="none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33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35" style:family="table-cell" style:parent-style-name="Default" style:data-style-name="N18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0" style:family="table-cell" style:parent-style-name="Default">
      <style:table-cell-properties fo:border-bottom="2.24pt solid #000000" fo:background-color="#ffffd7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4)" style:apply-style-name="Szürke_5f_háttér" style:base-cell-address="Harcértékek.I68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8)" style:apply-style-name="Szürke_5f_háttér" style:base-cell-address="Harcértékek.I69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2)" style:apply-style-name="Szürke_5f_háttér" style:base-cell-address="Harcértékek.I70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16)" style:apply-style-name="Szürke_5f_háttér" style:base-cell-address="Harcértékek.I71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0)" style:apply-style-name="Szürke_5f_háttér" style:base-cell-address="Harcértékek.I72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6]&lt;24)" style:apply-style-name="Szürke_5f_háttér" style:base-cell-address="Harcértékek.I73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826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  <style:map style:condition="is-true-formula(([$Harcértékek.$I$57]=[$Data.$K$67])                                                                                                    AND ([$Alapértékek.C18]&lt;[$Data.K68]))" style:apply-style-name="Warning_5f_2penge_5f_ero" style:base-cell-address="Harcértékek.J57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5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36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0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9211e" style:font-name="Avenir" fo:font-style="normal" fo:font-weight="bold" style:font-style-asian="normal" style:font-weight-asian="bold" style:font-style-complex="normal" style:font-weight-complex="bold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7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5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30" style:family="table-cell" style:parent-style-name="Default">
      <style:table-cell-properties style:text-align-source="fix" style:repeat-content="false" fo:border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39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9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99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02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343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004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1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9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146" style:family="table-cell" style:parent-style-name="Default">
      <style:table-cell-properties fo:border="2.24pt solid #000000" style:vertical-align="middle"/>
      <style:text-properties style:font-name="Avenir1"/>
    </style:style>
    <style:style style:name="ce1148" style:family="table-cell" style:parent-style-name="Default">
      <style:table-cell-properties fo:border="2.24pt solid #000000" style:vertical-align="middle"/>
      <style:text-properties style:font-name="Avenir1" fo:font-size="9pt"/>
    </style:style>
    <style:style style:name="ce1414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946" style:family="table-cell" style:parent-style-name="Default">
      <style:table-cell-properties fo:border="0.06pt solid #000000" style:vertical-align="middle"/>
      <style:text-properties style:font-name="Avenir1" fo:font-size="10pt" fo:font-weight="normal" style:font-size-asian="10pt" style:font-size-complex="10pt"/>
    </style:style>
    <style:style style:name="ce1018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019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153" style:family="table-cell" style:parent-style-name="Default">
      <style:table-cell-properties fo:border="2.24pt solid #000000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02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433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Avenir1"/>
    </style:style>
    <style:style style:name="ce1163" style:family="table-cell" style:parent-style-name="Default">
      <style:table-cell-properties fo:background-color="#23ff23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  <style:map style:condition="cell-content()&lt;0" style:apply-style-name="Warning_5f_maradt" style:base-cell-address="Misztikus.E3"/>
    </style:style>
    <style:style style:name="ce1164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1" fo:font-size="9pt" fo:font-weight="bold"/>
    </style:style>
    <style:style style:name="ce9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97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1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11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4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03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39" style:family="table-cell" style:parent-style-name="Default">
      <style:table-cell-properties fo:border-bottom="none" fo:border-left="none" fo:border-right="2.24pt solid #000000" fo:border-top="2.49pt solid #000000" style:vertical-align="middle"/>
      <style:text-properties style:font-name="Avenir1"/>
    </style:style>
    <style:style style:name="ce104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14]&gt;[.$D$14])" style:apply-style-name="Warning_5f_Fortély" style:base-cell-address="Misztikus.F14"/>
      <style:map style:condition="cell-content()&lt;0" style:apply-style-name="Warning_5f_negativ" style:base-cell-address="Misztikus.F14"/>
    </style:style>
    <style:style style:name="ce10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385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043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0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E$20]&gt;[.$D$20])" style:apply-style-name="Warning_5f_Fortély" style:base-cell-address="Misztikus.F19"/>
      <style:map style:condition="cell-content()&lt;0" style:apply-style-name="Warning_5f_negativ" style:base-cell-address="Misztikus.F19"/>
    </style:style>
    <style:style style:name="ce104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1]&gt;[.$D$21])" style:apply-style-name="Warning_5f_Fortély" style:base-cell-address="Misztikus.F20"/>
      <style:map style:condition="cell-content()&lt;0" style:apply-style-name="Warning_5f_negativ" style:base-cell-address="Misztikus.F20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2]&gt;[.$D$22])" style:apply-style-name="Warning_5f_Fortély" style:base-cell-address="Misztikus.F21"/>
      <style:map style:condition="cell-content()&lt;0" style:apply-style-name="Warning_5f_negativ" style:base-cell-address="Misztikus.F21"/>
    </style:style>
    <style:style style:name="ce104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3]&gt;[.$D$23])" style:apply-style-name="Warning_5f_Fortély" style:base-cell-address="Misztikus.F22"/>
      <style:map style:condition="cell-content()&lt;0" style:apply-style-name="Warning_5f_negativ" style:base-cell-address="Misztikus.F22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4]&gt;[.$D$24])" style:apply-style-name="Warning_5f_Fortély" style:base-cell-address="Misztikus.F23"/>
      <style:map style:condition="cell-content()&lt;0" style:apply-style-name="Warning_5f_negativ" style:base-cell-address="Misztikus.F23"/>
    </style:style>
    <style:style style:name="ce10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04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05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E$25]&gt;[.$D$25])" style:apply-style-name="Warning_5f_Fortély" style:base-cell-address="Misztikus.F24"/>
      <style:map style:condition="cell-content()&lt;0" style:apply-style-name="Warning_5f_negativ" style:base-cell-address="Misztikus.F24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9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1197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style:font-name="Avenir1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95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97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210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00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  <style:map style:condition="is-true-formula([.$L$21]&gt;[.$K$21])" style:apply-style-name="Warning_5f_Fortély" style:base-cell-address="Misztikus.M21"/>
      <style:map style:condition="cell-content()&lt;0" style:apply-style-name="Warning_5f_negativ" style:base-cell-address="Misztikus.M21"/>
    </style:style>
    <style:style style:name="ce1005" style:family="table-cell" style:parent-style-name="Default">
      <style:table-cell-properties fo:border-bottom="0.06pt solid #000000" style:text-align-source="fix" style:repeat-content="false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2]&gt;[.$K$22])" style:apply-style-name="Warning_5f_Fortély" style:base-cell-address="Misztikus.M22"/>
      <style:map style:condition="cell-content()&lt;0" style:apply-style-name="Warning_5f_negativ" style:base-cell-address="Misztikus.M22"/>
    </style:style>
    <style:style style:name="ce10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3]&gt;[.$K$23])" style:apply-style-name="Warning_5f_negativ" style:base-cell-address="Misztikus.M23"/>
    </style:style>
    <style:style style:name="ce10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4]&gt;[.$K$24])" style:apply-style-name="Warning_5f_negativ" style:base-cell-address="Misztikus.M24"/>
    </style:style>
    <style:style style:name="ce10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5]&gt;[.$K$25])" style:apply-style-name="Warning_5f_negativ" style:base-cell-address="Misztikus.M25"/>
    </style:style>
    <style:style style:name="ce1009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  <style:map style:condition="is-true-formula([.$L$26]&gt;[.$K$26])" style:apply-style-name="Warning_5f_negativ" style:base-cell-address="Misztikus.M26"/>
    </style:style>
    <style:style style:name="ce150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14">
      <style:table-cell-properties style:text-align-source="fix" style:repeat-content="false" fo:border="0.74pt solid #000000"/>
      <style:paragraph-properties fo:text-align="center" fo:margin-left="0in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42" style:family="table-cell" style:parent-style-name="Default">
      <style:text-properties fo:color="#c9211e" fo:font-weight="bold" style:font-weight-asian="bold" style:font-weight-complex="bold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2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624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633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35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6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6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640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64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4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65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6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66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66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6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8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0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0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1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3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3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1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74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55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756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45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75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59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6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1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5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4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544" style:family="table-cell" style:parent-style-name="Default">
      <style:table-cell-properties fo:border-bottom="none" fo:border-left="0.74pt solid #000000" fo:border-right="0.74pt solid #000000" fo:border-top="none"/>
      <style:text-properties style:font-name="Avenir1" fo:font-size="10pt" style:font-size-asian="10pt" style:font-size-complex="10pt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4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486" style:family="table-cell" style:parent-style-name="Default">
      <style:table-cell-properties fo:border-bottom="none" fo:background-color="transparent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6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23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12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813" style:family="table-cell" style:parent-style-name="Default">
      <style:table-cell-properties style:vertical-align="middle"/>
      <style:text-properties style:font-name="Avenir"/>
    </style:style>
    <style:style style:name="ce1814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815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81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82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182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2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18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18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3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844" style:family="table-cell" style:parent-style-name="Default">
      <style:table-cell-properties fo:background-color="transparent" style:vertical-align="middle"/>
      <style:text-properties style:font-name="Avenir"/>
    </style:style>
    <style:style style:name="ce1845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1846" style:family="table-cell" style:parent-style-name="Default">
      <style:table-cell-properties style:vertical-align="middle"/>
      <style:text-properties style:use-window-font-color="true" style:font-name="Avenir"/>
    </style:style>
    <style:style style:name="ce1847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184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0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1851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1852" style:family="table-cell" style:parent-style-name="Default">
      <style:table-cell-properties fo:background-color="#cccccc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3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85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7" style:family="table-cell" style:parent-style-name="Default">
      <style:text-properties fo:font-size="8pt" style:font-size-asian="8pt" style:font-size-complex="8pt"/>
    </style:style>
    <style:style style:name="ce18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9" style:family="table-cell" style:parent-style-name="Default">
      <style:table-cell-properties fo:wrap-option="no-wrap" style:vertical-align="middle"/>
    </style:style>
    <style:style style:name="ce1860" style:family="table-cell" style:parent-style-name="Default">
      <style:table-cell-properties fo:wrap-option="wrap" style:vertical-align="middle"/>
    </style:style>
    <style:style style:name="ce186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186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186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1864" style:family="table-cell" style:parent-style-name="Default" style:data-style-name="N100">
      <style:text-properties style:font-name="Avenir1" fo:font-weight="bold"/>
    </style:style>
    <style:style style:name="ce186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1866" style:family="table-cell" style:parent-style-name="Default" style:data-style-name="N100">
      <style:text-properties style:font-name="Avenir1" fo:font-weight="normal"/>
    </style:style>
    <style:style style:name="ce186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1868" style:family="table-cell" style:parent-style-name="Default" style:data-style-name="N100">
      <style:text-properties fo:color="#ff0000" style:font-name="Avenir1" fo:font-weight="bold"/>
    </style:style>
    <style:style style:name="ce186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187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1880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209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4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553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8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50" style:family="table-cell" style:parent-style-name="Default">
      <style:table-cell-properties fo:background-color="#666666" style:text-align-source="fix" style:repeat-content="false" fo:border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89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485" style:family="table-cell" style:parent-style-name="Default">
      <style:table-cell-properties fo:wrap-option="wrap" style:vertical-align="middle"/>
      <style:text-properties style:font-name="Avenir"/>
    </style:style>
    <style:style style:name="ce18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89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9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9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90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0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190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575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fo:color="#ffffff" style:font-name="Avenir" fo:font-weight="bold"/>
    </style:style>
    <style:style style:name="ce126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2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use-window-font-color="true" style:font-name="Avenir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913" style:family="table-cell" style:parent-style-name="Default">
      <style:table-cell-properties fo:border="0.06pt solid #000000" style:vertical-align="middle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91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69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fo:color="#ffffff" style:font-name="Avenir" fo:font-weight="bold"/>
    </style:style>
    <style:style style:name="ce1272" style:family="table-cell" style:parent-style-name="Default" style:data-style-name="N148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/>
    </style:style>
    <style:style style:name="ce19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9pt" fo:font-style="normal" fo:font-weight="bold" style:font-size-asian="9pt" style:font-size-complex="9pt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3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3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928" style:family="table-cell" style:parent-style-name="Default" style:data-style-name="N202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7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8pt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291" style:family="table-cell" style:parent-style-name="Default" style:data-style-name="N148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8pt"/>
    </style:style>
    <style:style style:name="ce1953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0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29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94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c9211e" style:font-name="Avenir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09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ffffff" style:font-name="Avenir" fo:font-weight="bold"/>
    </style:style>
    <style:style style:name="ce14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96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1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4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size-complex="9pt"/>
    </style:style>
    <style:style style:name="ce1315" style:family="table-cell" style:parent-style-name="Default">
      <style:table-cell-properties fo:border="0.06pt solid #000000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1316" style:family="table-cell" style:parent-style-name="Default">
      <style:table-cell-properties fo:background-color="#2300dc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9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19" style:family="table-cell" style:parent-style-name="Default">
      <style:table-cell-properties fo:border="0.06pt solid #000000" style:vertical-align="middle"/>
      <style:text-properties style:font-name="Avenir" fo:font-weight="bold" style:font-weight-asian="bold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321" style:family="table-cell" style:parent-style-name="Default">
      <style:table-cell-properties fo:wrap-option="wrap" fo:border="0.06pt solid #000000" style:vertical-align="middle"/>
      <style:text-properties style:font-name="Avenir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325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326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6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7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6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1332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7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4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5" style:family="table-cell" style:parent-style-name="Default" style:data-style-name="N14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2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337" style:family="table-cell" style:parent-style-name="Default" style:data-style-name="N207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2" style:family="table-cell" style:parent-style-name="Default" style:data-style-name="N182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94" style:family="table-cell" style:parent-style-name="Default">
      <style:table-cell-properties style:vertical-align="middle"/>
      <style:text-properties style:font-name="Avenir" fo:font-size="9pt" fo:font-style="italic" style:font-size-asian="9pt" style:font-style-asian="italic" style:font-size-complex="9pt" style:font-style-complex="italic"/>
    </style:style>
    <style:style style:name="ce1344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13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200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34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51" style:family="table-cell" style:parent-style-name="Default">
      <style:table-cell-properties fo:border="none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352" style:family="table-cell" style:parent-style-name="Default">
      <style:table-cell-properties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356" style:family="table-cell" style:parent-style-name="Default">
      <style:table-cell-properties fo:border="none" style:vertical-align="middle"/>
      <style:text-properties style:font-name="Avenir"/>
    </style:style>
    <style:style style:name="ce1357" style:family="table-cell" style:parent-style-name="Default">
      <style:table-cell-properties fo:border="none" style:vertical-align="middle"/>
      <style:text-properties style:font-name="Avenir" fo:font-weight="bold" style:font-weight-asian="bold" style:font-weight-complex="bold"/>
    </style:style>
    <style:style style:name="ce1358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9" style:family="table-cell" style:parent-style-name="Default" style:data-style-name="N0">
      <style:table-cell-properties fo:border="none" style:vertical-align="middle"/>
      <style:text-properties style:font-name="Avenir"/>
    </style:style>
    <style:style style:name="ce20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636" style:family="table-cell" style:parent-style-name="Default" style:data-style-name="N213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2019" style:family="table-cell" style:parent-style-name="Default">
      <style:table-cell-properties fo:wrap-option="wrap"/>
    </style:style>
    <style:style style:name="T4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5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51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4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4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52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3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size="10pt" fo:font-weight="bold" style:font-size-asian="10pt" style:font-weight-asian="bold" style:font-size-complex="10pt" style:font-weight-complex="bold"/>
    </style:style>
    <style:style style:name="T55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font-name="Avenir1"/>
    </style:style>
    <style:style style:name="T71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5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6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style:text-outline="false" style:text-line-through-style="none" style:text-line-through-type="none" style:font-name="Avenir2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101" style:family="text">
      <style:text-properties fo:color="#bf0041" loext:opacity="100%"/>
    </style:style>
    <style:style style:name="T83" style:family="text">
      <style:text-properties fo:font-weight="normal" style:font-weight-asian="normal" style:font-weight-complex="normal"/>
    </style:style>
    <style:style style:name="T102" style:family="text">
      <style:text-properties fo:color="#ff0000" loext:opacity="100%" fo:font-weight="bold" style:font-weight-asian="bold" style:font-weight-complex="bold"/>
    </style:style>
    <style:style style:name="T103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4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105" style:family="text">
      <style:text-properties style:font-name="Avenir1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4" style:family="text">
      <style:text-properties fo:font-size="8pt" style:font-size-asian="8pt" style:font-size-complex="8pt"/>
    </style:style>
    <style:style style:name="T35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39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0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1" style:family="text">
      <style:text-properties fo:font-size="7pt"/>
    </style:style>
    <style:style style:name="T4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4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5" style:family="text">
      <style:text-properties style:font-name="Avenir1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6" style:family="text">
      <style:text-properties style:font-name="Avenir1"/>
    </style:style>
    <style:style style:name="T57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8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6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61" style:family="text">
      <style:text-properties fo:font-size="10pt" fo:font-weight="bold" style:font-size-asian="10pt" style:font-size-complex="10pt" style:font-weight-asian="bold" style:font-weight-complex="bold"/>
    </style:style>
    <style:style style:name="T62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64" style:family="text">
      <style:text-properties fo:font-size="10pt" style:font-size-asian="10pt" style:font-size-complex="10pt" fo:font-weight="bold" style:font-weight-asian="bold" style:font-weight-complex="bold"/>
    </style:style>
    <style:style style:name="T6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67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73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74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7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78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8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8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8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86" style:family="text">
      <style:text-properties fo:color="#bf0041"/>
    </style:style>
    <style:style style:name="T87" style:family="text">
      <style:text-properties fo:color="#ff0000" fo:font-weight="bold" style:font-weight-asian="bold" style:font-weight-complex="bold"/>
    </style:style>
    <style:style style:name="T8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94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A33">
          <table:help-message table:title="Harcos elme" table:display="true">
            <text:p>Minden foka 1-et semlegesít a VÉ csökkentésekből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49">
          <table:help-message table:title="Írástudó" table:display="true">
            <text:p>Az írást és olvasást fedi egyben.</text:p>
          </table:help-message>
        </table:content-validation>
        <table:content-validation table:name="val10" table:condition="of:cell-content-is-in-list(fortelyok_altalanos)" table:allow-empty-cell="true" table:display-list="unsorted" table:base-cell-address="Alapértékek.A49">
          <table:error-message table:message-type="stop" table:display="true"/>
        </table:content-validation>
        <table:content-validation table:name="val11" table:base-cell-address="Alapértékek.A58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2" table:base-cell-address="Hátter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4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átterek.C2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base-cell-address="Hátterek.C2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6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base-cell-address="Alapértékek.C49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3" table:condition="of:cell-content-is-whole-number() and cell-content-is-between(1,3)" table:allow-empty-cell="true" table:base-cell-address="Hátterek.C3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4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6" table:condition="of:cell-content-is-whole-number() and cell-content-is-between(0,1)" table:allow-empty-cell="true" table:base-cell-address="Hátterek.D2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38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9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()&gt;0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whole-number() and cell-content-is-between(0,1)" table:allow-empty-cell="true" table:base-cell-address="Alapértékek.D48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3" table:condition="of:cell-content-is-whole-number() and cell-content()&gt;0" table:allow-empty-cell="true" table:base-cell-address="Hátterek.D24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()=SUM([Misztikus.C21:.C27];#REF!)" table:allow-empty-cell="false" table:base-cell-address="Harcértékek.C66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5" table:base-cell-address="Hátterek.D25">
          <table:help-message table:title="Ne módosítsd!" table:display="true">
            <text:p>A program számolja.</text:p>
          </table:help-message>
        </table:content-validation>
        <table:content-validation table:name="val46" table:base-cell-address="Alapértékek.D62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7" table:base-cell-address="Alapértékek.D71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8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49" table:base-cell-address="Alapérték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0" table:base-cell-address="Alapérték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,</text:p>
            <text:p>Lopakodás/Rejtőzé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1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2" table:base-cell-address="Hátterek.E2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3" table:condition="of:cell-content-is-whole-number() and cell-content-is-between(1,10)" table:allow-empty-cell="true" table:base-cell-address="Alapértékek.E6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ellenfél HM/10 + manőver nehézsége)</text:p>
          </table:help-message>
          <table:error-message table:message-type="stop" table:title="Érvénytelen érték" table:display="true">
            <text:p>Érvényes: 1-10</text:p>
          </table:error-message>
        </table:content-validation>
        <table:content-validation table:name="val54" table:condition="of:cell-content-is-in-list(kepzettseg_primer)" table:allow-empty-cell="true" table:display-list="unsorted" table:base-cell-address="Alapértékek.G33">
          <table:error-message table:message-type="stop" table:display="true"/>
        </table:content-validation>
        <table:content-validation table:name="val55" table:condition="of:cell-content-is-in-list(kepzettseg_szekunder)" table:allow-empty-cell="true" table:display-list="unsorted" table:base-cell-address="Alapértékek.G46">
          <table:error-message table:message-type="stop" table:display="true"/>
        </table:content-validation>
        <table:content-validation table:name="val56" table:base-cell-address="Alapértékek.G62">
          <table:error-message table:message-type="stop" table:display="true"/>
        </table:content-validation>
        <table:content-validation table:name="val57" table:condition="of:cell-content-is-in-list(nyelvek)" table:allow-empty-cell="true" table:display-list="unsorted" table:base-cell-address="Alapértékek.G65">
          <table:error-message table:message-type="stop" table:display="true"/>
        </table:content-validation>
        <table:content-validation table:name="val58" table:condition="of:cell-content-is-in-list(nyelvek)" table:allow-empty-cell="true" table:display-list="unsorted" table:base-cell-address="Alapértékek.G71">
          <table:error-message table:message-type="stop" table:display="true"/>
        </table:content-validation>
        <table:content-validation table:name="val59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2" table:condition="of:cell-content-is-in-list(#NAME?)" table:allow-empty-cell="true" table:display-list="unsorted" table:base-cell-address="Alapértékek.G30">
          <table:error-message table:message-type="stop" table:display="true"/>
        </table:content-validation>
        <table:content-validation table:name="val63" table:condition="of:cell-content-is-in-list(szakmak)" table:allow-empty-cell="true" table:display-list="unsorted" table:base-cell-address="Alapértékek.H60">
          <table:error-message table:message-type="stop" table:display="true"/>
        </table:content-validation>
        <table:content-validation table:name="val64" table:base-cell-address="Alapértékek.I16">
          <table:help-message table:title="Manőver Pont" table:display="true">
            <text:p>Ne módosítsd, a program számolja!</text:p>
            <text:p/>
            <text:p>Az adott harcmodorhoz tartozó Manőver Pont értéke.</text:p>
            <text:p>Manőver végzésekor erre kell még k10-el rádobnod</text:p>
            <text:p>az ellenfél Manőver Célszáma ellen.</text:p>
            <text:p/>
            <text:p>Manőver célszám:</text:p>
            <text:p>+ Ellenfél harcmodora</text:p>
            <text:p>+ Ellenfél HM/10</text:p>
            <text:p>+ Manőver Nehézsége</text:p>
            <text:p/>
            <text:p>Harcmodor 3.szintje alatt a Manőver Nehézség magasabb!</text:p>
            <text:p>- 0.szint: <text:s/>+3</text:p>
            <text:p>- 1.szint: +2</text:p>
            <text:p>- 2.szint: +1</text:p>
          </table:help-message>
          <table:error-message table:message-type="warning" table:display="true"/>
        </table:content-validation>
        <table:content-validation table:name="val65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66" table:condition="of:cell-content-is-in-list(&quot;alap&quot;;&quot;udvari&quot;)" table:allow-empty-cell="true" table:display-list="unsorted" table:base-cell-address="Alapértékek.J71">
          <table:error-message table:message-type="stop" table:display="true"/>
        </table:content-validation>
        <table:content-validation table:name="val67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68" table:condition="of:cell-content-is-in-list(fortelyok_altalanos)" table:allow-empty-cell="true" table:display-list="unsorted" table:base-cell-address="Hátterek.A9">
          <table:error-message table:message-type="stop" table:display="true"/>
        </table:content-validation>
        <table:content-validation table:name="val69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70" table:base-cell-address="Alapértékek.A55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71" table:condition="of:cell-content-is-in-list(kepzettseg_szekunder)" table:allow-empty-cell="true" table:display-list="unsorted" table:base-cell-address="Hátterek.A25">
          <table:error-message table:message-type="stop" table:display="true"/>
        </table:content-validation>
        <table:content-validation table:name="val72" table:condition="of:cell-content-is-in-list(kepzettseg_szekunder)" table:allow-empty-cell="true" table:display-list="unsorted" table:base-cell-address="Hátterek.A37">
          <table:error-message table:message-type="stop" table:display="true"/>
        </table:content-validation>
        <table:content-validation table:name="val73" table:condition="of:cell-content-is-in-list(hatterek_karmak)" table:allow-empty-cell="true" table:display-list="unsorted" table:base-cell-address="Hátterek.A41">
          <table:error-message table:message-type="stop" table:display="true"/>
        </table:content-validation>
        <table:content-validation table:name="val74" table:condition="of:cell-content-is-in-list(hatterek_karmak)" table:allow-empty-cell="true" table:display-list="unsorted" table:base-cell-address="Hátterek.A46">
          <table:error-message table:message-type="stop" table:display="true"/>
        </table:content-validation>
        <table:content-validation table:name="val75" table:base-cell-address="Alapértékek.A54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76" table:condition="of:cell-content-is-in-list(#NAME?)" table:allow-empty-cell="true" table:display-list="unsorted" table:base-cell-address="Hátterek.A25">
          <table:error-message table:message-type="stop" table:display="true"/>
        </table:content-validation>
        <table:content-validation table:name="val77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78" table:condition="of:cell-content-is-whole-number() and cell-content()&gt;0" table:allow-empty-cell="true" table:base-cell-address="Alapértékek.D53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9" table:condition="of:cell-content-is-whole-number() and cell-content-is-between(0,1)" table:allow-empty-cell="true" table:base-cell-address="Alapértékek.D54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0" table:condition="of:cell-content-is-whole-number() and cell-content-is-between(0,1)" table:allow-empty-cell="true" table:base-cell-address="Alapértékek.D55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81" table:base-cell-address="Misztikus.E6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condition="of:cell-content-is-in-list(kulturkorok)" table:allow-empty-cell="true" table:display-list="unsorted" table:base-cell-address="Hátterek.I27">
          <table:error-message table:message-type="stop" table:display="true"/>
        </table:content-validation>
        <table:content-validation table:name="val87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8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display="true"/>
        </table:content-validation>
        <table:content-validation table:name="val89" table:condition="of:cell-content-is-in-list(&quot;&quot;;&quot;1&quot;;&quot;2&quot;;&quot;3&quot;;&quot;&quot;)" table:allow-empty-cell="true" table:display-list="unsorted" table:base-cell-address="Hátterek.J28">
          <table:error-message table:message-type="stop" table:display="true"/>
        </table:content-validation>
        <table:content-validation table:name="val90" table:condition="of:cell-content-is-in-list(&quot;1&quot;;&quot;2&quot;;&quot;3&quot;)" table:allow-empty-cell="true" table:display-list="unsorted" table:base-cell-address="Hátterek.J28">
          <table:error-message table:message-type="stop" table:display="true"/>
        </table:content-validation>
        <table:content-validation table:name="val91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display="true"/>
        </table:content-validation>
        <table:content-validation table:name="val92" table:condition="of:cell-content-is-in-list(&quot;1&quot;;&quot;2&quot;;&quot;3&quot;)" table:allow-empty-cell="true" table:display-list="unsorted" table:base-cell-address="Hátterek.J38">
          <table:error-message table:message-type="stop" table:display="true"/>
        </table:content-validation>
        <table:content-validation table:name="val93" table:condition="of:cell-content-is-in-list(&quot;0&quot;;&quot;1&quot;)" table:allow-empty-cell="true" table:display-list="unsorted" table:base-cell-address="Hátterek.K11">
          <table:help-message table:title="Elköltött Szabad Pont" table:display="true">
            <text:p>Kétféleképpen növelheted:</text:p>
            <text:p/>
            <text:p>0 SzP</text:p>
            <text:p>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SzP</text:p>
            <text:p>Szabad Pont költésével (SzP) felveszel</text:p>
            <text:p>egy Szabad Háttet</text:p>
          </table:help-message>
          <table:error-message table:message-type="stop" table:display="true"/>
        </table:content-validation>
        <table:content-validation table:name="val94" table:condition="of:cell-content-is-whole-number() and cell-content()=0" table:allow-empty-cell="false" table:base-cell-address="Hátterek.K27">
          <table:help-message table:title="Kultúrkör SzP" table:display="true">
            <text:p>1. Tapasztalati Szinten kapsz 3 Szabad Pontot,</text:p>
            <text:p>amit csak Kultúrkör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5" table:condition="of:cell-content-is-in-list(&quot;0&quot;;&quot;1&quot;;&quot;2&quot;;&quot;3&quot;)" table:allow-empty-cell="true" table:display-list="unsorted" table:base-cell-address="Hátterek.K28">
          <table:error-message table:message-type="stop" table:display="true"/>
        </table:content-validation>
        <table:content-validation table:name="val96" table:condition="of:cell-content-is-decimal-number() and cell-content()=0" table:allow-empty-cell="false" table:base-cell-address="Hátterek.K37">
          <table:help-message table:title="Helyismeret SzP" table:display="true">
            <text:p>1. Tapasztalati Szinten kapsz 3 Szabad Pontot,</text:p>
            <text:p>amit csak Helyismeretre (3) költhetsz.</text:p>
          </table:help-message>
          <table:error-message table:message-type="stop" table:title="Ez ingyenes" table:display="true">
            <text:p>Nem kell rá költeni.</text:p>
            <text:p>3 Foknyi SzP ingyen van.</text:p>
          </table:error-message>
        </table:content-validation>
        <table:content-validation table:name="val97" table:condition="of:cell-content-is-in-list(&quot;0&quot;;&quot;1&quot;;&quot;2&quot;;&quot;3&quot;)" table:allow-empty-cell="true" table:display-list="unsorted" table:base-cell-address="Hátterek.K38">
          <table:error-message table:message-type="stop" table:display="true"/>
        </table:content-validation>
        <table:content-validation table:name="val98" table:base-cell-address="Hátterek.K8">
          <table:help-message table:title="Ne módosítsd!" table:display="false">
            <text:p>A program számolja!</text:p>
          </table:help-message>
        </table:content-validation>
        <table:content-validation table:name="val9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base-cell-address="Hátterek.A24">
          <table:help-message table:display="true"/>
          <table:error-message table:message-type="stop" table:display="true"/>
        </table:content-validation>
        <table:content-validation table:name="val102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3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4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5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6" table:base-cell-address="Harcértékek.A5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9" table:condition="of:cell-content-is-whole-number() and cell-content()&gt;=0" table:allow-empty-cell="true" table:base-cell-address="Hátter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111" table:base-cell-address="Hátterek.B2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2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3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4" table:condition="of:cell-content-is-decimal-number() and cell-content-is-between(0,3)" table:allow-empty-cell="true" table:base-cell-address="Harcértékek.B5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5" table:condition="of:cell-content-is-in-list(valasztott_fegyverek_nev)" table:allow-empty-cell="true" table:display-list="sort-ascending" table:base-cell-address="Harcértékek.B5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6" table:condition="of:cell-content-is-in-list(valasztott_fegyverek_nev)" table:allow-empty-cell="true" table:display-list="sort-ascending" table:base-cell-address="Harcértékek.B5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7" table:condition="of:cell-content-is-decimal-number() and cell-content-is-between(0,1)" table:allow-empty-cell="false" table:base-cell-address="Harcértékek.B57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8" table:condition="of:cell-content-is-in-list(pancel_strukturak_nev)" table:allow-empty-cell="true" table:display-list="unsorted" table:base-cell-address="Harcértékek.B61">
          <table:error-message table:message-type="stop" table:display="true"/>
        </table:content-validation>
        <table:content-validation table:name="val119" table:condition="of:cell-content-is-in-list(&quot;-4&quot;;&quot;-3&quot;;&quot;-2&quot;;&quot;-1&quot;;&quot;0&quot;;&quot;1&quot;;&quot;2&quot;;&quot;3&quot;;&quot;4&quot;)" table:allow-empty-cell="true" table:display-list="unsorted" table:base-cell-address="Harcértékek.B62">
          <table:help-message table:title="Anyagminőség" table:display="true"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0" table:condition="of:cell-content-is-in-list(femalapanyag_nev)" table:allow-empty-cell="true" table:display-list="unsorted" table:base-cell-address="Harcértékek.B63">
          <table:help-message table:title="CSAK FÉM VÉRTNÉL!" table:display="true">
            <text:p>Csak akkor töltsd ki, ha fémből</text:p>
            <text:p>készült vértet viselsz.</text:p>
          </table:help-message>
          <table:error-message table:message-type="stop" table:display="true"/>
        </table:content-validation>
        <table:content-validation table:name="val121" table:condition="of:cell-content-is-in-list(&quot;&quot;;&quot;0.5&quot;;&quot;1&quot;;&quot;2&quot;;&quot;3&quot;;&quot;4&quot;;&quot;5&quot;)" table:allow-empty-cell="true" table:display-list="unsorted" table:base-cell-address="Harcértékek.B64">
          <table:help-message table:title="Kidolgozottság" table:display="true">
            <text:p>0.5 - 5 érték, ami a vért struktúrától és a munka minőségétől függ.</text:p>
            <text:p/>
            <text:p>Lásd Vértek, Páncélok oldalt!</text:p>
          </table:help-message>
          <table:error-message table:message-type="stop" table:display="true"/>
        </table:content-validation>
        <table:content-validation table:name="val122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3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4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5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condition="of:cell-content-is-decimal-number() and cell-content-is-between(0,3)" table:allow-empty-cell="true" table:base-cell-address="Hátterek.C23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8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3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1" table:condition="of:cell-content-is-in-list(valasztott_fegyverek_nev)" table:allow-empty-cell="true" table:display-list="sort-ascending" table:base-cell-address="Harcértékek.B5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2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3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4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6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7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8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átterek.E2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7" table:base-cell-address="Harcértékek.E59"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4">
          <table:error-message table:message-type="stop" table:title="Csak 10-el osztható szám lehet %-ban." table:display="true"/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1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43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61" table:base-cell-address="Harcértékek.H43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átterek.H10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64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3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9" table:base-cell-address="Harcértékek.I43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2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73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74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75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6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7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8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1" table:base-cell-address="Képzettséglista.E21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  <table:content-validation table:name="val184" table:base-cell-address="Data.K16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52"/>
        <table:table-column table:style-name="co27" table:default-cell-style-name="ce352"/>
        <table:table-column table:style-name="co28" table:default-cell-style-name="ce352"/>
        <table:table-column table:style-name="co29" table:default-cell-style-name="ce352"/>
        <table:table-column table:style-name="co30" table:default-cell-style-name="ce352"/>
        <table:table-column table:style-name="co31" table:default-cell-style-name="ce352"/>
        <table:table-column table:style-name="co32" table:default-cell-style-name="ce352"/>
        <table:table-column table:style-name="co33" table:number-columns-repeated="2" table:default-cell-style-name="ce352"/>
        <table:table-column table:style-name="co34" table:default-cell-style-name="ce352"/>
        <table:table-column table:style-name="co35" table:default-cell-style-name="ce352"/>
        <table:table-column table:style-name="co36" table:default-cell-style-name="ce352"/>
        <table:table-column table:style-name="co38" table:default-cell-style-name="ce352"/>
        <table:table-column table:style-name="co39" table:default-cell-style-name="ce352"/>
        <table:table-column table:style-name="co14" table:number-columns-repeated="3" table:default-cell-style-name="ce352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05" table:number-columns-repeated="2"/>
          <table:table-cell table:style-name="ce5" table:number-columns-repeated="3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ce301" office:value-type="string" calcext:value-type="string">
            <text:p>CSAK PRIMER/SZEKUNDER KÉPZETTSÉG MODELL</text:p>
          </table:table-cell>
          <table:table-cell table:style-name="ce5" table:number-columns-repeated="4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6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4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6"/>
        </table:table-row>
        <table:table-row table:style-name="ro2">
          <table:table-cell table:style-name="ce320" table:number-columns-spanned="11" table:number-rows-spanned="1"/>
          <table:covered-table-cell/>
          <table:covered-table-cell table:number-columns-repeated="9" table:style-name="ce15"/>
          <table:table-cell table:style-name="ce5" table:number-columns-repeated="6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15"/>
          <table:covered-table-cell table:number-columns-repeated="4" table:style-name="ce106"/>
          <table:covered-table-cell table:style-name="ce240"/>
          <table:table-cell table:style-name="ce733"/>
          <table:table-cell table:style-name="ce5" table:number-columns-repeated="5"/>
        </table:table-row>
        <table:table-row table:style-name="ro34">
          <table:table-cell table:style-name="ce24" table:number-columns-spanned="11" table:number-rows-spanned="1"/>
          <table:covered-table-cell/>
          <table:covered-table-cell table:number-columns-repeated="8" table:style-name="ce15"/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6" calcext:value-type="float" table:number-columns-spanned="2" table:number-rows-spanned="1">
            <text:p>6</text:p>
          </table:table-cell>
          <table:covered-table-cell table:style-name="ce1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0])&gt;[Data.B20];15;[.$D$8]+[$Data.$K$10])" office:value-type="float" office:value="12" calcext:value-type="float" table:number-columns-spanned="2" table:number-rows-spanned="1">
            <text:p>12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48" table:formula="of:=IF(([.$D$8]+[$Data.$K$11])&gt;[Data.B20];15;[.$D$8]+[$Data.$K$11])" office:value-type="float" office:value="9" calcext:value-type="float" table:number-columns-spanned="2" table:number-rows-spanned="1">
            <text:p>9</text:p>
          </table:table-cell>
          <table:covered-table-cell table:style-name="ce241"/>
          <table:table-cell table:style-name="ce733"/>
          <table:table-cell table:style-name="ce5" table:number-columns-repeated="5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48" table:formula="of:=[.$E$11]-([.$K$11]+[.$D$59]+[Harcértékek.E10]+[Misztikus.E4])" office:value-type="float" office:value="-1" calcext:value-type="float">
            <text:p>-1</text:p>
          </table:table-cell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/>
          <table:table-cell table:style-name="ce5" table:number-columns-repeated="5"/>
        </table:table-row>
        <table:table-row table:style-name="ro1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19"/>
          <table:table-cell table:style-name="ce147" table:content-validation-name="val49" table:formula="of:=[$Data.$K$6]+([.$D$8]*(   ((2*[.C22])+[$Data.$K7])  +   ((2*[.$C23])+[Data.$K8]) )  )" office:value-type="float" office:value="1306" calcext:value-type="float">
            <text:p>1306</text:p>
          </table:table-cell>
          <table:table-cell table:style-name="ce5"/>
          <table:table-cell table:style-name="ce17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196"/>
          <table:table-cell table:style-name="ce242" table:content-validation-name="val48" table:formula="of:=SUM([.$K$16:.$K$24])+SUM([.$K$28:.$K$40])+SUM([.$K$43:.$K$62])+SUM([Hátterek.F25:.F37])+SUM([$Misztikus.M8:.M18])" office:value-type="float" office:value="842" calcext:value-type="float">
            <text:p>842</text:p>
          </table:table-cell>
          <table:table-cell table:style-name="ce733"/>
          <table:table-cell table:style-name="ce5" table:number-columns-repeated="5"/>
        </table:table-row>
        <table:table-row table:style-name="ro2">
          <table:table-cell table:style-name="ce45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70" table:number-columns-spanned="5" table:number-rows-spanned="1"/>
          <table:covered-table-cell table:number-columns-repeated="4" table:style-name="ce15"/>
          <table:table-cell table:style-name="ce733" table:number-columns-repeated="2"/>
          <table:table-cell table:style-name="ce5" table:number-columns-repeated="4"/>
        </table:table-row>
        <table:table-row table:style-name="ro3">
          <table:table-cell table:style-name="ce335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35"/>
          <table:table-cell table:style-name="ce150" table:content-validation-name="val2" table:formula="of:=SUM([.$K16:.$K24])+SUM([.$K28:.$K40])+SUM([.$E32:.$E46])+[.$E$58]+[Harcértékek.$E$10]+[Misztikus.$E$4]" office:value-type="float" office:value="1005" calcext:value-type="float">
            <text:p>1005</text:p>
          </table:table-cell>
          <table:table-cell table:style-name="ce5"/>
          <table:table-cell table:style-name="ce74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10"/>
          <table:covered-table-cell table:style-name="ce152"/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335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35" table:content-validation-name="val12"/>
          <table:table-cell table:style-name="ce151" table:content-validation-name="val50" table:formula="of:=([$Data.$K$6]+([.$D$8]*((2*[.$C22])+[$Data.$K7])))" office:value-type="float" office:value="1006" calcext:value-type="float">
            <text:p>1006</text:p>
          </table:table-cell>
          <table:table-cell table:style-name="ce5"/>
          <table:table-cell table:style-name="ce172" office:value-type="string" calcext:value-type="string" table:number-columns-spanned="5" table:number-rows-spanned="1">
            <text:p><text:span text:style-name="T37">Harcmodor képzettségek </text:span><text:span text:style-name="T38">🅿️</text:span></text:p>
          </table:table-cell>
          <table:covered-table-cell table:style-name="ce201"/>
          <table:covered-table-cell table:style-name="ce219"/>
          <table:covered-table-cell table:style-name="ce689"/>
          <table:covered-table-cell table:style-name="ce155"/>
          <table:table-cell table:style-name="ce733" table:number-columns-repeated="2"/>
          <table:table-cell table:style-name="ce5" table:number-columns-repeated="4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15"/>
          <table:table-cell table:style-name="ce5"/>
          <table:table-cell table:style-name="ce175" office:value-type="string" calcext:value-type="string" table:number-columns-spanned="2" table:number-rows-spanned="1">
            <text:p>Név</text:p>
          </table:table-cell>
          <table:covered-table-cell table:style-name="ce651"/>
          <table:table-cell table:style-name="ce143" office:value-type="string" calcext:value-type="string">
            <text:p>MP</text:p>
          </table:table-cell>
          <table:table-cell table:style-name="ce651" office:value-type="string" calcext:value-type="string">
            <text:p>Szint</text:p>
          </table:table-cell>
          <table:table-cell table:style-name="ce243" office:value-type="string" calcext:value-type="string">
            <text:p>KP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1" office:value-type="string" calcext:value-type="string" table:number-columns-spanned="5" table:number-rows-spanned="1">
            <text:p>Tulajdonságo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176" office:value-type="string" calcext:value-type="string" table:number-columns-spanned="2" table:number-rows-spanned="1">
            <text:p>Közelharc</text:p>
          </table:table-cell>
          <table:covered-table-cell table:style-name="ce654" table:content-validation-name="val59"/>
          <table:table-cell table:style-name="ce220" table:content-validation-name="val64" table:formula="of:=[.$J16]+ROUNDDOWN([$Harcértékek.$I$3]/10)" office:value-type="float" office:value="11" calcext:value-type="float">
            <text:p>11</text:p>
          </table:table-cell>
          <table:table-cell table:style-name="ce601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16]&gt;0;VLOOKUP([.$J16];Képzettség_táblázat;MATCH(&quot;KP&quot;;Képzettség_fejléc;0);0);0)" office:value-type="float" office:value="94" calcext:value-type="float">
            <text:p>94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22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3" office:value-type="string" calcext:value-type="string">
            <text:p>Pont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Kardvívás</text:p>
          </table:table-cell>
          <table:covered-table-cell table:style-name="ce654" table:content-validation-name="val59"/>
          <table:table-cell table:style-name="ce220" table:content-validation-name="val64" table:formula="of:=[.$J17]+ROUNDDOWN([$Harcértékek.$I$3]/10)" office:value-type="float" office:value="6" calcext:value-type="float">
            <text:p>6</text:p>
          </table:table-cell>
          <table:table-cell table:style-name="ce601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17]&gt;0;VLOOKUP([.$J17];Képzettség_táblázat;MATCH(&quot;KP&quot;;Képzettség_fejléc;0);0);0)" office:value-type="float" office:value="24" calcext:value-type="float">
            <text:p>24</text:p>
          </table:table-cell>
          <table:table-cell table:style-name="ce733" table:number-columns-repeated="2"/>
          <table:table-cell table:style-name="ce267"/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rő</text:p>
          </table:table-cell>
          <table:covered-table-cell/>
          <table:table-cell table:style-name="ce424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Zúzás</text:p>
          </table:table-cell>
          <table:covered-table-cell table:style-name="ce654" table:content-validation-name="val59"/>
          <table:table-cell table:style-name="ce220" table:content-validation-name="val64" table:formula="of:=[.$J18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8]&gt;0;VLOOKUP([.$J18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Edzettség</text:p>
          </table:table-cell>
          <table:covered-table-cell/>
          <table:table-cell table:style-name="ce424" table:content-validation-name="val14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19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ándzsavívás</text:p>
          </table:table-cell>
          <table:covered-table-cell table:style-name="ce654" table:content-validation-name="val59"/>
          <table:table-cell table:style-name="ce220" table:content-validation-name="val64" table:formula="of:=[.$J19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Ügyesség</text:p>
          </table:table-cell>
          <table:covered-table-cell/>
          <table:table-cell table:style-name="ce424" table:content-validation-name="val15" office:value-type="float" office:value="4" calcext:value-type="float" table:number-columns-spanned="2" table:number-rows-spanned="1">
            <text:p>4</text:p>
          </table:table-cell>
          <table:covered-table-cell table:style-name="ce134" table:content-validation-name="val13"/>
          <table:table-cell table:style-name="ce154" table:content-validation-name="val51" table:formula="of:=VLOOKUP([.C20];tulajdonsagok;2)" office:value-type="float" office:value="15" calcext:value-type="float">
            <text:p>1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Hajítás</text:p>
          </table:table-cell>
          <table:covered-table-cell table:style-name="ce654" table:content-validation-name="val60"/>
          <table:table-cell table:style-name="ce220" table:content-validation-name="val64" table:formula="of:=[.$J20]+ROUNDDOWN([$Harcértékek.$I$3]/10)" office:value-type="float" office:value="8" calcext:value-type="float">
            <text:p>8</text:p>
          </table:table-cell>
          <table:table-cell table:style-name="ce601" table:content-validation-name="val65" office:value-type="float" office:value="6" calcext:value-type="float">
            <text:p>6</text:p>
          </table:table-cell>
          <table:table-cell table:style-name="ce244" table:content-validation-name="val48" table:formula="of:=IF([.$J20]&gt;0;VLOOKUP([.$J20];Képzettség_táblázat;MATCH(&quot;KP&quot;;Képzettség_fejléc;0);0);0)" office:value-type="float" office:value="46" calcext:value-type="float">
            <text:p>46</text:p>
          </table:table-cell>
          <table:table-cell table:style-name="ce733" table:number-columns-repeated="2"/>
          <table:table-cell table:style-name="ce5" table:number-columns-repeated="4"/>
        </table:table-row>
        <table:table-row table:style-name="ro1">
          <table:table-cell table:style-name="ce66" office:value-type="string" calcext:value-type="string" table:number-columns-spanned="2" table:number-rows-spanned="1">
            <text:p>Gyorsaság</text:p>
          </table:table-cell>
          <table:covered-table-cell/>
          <table:table-cell table:style-name="ce424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Íjászat</text:p>
          </table:table-cell>
          <table:covered-table-cell table:style-name="ce654" table:content-validation-name="val60"/>
          <table:table-cell table:style-name="ce220" table:content-validation-name="val64" table:formula="of:=[.$J21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24" table:content-validation-name="val17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13"/>
          <table:table-cell table:style-name="ce154" table:content-validation-name="val51" table:formula="of:=VLOOKUP([.C22];tulajdonsagok;2)" office:value-type="float" office:value="11" calcext:value-type="float">
            <text:p>11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Lövészet</text:p>
          </table:table-cell>
          <table:covered-table-cell table:style-name="ce654" table:content-validation-name="val60"/>
          <table:table-cell table:style-name="ce220" table:content-validation-name="val64" table:formula="of:=[.$J22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HM</text:p>
          </table:table-cell>
          <table:table-cell table:style-name="ce266" table:formula="of:=[$Harcértékek.$E$10]" office:value-type="float" office:value="225" calcext:value-type="float">
            <text:p>225</text:p>
          </table:table-cell>
          <table:table-cell table:style-name="ce733" table:formula="of:=([.$M22]/[.$E$13])*100" office:value-type="float" office:value="22.3880597014925" calcext:value-type="float">
            <text:p>22.39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Emlékezet</text:p>
          </table:table-cell>
          <table:covered-table-cell/>
          <table:table-cell table:style-name="ce424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13"/>
          <table:table-cell table:style-name="ce154" table:content-validation-name="val51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6" office:value-type="string" calcext:value-type="string" table:number-columns-spanned="2" table:number-rows-spanned="1">
            <text:p>Ostromlövészet</text:p>
          </table:table-cell>
          <table:covered-table-cell table:style-name="ce654" table:content-validation-name="val60"/>
          <table:table-cell table:style-name="ce220" table:content-validation-name="val64" table:formula="of:=[.$J23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3]&gt;0;VLOOKUP([.$J23];Képzettség_táblázat;MATCH(&quot;KP&quot;;Képzettség_fejléc;0);0);0)" office:value-type="float" office:value="0" calcext:value-type="float">
            <text:p>0</text:p>
          </table:table-cell>
          <table:table-cell table:style-name="ce733" office:value-type="string" calcext:value-type="string">
            <text:p>Össz harcmodor</text:p>
          </table:table-cell>
          <table:table-cell table:style-name="ce733" table:formula="of:=SUM([.K16:.K23])" office:value-type="float" office:value="164" calcext:value-type="float">
            <text:p>164</text:p>
          </table:table-cell>
          <table:table-cell table:style-name="ce733" table:formula="of:=([.$M23]/[.$E$13])*100" office:value-type="float" office:value="16.318407960199" calcext:value-type="float">
            <text:p>16.32</text:p>
          </table:table-cell>
          <table:table-cell table:style-name="ce5" table:number-columns-repeated="3"/>
        </table:table-row>
        <table:table-row table:style-name="ro1">
          <table:table-cell table:style-name="ce66" office:value-type="string" calcext:value-type="string" table:number-columns-spanned="2" table:number-rows-spanned="1">
            <text:p>Önuralom</text:p>
          </table:table-cell>
          <table:covered-table-cell/>
          <table:table-cell table:style-name="ce424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13"/>
          <table:table-cell table:style-name="ce154" table:content-validation-name="val51" table:formula="of:=VLOOKUP([.C24];tulajdonsagok;2)" office:value-type="float" office:value="6" calcext:value-type="float">
            <text:p>6</text:p>
          </table:table-cell>
          <table:table-cell table:style-name="ce5"/>
          <table:table-cell table:style-name="ce177" office:value-type="string" calcext:value-type="string" table:number-columns-spanned="2" table:number-rows-spanned="1">
            <text:p>Mágikus célzás</text:p>
          </table:table-cell>
          <table:covered-table-cell table:style-name="ce654" table:content-validation-name="val60"/>
          <table:table-cell table:style-name="ce220" table:content-validation-name="val64" table:formula="of:=[.$J24]+ROUNDDOWN([$Harcértékek.$I$3]/10)" office:value-type="float" office:value="2" calcext:value-type="float">
            <text:p>2</text:p>
          </table:table-cell>
          <table:table-cell table:style-name="ce601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733" table:content-validation-name="val67" office:value-type="string" calcext:value-type="string">
            <text:p>Primer képzettség</text:p>
          </table:table-cell>
          <table:table-cell table:style-name="ce733" table:formula="of:=SUM([.K28:.K29])+SUM([.K38:.K42])" office:value-type="float" office:value="76" calcext:value-type="float">
            <text:p>76</text:p>
          </table:table-cell>
          <table:table-cell table:style-name="ce733" table:formula="of:=([.$M24]/[.$E$13])*100" office:value-type="float" office:value="7.56218905472637" calcext:value-type="float">
            <text:p>7.56</text:p>
          </table:table-cell>
          <table:table-cell table:style-name="ce5" table:number-columns-repeated="3"/>
        </table:table-row>
        <table:table-row table:style-name="ro2">
          <table:table-cell table:style-name="ce66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24" table:content-validation-name="val20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13"/>
          <table:table-cell table:style-name="ce154" table:content-validation-name="val51" table:formula="of:=VLOOKUP([.C25];tulajdonsagok;2)" office:value-type="float" office:value="8" calcext:value-type="float">
            <text:p>8</text:p>
          </table:table-cell>
          <table:table-cell table:style-name="ce5"/>
          <table:table-cell table:style-name="ce178" table:number-columns-spanned="5" table:number-rows-spanned="1"/>
          <table:covered-table-cell table:number-columns-repeated="3" table:style-name="ce15"/>
          <table:covered-table-cell table:style-name="ce155"/>
          <table:table-cell table:style-name="ce733" office:value-type="string" calcext:value-type="string">
            <text:p>Mesterfegyver</text:p>
          </table:table-cell>
          <table:table-cell table:style-name="ce733" table:formula="of:=[.E58]" office:value-type="float" office:value="30" calcext:value-type="float">
            <text:p>30</text:p>
          </table:table-cell>
          <table:table-cell table:style-name="ce733" table:formula="of:=([.$M25]/[.$E$13])*100" office:value-type="float" office:value="2.98507462686567" calcext:value-type="float">
            <text:p>2.99</text:p>
          </table:table-cell>
          <table:table-cell table:style-name="ce5" table:number-columns-repeated="3"/>
        </table:table-row>
        <table:table-row table:style-name="ro1">
          <table:table-cell table:style-name="ce68" table:number-columns-spanned="2" table:number-rows-spanned="1"/>
          <table:covered-table-cell/>
          <table:table-cell table:style-name="ce115" table:content-validation-name="val21" table:number-columns-spanned="2" table:number-rows-spanned="1"/>
          <table:covered-table-cell table:style-name="ce15"/>
          <table:table-cell table:style-name="ce130"/>
          <table:table-cell table:style-name="ce5"/>
          <table:table-cell table:style-name="ce179" office:value-type="string" calcext:value-type="string" table:number-columns-spanned="5" table:number-rows-spanned="1">
            <text:p><text:span text:style-name="T37">Primer képzettségek</text:span><text:span text:style-name="T39"> </text:span><text:span text:style-name="T40">🅿️</text:span></text:p>
          </table:table-cell>
          <table:covered-table-cell table:number-columns-repeated="3" table:style-name="ce206"/>
          <table:covered-table-cell table:style-name="ce245"/>
          <table:table-cell table:style-name="ce733" office:value-type="string" calcext:value-type="string">
            <text:p>Primer Fortélyok</text:p>
          </table:table-cell>
          <table:table-cell table:style-name="ce733" table:formula="of:=SUM([.E33:.E46])" office:value-type="float" office:value="105" calcext:value-type="float">
            <text:p>105</text:p>
          </table:table-cell>
          <table:table-cell table:style-name="ce733" table:formula="of:=([.$M26]/[.$E$13])*100" office:value-type="float" office:value="10.4477611940299" calcext:value-type="float">
            <text:p>10.45</text:p>
          </table:table-cell>
          <table:table-cell table:style-name="ce5" table:number-columns-repeated="3"/>
        </table:table-row>
        <table:table-row table:style-name="ro2">
          <table:table-cell table:style-name="ce72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2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3"/>
          <table:table-cell table:style-name="ce130"/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6"/>
          <table:table-cell table:style-name="ce65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style-name="ce733" office:value-type="string" calcext:value-type="string">
            <text:p>Pszí + Mágia</text:p>
          </table:table-cell>
          <table:table-cell table:style-name="ce733" table:formula="of:=[$Misztikus.E4]" office:value-type="float" office:value="0" calcext:value-type="float">
            <text:p>0</text:p>
          </table:table-cell>
          <table:table-cell table:style-name="ce733" table:formula="of:=([.$M27]/[.$E$13])*100" office:value-type="float" office:value="0" calcext:value-type="float">
            <text:p>0</text:p>
          </table:table-cell>
          <table:table-cell table:style-name="ce5" table:number-columns-repeated="3"/>
        </table:table-row>
        <table:table-row table:style-name="ro29">
          <table:table-cell table:style-name="ce73" office:value-type="string" calcext:value-type="string" table:number-columns-spanned="2" table:number-rows-spanned="1">
            <text:p>Maradt pont</text:p>
          </table:table-cell>
          <table:covered-table-cell/>
          <table:table-cell table:style-name="ce117" table:content-validation-name="val23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35" table:content-validation-name="val23"/>
          <table:table-cell table:style-name="ce572"/>
          <table:table-cell table:style-name="ce5"/>
          <table:table-cell table:style-name="ce181" office:value-type="string" calcext:value-type="string" table:number-columns-spanned="3" table:number-rows-spanned="1">
            <text:p>Aurafejlesztés</text:p>
          </table:table-cell>
          <table:covered-table-cell table:number-columns-repeated="2" table:style-name="ce657" table:content-validation-name="val60"/>
          <table:table-cell table:style-name="ce229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28]&gt;0;VLOOKUP([.$J28];Képzettség_táblázat;MATCH(&quot;KP&quot;;Képzettség_fejléc;0);0);0)" office:value-type="float" office:value="76" calcext:value-type="float">
            <text:p>76</text:p>
          </table:table-cell>
          <table:table-cell table:style-name="ce263" table:number-columns-repeated="3"/>
          <table:table-cell table:style-name="ce5" table:number-columns-repeated="3"/>
        </table:table-row>
        <table:table-row table:style-name="ro29">
          <table:table-cell table:style-name="ce320" table:number-columns-spanned="5" table:number-rows-spanned="1"/>
          <table:covered-table-cell/>
          <table:covered-table-cell table:number-columns-repeated="3" table:style-name="ce15"/>
          <table:table-cell table:style-name="ce5"/>
          <table:table-cell table:style-name="ce182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7" table:content-validation-name="val60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29]&gt;0;VLOOKUP([.$J29];Képzettség_táblázat;MATCH(&quot;KP&quot;;Képzettség_fejléc;0);0);0)" office:value-type="float" office:value="0" calcext:value-type="float">
            <text:p>0</text:p>
          </table:table-cell>
          <table:table-cell table:style-name="ce565" office:value-type="string" calcext:value-type="string">
            <text:p>SUM</text:p>
          </table:table-cell>
          <table:table-cell table:style-name="ce565" table:formula="of:=SUM([.M22:.M28])" office:value-type="float" office:value="600" calcext:value-type="float">
            <text:p>600</text:p>
          </table:table-cell>
          <table:table-cell table:style-name="ce565" table:formula="of:=SUM([.N22:.N28])" office:value-type="float" office:value="59.7014925373134" calcext:value-type="float">
            <text:p>59.7</text:p>
          </table:table-cell>
          <table:table-cell table:style-name="ce5" table:number-columns-repeated="3"/>
        </table:table-row>
        <table:table-row table:style-name="ro29">
          <table:table-cell table:style-name="ce345" office:value-type="string" calcext:value-type="string" table:number-columns-spanned="5" table:number-rows-spanned="1">
            <text:p><text:span text:style-name="T35">Harci fortélyok  </text:span><text:span text:style-name="T36">🅿️</text:span></text:p>
          </table:table-cell>
          <table:covered-table-cell table:style-name="ce379"/>
          <table:covered-table-cell table:style-name="ce408" office:value-type="string" calcext:value-type="string">
            <text:p>Fortélyok</text:p>
          </table:covered-table-cell>
          <table:covered-table-cell table:style-name="ce441"/>
          <table:covered-table-cell table:style-name="ce515"/>
          <table:table-cell table:style-name="ce5"/>
          <table:table-cell table:style-name="ce182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8" calcext:value-type="float">
            <text:p>8</text:p>
          </table:table-cell>
          <table:table-cell table:style-name="ce249" table:content-validation-name="val48" table:formula="of:=IF([.$J30]&gt;0;VLOOKUP([.$J30];Képzettség_táblázat;MATCH(&quot;KP&quot;;Képzettség_fejléc;0);0);0)" office:value-type="float" office:value="76" calcext:value-type="float">
            <text:p>76</text:p>
          </table:table-cell>
          <table:table-cell table:number-columns-repeated="6"/>
        </table:table-row>
        <table:table-row table:style-name="ro29">
          <table:table-cell table:style-name="ce347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9" calcext:value-type="float">
            <text:p>9</text:p>
          </table:table-cell>
          <table:table-cell table:style-name="ce249" table:content-validation-name="val48" table:formula="of:=IF([.$J31]&gt;0;VLOOKUP([.$J31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9">
          <table:table-cell table:style-name="ce364" office:value-type="string" calcext:value-type="string" table:number-columns-spanned="2" table:number-rows-spanned="1">
            <text:p>Vértviselet</text:p>
          </table:table-cell>
          <table:covered-table-cell/>
          <table:table-cell table:style-name="ce439" table:content-validation-name="val24" office:value-type="float" office:value="3" calcext:value-type="float">
            <text:p>3</text:p>
          </table:table-cell>
          <table:table-cell table:style-name="ce499" table:content-validation-name="val34" office:value-type="float" office:value="1" calcext:value-type="float">
            <text:p>1</text:p>
          </table:table-cell>
          <table:table-cell table:style-name="ce519" table:content-validation-name="val48" table:formula="of:=[.$D32]*[$Data.$K$13]" office:value-type="float" office:value="15" calcext:value-type="float">
            <text:p>15</text:p>
          </table:table-cell>
          <table:table-cell table:style-name="ce5"/>
          <table:table-cell table:style-name="ce182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1"/>
          <table:table-cell table:style-name="ce231" table:content-validation-name="val65" office:value-type="float" office:value="5" calcext:value-type="float">
            <text:p>5</text:p>
          </table:table-cell>
          <table:table-cell table:style-name="ce249" table:content-validation-name="val48" table:formula="of:=IF([.$J32]&gt;0;VLOOKUP([.$J32];Képzettség_táblázat;MATCH(&quot;KP&quot;;Képzettség_fejléc;0);0);0)" office:value-type="float" office:value="34" calcext:value-type="float">
            <text:p>34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64" table:content-validation-name="val4" office:value-type="string" calcext:value-type="string" table:number-columns-spanned="2" table:number-rows-spanned="1">
            <text:p>Harcos elme</text:p>
          </table:table-cell>
          <table:covered-table-cell/>
          <table:table-cell table:style-name="ce439" table:content-validation-name="val25" office:value-type="float" office:value="4" calcext:value-type="float">
            <text:p>4</text:p>
          </table:table-cell>
          <table:table-cell table:style-name="ce499" table:content-validation-name="val35"/>
          <table:table-cell table:style-name="ce519" table:content-validation-name="val48" table:formula="of:=[.$D3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Méregkeverés</text:p>
          </table:table-cell>
          <table:covered-table-cell table:number-columns-repeated="2" table:style-name="ce657" table:content-validation-name="val62"/>
          <table:table-cell table:style-name="ce229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33]&gt;0;VLOOKUP([.$J33];Képzettség_táblázat;MATCH(&quot;KP&quot;;Képzettség_fejléc;0);0);0)" office:value-type="float" office:value="94" calcext:value-type="float">
            <text:p>94</text:p>
          </table:table-cell>
          <table:table-cell/>
          <table:table-cell table:style-name="Default"/>
          <table:table-cell table:style-name="ce311" table:content-validation-name="val60" table:number-columns-repeated="2"/>
          <table:table-cell table:number-columns-repeated="2"/>
        </table:table-row>
        <table:table-row table:style-name="ro29">
          <table:table-cell table:style-name="ce364" table:content-validation-name="val5" office:value-type="string" calcext:value-type="string" table:number-columns-spanned="2" table:number-rows-spanned="1">
            <text:p>Gyors kezdeményezés</text:p>
          </table:table-cell>
          <table:covered-table-cell/>
          <table:table-cell table:style-name="ce439" table:content-validation-name="val26" office:value-type="float" office:value="1" calcext:value-type="float">
            <text:p>1</text:p>
          </table:table-cell>
          <table:table-cell table:style-name="ce499" table:content-validation-name="val36" office:value-type="float" office:value="1" calcext:value-type="float">
            <text:p>1</text:p>
          </table:table-cell>
          <table:table-cell table:style-name="ce519" table:content-validation-name="val48" table:formula="of:=[.$D34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57" table:content-validation-name="val62"/>
          <table:table-cell table:style-name="ce229" table:content-validation-name="val65" office:value-type="float" office:value="8" calcext:value-type="float">
            <text:p>8</text:p>
          </table:table-cell>
          <table:table-cell table:style-name="ce244" table:content-validation-name="val48" table:formula="of:=IF([.$J34]&gt;0;VLOOKUP([.$J34];Képzettség_táblázat;MATCH(&quot;KP&quot;;Képzettség_fejléc;0);0);0)" office:value-type="float" office:value="76" calcext:value-type="float">
            <text:p>76</text:p>
          </table:table-cell>
          <table:table-cell table:number-columns-repeated="2"/>
          <table:table-cell table:style-name="ce310" table:number-columns-repeated="2"/>
          <table:table-cell table:number-columns-repeated="2"/>
        </table:table-row>
        <table:table-row table:style-name="ro29">
          <table:table-cell table:style-name="ce364" table:content-validation-name="val6" office:value-type="string" calcext:value-type="string" table:number-columns-spanned="2" table:number-rows-spanned="1">
            <text:p>Harci akrobatika</text:p>
          </table:table-cell>
          <table:covered-table-cell/>
          <table:table-cell table:style-name="ce439" table:content-validation-name="val27" office:value-type="float" office:value="2" calcext:value-type="float">
            <text:p>2</text:p>
          </table:table-cell>
          <table:table-cell table:style-name="ce499" table:content-validation-name="val37"/>
          <table:table-cell table:style-name="ce519" table:content-validation-name="val48" table:formula="of:=[.$D3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657" table:content-validation-name="val62"/>
          <table:table-cell table:style-name="ce229" table:content-validation-name="val65" office:value-type="float" office:value="3" calcext:value-type="float">
            <text:p>3</text:p>
          </table:table-cell>
          <table:table-cell table:style-name="ce244" table:content-validation-name="val48" table:formula="of:=IF([.$J35]&gt;0;VLOOKUP([.$J35];Képzettség_táblázat;MATCH(&quot;KP&quot;;Képzettség_fejléc;0);0);0)" office:value-type="float" office:value="16" calcext:value-type="float">
            <text:p>16</text:p>
          </table:table-cell>
          <table:table-cell table:number-columns-repeated="6"/>
        </table:table-row>
        <table:table-row table:style-name="ro29">
          <table:table-cell table:style-name="ce364" table:content-validation-name="val7" office:value-type="string" calcext:value-type="string" table:number-columns-spanned="2" table:number-rows-spanned="1">
            <text:p>Pajzshasználat</text:p>
          </table:table-cell>
          <table:covered-table-cell/>
          <table:table-cell table:style-name="ce439" table:content-validation-name="val28" office:value-type="float" office:value="2" calcext:value-type="float">
            <text:p>2</text:p>
          </table:table-cell>
          <table:table-cell table:style-name="ce499" table:content-validation-name="val38"/>
          <table:table-cell table:style-name="ce519" table:content-validation-name="val48" table:formula="of:=[.$D3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64" office:value-type="string" calcext:value-type="string" table:number-columns-spanned="2" table:number-rows-spanned="1">
            <text:p>Kétkezes harc</text:p>
          </table:table-cell>
          <table:covered-table-cell/>
          <table:table-cell table:style-name="ce439" table:content-validation-name="val29" office:value-type="float" office:value="3" calcext:value-type="float">
            <text:p>3</text:p>
          </table:table-cell>
          <table:table-cell table:style-name="ce499" table:content-validation-name="val39" office:value-type="float" office:value="3" calcext:value-type="float">
            <text:p>3</text:p>
          </table:table-cell>
          <table:table-cell table:style-name="ce519" table:content-validation-name="val48" table:formula="of:=[.$D37]*[$Data.$K$13]" office:value-type="float" office:value="45" calcext:value-type="float">
            <text:p>45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49" office:value-type="string" calcext:value-type="string" table:number-columns-spanned="2" table:number-rows-spanned="1">
            <text:p>Kétkezesség</text:p>
          </table:table-cell>
          <table:covered-table-cell table:style-name="ce380"/>
          <table:table-cell table:style-name="ce414" table:content-validation-name="val30" office:value-type="float" office:value="1" calcext:value-type="float">
            <text:p>1</text:p>
          </table:table-cell>
          <table:table-cell table:style-name="ce469" table:content-validation-name="val40" office:value-type="float" office:value="1" calcext:value-type="float">
            <text:p>1</text:p>
          </table:table-cell>
          <table:table-cell table:style-name="ce521" table:content-validation-name="val48" table:formula="of:=[.$D38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office:value-type="string" calcext:value-type="string" table:number-columns-spanned="2" table:number-rows-spanned="1">
            <text:p>Belharc</text:p>
          </table:table-cell>
          <table:covered-table-cell table:style-name="ce55"/>
          <table:table-cell table:style-name="ce91" table:content-validation-name="val31" table:formula="of:=IF(ISBLANK([.$A39]) ;&quot;&quot;;VLOOKUP([.$A39];fortelyok_harci_full;2;0))" office:value-type="float" office:value="2" calcext:value-type="float">
            <text:p>2</text:p>
          </table:table-cell>
          <table:table-cell table:style-name="ce470" table:content-validation-name="val41" office:value-type="float" office:value="2" calcext:value-type="float">
            <text:p>2</text:p>
          </table:table-cell>
          <table:table-cell table:style-name="ce528" table:content-validation-name="val48" table:formula="of:=[.$D39]*[$Data.$K$13]" office:value-type="float" office:value="30" calcext:value-type="float">
            <text:p>3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0]) ;&quot;&quot;;VLOOKUP([.$A40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0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4" table:number-columns-spanned="3" table:number-rows-spanned="1"/>
          <table:covered-table-cell table:number-columns-repeated="2" table:style-name="ce657" table:content-validation-name="val62"/>
          <table:table-cell table:style-name="ce229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1]) ;&quot;&quot;;VLOOKUP([.$A41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1]*[$Data.$K$13]" office:value-type="float" office:value="0" calcext:value-type="float">
            <text:p>0</text:p>
          </table:table-cell>
          <table:table-cell table:style-name="ce5"/>
          <table:table-cell table:style-name="ce179" office:value-type="string" calcext:value-type="string" table:number-columns-spanned="5" table:number-rows-spanned="1">
            <text:p>Szekunder képzettségek</text:p>
          </table:table-cell>
          <table:covered-table-cell table:number-columns-repeated="3" table:style-name="ce206"/>
          <table:covered-table-cell table:style-name="ce245"/>
          <table:table-cell table:number-columns-repeated="6"/>
        </table:table-row>
        <table:table-row table:style-name="ro2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2]) ;&quot;&quot;;VLOOKUP([.$A42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2]*[$Data.$K$13]" office:value-type="float" office:value="0" calcext:value-type="float">
            <text:p>0</text:p>
          </table:table-cell>
          <table:table-cell table:style-name="ce5"/>
          <table:table-cell table:style-name="ce180" office:value-type="string" calcext:value-type="string" table:number-columns-spanned="3" table:number-rows-spanned="1">
            <text:p>Név</text:p>
          </table:table-cell>
          <table:covered-table-cell table:number-columns-repeated="2" table:style-name="ce656"/>
          <table:table-cell table:style-name="ce65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3]) ;&quot;&quot;;VLOOKUP([.$A43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3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Alkímia</text:p>
          </table:table-cell>
          <table:covered-table-cell table:number-columns-repeated="2" table:style-name="ce657" table:content-validation-name="val62"/>
          <table:table-cell table:style-name="ce270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3]&gt;0;VLOOKUP([.$J43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4]) ;&quot;&quot;;VLOOKUP([.$A44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4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Vajákosság</text:p>
          </table:table-cell>
          <table:covered-table-cell table:number-columns-repeated="2" table:style-name="ce657" table:content-validation-name="val62"/>
          <table:table-cell table:style-name="ce270" table:content-validation-name="val65" office:value-type="float" office:value="9" calcext:value-type="float">
            <text:p>9</text:p>
          </table:table-cell>
          <table:table-cell table:style-name="ce244" table:content-validation-name="val48" table:formula="of:=IF([.$J44]&gt;0;VLOOKUP([.$J44];Képzettség_táblázat;MATCH(&quot;KP&quot;;Képzettség_fejléc;0);0);0)" office:value-type="float" office:value="94" calcext:value-type="float">
            <text:p>9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5]) ;&quot;&quot;;VLOOKUP([.$A45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5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office:value-type="string" calcext:value-type="string" table:number-columns-spanned="3" table:number-rows-spanned="1">
            <text:p>Álcázás/Álruha</text:p>
          </table:table-cell>
          <table:covered-table-cell table:number-columns-repeated="2" table:style-name="ce657" table:content-validation-name="val62"/>
          <table:table-cell table:style-name="ce270" table:content-validation-name="val65" office:value-type="float" office:value="4" calcext:value-type="float">
            <text:p>4</text:p>
          </table:table-cell>
          <table:table-cell table:style-name="ce244" table:content-validation-name="val48" table:formula="of:=IF([.$J45]&gt;0;VLOOKUP([.$J45];Képzettség_táblázat;MATCH(&quot;KP&quot;;Képzettség_fejléc;0);0);0)" office:value-type="float" office:value="24" calcext:value-type="float">
            <text:p>24</text:p>
          </table:table-cell>
          <table:table-cell table:number-columns-repeated="6"/>
        </table:table-row>
        <table:table-row table:style-name="ro29">
          <table:table-cell table:style-name="ce353" table:content-validation-name="val8" table:number-columns-spanned="2" table:number-rows-spanned="1"/>
          <table:covered-table-cell table:style-name="ce55"/>
          <table:table-cell table:style-name="ce91" table:content-validation-name="val31" table:formula="of:=IF(ISBLANK([.$A46]) ;&quot;&quot;;VLOOKUP([.$A46];fortelyok_harci_full;2;0))">
            <text:p/>
          </table:table-cell>
          <table:table-cell table:style-name="ce156" table:content-validation-name="val41"/>
          <table:table-cell table:style-name="ce519" table:content-validation-name="val48" table:formula="of:=[.$D4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6]&gt;0;VLOOKUP([.$J4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4" table:content-validation-name="val8" table:number-columns-spanned="2" table:number-rows-spanned="1"/>
          <table:covered-table-cell table:style-name="ce382"/>
          <table:table-cell table:style-name="ce417" table:content-validation-name="val31" table:formula="of:=IF(ISBLANK([.$A47]) ;&quot;&quot;;VLOOKUP([.$A47];fortelyok_harci_full;2;0))">
            <text:p/>
          </table:table-cell>
          <table:table-cell table:style-name="ce472" table:content-validation-name="val41"/>
          <table:table-cell table:style-name="ce192" table:content-validation-name="val48" table:formula="of:=[.$D4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6" office:value-type="string" calcext:value-type="string" table:number-columns-spanned="5" table:number-rows-spanned="1">
            <text:p>Szekunder fortélyok</text:p>
          </table:table-cell>
          <table:covered-table-cell/>
          <table:covered-table-cell table:number-columns-repeated="3" table:style-name="ce15"/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9" office:value-type="string" calcext:value-type="string" table:number-columns-spanned="2" table:number-rows-spanned="1">
            <text:p>Írástudó</text:p>
          </table:table-cell>
          <table:covered-table-cell/>
          <table:table-cell table:style-name="ce121" table:content-validation-name="val32" office:value-type="float" office:value="1" calcext:value-type="float">
            <text:p>1</text:p>
          </table:table-cell>
          <table:table-cell table:style-name="ce126" table:content-validation-name="val42"/>
          <table:table-cell table:style-name="ce159" table:content-validation-name="val48" table:formula="of:=IF(([Misztikus.E8]&gt;2);0;[.$D49]*[$Data.$K$13])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0" table:content-validation-name="val65" office:value-type="float" office:value="0" calcext:value-type="float">
            <text:p>0</text:p>
          </table:table-cell>
          <table:table-cell table:style-name="ce244" table:content-validation-name="val48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Úszás</text:p>
          </table:table-cell>
          <table:covered-table-cell/>
          <table:table-cell table:style-name="ce123" table:content-validation-name="val32" table:formula="of:=IF(ISBLANK([.$A50]) ;&quot;&quot;;VLOOKUP([.$A50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0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Suhanó árnyék</text:p>
          </table:table-cell>
          <table:covered-table-cell/>
          <table:table-cell table:style-name="ce123" table:content-validation-name="val32" table:formula="of:=IF(ISBLANK([.$A51]) ;&quot;&quot;;VLOOKUP([.$A51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1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Sprint</text:p>
          </table:table-cell>
          <table:covered-table-cell/>
          <table:table-cell table:style-name="ce123" table:content-validation-name="val32" table:formula="of:=IF(ISBLANK([.$A52]) ;&quot;&quot;;VLOOKUP([.$A52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2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Fejlett hallás</text:p>
          </table:table-cell>
          <table:covered-table-cell/>
          <table:table-cell table:style-name="ce123" table:content-validation-name="val32" table:formula="of:=IF(ISBLANK([.$A53]) ;&quot;&quot;;VLOOKUP([.$A53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3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Éber alvó</text:p>
          </table:table-cell>
          <table:covered-table-cell/>
          <table:table-cell table:style-name="ce123" table:content-validation-name="val32" table:formula="of:=IF(ISBLANK([.$A54]) ;&quot;&quot;;VLOOKUP([.$A54];fortelyok_altalanos_full;2;0))" office:value-type="float" office:value="1" calcext:value-type="float">
            <text:p>1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4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office:value-type="string" calcext:value-type="string" table:number-columns-spanned="2" table:number-rows-spanned="1">
            <text:p>Élettan</text:p>
          </table:table-cell>
          <table:covered-table-cell/>
          <table:table-cell table:style-name="ce123" table:content-validation-name="val32" table:formula="of:=IF(ISBLANK([.$A55]) ;&quot;&quot;;VLOOKUP([.$A55];fortelyok_altalanos_full;2;0))" office:value-type="float" office:value="2" calcext:value-type="float">
            <text:p>2</text:p>
          </table:table-cell>
          <table:table-cell table:style-name="ce127" table:content-validation-name="val43" office:value-type="float" office:value="1" calcext:value-type="float">
            <text:p>1</text:p>
          </table:table-cell>
          <table:table-cell table:style-name="ce159" table:content-validation-name="val48" table:formula="of:=[.$D55]*[$Data.$K$13]" office:value-type="float" office:value="15" calcext:value-type="float">
            <text:p>15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71" table:content-validation-name="val10" table:number-columns-spanned="2" table:number-rows-spanned="1"/>
          <table:covered-table-cell/>
          <table:table-cell table:style-name="ce123" table:content-validation-name="val32" table:formula="of:=IF(ISBLANK([.$A56]) ;&quot;&quot;;VLOOKUP([.$A56];fortelyok_altalanos_full;2;0))">
            <text:p/>
          </table:table-cell>
          <table:table-cell table:style-name="ce127" table:content-validation-name="val43"/>
          <table:table-cell table:style-name="ce159" table:content-validation-name="val48" table:formula="of:=[.$D56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359" table:content-validation-name="val10" table:number-columns-spanned="2" table:number-rows-spanned="1"/>
          <table:covered-table-cell table:style-name="ce54"/>
          <table:table-cell table:style-name="ce95" table:content-validation-name="val32" table:formula="of:=IF(ISBLANK([.$A57]) ;&quot;&quot;;VLOOKUP([.$A57];fortelyok_altalanos_full;2;0))">
            <text:p/>
          </table:table-cell>
          <table:table-cell table:style-name="ce129" table:content-validation-name="val43"/>
          <table:table-cell table:style-name="ce192" table:content-validation-name="val48" table:formula="of:=[.$D57]*[$Data.$K$13]" office:value-type="float" office:value="0" calcext:value-type="float">
            <text:p>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41" table:content-validation-name="val11" office:value-type="string" calcext:value-type="string" table:number-columns-spanned="3" table:number-rows-spanned="1">
            <text:p>Mesterfegyver össz fok</text:p>
          </table:table-cell>
          <table:covered-table-cell/>
          <table:covered-table-cell table:style-name="Default"/>
          <table:table-cell table:style-name="ce131" table:content-validation-name="val44" table:formula="of:=SUM([Harcértékek.C25:.C30];[Harcértékek.C34:.C35])" office:value-type="float" office:value="2" calcext:value-type="float">
            <text:p>2 fok</text:p>
          </table:table-cell>
          <table:table-cell table:style-name="ce160" table:content-validation-name="val52" table:formula="of:=[.$D$58]*[$Data.$K$13]" office:value-type="float" office:value="30" calcext:value-type="float">
            <text:p>30</text:p>
          </table:table-cell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6" office:value-type="string" calcext:value-type="string" table:number-columns-spanned="3" table:number-rows-spanned="1">
            <text:p>Fortélyokra elköltött KP</text:p>
          </table:table-cell>
          <table:covered-table-cell/>
          <table:covered-table-cell table:style-name="ce107"/>
          <table:table-cell table:style-name="ce139" table:content-validation-name="val45" table:formula="of:=SUM([.$E$32:.$E$47])+SUM([.E48:.E57])+SUM([.E58])+SUM([Hátterek.F9:.F21])++SUM([$Misztikus.F20:.F26])+SUM([$Misztikus.M22:.M26])" office:value-type="float" office:value="240" calcext:value-type="float" table:number-columns-spanned="2" table:number-rows-spanned="1">
            <text:p>240 KP</text:p>
          </table:table-cell>
          <table:covered-table-cell table:style-name="ce161"/>
          <table:table-cell table:style-name="ce5"/>
          <table:table-cell table:style-name="ce631" table:content-validation-name="val55" table:number-columns-spanned="3" table:number-rows-spanned="1"/>
          <table:covered-table-cell table:number-columns-repeated="2" table:style-name="ce657" table:content-validation-name="val62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7" table:number-columns-spanned="3" table:number-rows-spanned="1"/>
          <table:covered-table-cell/>
          <table:covered-table-cell table:style-name="ce419"/>
          <table:table-cell table:style-name="ce140" table:formula="of:=([.$D$59]/[.$E$11])" office:value-type="percentage" office:value="0.183767228177642" calcext:value-type="percentage" table:number-columns-spanned="2" table:number-rows-spanned="1">
            <text:p>(Össz KP 18%-a)</text:p>
          </table:table-cell>
          <table:covered-table-cell table:style-name="ce57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0" table:content-validation-name="val63" table:number-columns-spanned="2" table:number-rows-spanned="1"/>
          <table:covered-table-cell table:style-name="ce670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8" office:value-type="string" calcext:value-type="string" table:number-columns-spanned="5" table:number-rows-spanned="1">
            <text:p>Manőverek</text:p>
          </table:table-cell>
          <table:covered-table-cell/>
          <table:covered-table-cell table:number-columns-repeated="2" table:style-name="ce110"/>
          <table:covered-table-cell table:style-name="ce15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0" table:content-validation-name="val63" table:number-columns-spanned="2" table:number-rows-spanned="1"/>
          <table:covered-table-cell table:style-name="ce670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9">
          <table:table-cell table:style-name="ce89" office:value-type="string" calcext:value-type="string" table:number-columns-spanned="3" table:number-rows-spanned="1">
            <text:p>Szabadon felvehető Manőver fokok</text:p>
          </table:table-cell>
          <table:covered-table-cell/>
          <table:covered-table-cell table:style-name="ce128"/>
          <table:table-cell table:style-name="ce142" table:content-validation-name="val46" table:formula="of:=(ROUNDDOWN(SUM([.J16:.J19])/[Data.K15]))-SUM([.C64:.C71])" office:value-type="float" office:value="4" calcext:value-type="float" table:number-columns-spanned="2" table:number-rows-spanned="1">
            <text:p>4 db</text:p>
          </table:table-cell>
          <table:covered-table-cell table:style-name="ce162"/>
          <table:table-cell table:style-name="ce5"/>
          <table:table-cell table:style-name="ce631" table:content-validation-name="val56" office:value-type="string" calcext:value-type="string">
            <text:p>Szakma:</text:p>
          </table:table-cell>
          <table:table-cell table:style-name="ce670" table:content-validation-name="val63" table:number-columns-spanned="2" table:number-rows-spanned="1"/>
          <table:covered-table-cell table:style-name="ce670" table:content-validation-name="val63"/>
          <table:table-cell table:style-name="ce271" table:content-validation-name="val65" office:value-type="float" office:value="0" calcext:value-type="float">
            <text:p>0</text:p>
          </table:table-cell>
          <table:table-cell table:style-name="ce249" table:content-validation-name="val48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90" office:value-type="string" calcext:value-type="string" table:number-columns-spanned="2" table:number-rows-spanned="1">
            <text:p>Manőver neve</text:p>
          </table:table-cell>
          <table:covered-table-cell/>
          <table:table-cell table:style-name="ce487" office:value-type="string" calcext:value-type="string">
            <text:p>Fok</text:p>
          </table:table-cell>
          <table:table-cell table:style-name="ce221" office:value-type="string" calcext:value-type="string">
            <text:p>Bónusz</text:p>
          </table:table-cell>
          <table:table-cell table:style-name="ce163" office:value-type="string" calcext:value-type="string">
            <text:p>Nehézség</text:p>
          </table:table-cell>
          <table:table-cell table:style-name="ce5"/>
          <table:table-cell table:style-name="ce21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21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17" office:value-type="string" calcext:value-type="string" table:number-columns-spanned="3" table:number-rows-spanned="1">
            <text:p>Nyelv</text:p>
          </table:table-cell>
          <table:covered-table-cell table:style-name="ce487"/>
          <table:covered-table-cell table:style-name="Default"/>
          <table:table-cell table:style-name="ce702" office:value-type="string" calcext:value-type="string" table:number-columns-spanned="2" table:number-rows-spanned="1">
            <text:p>Fok</text:p>
          </table:table-cell>
          <table:covered-table-cell table:style-name="ce702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2" table:content-validation-name="val56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703" table:content-validation-name="val66" office:value-type="string" calcext:value-type="string" table:number-columns-spanned="2" table:number-rows-spanned="1">
            <text:p>alap</text:p>
          </table:table-cell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3" table:number-columns-spanned="2" table:number-rows-spanned="1"/>
          <table:covered-table-cell/>
          <table:table-cell table:style-name="ce488" table:content-validation-name="val33"/>
          <table:table-cell table:style-name="ce488" table:content-validation-name="val47"/>
          <table:table-cell table:style-name="ce165" table:content-validation-name="val53"/>
          <table:table-cell table:style-name="ce5"/>
          <table:table-cell table:style-name="ce224" table:content-validation-name="val57" table:number-columns-spanned="3" table:number-rows-spanned="1"/>
          <table:covered-table-cell table:number-columns-repeated="2" table:style-name="ce261"/>
          <table:table-cell table:style-name="ce703" table:content-validation-name="val66" table:number-columns-spanned="2" table:number-rows-spanned="1"/>
          <table:covered-table-cell table:style-name="ce703" table:content-validation-name="val66"/>
          <table:table-cell table:number-columns-repeated="6"/>
        </table:table-row>
        <table:table-row table:style-name="ro2">
          <table:table-cell table:style-name="ce97" table:number-columns-spanned="2" table:number-rows-spanned="1"/>
          <table:covered-table-cell/>
          <table:table-cell table:style-name="ce489" table:content-validation-name="val33"/>
          <table:table-cell table:style-name="ce489" table:content-validation-name="val47"/>
          <table:table-cell table:style-name="ce166" table:content-validation-name="val53"/>
          <table:table-cell table:style-name="ce5"/>
          <table:table-cell table:style-name="ce223" table:content-validation-name="val58" table:number-columns-spanned="3" table:number-rows-spanned="1"/>
          <table:covered-table-cell table:number-columns-repeated="2" table:style-name="ce264"/>
          <table:table-cell table:style-name="ce704" table:content-validation-name="val66" table:number-columns-spanned="2" table:number-rows-spanned="1"/>
          <table:covered-table-cell table:style-name="ce704" table:content-validation-name="val66"/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5"/>
          <table:table-cell table:number-columns-repeated="6"/>
        </table:table-row>
        <table:table-row table:style-name="ro2" table:number-rows-repeated="1048503">
          <table:table-cell table:number-columns-repeated="17"/>
        </table:table-row>
        <table:table-row table:style-name="ro2">
          <table:table-cell table:number-columns-repeated="17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K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6:Alapértékek.J24">
            <calcext:condition calcext:apply-style-name="Warning_szinttúlépés" calcext:value="&gt;[$Alapértékek.$J$9]" calcext:base-cell-address="Alapértékek.J16"/>
          </calcext:conditional-format>
          <calcext:conditional-format calcext:target-range-address="Alapértékek.J28:Alapértékek.J40">
            <calcext:condition calcext:apply-style-name="Warning_szinttúlépés" calcext:value="&gt;[$Alapértékek.$J$9]" calcext:base-cell-address="Alapértékek.J28"/>
          </calcext:conditional-format>
          <calcext:conditional-format calcext:target-range-address="Alapértékek.J43:Alapértékek.J62">
            <calcext:condition calcext:apply-style-name="Warning_szinttúlépés" calcext:value="&gt;[$Alapértékek.$J$8]" calcext:base-cell-address="Alapértékek.J43"/>
          </calcext:conditional-format>
          <calcext:conditional-format calcext:target-range-address="Alapértékek.D49:Alapértékek.D57">
            <calcext:condition calcext:apply-style-name="Warning_foktúllépés" calcext:value="&gt;[$Alapértékek.$C49]" calcext:base-cell-address="Alapértékek.D4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D39:Alapértékek.D47">
            <calcext:condition calcext:apply-style-name="Warning_foktúllépés" calcext:value="&gt;[$Alapértékek.$C39]" calcext:base-cell-address="Alapértékek.D3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number-columns-repeated="2" table:default-cell-style-name="ce1189"/>
        <table:table-column table:style-name="co47" table:number-columns-repeated="2" table:default-cell-style-name="ce934"/>
        <table:table-column table:style-name="co48" table:default-cell-style-name="ce1189"/>
        <table:table-column table:style-name="co14" table:number-columns-repeated="16372" table:default-cell-style-name="ce1189"/>
        <table:table-row table:style-name="ro3">
          <table:table-cell table:style-name="ce318" table:content-validation-name="val56" office:value-type="string" calcext:value-type="string" table:number-columns-spanned="12" table:number-rows-spanned="1">
            <text:p>Hátterek és tartalék táblázatok</text:p>
          </table:table-cell>
          <table:covered-table-cell table:style-name="ce320"/>
          <table:covered-table-cell table:number-columns-repeated="5" table:style-name="ce320" table:content-validation-name="val56"/>
          <table:covered-table-cell table:number-columns-repeated="5"/>
          <table:table-cell table:number-columns-repeated="16372"/>
        </table:table-row>
        <table:table-row table:style-name="ro2">
          <table:table-cell table:style-name="ce320" table:number-columns-spanned="7" table:number-rows-spanned="1"/>
          <table:covered-table-cell table:number-columns-repeated="6" table:style-name="ce320"/>
          <table:table-cell table:number-columns-repeated="16377"/>
        </table:table-row>
        <table:table-row table:style-name="ro1">
          <table:table-cell table:style-name="ce312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325"/>
          <table:covered-table-cell table:style-name="ce320"/>
          <table:table-cell table:style-name="ce242" table:content-validation-name="val48" table:formula="of:=[Alapértékek.K11]" office:value-type="float" office:value="842" calcext:value-type="float">
            <text:p>842</text:p>
          </table:table-cell>
          <table:table-cell table:style-name="ce302" table:content-validation-name="val56"/>
          <table:table-cell table:style-name="ce445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71"/>
          <table:table-cell table:number-columns-repeated="16372"/>
        </table:table-row>
        <table:table-row table:style-name="ro2">
          <table:table-cell table:style-name="ce320" table:number-columns-spanned="6" table:number-rows-spanned="1"/>
          <table:covered-table-cell table:number-columns-repeated="5" table:style-name="ce320"/>
          <table:table-cell table:style-name="ce355" table:content-validation-name="val56"/>
          <table:table-cell table:style-name="ce450" table:content-validation-name="val56" office:value-type="string" calcext:value-type="string" table:number-columns-spanned="2" table:number-rows-spanned="1">
            <text:p>Faj</text:p>
          </table:table-cell>
          <table:covered-table-cell/>
          <table:table-cell table:style-name="ce936" office:value-type="string" calcext:value-type="string" table:number-columns-spanned="3" table:number-rows-spanned="1">
            <text:p>Származás</text:p>
          </table:table-cell>
          <table:covered-table-cell table:style-name="ce936"/>
          <table:covered-table-cell table:style-name="ce563"/>
          <table:table-cell table:number-columns-repeated="16372"/>
        </table:table-row>
        <table:table-row table:style-name="ro1">
          <table:table-cell table:style-name="ce314" table:content-validation-name="val5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328" table:content-validation-name="val56"/>
          <table:covered-table-cell table:style-name="ce325"/>
          <table:covered-table-cell table:style-name="ce320"/>
          <table:table-cell table:style-name="ce350" table:content-validation-name="val81" table:formula="of:=[Alapértékek.D59]" office:value-type="float" office:value="240" calcext:value-type="float">
            <text:p>240</text:p>
          </table:table-cell>
          <table:table-cell table:style-name="ce355" table:content-validation-name="val56"/>
          <table:table-cell table:style-name="ce461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56" table:number-columns-spanned="3" table:number-rows-spanned="1"/>
          <table:covered-table-cell table:style-name="ce551"/>
          <table:covered-table-cell table:style-name="ce563"/>
          <table:table-cell table:number-columns-repeated="16372"/>
        </table:table-row>
        <table:table-row table:style-name="ro2">
          <table:table-cell table:style-name="ce320" table:content-validation-name="val56" table:number-columns-spanned="6" table:number-rows-spanned="1"/>
          <table:covered-table-cell table:number-columns-repeated="5" table:style-name="ce320" table:content-validation-name="val56"/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6"/>
          <table:covered-table-cell table:style-name="ce563"/>
          <table:table-cell table:number-columns-repeated="16372"/>
        </table:table-row>
        <table:table-row table:style-name="ro1">
          <table:table-cell table:style-name="ce315" table:content-validation-name="val56" office:value-type="string" calcext:value-type="string" table:number-columns-spanned="6" table:number-rows-spanned="1">
            <text:p>Szekunder Fortélyok</text:p>
          </table:table-cell>
          <table:covered-table-cell table:style-name="ce329" table:content-validation-name="val56"/>
          <table:covered-table-cell table:style-name="ce339" table:content-validation-name="val56"/>
          <table:covered-table-cell table:style-name="ce329" table:content-validation-name="val56"/>
          <table:covered-table-cell table:style-name="ce346" table:content-validation-name="val56"/>
          <table:covered-table-cell table:style-name="ce320"/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Összes Szabad Pont</text:p>
          </table:table-cell>
          <table:covered-table-cell table:style-name="ce930"/>
          <table:covered-table-cell table:style-name="ce543"/>
          <table:covered-table-cell/>
          <table:table-cell table:style-name="ce573" table:content-validation-name="val48" table:formula="of:=[$Alapértékek.D8]*[$Data.O22]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65" table:content-validation-name="val56" office:value-type="string" calcext:value-type="string" table:number-columns-spanned="3" table:number-rows-spanned="1">
            <text:p>Név</text:p>
          </table:table-cell>
          <table:covered-table-cell table:style-name="ce133" table:content-validation-name="val56"/>
          <table:covered-table-cell table:style-name="ce560"/>
          <table:table-cell table:style-name="ce62" table:content-validation-name="val56" office:value-type="string" calcext:value-type="string">
            <text:p>Max</text:p>
          </table:table-cell>
          <table:table-cell table:style-name="ce62" table:content-validation-name="val56" office:value-type="string" calcext:value-type="string">
            <text:p>Fok</text:p>
          </table:table-cell>
          <table:table-cell table:style-name="ce158" table:content-validation-name="val56" office:value-type="string" calcext:value-type="string">
            <text:p>KP</text:p>
          </table:table-cell>
          <table:table-cell table:style-name="ce355" table:content-validation-name="val56"/>
          <table:table-cell table:style-name="ce483" office:value-type="string" calcext:value-type="string" table:number-columns-spanned="4" table:number-rows-spanned="1">
            <text:p>Maradt Szabad Pont</text:p>
          </table:table-cell>
          <table:covered-table-cell table:style-name="ce930"/>
          <table:covered-table-cell table:style-name="ce543"/>
          <table:covered-table-cell/>
          <table:table-cell table:style-name="ce575" table:content-validation-name="val98" table:formula="of:=[.L7]-SUM([.K11:.K24])-SUM([.K28:.K34])-SUM([.K38:.K46])" office:value-type="float" office:value="6" calcext:value-type="float">
            <text:p>6</text:p>
          </table:table-cell>
          <table:table-cell table:number-columns-repeated="16372"/>
        </table:table-row>
        <table:table-row table:style-name="ro1">
          <table:table-cell table:style-name="ce272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9]) ;&quot;&quot;;VLOOKUP([.$A9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9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477" table:number-columns-spanned="5" table:number-rows-spanned="1"/>
          <table:covered-table-cell table:number-columns-repeated="2"/>
          <table:covered-table-cell table:style-name="ce936"/>
          <table:covered-table-cell table:style-name="ce563"/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0]) ;&quot;&quot;;VLOOKUP([.$A10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0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776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818"/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Kiterjeszti ezt a képzettséget / egyebet: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1]) ;&quot;&quot;;VLOOKUP([.$A11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1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1]); &quot;-&quot;; VLOOKUP([.$H1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2]) ;&quot;&quot;;VLOOKUP([.$A12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2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2]); &quot;-&quot;; VLOOKUP([.$H1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3]) ;&quot;&quot;;VLOOKUP([.$A13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3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3]); &quot;-&quot;; VLOOKUP([.$H1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4]) ;&quot;&quot;;VLOOKUP([.$A14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4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4]); &quot;-&quot;; VLOOKUP([.$H1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5]) ;&quot;&quot;;VLOOKUP([.$A15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5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5]); &quot;-&quot;; VLOOKUP([.$H15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6]) ;&quot;&quot;;VLOOKUP([.$A16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6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6]); &quot;-&quot;; VLOOKUP([.$H16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7]) ;&quot;&quot;;VLOOKUP([.$A17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7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7]); &quot;-&quot;; VLOOKUP([.$H17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35" table:content-validation-name="val68" table:number-columns-spanned="3" table:number-rows-spanned="1"/>
          <table:covered-table-cell table:style-name="ce283" table:content-validation-name="val56"/>
          <table:covered-table-cell table:style-name="ce560"/>
          <table:table-cell table:style-name="ce291" table:content-validation-name="val77" table:formula="of:=IF(ISBLANK([.$A18]) ;&quot;&quot;;VLOOKUP([.$A18];fortelyok_altalanos_full;2;0))">
            <text:p/>
          </table:table-cell>
          <table:table-cell table:style-name="ce499" table:content-validation-name="val56"/>
          <table:table-cell table:style-name="ce299" table:content-validation-name="val48" table:formula="of:=[.$E18]*[$Data.$K$13]" office:value-type="float" office:value="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8]); &quot;-&quot;; VLOOKUP([.$H18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office:value-type="string" calcext:value-type="string" table:number-columns-spanned="3" table:number-rows-spanned="1">
            <text:p>Tartós sérülés</text:p>
          </table:table-cell>
          <table:covered-table-cell table:style-name="ce284"/>
          <table:covered-table-cell table:style-name="ce560"/>
          <table:table-cell table:style-name="ce121" table:content-validation-name="val77" office:value-type="float" office:value="5" calcext:value-type="float">
            <text:p>5</text:p>
          </table:table-cell>
          <table:table-cell table:style-name="ce499" table:content-validation-name="val78"/>
          <table:table-cell table:style-name="ce446" table:content-validation-name="val48" table:formula="of:=-[.$E19]*[$Data.$K$29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19]); &quot;-&quot;; VLOOKUP([.$H19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table:content-validation-name="val69" office:value-type="string" calcext:value-type="string" table:number-columns-spanned="3" table:number-rows-spanned="1">
            <text:p>Vaksá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99" table:content-validation-name="val79"/>
          <table:table-cell table:style-name="ce446" table:content-validation-name="val48" table:formula="of:=-[.$E20]*[$Data.$K$27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0]); &quot;-&quot;; VLOOKUP([.$H20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756" table:content-validation-name="val70" office:value-type="string" calcext:value-type="string" table:number-columns-spanned="3" table:number-rows-spanned="1">
            <text:p>Süketség</text:p>
          </table:table-cell>
          <table:covered-table-cell table:style-name="ce285" table:content-validation-name="val75"/>
          <table:covered-table-cell table:style-name="ce560"/>
          <table:table-cell table:style-name="ce121" table:content-validation-name="val77" office:value-type="float" office:value="1" calcext:value-type="float">
            <text:p>1</text:p>
          </table:table-cell>
          <table:table-cell table:style-name="ce499" table:content-validation-name="val80"/>
          <table:table-cell table:style-name="ce446" table:content-validation-name="val48" table:formula="of:=-[.$E21]*[$Data.$K$28]" office:value-type="float" office:value="-0" calcext:value-type="float">
            <text:p>0</text:p>
          </table:table-cell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1]); &quot;-&quot;; VLOOKUP([.$H21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0" table:content-validation-name="val56" table:number-columns-spanned="6" table:number-rows-spanned="1"/>
          <table:covered-table-cell table:style-name="ce357" table:content-validation-name="val56"/>
          <table:covered-table-cell table:style-name="ce372" table:content-validation-name="val56"/>
          <table:covered-table-cell table:style-name="ce378" table:content-validation-name="val56"/>
          <table:covered-table-cell table:style-name="ce357" table:content-validation-name="val56"/>
          <table:covered-table-cell table:style-name="ce372" table:content-validation-name="val56"/>
          <table:table-cell table:style-name="ce355" table:content-validation-name="val56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2]); &quot;-&quot;; VLOOKUP([.$H22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3">
          <table:table-cell table:style-name="ce331" table:content-validation-name="val56" office:value-type="string" calcext:value-type="string" table:number-columns-spanned="6" table:number-rows-spanned="1">
            <text:p>Szekunder Képzettségek</text:p>
          </table:table-cell>
          <table:covered-table-cell table:number-columns-repeated="3" table:style-name="ce360" table:content-validation-name="val56"/>
          <table:covered-table-cell table:style-name="ce373" table:content-validation-name="val56"/>
          <table:covered-table-cell table:style-name="ce434"/>
          <table:table-cell table:style-name="ce705"/>
          <table:table-cell table:style-name="ce913" table:content-validation-name="val84" table:number-columns-spanned="3" table:number-rows-spanned="1"/>
          <table:covered-table-cell table:style-name="ce931" table:content-validation-name="val84"/>
          <table:covered-table-cell table:style-name="ce931" table:content-validation-name="val87"/>
          <table:table-cell table:style-name="ce261" table:content-validation-name="val93"/>
          <table:table-cell table:style-name="ce585" table:formula="of:=IF(ISBLANK([.$H23]); &quot;-&quot;; VLOOKUP([.$H23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2">
          <table:table-cell table:style-name="ce332" table:content-validation-name="val56" office:value-type="string" calcext:value-type="string" table:number-columns-spanned="4" table:number-rows-spanned="1">
            <text:p>Név</text:p>
          </table:table-cell>
          <table:covered-table-cell table:number-columns-repeated="2" table:style-name="ce656" table:content-validation-name="val56"/>
          <table:covered-table-cell/>
          <table:table-cell table:style-name="ce656" table:content-validation-name="val56" office:value-type="string" calcext:value-type="string">
            <text:p>Szint</text:p>
          </table:table-cell>
          <table:table-cell table:style-name="ce463" table:content-validation-name="val56" office:value-type="string" calcext:value-type="string">
            <text:p>KP</text:p>
          </table:table-cell>
          <table:table-cell/>
          <table:table-cell table:style-name="ce501" table:content-validation-name="val84" table:number-columns-spanned="3" table:number-rows-spanned="1"/>
          <table:covered-table-cell table:style-name="ce932" table:content-validation-name="val84"/>
          <table:covered-table-cell table:style-name="ce932" table:content-validation-name="val87"/>
          <table:table-cell table:style-name="ce261" table:content-validation-name="val93"/>
          <table:table-cell table:style-name="ce585" table:formula="of:=IF(ISBLANK([.$H24]); &quot;-&quot;; VLOOKUP([.$H24];hatterek_szabad_all; 2; 0))" office:value-type="string" office:string-value="-" calcext:value-type="string">
            <text:p>-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5]&gt;0;VLOOKUP([.$E2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45" office:value-type="string" calcext:value-type="string" table:number-columns-spanned="5" table:number-rows-spanned="1">
            <text:p>Kultúrkör Szabad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6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6]&gt;0;VLOOKUP([.$E2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1" office:value-type="string" calcext:value-type="string" table:number-columns-spanned="2" table:number-rows-spanned="1">
            <text:p>Kultúrkör</text:p>
          </table:table-cell>
          <table:covered-table-cell/>
          <table:table-cell table:style-name="ce516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81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7]&gt;0;VLOOKUP([.$E2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4" table:content-validation-name="val85" office:value-type="string" calcext:value-type="string" table:number-columns-spanned="2" table:number-rows-spanned="1">
            <text:p>saját kultúrkör</text:p>
          </table:table-cell>
          <table:covered-table-cell table:style-name="ce930"/>
          <table:table-cell table:style-name="ce522" table:content-validation-name="val88" office:value-type="float" office:value="3" calcext:value-type="float">
            <text:p>3</text:p>
          </table:table-cell>
          <table:table-cell table:style-name="ce957" table:content-validation-name="val94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8]&gt;0;VLOOKUP([.$E2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89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29]&gt;0;VLOOKUP([.$E2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0]&gt;0;VLOOKUP([.$E3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1]&gt;0;VLOOKUP([.$E3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26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2]&gt;0;VLOOKUP([.$E3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3]&gt;0;VLOOKUP([.$E3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4]&gt;0;VLOOKUP([.$E3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913" table:content-validation-name="val86" table:number-columns-spanned="2" table:number-rows-spanned="1"/>
          <table:covered-table-cell table:style-name="ce930"/>
          <table:table-cell table:style-name="ce931" table:content-validation-name="val90"/>
          <table:table-cell table:style-name="ce931" table:content-validation-name="val95"/>
          <table:table-cell table:style-name="ce547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5]&gt;0;VLOOKUP([.$E3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496" office:value-type="string" calcext:value-type="string" table:number-columns-spanned="5" table:number-rows-spanned="1">
            <text:p>Helyismeret Szabad Hátterek</text:p>
          </table:table-cell>
          <table:covered-table-cell table:style-name="ce930"/>
          <table:covered-table-cell table:style-name="ce543"/>
          <table:covered-table-cell table:style-name="ce561"/>
          <table:covered-table-cell table:style-name="ce479"/>
          <table:table-cell table:number-columns-repeated="16372"/>
        </table:table-row>
        <table:table-row table:style-name="ro1">
          <table:table-cell table:style-name="ce662" table:content-validation-name="val71" table:number-columns-spanned="4" table:number-rows-spanned="1"/>
          <table:covered-table-cell table:number-columns-repeated="2" table:style-name="ce813" table:content-validation-name="val76"/>
          <table:covered-table-cell table:content-validation-name="val76"/>
          <table:table-cell table:style-name="ce407" table:content-validation-name="val65" office:value-type="float" office:value="0" calcext:value-type="float">
            <text:p>0</text:p>
          </table:table-cell>
          <table:table-cell table:style-name="ce421" table:content-validation-name="val82" table:formula="of:=IF([.$E36]&gt;0;VLOOKUP([.$E3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776" office:value-type="string" calcext:value-type="string" table:number-columns-spanned="2" table:number-rows-spanned="1">
            <text:p>Hely</text:p>
          </table:table-cell>
          <table:covered-table-cell table:style-name="ce930"/>
          <table:table-cell table:style-name="ce818" office:value-type="string" calcext:value-type="string">
            <text:p>Fok</text:p>
          </table:table-cell>
          <table:table-cell table:style-name="ce564" office:value-type="string" calcext:value-type="string">
            <text:p>SzP</text:p>
          </table:table-cell>
          <table:table-cell table:style-name="ce576" office:value-type="string" calcext:value-type="string">
            <text:p>Megjegyzés, eredet</text:p>
          </table:table-cell>
          <table:table-cell table:number-columns-repeated="16372"/>
        </table:table-row>
        <table:table-row table:style-name="ro1">
          <table:table-cell table:style-name="ce665" table:content-validation-name="val72" table:number-columns-spanned="4" table:number-rows-spanned="1"/>
          <table:covered-table-cell table:number-columns-repeated="2" table:style-name="ce362" table:content-validation-name="val56"/>
          <table:covered-table-cell table:style-name="ce406"/>
          <table:table-cell table:style-name="ce440" table:content-validation-name="val65" office:value-type="float" office:value="0" calcext:value-type="float">
            <text:p>0</text:p>
          </table:table-cell>
          <table:table-cell table:style-name="ce480" table:content-validation-name="val82" table:formula="of:=IF([.$E37]&gt;0;VLOOKUP([.$E3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04" table:content-validation-name="val56" office:value-type="string" calcext:value-type="string" table:number-columns-spanned="2" table:number-rows-spanned="1">
            <text:p>saját város</text:p>
          </table:table-cell>
          <table:covered-table-cell table:style-name="ce930"/>
          <table:table-cell table:style-name="ce527" table:content-validation-name="val91" office:value-type="float" office:value="3" calcext:value-type="float">
            <text:p>3</text:p>
          </table:table-cell>
          <table:table-cell table:style-name="ce957" table:content-validation-name="val96" office:value-type="float" office:value="0" calcext:value-type="float">
            <text:p>0</text:p>
          </table:table-cell>
          <table:table-cell table:style-name="ce583"/>
          <table:table-cell table:number-columns-repeated="16372"/>
        </table:table-row>
        <table:table-row table:style-name="ro2">
          <table:table-cell table:style-name="ce338" table:number-columns-spanned="6" table:number-rows-spanned="1"/>
          <table:covered-table-cell table:number-columns-repeated="5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776" office:value-type="string" calcext:value-type="string" table:number-columns-spanned="2" table:number-rows-spanned="1">
            <text:p>Név</text:p>
          </table:table-cell>
          <table:covered-table-cell table:style-name="ce818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444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51" table:content-validation-name="val73" table:number-columns-spanned="2" table:number-rows-spanned="1"/>
          <table:covered-table-cell table:style-name="ce389" table:content-validation-name="val73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913" table:content-validation-name="val56" table:number-columns-spanned="2" table:number-rows-spanned="1"/>
          <table:covered-table-cell table:style-name="ce930" table:content-validation-name="val56"/>
          <table:table-cell table:style-name="ce931" table:content-validation-name="val92"/>
          <table:table-cell table:style-name="ce931" table:content-validation-name="val97"/>
          <table:table-cell table:style-name="ce547"/>
          <table:table-cell table:number-columns-repeated="16372"/>
        </table:table-row>
        <table:table-row table:style-name="ro2">
          <table:table-cell table:style-name="ce366" table:content-validation-name="val74" table:number-columns-spanned="2" table:number-rows-spanned="1"/>
          <table:covered-table-cell table:style-name="ce390" table:content-validation-name="val73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05" table:content-validation-name="val56" table:number-columns-spanned="2" table:number-rows-spanned="1"/>
          <table:covered-table-cell table:style-name="ce520" table:content-validation-name="val56"/>
          <table:table-cell table:style-name="ce932" table:content-validation-name="val92"/>
          <table:table-cell table:style-name="ce932" table:content-validation-name="val97"/>
          <table:table-cell table:style-name="ce562"/>
          <table:table-cell table:number-columns-repeated="16372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átterek.F9:Hátterek.F18">
            <calcext:condition calcext:apply-style-name="Warning_Fortély" calcext:value="formula-is([$Hátterek.$E9]&gt;[$Hátterek.$D9])" calcext:base-cell-address="Hátterek.F9"/>
          </calcext:conditional-format>
          <calcext:conditional-format calcext:target-range-address="Hátterek.E25:Hátterek.E37">
            <calcext:condition calcext:apply-style-name="Warning_szinttúlépés" calcext:value="&gt;[$Alapértékek.$J$8]" calcext:base-cell-address="Hátterek.E25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4:Harcértékek.D54">
        <office:forms form:automatic-focus="false" form:apply-design-mode="false"/>
        <table:table-column table:style-name="co49" table:default-cell-style-name="ce1057"/>
        <table:table-column table:style-name="co50" table:default-cell-style-name="ce1057"/>
        <table:table-column table:style-name="co51" table:default-cell-style-name="ce1057"/>
        <table:table-column table:style-name="co52" table:default-cell-style-name="ce1057"/>
        <table:table-column table:style-name="co53" table:number-columns-repeated="5" table:default-cell-style-name="ce1057"/>
        <table:table-column table:style-name="co59" table:default-cell-style-name="ce1057"/>
        <table:table-column table:style-name="co14" table:default-cell-style-name="ce1057"/>
        <table:table-column table:style-name="co60" table:default-cell-style-name="ce1057"/>
        <table:table-column table:style-name="co61" table:default-cell-style-name="ce1057"/>
        <table:table-column table:style-name="co62" table:default-cell-style-name="ce1057"/>
        <table:table-column table:style-name="co63" table:default-cell-style-name="ce1057"/>
        <table:table-column table:style-name="co64" table:default-cell-style-name="ce894"/>
        <table:table-column table:style-name="co65" table:default-cell-style-name="ce909"/>
        <table:table-column table:style-name="co37" table:number-columns-repeated="239" table:default-cell-style-name="ce1057"/>
        <table:table-column table:style-name="co14" table:number-columns-repeated="16128" table:default-cell-style-name="ce1057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974"/>
          <table:covered-table-cell table:number-columns-repeated="5" table:style-name="ce1063"/>
          <table:covered-table-cell table:number-columns-repeated="2" table:style-name="ce97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4">
          <table:table-cell table:style-name="ce974"/>
          <table:table-cell table:style-name="ce974" table:number-columns-spanned="6" table:number-rows-spanned="1"/>
          <table:covered-table-cell table:number-columns-repeated="5" table:style-name="ce974"/>
          <table:table-cell table:style-name="ce974" table:number-columns-repeated="8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5">
          <table:table-cell table:style-name="ce431"/>
          <table:table-cell table:style-name="ce1058" table:content-validation-name="val107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1058" table:content-validation-name="val132" office:value-type="string" calcext:value-type="string">
            <text:p>Módosítók</text:p>
          </table:table-cell>
          <table:table-cell table:style-name="ce1058" table:content-validation-name="val139" office:value-type="string" calcext:value-type="string">
            <text:p>Összesen</text:p>
          </table:table-cell>
          <table:table-cell table:style-name="ce974"/>
          <table:table-cell table:style-name="ce1119" office:value-type="string" calcext:value-type="string" table:number-columns-spanned="2" table:number-rows-spanned="1">
            <text:p>Összesen felvett HM:</text:p>
          </table:table-cell>
          <table:covered-table-cell table:style-name="ce974"/>
          <table:table-cell table:style-name="ce790" table:content-validation-name="val162" table:formula="of:=SUM([.B5:.B6])" office:value-type="float" office:value="25" calcext:value-type="float">
            <text:p>25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484" office:value-type="string" calcext:value-type="string">
            <text:p>-</text:p>
          </table:table-cell>
          <table:table-cell table:style-name="ce1098" table:content-validation-name="val122" office:value-type="float" office:value="10" calcext:value-type="float">
            <text:p>10</text:p>
          </table:table-cell>
          <table:table-cell table:style-name="ce1098" table:content-validation-name="val133" table:formula="of:=([Alapértékek.C21])+([Alapértékek.C22])+[Alapértékek.$D$8]+(4*[Alapértékek.D34])" office:value-type="float" office:value="15" calcext:value-type="float">
            <text:p>15</text:p>
          </table:table-cell>
          <table:table-cell table:style-name="ce1142" table:content-validation-name="val140" table:formula="of:=[.C4]+[.D4]" office:value-type="float" office:value="25" calcext:value-type="float">
            <text:p>25</text:p>
          </table:table-cell>
          <table:table-cell table:style-name="ce974"/>
          <table:table-cell table:style-name="ce1119" office:value-type="string" calcext:value-type="string" table:number-columns-spanned="2" table:number-rows-spanned="1">
            <text:p>Max felvehető HM:</text:p>
          </table:table-cell>
          <table:covered-table-cell table:style-name="ce974"/>
          <table:table-cell table:style-name="ce1257" table:content-validation-name="val163" table:formula="of:=[Data.K19]*[Alapértékek.D8]" office:value-type="float" office:value="60" calcext:value-type="float">
            <text:p>60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975" table:content-validation-name="val108" office:value-type="float" office:value="15" calcext:value-type="float">
            <text:p>15</text:p>
          </table:table-cell>
          <table:table-cell table:style-name="ce1098" table:content-validation-name="val122" office:value-type="float" office:value="20" calcext:value-type="float">
            <text:p>20</text:p>
          </table:table-cell>
          <table:table-cell table:style-name="ce1098" table:content-validation-name="val134" table:formula="of:=2*([Alapértékek.$C$18]+[Alapértékek.$C$20]+[Alapértékek.$C$21])" office:value-type="float" office:value="12" calcext:value-type="float">
            <text:p>12</text:p>
          </table:table-cell>
          <table:table-cell table:style-name="ce1142" table:content-validation-name="val141" table:formula="of:=[.C5]+[.B5]+[.D5]" office:value-type="float" office:value="47" calcext:value-type="float">
            <text:p>47</text:p>
          </table:table-cell>
          <table:table-cell table:style-name="ce974" table:number-columns-repeated="5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497" table:content-validation-name="val109" office:value-type="float" office:value="10" calcext:value-type="float">
            <text:p>10</text:p>
          </table:table-cell>
          <table:table-cell table:style-name="ce1098" table:content-validation-name="val122" office:value-type="float" office:value="120" calcext:value-type="float">
            <text:p>120</text:p>
          </table:table-cell>
          <table:table-cell table:style-name="ce1098" table:content-validation-name="val135" table:formula="of:=2*([Alapértékek.$C$20]+[Alapértékek.$C$21])" office:value-type="float" office:value="12" calcext:value-type="float">
            <text:p>12</text:p>
          </table:table-cell>
          <table:table-cell table:style-name="ce1142" table:content-validation-name="val142" table:formula="of:=[.C6]+[.B6]+[.D6]" office:value-type="float" office:value="142" calcext:value-type="float">
            <text:p>142</text:p>
          </table:table-cell>
          <table:table-cell table:style-name="ce974" table:number-columns-repeated="5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7">
          <table:table-cell table:style-name="ce974" table:number-columns-repeated="6"/>
          <table:table-cell table:style-name="ce1119" office:value-type="string" calcext:value-type="string" table:number-columns-spanned="2" table:number-rows-spanned="1">
            <text:p>Össz felvett CM:</text:p>
          </table:table-cell>
          <table:covered-table-cell table:style-name="ce974"/>
          <table:table-cell table:style-name="ce792" table:content-validation-name="val45" table:formula="of:=[.B8]" office:value-type="float" office:value="20" calcext:value-type="float">
            <text:p>20 HM</text:p>
          </table:table-cell>
          <table:table-cell table:style-name="ce974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00" table:content-validation-name="val110" office:value-type="float" office:value="20" calcext:value-type="float">
            <text:p>20</text:p>
          </table:table-cell>
          <table:table-cell table:style-name="ce1098" table:content-validation-name="val123" table:formula="of:=[Data.K16]" office:value-type="float" office:value="-30" calcext:value-type="float">
            <text:p>-30</text:p>
          </table:table-cell>
          <table:table-cell table:style-name="ce507" table:content-validation-name="val136" table:formula="of:=2*[Alapértékek.C24]" office:value-type="float" office:value="2" calcext:value-type="float">
            <text:p>2</text:p>
          </table:table-cell>
          <table:table-cell table:style-name="ce1142" table:content-validation-name="val143" table:formula="of:=[.C8]+[.B8]+[.D8]" office:value-type="float" office:value="-8" calcext:value-type="float">
            <text:p>-8</text:p>
          </table:table-cell>
          <table:table-cell table:style-name="ce974"/>
          <table:table-cell table:style-name="ce1119" office:value-type="string" calcext:value-type="string" table:number-columns-spanned="2" table:number-rows-spanned="1">
            <text:p>Max felvehető CM:</text:p>
          </table:table-cell>
          <table:covered-table-cell table:style-name="ce974"/>
          <table:table-cell table:style-name="ce1257" table:content-validation-name="val164" table:formula="of:=[Data.K22]*[Alapértékek.$D$8]" office:value-type="float" office:value="24" calcext:value-type="float">
            <text:p>24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74" table:number-columns-spanned="9" table:number-rows-spanned="1"/>
          <table:covered-table-cell table:number-columns-repeated="5" table:style-name="ce1063"/>
          <table:covered-table-cell table:number-columns-repeated="3" table:style-name="ce97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06" table:content-validation-name="val45" table:formula="of:=[Alapértékek.E10]" office:value-type="float" office:value="-1" calcext:value-type="float">
            <text:p>-1</text:p>
          </table:table-cell>
          <table:table-cell table:style-name="ce974"/>
          <table:table-cell table:style-name="ce1119" office:value-type="string" calcext:value-type="string">
            <text:p>KP HM-re:</text:p>
          </table:table-cell>
          <table:table-cell table:style-name="ce658" table:content-validation-name="val144" table:formula="of:=[.I3]*[Data.K18]+[.I7]*[Data.K21]" office:value-type="float" office:value="225" calcext:value-type="float">
            <text:p>225 KP</text:p>
          </table:table-cell>
          <table:table-cell table:style-name="ce974"/>
          <table:table-cell table:style-name="ce1119" office:value-type="string" calcext:value-type="string" table:number-columns-spanned="2" table:number-rows-spanned="1">
            <text:p>Átlag HM</text:p>
          </table:table-cell>
          <table:covered-table-cell table:style-name="ce974"/>
          <table:table-cell table:style-name="ce793" table:content-validation-name="val165" table:formula="of:=(([.I3]+[.I7])/[Alapértékek.D8])" office:value-type="float" office:value="7.5" calcext:value-type="float">
            <text:p>7.5 HM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1"/>
          <table:table-cell table:style-name="ce981" table:number-columns-spanned="6" table:number-rows-spanned="1"/>
          <table:covered-table-cell table:number-columns-repeated="5" table:style-name="ce981"/>
          <table:table-cell table:style-name="ce981" table:number-columns-repeated="8"/>
          <table:table-cell table:style-name="ce840"/>
          <table:table-cell table:style-name="ce633"/>
          <table:table-cell table:style-name="ce981" table:number-columns-repeated="239"/>
          <table:table-cell table:number-columns-repeated="16128"/>
        </table:table-row>
        <table:table-row table:style-name="ro36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974"/>
          <table:table-cell/>
          <table:table-cell table:style-name="ce974" table:number-columns-repeated="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7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99" table:content-validation-name="val124" office:value-type="string" calcext:value-type="string">
            <text:p>Szint</text:p>
          </table:table-cell>
          <table:table-cell table:style-name="ce1099" office:value-type="string" calcext:value-type="string">
            <text:p>KÉ</text:p>
          </table:table-cell>
          <table:table-cell table:style-name="ce1099" office:value-type="string" calcext:value-type="string">
            <text:p>TÉ/CÉ</text:p>
          </table:table-cell>
          <table:table-cell table:style-name="ce1099" office:value-type="string" calcext:value-type="string">
            <text:p>VÉ</text:p>
          </table:table-cell>
          <table:table-cell table:style-name="ce1099" table:content-validation-name="val150" office:value-type="string" calcext:value-type="string">
            <text:p>Harckeret</text:p>
          </table:table-cell>
          <table:table-cell table:style-name="ce1099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6"/>
          <table:table-cell table:style-name="ce887"/>
          <table:table-cell table:style-name="ce895"/>
          <table:table-cell table:style-name="ce827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4" table:formula="of:=[Alapértékek.$J16]" office:value-type="float" office:value="9" calcext:value-type="float">
            <text:p>9</text:p>
          </table:table-cell>
          <table:table-cell table:style-name="ce618" table:content-validation-name="val45" table:formula="of:=VLOOKUP([.$C14];harcmodorok;2)+[.$E$4]" office:value-type="float" office:value="31" calcext:value-type="float">
            <text:p>31</text:p>
          </table:table-cell>
          <table:table-cell table:style-name="ce618" table:content-validation-name="val45" table:formula="of:=VLOOKUP([.$C14];harcmodorok;3)+[.$E$5]" office:value-type="float" office:value="65" calcext:value-type="float">
            <text:p>65</text:p>
          </table:table-cell>
          <table:table-cell table:style-name="ce618" table:content-validation-name="val45" table:formula="of:=VLOOKUP([.$C14];harcmodorok;4)+[.$E$6]" office:value-type="float" office:value="160" calcext:value-type="float">
            <text:p>160</text:p>
          </table:table-cell>
          <table:table-cell table:style-name="ce618" table:content-validation-name="val150" table:formula="of:=[.C14]+[Alapértékek.$C$21]" office:value-type="float" office:value="11" calcext:value-type="float">
            <text:p>11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4" table:formula="of:=[Alapértékek.$J17]" office:value-type="float" office:value="4" calcext:value-type="float">
            <text:p>4</text:p>
          </table:table-cell>
          <table:table-cell table:style-name="ce618" table:content-validation-name="val45" table:formula="of:=VLOOKUP([.$C15];harcmodorok;2)+[.$E$4]" office:value-type="float" office:value="26" calcext:value-type="float">
            <text:p>26</text:p>
          </table:table-cell>
          <table:table-cell table:style-name="ce618" table:content-validation-name="val45" table:formula="of:=VLOOKUP([.$C15];harcmodorok;3)+[.$E$5]" office:value-type="float" office:value="50" calcext:value-type="float">
            <text:p>50</text:p>
          </table:table-cell>
          <table:table-cell table:style-name="ce618" table:content-validation-name="val45" table:formula="of:=VLOOKUP([.$C15];harcmodorok;4)+[.$E$6]" office:value-type="float" office:value="145" calcext:value-type="float">
            <text:p>145</text:p>
          </table:table-cell>
          <table:table-cell table:style-name="ce618" table:content-validation-name="val150" table:formula="of:=[.C15]+[Alapértékek.$C$21]" office:value-type="float" office:value="6" calcext:value-type="float">
            <text:p>6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4" table:formula="of:=[Alapértékek.$J18]" office:value-type="float" office:value="0" calcext:value-type="float">
            <text:p>0</text:p>
          </table:table-cell>
          <table:table-cell table:style-name="ce618" table:content-validation-name="val45" table:formula="of:=VLOOKUP([.$C16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6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6];harcmodorok;4)+[.$E$6]" office:value-type="float" office:value="112" calcext:value-type="float">
            <text:p>112</text:p>
          </table:table-cell>
          <table:table-cell table:style-name="ce618" table:content-validation-name="val150" table:formula="of:=[.C16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4" table:formula="of:=[Alapértékek.$J19]" office:value-type="float" office:value="0" calcext:value-type="float">
            <text:p>0</text:p>
          </table:table-cell>
          <table:table-cell table:style-name="ce618" table:content-validation-name="val45" table:formula="of:=VLOOKUP([.$C17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7];harcmodorok;3)+[.$E$5]" office:value-type="float" office:value="17" calcext:value-type="float">
            <text:p>17</text:p>
          </table:table-cell>
          <table:table-cell table:style-name="ce618" table:content-validation-name="val45" table:formula="of:=VLOOKUP([.$C17];harcmodorok;4)+[.$E$6]" office:value-type="float" office:value="112" calcext:value-type="float">
            <text:p>112</text:p>
          </table:table-cell>
          <table:table-cell table:style-name="ce618" table:content-validation-name="val150" table:formula="of:=[.C17]+[Alapértékek.$C$21]" office:value-type="float" office:value="2" calcext:value-type="float">
            <text:p>2</text:p>
          </table:table-cell>
          <table:table-cell table:style-name="ce759" table:content-validation-name="val45" office:value-type="string" calcext:value-type="string" table:number-columns-spanned="2" table:number-rows-spanned="1">
            <text:p>-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4" table:formula="of:=[Alapértékek.$J20]" office:value-type="float" office:value="6" calcext:value-type="float">
            <text:p>6</text:p>
          </table:table-cell>
          <table:table-cell table:style-name="ce618" table:content-validation-name="val45" table:formula="of:=VLOOKUP([.$C18];harcmodorok;2)+[.$E$4]" office:value-type="float" office:value="28" calcext:value-type="float">
            <text:p>28</text:p>
          </table:table-cell>
          <table:table-cell table:style-name="ce618" table:content-validation-name="val45" table:formula="of:=VLOOKUP([.$C18];harcmodorok;3)+[.$E$8]" office:value-type="float" office:value="1" calcext:value-type="float">
            <text:p>1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8" calcext:value-type="float">
            <text:p>8</text:p>
          </table:table-cell>
          <table:table-cell table:style-name="ce759" table:content-validation-name="val45" table:formula="of:=VLOOKUP([.$C18];harcmodorok;4)+[.$E$8]" office:value-type="float" office:value="1" calcext:value-type="float" table:number-columns-spanned="2" table:number-rows-spanned="1">
            <text:p>1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4" table:formula="of:=[Alapértékek.$J21]" office:value-type="float" office:value="0" calcext:value-type="float">
            <text:p>0</text:p>
          </table:table-cell>
          <table:table-cell table:style-name="ce618" table:content-validation-name="val45" table:formula="of:=VLOOKUP([.$C19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19];harcmodorok;3)+[.$E$8]" office:value-type="float" office:value="-38" calcext:value-type="float">
            <text:p>-3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2" calcext:value-type="float">
            <text:p>2</text:p>
          </table:table-cell>
          <table:table-cell table:style-name="ce759" table:content-validation-name="val45" table:formula="of:=VLOOKUP([.$C19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4" table:formula="of:=[Alapértékek.$J22]" office:value-type="float" office:value="0" calcext:value-type="float">
            <text:p>0</text:p>
          </table:table-cell>
          <table:table-cell table:style-name="ce618" table:content-validation-name="val45" table:formula="of:=VLOOKUP([.$C20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0];harcmodorok;3)+[.$E$8]" office:value-type="float" office:value="-38" calcext:value-type="float">
            <text:p>-3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0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797" table:content-validation-name="val4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37" office:value-type="string" calcext:value-type="string" table:number-columns-spanned="2" table:number-rows-spanned="1">
            <text:p>Mágkus célzás</text:p>
          </table:table-cell>
          <table:covered-table-cell table:style-name="ce508"/>
          <table:table-cell table:style-name="ce579" table:content-validation-name="val124" table:formula="of:=[Alapértékek.$J24]" office:value-type="float" office:value="0" calcext:value-type="float">
            <text:p>0</text:p>
          </table:table-cell>
          <table:table-cell table:style-name="ce618" table:content-validation-name="val45" table:formula="of:=VLOOKUP([.$C21];harcmodorok;2)+[.$E$4]" office:value-type="float" office:value="5" calcext:value-type="float">
            <text:p>5</text:p>
          </table:table-cell>
          <table:table-cell table:style-name="ce618" table:content-validation-name="val45" table:formula="of:=VLOOKUP([.$C21];harcmodorok;3)+[.$E$8]" office:value-type="float" office:value="-38" calcext:value-type="float">
            <text:p>-38</text:p>
          </table:table-cell>
          <table:table-cell table:style-name="ce618" table:content-validation-name="val45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2" calcext:value-type="float">
            <text:p>2</text:p>
          </table:table-cell>
          <table:table-cell table:style-name="ce759" table:content-validation-name="val45" table:formula="of:=VLOOKUP([.$C21];harcmodorok;4)+[.$E$8]" office:value-type="float" office:value="-38" calcext:value-type="float" table:number-columns-spanned="2" table:number-rows-spanned="1">
            <text:p>-38</text:p>
          </table:table-cell>
          <table:covered-table-cell table:style-name="ce797" table:content-validation-name="val45"/>
          <table:table-cell table:style-name="ce974" table:number-columns-repeated="2"/>
          <table:table-cell table:number-columns-repeated="2"/>
          <table:table-cell table:style-name="ce974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8">
          <table:table-cell table:style-name="ce981" table:number-columns-spanned="9" table:number-rows-spanned="1"/>
          <table:covered-table-cell table:number-columns-repeated="7" table:style-name="ce981"/>
          <table:covered-table-cell table:style-name="ce1265"/>
          <table:table-cell table:style-name="ce981"/>
          <table:table-cell table:style-name="ce840"/>
          <table:table-cell table:number-columns-repeated="2"/>
          <table:table-cell table:style-name="ce840" table:number-columns-repeated="3"/>
          <table:table-cell table:style-name="ce633"/>
          <table:table-cell table:style-name="ce981" table:number-columns-repeated="239"/>
          <table:table-cell table:number-columns-repeated="1612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1067"/>
          <table:covered-table-cell table:number-columns-repeated="5" table:style-name="ce580"/>
          <table:covered-table-cell table:style-name="ce1067"/>
          <table:covered-table-cell table:style-name="ce1186"/>
          <table:table-cell table:style-name="ce830"/>
          <table:table-cell table:style-name="ce840"/>
          <table:table-cell table:number-columns-repeated="2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6" table:content-validation-name="val56" office:value-type="string" calcext:value-type="string">
            <text:p>Fegyver</text:p>
          </table:table-cell>
          <table:table-cell table:style-name="ce1068" table:content-validation-name="val56" office:value-type="string" calcext:value-type="string">
            <text:p>Sebesség</text:p>
          </table:table-cell>
          <table:table-cell table:style-name="ce110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102" office:value-type="string" calcext:value-type="string">
            <text:p>SP</text:p>
          </table:table-cell>
          <table:table-cell table:style-name="ce1102" office:value-type="string" calcext:value-type="string" table:number-columns-spanned="2" table:number-rows-spanned="1">
            <text:p>Komment</text:p>
          </table:table-cell>
          <table:covered-table-cell table:style-name="ce1070"/>
          <table:table-cell table:style-name="ce981"/>
          <table:table-cell table:style-name="ce840"/>
          <table:table-cell table:number-columns-repeated="2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442" table:content-validation-name="val99" office:value-type="string" calcext:value-type="string">
            <text:p>Puszta kéz</text:p>
          </table:table-cell>
          <table:table-cell table:style-name="ce512" table:content-validation-name="val111" table:formula="of:=IFNA(VLOOKUP([.$A25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5];kezifegyverek_all;9;0)+[.$C25]*[Data.$E$44];[Data.$K$37])" office:value-type="float" office:value="-10" calcext:value-type="float">
            <text:p>-10</text:p>
          </table:table-cell>
          <table:table-cell table:style-name="ce1106" table:content-validation-name="val45" table:formula="of:=IFERROR(VLOOKUP([.$A25];kezifegyverek_all;10;0)+[.$C25]*[Data.$E$44];[Data.$K$37])" office:value-type="float" office:value="-10" calcext:value-type="float">
            <text:p>-10</text:p>
          </table:table-cell>
          <table:table-cell table:style-name="ce1106" table:content-validation-name="val45" table:formula="of:=IFERROR(VLOOKUP([.$A25];kezifegyverek_all;11;0)+[.$C25]*[Data.$E$44];[Data.$K$37])" office:value-type="float" office:value="-10" calcext:value-type="float">
            <text:p>-10</text:p>
          </table:table-cell>
          <table:table-cell table:style-name="ce1106" table:content-validation-name="val151" table:formula="of:=(VLOOKUP([.$A25];kezifegyverek_all;3;0)+([.$C25]*[Data.$H$44])+[Data.$K$35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1063"/>
          <table:table-cell table:style-name="ce1063" table:number-columns-repeated="2"/>
          <table:table-cell table:style-name="ce1095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Tőr</text:p>
          </table:table-cell>
          <table:table-cell table:style-name="ce512" table:content-validation-name="val111" table:formula="of:=IFNA(VLOOKUP([.$A26];kezifegyverek_all;12;0);[Data.$K$37])" office:value-type="float" office:value="5" calcext:value-type="float">
            <text:p>5</text:p>
          </table:table-cell>
          <table:table-cell table:style-name="ce747" table:content-validation-name="val126" office:value-type="float" office:value="2" calcext:value-type="float">
            <text:p>2</text:p>
          </table:table-cell>
          <table:table-cell table:style-name="ce1106" table:content-validation-name="val45" table:formula="of:=IFERROR(VLOOKUP([.$A26];kezifegyverek_all;9;0)+[.$C26]*[Data.$E$44];[Data.$K$37])" office:value-type="float" office:value="6" calcext:value-type="float">
            <text:p>6</text:p>
          </table:table-cell>
          <table:table-cell table:style-name="ce1106" table:content-validation-name="val45" table:formula="of:=IFERROR(VLOOKUP([.$A26];kezifegyverek_all;10;0)+[.$C26]*[Data.$E$44];[Data.$K$37])" office:value-type="float" office:value="8" calcext:value-type="float">
            <text:p>8</text:p>
          </table:table-cell>
          <table:table-cell table:style-name="ce1106" table:content-validation-name="val45" table:formula="of:=IFERROR(VLOOKUP([.$A26];kezifegyverek_all;11;0)+[.$C26]*[Data.$E$44];[Data.$K$37])" office:value-type="float" office:value="8" calcext:value-type="float">
            <text:p>8</text:p>
          </table:table-cell>
          <table:table-cell table:style-name="ce1106" table:content-validation-name="val152" table:formula="of:=IF(ISNUMBER(VLOOKUP([.$A26];kezifegyverek_all;3;0))=1;(VLOOKUP([.$A26];kezifegyverek_all;3;0)+[Data.$K$35]+([.$C26]*[Data.$H$44])&amp;IF(VLOOKUP([.$A26];kezifegyverek_all;6;0)=1;&quot;/&quot;&amp;(VLOOKUP([.$A26];kezifegyverek_all;3;0)+[Data.$K$35]+([.$C26]*[Data.$H$44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Data.$K$37])" office:value-type="string" office:string-value="3 S/V" calcext:value-type="string">
            <text:p>3 S/V</text:p>
          </table:table-cell>
          <table:table-cell table:style-name="ce1226" table:content-validation-name="val56" table:formula="of:=COM.MICROSOFT.CONCAT(IF(VLOOKUP([.$A26];kezifegyverek_all;7;0)=1;&quot;MK szabály!&quot;;&quot;&quot;); VLOOKUP([.$A26];kezifegyverek_all;14;0))" office:value-type="string" office:string-value="-" calcext:value-type="string" table:number-columns-spanned="2" table:number-rows-spanned="1">
            <text:p>-</text:p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9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7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7];kezifegyverek_all;9;0)+[.$C27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7];kezifegyverek_all;10;0)+[.$C27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7];kezifegyverek_all;11;0)+[.$C27]*[Data.$E$44];[Data.$K$37])" office:value-type="string" office:string-value="N/A" calcext:value-type="string">
            <text:p>N/A</text:p>
          </table:table-cell>
          <table:table-cell table:style-name="ce1106" table:content-validation-name="val152" table:formula="of:=IF(ISNUMBER(VLOOKUP([.$A27];kezifegyverek_all;3;0))=1;(VLOOKUP([.$A27];kezifegyverek_all;3;0)+[Data.$K$35]+([.$C27]*[Data.$H$44])&amp;IF(VLOOKUP([.$A27];kezifegyverek_all;6;0)=1;&quot;/&quot;&amp;(VLOOKUP([.$A27];kezifegyverek_all;3;0)+[Data.$K$35]+([.$C27]*[Data.$H$44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8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8];kezifegyverek_all;9;0)+[.$C28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8];kezifegyverek_all;10;0)+[.$C28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8];kezifegyverek_all;11;0)+[.$C28]*[Data.$E$44];[Data.$K$37])" office:value-type="string" office:string-value="N/A" calcext:value-type="string">
            <text:p>N/A</text:p>
          </table:table-cell>
          <table:table-cell table:style-name="ce1106" table:content-validation-name="val152" table:formula="of:=IF(ISNUMBER(VLOOKUP([.$A28];kezifegyverek_all;3;0))=1;(VLOOKUP([.$A28];kezifegyverek_all;3;0)+[Data.$K$35]+([.$C28]*[Data.$H$44])&amp;IF(VLOOKUP([.$A28];kezifegyverek_all;6;0)=1;&quot;/&quot;&amp;(VLOOKUP([.$A28];kezifegyverek_all;3;0)+[Data.$K$35]+([.$C28]*[Data.$H$44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29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29];kezifegyverek_all;9;0)+[.$C29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9];kezifegyverek_all;10;0)+[.$C29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29];kezifegyverek_all;11;0)+[.$C29]*[Data.$E$44];[Data.$K$37])" office:value-type="string" office:string-value="N/A" calcext:value-type="string">
            <text:p>N/A</text:p>
          </table:table-cell>
          <table:table-cell table:style-name="ce1106" table:content-validation-name="val152" table:formula="of:=IF(ISNUMBER(VLOOKUP([.$A29];kezifegyverek_all;3;0))=1;(VLOOKUP([.$A29];kezifegyverek_all;3;0)+[Data.$K$35]+([.$C29]*[Data.$H$44])&amp;IF(VLOOKUP([.$A29];kezifegyverek_all;6;0)=1;&quot;/&quot;&amp;(VLOOKUP([.$A29];kezifegyverek_all;3;0)+[Data.$K$35]+([.$C29]*[Data.$H$44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8" table:content-validation-name="val100" office:value-type="string" calcext:value-type="string">
            <text:p><text:s/>__</text:p>
          </table:table-cell>
          <table:table-cell table:style-name="ce512" table:content-validation-name="val111" table:formula="of:=IFNA(VLOOKUP([.$A30];kezifegyverek_all;12;0);[Data.$K$37])" office:value-type="string" office:string-value="N/A" calcext:value-type="string">
            <text:p>N/A</text:p>
          </table:table-cell>
          <table:table-cell table:style-name="ce747" table:content-validation-name="val126" office:value-type="float" office:value="0" calcext:value-type="float">
            <text:p>0</text:p>
          </table:table-cell>
          <table:table-cell table:style-name="ce1106" table:content-validation-name="val45" table:formula="of:=IFERROR(VLOOKUP([.$A30];kezifegyverek_all;9;0)+[.$C30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30];kezifegyverek_all;10;0)+[.$C30]*[Data.$E$44];[Data.$K$37])" office:value-type="string" office:string-value="N/A" calcext:value-type="string">
            <text:p>N/A</text:p>
          </table:table-cell>
          <table:table-cell table:style-name="ce1106" table:content-validation-name="val45" table:formula="of:=IFERROR(VLOOKUP([.$A30];kezifegyverek_all;11;0)+[.$C30]*[Data.$E$44];[Data.$K$37])" office:value-type="string" office:string-value="N/A" calcext:value-type="string">
            <text:p>N/A</text:p>
          </table:table-cell>
          <table:table-cell table:style-name="ce1106" table:content-validation-name="val152" table:formula="of:=IF(ISNUMBER(VLOOKUP([.$A30];kezifegyverek_all;3;0))=1;(VLOOKUP([.$A30];kezifegyverek_all;3;0)+[Data.$K$35]+([.$C30]*[Data.$H$44])&amp;IF(VLOOKUP([.$A30];kezifegyverek_all;6;0)=1;&quot;/&quot;&amp;(VLOOKUP([.$A30];kezifegyverek_all;3;0)+[Data.$K$35]+([.$C30]*[Data.$H$44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Data.$K$37])" office:value-type="string" office:string-value="N/A" calcext:value-type="string">
            <text:p>N/A</text:p>
          </table:table-cell>
          <table:table-cell table:style-name="ce1226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90" table:number-columns-repeated="5"/>
          <table:table-cell table:style-name="ce690" office:value-type="string" calcext:value-type="string">
            <text:p>Erőbónusz</text:p>
          </table:table-cell>
          <table:table-cell table:style-name="ce724" table:content-validation-name="val153" table:formula="of:=[$Data.$K$35]" office:value-type="float" office:value="0" calcext:value-type="float">
            <text:p>0</text:p>
          </table:table-cell>
          <table:table-cell table:style-name="ce990" table:number-columns-spanned="2" table:number-rows-spanned="1"/>
          <table:covered-table-cell table:style-name="ce990"/>
          <table:table-cell table:style-name="ce835"/>
          <table:table-cell table:style-name="Default" table:number-columns-repeated="3"/>
          <table:table-cell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1070"/>
          <table:table-cell table:style-name="ce981"/>
          <table:table-cell table:style-name="Default" table:number-columns-repeated="3"/>
          <table:table-cell table:style-name="ce840"/>
          <table:table-cell table:style-name="ce1063" table:number-columns-repeated="2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86" table:content-validation-name="val101" office:value-type="string" calcext:value-type="string">
            <text:p>Távolsági fegyver</text:p>
          </table:table-cell>
          <table:table-cell table:style-name="ce1068" table:content-validation-name="val56" office:value-type="string" calcext:value-type="string">
            <text:p>Sebesség</text:p>
          </table:table-cell>
          <table:table-cell table:style-name="ce1102" table:content-validation-name="val125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102" office:value-type="string" calcext:value-type="string">
            <text:p>SP</text:p>
          </table:table-cell>
          <table:table-cell table:style-name="ce1102" office:value-type="string" calcext:value-type="string" table:number-columns-spanned="2" table:number-rows-spanned="1">
            <text:p>Hatótáv + Komment</text:p>
          </table:table-cell>
          <table:covered-table-cell table:style-name="ce1070"/>
          <table:table-cell table:style-name="ce981"/>
          <table:table-cell table:style-name="Default" table:number-columns-repeated="3"/>
          <table:table-cell table:style-name="ce840"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5">
          <table:table-cell table:style-name="ce988" table:content-validation-name="val102" office:value-type="string" calcext:value-type="string">
            <text:p>Hajítótőr</text:p>
          </table:table-cell>
          <table:table-cell table:style-name="ce512" table:content-validation-name="val111" table:formula="of:=IF(ISNUMBER(VLOOKUP([.$A34];tavolsagi_fegyverek_all;12;0))=1;VLOOKUP([.$A34];tavolsagi_fegyverek_all;12;0);[Data.$K$37])" office:value-type="float" office:value="5" calcext:value-type="float">
            <text:p>5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4];tavolsagi_fegyverek_all;9;0));(VLOOKUP([.$A34];tavolsagi_fegyverek_all;9;0)+[.$C34]*[Data.$E$44]);[Data.$K$37])" office:value-type="float" office:value="12" calcext:value-type="float">
            <text:p>12</text:p>
          </table:table-cell>
          <table:table-cell table:style-name="ce1106" table:content-validation-name="val45" table:formula="of:=IF(ISNUMBER(VLOOKUP([.$A34];tavolsagi_fegyverek_all;10;0));(VLOOKUP([.$A34];tavolsagi_fegyverek_all;10;0)+[.$C34]*[Data.$F$44]);[Data.$K$37])" office:value-type="float" office:value="4" calcext:value-type="float">
            <text:p>4</text:p>
          </table:table-cell>
          <table:table-cell table:style-name="ce1106" table:formula="of:=IF(ISNUMBER(VLOOKUP([.$A34];tavolsagi_fegyverek_all;11;0));VLOOKUP([.$A34];tavolsagi_fegyverek_all;11;0);[Data.$K$37])" office:value-type="float" office:value="2" calcext:value-type="float">
            <text:p>2</text:p>
          </table:table-cell>
          <table:table-cell table:style-name="ce1106" table:content-validation-name="val154" table:formula="of:=IF(ISNUMBER(VLOOKUP([.$A34];tavolsagi_fegyverek_all;3;0));(VLOOKUP([.$A34];tavolsagi_fegyverek_all;3;0)+([.$C34]*[Data.$H$44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K$37])" office:value-type="string" office:string-value="0 S" calcext:value-type="string">
            <text:p>0 S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9">
          <table:table-cell table:style-name="ce989" table:content-validation-name="val102" office:value-type="string" calcext:value-type="string">
            <text:p><text:s/>__</text:p>
          </table:table-cell>
          <table:table-cell table:style-name="ce512" table:content-validation-name="val111" table:formula="of:=IF(ISNUMBER(VLOOKUP([.$A35];tavolsagi_fegyverek_all;12;0))=1;VLOOKUP([.$A35];tavolsagi_fegyverek_all;12;0);[Data.$K$37])" office:value-type="string" office:string-value="N/A" calcext:value-type="string">
            <text:p>N/A</text:p>
          </table:table-cell>
          <table:table-cell table:style-name="ce582" table:content-validation-name="val127" office:value-type="float" office:value="0" calcext:value-type="float">
            <text:p>0</text:p>
          </table:table-cell>
          <table:table-cell table:style-name="ce596" table:formula="of:=IF(ISNUMBER(VLOOKUP([.$A35];tavolsagi_fegyverek_all;9;0));(VLOOKUP([.$A35];tavolsagi_fegyverek_all;9;0)+[.$C35]*[Data.$E$44]);[Data.$K$37])" office:value-type="string" office:string-value="N/A" calcext:value-type="string">
            <text:p>N/A</text:p>
          </table:table-cell>
          <table:table-cell table:style-name="ce1106" table:content-validation-name="val45" table:formula="of:=IF(ISNUMBER(VLOOKUP([.$A35];tavolsagi_fegyverek_all;10;0));(VLOOKUP([.$A35];tavolsagi_fegyverek_all;10;0)+[.$C35]*[Data.$F$44]);[Data.$K$37])" office:value-type="string" office:string-value="N/A" calcext:value-type="string">
            <text:p>N/A</text:p>
          </table:table-cell>
          <table:table-cell table:style-name="ce1106" table:formula="of:=IF((ISNUMBER(VLOOKUP([.$A35];tavolsagi_fegyverek_all;11;0))=1);VLOOKUP([.$A35];tavolsagi_fegyverek_all;11;0);[Data.$K$37])" office:value-type="string" office:string-value="N/A" calcext:value-type="string">
            <text:p>N/A</text:p>
          </table:table-cell>
          <table:table-cell table:style-name="ce1106" table:content-validation-name="val154" table:formula="of:=IF(ISNUMBER(VLOOKUP([.$A35];tavolsagi_fegyverek_all;3;0));(VLOOKUP([.$A35];tavolsagi_fegyverek_all;3;0)+([.$C35]*[Data.$H$44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K$37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974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1063"/>
          <table:covered-table-cell/>
          <table:covered-table-cell table:style-name="ce974"/>
          <table:covered-table-cell table:style-name="ce794"/>
          <table:table-cell table:style-name="ce974"/>
          <table:table-cell table:style-name="Default" table:number-columns-repeated="3"/>
          <table:table-cell table:style-name="ce974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39">
          <table:table-cell table:style-name="ce449" office:value-type="string" calcext:value-type="string" table:number-columns-spanned="9" table:number-rows-spanned="1">
            <text:p>Teljes harcértékek</text:p>
          </table:table-cell>
          <table:covered-table-cell table:style-name="ce517"/>
          <table:covered-table-cell table:number-columns-repeated="4" table:style-name="ce584"/>
          <table:covered-table-cell table:number-columns-repeated="2" table:style-name="ce517"/>
          <table:covered-table-cell table:style-name="ce802"/>
          <table:table-cell table:style-name="ce974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40">
          <table:table-cell table:style-name="ce451" table:content-validation-name="val103" office:value-type="string" calcext:value-type="string" table:number-columns-spanned="2" table:number-rows-spanned="1">
            <text:p>Fegyver<text:span text:style-name="T41"> (harcmodor)</text:span></text:p>
          </table:table-cell>
          <table:covered-table-cell table:style-name="ce1067" table:content-validation-name="val112"/>
          <table:table-cell table:style-name="ce1068" table:content-validation-name="val128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86" office:value-type="string" calcext:value-type="string">
            <text:p>SP</text:p>
          </table:table-cell>
          <table:table-cell table:style-name="ce766" office:value-type="string" calcext:value-type="string" table:number-columns-spanned="2" table:number-rows-spanned="1">
            <text:p>Komment</text:p>
          </table:table-cell>
          <table:covered-table-cell table:style-name="ce974"/>
          <table:table-cell table:style-name="ce974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2" table:content-validation-name="val104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12"/>
          <table:table-cell table:style-name="ce1106" table:content-validation-name="val129" table:formula="of:=IF(ISNUMBER(VLOOKUP([.$A25];kezifegyverek_all;12;0));1+ROUNDDOWN(VLOOKUP(VLOOKUP([.$A25];kezifegyverek_all;13;0);harcmodor_harcertekek;7;0)/VLOOKUP([.$A25];kezifegyverek_all;12;0));[Data.$K$37])" office:value-type="float" office:value="3" calcext:value-type="float">
            <text:p>3</text:p>
          </table:table-cell>
          <table:table-cell table:style-name="ce622" table:content-validation-name="val137" table:formula="of:=IF(ISNUMBER([.D25]);IF(ISNA((VLOOKUP((VLOOKUP([.$A25];kezifegyverek_all;13;0));harcmodor_harcertekek;4;0)));&quot;nincs harcm&quot;;(VLOOKUP((VLOOKUP([.$A25];kezifegyverek_all;13;0));harcmodor_harcertekek;4;0)+[.$D25]));[Data.$K$37])" office:value-type="float" office:value="21" calcext:value-type="float">
            <text:p>21</text:p>
          </table:table-cell>
          <table:table-cell table:style-name="ce622" table:content-validation-name="val137" table:formula="of:=IF(ISNUMBER([.E25]);IF(ISNA((VLOOKUP((VLOOKUP([.$A25];kezifegyverek_all;13;0));harcmodor_harcertekek;5;0)));&quot;nincs harcm&quot;;(VLOOKUP((VLOOKUP([.$A25];kezifegyverek_all;13;0));harcmodor_harcertekek;5;0)+[.$E25]));[Data.$K$37])" office:value-type="float" office:value="55" calcext:value-type="float">
            <text:p>55</text:p>
          </table:table-cell>
          <table:table-cell table:style-name="ce691" table:content-validation-name="val137" table:formula="of:=IF(ISNUMBER([.F25]);IF(ISNA((VLOOKUP((VLOOKUP([.$A25];kezifegyverek_all;13;0));harcmodor_harcertekek;6;0)));&quot;nincs harcm&quot;;(VLOOKUP((VLOOKUP([.$A25];kezifegyverek_all;13;0));harcmodor_harcertekek;6;0)+[.$F25]));[Data.$K$37])" office:value-type="float" office:value="150" calcext:value-type="float">
            <text:p>150</text:p>
          </table:table-cell>
          <table:table-cell table:style-name="ce732" table:content-validation-name="val155" table:formula="of:=[.G25]" office:value-type="string" office:string-value="-5 Z" calcext:value-type="string">
            <text:p>-5 Z</text:p>
          </table:table-cell>
          <table:table-cell table:style-name="ce1229" table:content-validation-name="val104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74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524" table:content-validation-name="val105"/>
          <table:table-cell table:style-name="ce1106" table:content-validation-name="val129" table:formula="of:=IF(ISNUMBER(VLOOKUP([.$A26];kezifegyverek_all;12;0));1+ROUNDDOWN(VLOOKUP(VLOOKUP([.$A26];kezifegyverek_all;13;0);harcmodor_harcertekek;7;0)/VLOOKUP([.$A26];kezifegyverek_all;12;0));[Data.$K$37])" office:value-type="float" office:value="3" calcext:value-type="float">
            <text:p>3</text:p>
          </table:table-cell>
          <table:table-cell table:style-name="ce622" table:content-validation-name="val137" table:formula="of:=IF(ISNUMBER([.D26]);IF(ISNA((VLOOKUP((VLOOKUP([.$A26];kezifegyverek_all;13;0));harcmodor_harcertekek;4;0)));&quot;nincs harcm&quot;;(VLOOKUP((VLOOKUP([.$A26];kezifegyverek_all;13;0));harcmodor_harcertekek;4;0)+[.$D26]));[Data.$K$37])" office:value-type="float" office:value="37" calcext:value-type="float">
            <text:p>37</text:p>
          </table:table-cell>
          <table:table-cell table:style-name="ce622" table:content-validation-name="val137" table:formula="of:=IF(ISNUMBER([.E26]);IF(ISNA((VLOOKUP((VLOOKUP([.$A26];kezifegyverek_all;13;0));harcmodor_harcertekek;5;0)));&quot;nincs harcm&quot;;(VLOOKUP((VLOOKUP([.$A26];kezifegyverek_all;13;0));harcmodor_harcertekek;5;0)+[.$E26]));[Data.$K$37])" office:value-type="float" office:value="73" calcext:value-type="float">
            <text:p>73</text:p>
          </table:table-cell>
          <table:table-cell table:style-name="ce691" table:content-validation-name="val137" table:formula="of:=IF(ISNUMBER([.F26]);IF(ISNA((VLOOKUP((VLOOKUP([.$A26];kezifegyverek_all;13;0));harcmodor_harcertekek;6;0)));&quot;nincs harcm&quot;;(VLOOKUP((VLOOKUP([.$A26];kezifegyverek_all;13;0));harcmodor_harcertekek;6;0)+[.$F26]));[Data.$K$37])" office:value-type="float" office:value="168" calcext:value-type="float">
            <text:p>168</text:p>
          </table:table-cell>
          <table:table-cell table:style-name="ce1106" table:content-validation-name="val152" table:formula="of:=[.G26]" office:value-type="string" office:string-value="3 S/V" calcext:value-type="string">
            <text:p>3 S/V</text:p>
          </table:table-cell>
          <table:table-cell table:style-name="ce768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7];kezifegyverek_all;12;0));1+ROUNDDOWN(VLOOKUP(VLOOKUP([.$A27];kezifegyverek_all;13;0);harcmodor_harcertekek;7;0)/VLOOKUP([.$A27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7]);IF(ISNA((VLOOKUP((VLOOKUP([.$A27];kezifegyverek_all;13;0));harcmodor_harcertekek;4;0)));&quot;nincs harcm&quot;;(VLOOKUP((VLOOKUP([.$A27];kezifegyverek_all;13;0));harcmodor_harcertekek;4;0)+[.$D27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7]);IF(ISNA((VLOOKUP((VLOOKUP([.$A27];kezifegyverek_all;13;0));harcmodor_harcertekek;5;0)));&quot;nincs harcm&quot;;(VLOOKUP((VLOOKUP([.$A27];kezifegyverek_all;13;0));harcmodor_harcertekek;5;0)+[.$E27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7]);IF(ISNA((VLOOKUP((VLOOKUP([.$A27];kezifegyverek_all;13;0));harcmodor_harcertekek;6;0)));&quot;nincs harcm&quot;;(VLOOKUP((VLOOKUP([.$A27];kezifegyverek_all;13;0));harcmodor_harcertekek;6;0)+[.$F27]));[Data.$K$37])" office:value-type="string" office:string-value="N/A" calcext:value-type="string">
            <text:p>N/A</text:p>
          </table:table-cell>
          <table:table-cell table:style-name="ce1106" table:content-validation-name="val152" table:formula="of:=[.G27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974"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8];kezifegyverek_all;12;0));1+ROUNDDOWN(VLOOKUP(VLOOKUP([.$A28];kezifegyverek_all;13;0);harcmodor_harcertekek;7;0)/VLOOKUP([.$A28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8]);IF(ISNA((VLOOKUP((VLOOKUP([.$A28];kezifegyverek_all;13;0));harcmodor_harcertekek;4;0)));&quot;nincs harcm&quot;;(VLOOKUP((VLOOKUP([.$A28];kezifegyverek_all;13;0));harcmodor_harcertekek;4;0)+[.$D28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8]);IF(ISNA((VLOOKUP((VLOOKUP([.$A28];kezifegyverek_all;13;0));harcmodor_harcertekek;5;0)));&quot;nincs harcm&quot;;(VLOOKUP((VLOOKUP([.$A28];kezifegyverek_all;13;0));harcmodor_harcertekek;5;0)+[.$E28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8]);IF(ISNA((VLOOKUP((VLOOKUP([.$A28];kezifegyverek_all;13;0));harcmodor_harcertekek;6;0)));&quot;nincs harcm&quot;;(VLOOKUP((VLOOKUP([.$A28];kezifegyverek_all;13;0));harcmodor_harcertekek;6;0)+[.$F28]));[Data.$K$37])" office:value-type="string" office:string-value="N/A" calcext:value-type="string">
            <text:p>N/A</text:p>
          </table:table-cell>
          <table:table-cell table:style-name="ce1106" table:content-validation-name="val152" table:formula="of:=[.G28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29];kezifegyverek_all;12;0));1+ROUNDDOWN(VLOOKUP(VLOOKUP([.$A29];kezifegyverek_all;13;0);harcmodor_harcertekek;7;0)/VLOOKUP([.$A29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29]);IF(ISNA((VLOOKUP((VLOOKUP([.$A29];kezifegyverek_all;13;0));harcmodor_harcertekek;4;0)));&quot;nincs harcm&quot;;(VLOOKUP((VLOOKUP([.$A29];kezifegyverek_all;13;0));harcmodor_harcertekek;4;0)+[.$D29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29]);IF(ISNA((VLOOKUP((VLOOKUP([.$A29];kezifegyverek_all;13;0));harcmodor_harcertekek;5;0)));&quot;nincs harcm&quot;;(VLOOKUP((VLOOKUP([.$A29];kezifegyverek_all;13;0));harcmodor_harcertekek;5;0)+[.$E29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29]);IF(ISNA((VLOOKUP((VLOOKUP([.$A29];kezifegyverek_all;13;0));harcmodor_harcertekek;6;0)));&quot;nincs harcm&quot;;(VLOOKUP((VLOOKUP([.$A29];kezifegyverek_all;13;0));harcmodor_harcertekek;6;0)+[.$F29]));[Data.$K$37])" office:value-type="string" office:string-value="N/A" calcext:value-type="string">
            <text:p>N/A</text:p>
          </table:table-cell>
          <table:table-cell table:style-name="ce1106" table:content-validation-name="val152" table:formula="of:=[.G29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799"/>
          <table:table-cell table:style-name="ce974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3" table:content-validation-name="val105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5"/>
          <table:table-cell table:style-name="ce1106" table:content-validation-name="val129" table:formula="of:=IF(ISNUMBER(VLOOKUP([.$A30];kezifegyverek_all;12;0));1+ROUNDDOWN(VLOOKUP(VLOOKUP([.$A30];kezifegyverek_all;13;0);harcmodor_harcertekek;7;0)/VLOOKUP([.$A30];kezifegyverek_all;12;0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D30]);IF(ISNA((VLOOKUP((VLOOKUP([.$A30];kezifegyverek_all;13;0));harcmodor_harcertekek;4;0)));&quot;nincs harcm&quot;;(VLOOKUP((VLOOKUP([.$A30];kezifegyverek_all;13;0));harcmodor_harcertekek;4;0)+[.$D30]));[Data.$K$37])" office:value-type="string" office:string-value="N/A" calcext:value-type="string">
            <text:p>N/A</text:p>
          </table:table-cell>
          <table:table-cell table:style-name="ce622" table:content-validation-name="val137" table:formula="of:=IF(ISNUMBER([.E30]);IF(ISNA((VLOOKUP((VLOOKUP([.$A30];kezifegyverek_all;13;0));harcmodor_harcertekek;5;0)));&quot;nincs harcm&quot;;(VLOOKUP((VLOOKUP([.$A30];kezifegyverek_all;13;0));harcmodor_harcertekek;5;0)+[.$E30]));[Data.$K$37])" office:value-type="string" office:string-value="N/A" calcext:value-type="string">
            <text:p>N/A</text:p>
          </table:table-cell>
          <table:table-cell table:style-name="ce691" table:content-validation-name="val137" table:formula="of:=IF(ISNUMBER([.F30]);IF(ISNA((VLOOKUP((VLOOKUP([.$A30];kezifegyverek_all;13;0));harcmodor_harcertekek;6;0)));&quot;nincs harcm&quot;;(VLOOKUP((VLOOKUP([.$A30];kezifegyverek_all;13;0));harcmodor_harcertekek;6;0)+[.$F30]));[Data.$K$37])" office:value-type="string" office:string-value="N/A" calcext:value-type="string">
            <text:p>N/A</text:p>
          </table:table-cell>
          <table:table-cell table:style-name="ce1188" table:content-validation-name="val152" table:formula="of:=[.G30]" office:value-type="string" office:string-value="N/A" calcext:value-type="string">
            <text:p>N/A</text:p>
          </table:table-cell>
          <table:table-cell table:style-name="ce1229" table:number-columns-spanned="2" table:number-rows-spanned="1"/>
          <table:covered-table-cell table:style-name="ce803"/>
          <table:table-cell table:style-name="ce974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8">
          <table:table-cell table:style-name="ce454" table:content-validation-name="val105" table:formula="of:=IF(LEN(VLOOKUP([.$A34];tavolsagi_fegyverek_all;11;0))&gt;1;([.$A34]&amp;&quot; (&quot;&amp;VLOOKUP([.$A34];tavolsagi_fegyverek_all;11;0)&amp;&quot;)&quot;);[.$A34])" office:value-type="string" office:string-value="Hajítótőr" calcext:value-type="string" table:number-columns-spanned="2" table:number-rows-spanned="1">
            <text:p>Hajítótőr</text:p>
          </table:table-cell>
          <table:covered-table-cell table:style-name="ce526" table:content-validation-name="val105"/>
          <table:table-cell table:style-name="ce569" table:content-validation-name="val129" table:formula="of:=IF(ISNUMBER(VLOOKUP([.$A34];tavolsagi_fegyverek_all;12;0));1+ROUNDDOWN(VLOOKUP(VLOOKUP([.$A34];tavolsagi_fegyverek_all;13;0);harcmodor_harcertekek;7;0)/VLOOKUP([.$A34];tavolsagi_fegyverek_all;12;0));[Data.$K$37])" office:value-type="float" office:value="2" calcext:value-type="float">
            <text:p>2</text:p>
          </table:table-cell>
          <table:table-cell table:style-name="ce623" table:content-validation-name="val137" table:formula="of:=IF(ISNUMBER([.D34]);IF(ISNA((VLOOKUP((VLOOKUP([.$A34];tavolsagi_fegyverek_all;13;0));harcmodor_harcertekek;4;0)));&quot;nincs harcm&quot;;(VLOOKUP((VLOOKUP([.$A34];tavolsagi_fegyverek_all;13;0));harcmodor_harcertekek;4;0)+[.$D34]));[Data.$K$37])" office:value-type="float" office:value="40" calcext:value-type="float">
            <text:p>40</text:p>
          </table:table-cell>
          <table:table-cell table:style-name="ce659" table:content-validation-name="val137" table:formula="of:=IF(ISNUMBER([.E34]);IF(ISNA((VLOOKUP((VLOOKUP([.$A34];tavolsagi_fegyverek_all;13;0));harcmodor_harcertekek;8;0)));&quot;nincs harcm&quot;;(VLOOKUP((VLOOKUP([.$A34];tavolsagi_fegyverek_all;13;0));harcmodor_harcertekek;8;0)+[.$E34]));[Data.$K$37])" office:value-type="float" office:value="5" calcext:value-type="float">
            <text:p>5</text:p>
          </table:table-cell>
          <table:table-cell table:style-name="ce692" table:content-validation-name="val137" table:formula="of:=IF(ISNUMBER([.F34]);&quot;Osztó: &quot;&amp;[.F34];[Data.K37])" office:value-type="string" office:string-value="Osztó: 2" calcext:value-type="string">
            <text:p>Osztó: 2</text:p>
          </table:table-cell>
          <table:table-cell table:style-name="ce938" table:content-validation-name="val154" table:formula="of:=[.G34]" office:value-type="string" office:string-value="0 S" calcext:value-type="string">
            <text:p>0 S</text:p>
          </table:table-cell>
          <table:table-cell table:style-name="ce769" table:formula="of:=[.H34]" office:value-type="string" office:string-value="Hatótáv: 15m; Automatikusan jár rá a&#10;Közeli lövés fortélynál leírt +10CÉ bónusz&#10;Ha a célpont Cellaszáma 1.&#10;Erőbónusz 1:1beszámít." calcext:value-type="string" table:number-columns-spanned="2" table:number-rows-spanned="1">
            <text:p>Hatótáv: 15m; Automatikusan jár rá a</text:p>
            <text:p>Közeli lövés fortélynál leírt +10CÉ bónusz</text:p>
            <text:p>Ha a célpont Cellaszáma 1.</text:p>
            <text:p>Erőbónusz 1:1beszámít.</text:p>
          </table:table-cell>
          <table:covered-table-cell table:style-name="ce804"/>
          <table:table-cell table:style-name="ce974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5" table:content-validation-name="val105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5"/>
          <table:table-cell table:style-name="ce570" table:content-validation-name="val129" table:formula="of:=IF(ISNUMBER(VLOOKUP([.$A35];tavolsagi_fegyverek_all;12;0));1+ROUNDDOWN(VLOOKUP(VLOOKUP([.$A35];tavolsagi_fegyverek_all;13;0);harcmodor_harcertekek;7;0)/VLOOKUP([.$A35];tavolsagi_fegyverek_all;12;0));[Data.$K$37])" office:value-type="string" office:string-value="N/A" calcext:value-type="string">
            <text:p>N/A</text:p>
          </table:table-cell>
          <table:table-cell table:style-name="ce624" table:content-validation-name="val137" table:formula="of:=IF(ISNUMBER([.D35]);IF(ISNA((VLOOKUP((VLOOKUP([.$A35];tavolsagi_fegyverek_all;13;0));harcmodor_harcertekek;4;0)));&quot;nincs harcm&quot;;(VLOOKUP((VLOOKUP([.$A35];tavolsagi_fegyverek_all;13;0));harcmodor_harcertekek;4;0)+[.$D35]));[Data.$K$37])" office:value-type="string" office:string-value="N/A" calcext:value-type="string">
            <text:p>N/A</text:p>
          </table:table-cell>
          <table:table-cell table:style-name="ce660" table:content-validation-name="val137" table:formula="of:=IF(ISNUMBER([.E35]);IF(ISNA((VLOOKUP((VLOOKUP([.$A35];tavolsagi_fegyverek_all;13;0));harcmodor_harcertekek;8;0)));&quot;nincs harcm&quot;;(VLOOKUP((VLOOKUP([.$A35];tavolsagi_fegyverek_all;13;0));harcmodor_harcertekek;8;0)+[.$E35]));[Data.$K$37])" office:value-type="string" office:string-value="N/A" calcext:value-type="string">
            <text:p>N/A</text:p>
          </table:table-cell>
          <table:table-cell table:style-name="ce693" table:content-validation-name="val137" table:formula="of:=IF(ISNUMBER([.F35]);&quot;Osztó: &quot;&amp;[.F35];[Data.K37])" office:value-type="string" office:string-value="N/A" calcext:value-type="string">
            <text:p>N/A</text:p>
          </table:table-cell>
          <table:table-cell table:style-name="ce940" table:content-validation-name="val154" table:formula="of:=[.G35]" office:value-type="string" office:string-value="N/A" calcext:value-type="string">
            <text:p>N/A</text:p>
          </table:table-cell>
          <table:table-cell table:style-name="ce770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805"/>
          <table:table-cell table:style-name="ce974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6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663" table:content-validation-name="val145" table:formula="of:=ROUNDDOWN([Alapértékek.$J$29]*[Alapértékek.$D$35]*0.5)" office:value-type="float" office:value="0" calcext:value-type="float">
            <text:p>0</text:p>
          </table:table-cell>
          <table:table-cell table:style-name="ce1194" table:number-columns-spanned="3" table:number-rows-spanned="1"/>
          <table:covered-table-cell table:number-columns-repeated="2" table:style-name="ce1229"/>
          <table:table-cell table:style-name="ce974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1">
          <table:table-cell table:style-name="ce457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1194" table:content-validation-name="val156"/>
          <table:covered-table-cell table:style-name="ce1229"/>
          <table:covered-table-cell table:style-name="ce974"/>
          <table:table-cell table:style-name="ce974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974" table:number-columns-repeated="239"/>
          <table:table-cell table:number-columns-repeated="16128"/>
        </table:table-row>
        <table:table-row table:style-name="ro41">
          <table:table-cell table:style-name="ce458" office:value-type="string" calcext:value-type="string">
            <text:p>Válassz pajzsot:</text:p>
          </table:table-cell>
          <table:table-cell table:style-name="ce539" table:content-validation-name="val113" office:value-type="string" calcext:value-type="string" table:number-columns-spanned="2" table:number-rows-spanned="1">
            <text:p>nincs</text:p>
          </table:table-cell>
          <table:covered-table-cell table:style-name="ce593" table:content-validation-name="val130"/>
          <table:table-cell table:style-name="ce628" office:value-type="float" office:value="0" calcext:value-type="float">
            <text:p>0</text:p>
          </table:table-cell>
          <table:table-cell table:style-name="ce667" table:content-validation-name="val146" table:formula="of:=VLOOKUP([.$B$49];pajzsok;5+[Alapértékek.D36];0)" office:value-type="float" office:value="0" calcext:value-type="float">
            <text:p>0</text:p>
          </table:table-cell>
          <table:table-cell table:style-name="ce694" table:content-validation-name="val48" table:formula="of:=VLOOKUP([.$B$49];pajzsok;3;0)" office:value-type="float" office:value="0" calcext:value-type="float">
            <text:p>0</text:p>
          </table:table-cell>
          <table:table-cell table:style-name="ce1188" office:value-type="string" calcext:value-type="string">
            <text:p>Zúzás</text:p>
          </table:table-cell>
          <table:table-cell table:style-name="ce771" table:number-columns-spanned="2" table:number-rows-spanned="1"/>
          <table:covered-table-cell table:style-name="ce1070"/>
          <table:table-cell table:style-name="ce974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74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41">
          <table:table-cell table:style-name="ce459" office:value-type="string" calcext:value-type="string" table:number-columns-spanned="9" table:number-rows-spanned="1">
            <text:p>VÉ:</text:p>
          </table:table-cell>
          <table:covered-table-cell table:number-columns-repeated="3" table:style-name="ce541"/>
          <table:covered-table-cell table:number-columns-repeated="4" table:style-name="ce669"/>
          <table:covered-table-cell table:style-name="ce806"/>
          <table:table-cell table:style-name="ce981"/>
          <table:table-cell/>
          <table:table-cell table:style-name="Default" table:number-columns-repeated="6"/>
          <table:table-cell table:number-columns-repeated="5"/>
          <table:table-cell table:style-name="ce974" table:number-columns-repeated="234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1"/>
          <table:table-cell/>
          <table:table-cell table:style-name="Default" table:number-columns-repeated="6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1">
          <table:table-cell table:style-name="ce640" office:value-type="string" calcext:value-type="string">
            <text:p>  <text:a xlink:href="https://github.com/kaktusztea/km100/blob/master/md/060_13_ketkezes_harc.md" xlink:type="simple">Kétkezes harc</text:a></text:p>
          </table:table-cell>
          <table:table-cell table:style-name="ce542" table:content-validation-name="val114" table:formula="of:=[$Alapértékek.D37]" office:value-type="float" office:value="3" calcext:value-type="float" table:number-columns-spanned="2" table:number-rows-spanned="1">
            <text:p>3. fok</text:p>
          </table:table-cell>
          <table:covered-table-cell table:style-name="ce597"/>
          <table:table-cell table:style-name="ce798"/>
          <table:table-cell table:style-name="ce1152" table:content-validation-name="val128" office:value-type="string" calcext:value-type="string">
            <text:p>Tám/kör</text:p>
          </table:table-cell>
          <table:table-cell table:style-name="ce1152" office:value-type="string" calcext:value-type="string">
            <text:p>KÉ</text:p>
          </table:table-cell>
          <table:table-cell table:style-name="ce1152" office:value-type="string" calcext:value-type="string">
            <text:p>TÉ</text:p>
          </table:table-cell>
          <table:table-cell table:style-name="ce1152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98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Elsődleges fegyver</text:p>
          </table:table-cell>
          <table:table-cell table:style-name="ce1081" table:content-validation-name="val115" office:value-type="string" calcext:value-type="string" table:number-columns-spanned="2" table:number-rows-spanned="1">
            <text:p>Tőr</text:p>
          </table:table-cell>
          <table:covered-table-cell table:style-name="ce598" table:content-validation-name="val131"/>
          <table:table-cell table:style-name="ce629"/>
          <table:table-cell table:style-name="ce671" table:formula="of:=IF(ISNUMBER([.F57]/[.Q56])=1;(1+ROUNDDOWN([.F57]/[.Q56]));&quot;N/A&quot;)" office:value-type="float" office:value="4" calcext:value-type="float">
            <text:p>4</text:p>
          </table:table-cell>
          <table:table-cell table:style-name="ce695" table:formula="of:=VLOOKUP(VLOOKUP([.$B$54];kezifegyverek_all;13;0);harcmodor_harcertekek;4;0)+[.L$56]+[.L$61]" office:value-type="float" office:value="43" calcext:value-type="float">
            <text:p>43</text:p>
          </table:table-cell>
          <table:table-cell table:style-name="ce740" table:formula="of:=VLOOKUP(VLOOKUP([.$B$54];kezifegyverek_all;13;0);harcmodor_harcertekek;5;0)+[.M$56]+[.M$61]" office:value-type="float" office:value="85" calcext:value-type="float">
            <text:p>85</text:p>
          </table:table-cell>
          <table:table-cell table:style-name="ce740" table:formula="of:=VLOOKUP(VLOOKUP([.$B$54];kezifegyverek_all;13;0);harcmodor_harcertekek;6;0)+[.N$56]+[.N$61]" office:value-type="float" office:value="180" calcext:value-type="float">
            <text:p>180</text:p>
          </table:table-cell>
          <table:table-cell table:style-name="ce808" table:content-validation-name="val166" table:formula="of:=COM.MICROSOFT.CONCAT([.O61];&quot; / &quot;; [.O56])" office:value-type="string" office:string-value="3 / 3" calcext:value-type="string">
            <text:p>3 / 3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641" table:content-validation-name="val106" office:value-type="string" calcext:value-type="string">
            <text:p><text:s text:c="3"/>Másodlagos fegyver</text:p>
          </table:table-cell>
          <table:table-cell table:style-name="ce1081" table:content-validation-name="val116" office:value-type="string" calcext:value-type="string" table:number-columns-spanned="2" table:number-rows-spanned="1">
            <text:p>Tőr</text:p>
          </table:table-cell>
          <table:covered-table-cell table:style-name="ce599" table:content-validation-name="val131"/>
          <table:table-cell table:style-name="ce630"/>
          <table:table-cell table:style-name="ce672" table:number-columns-repeated="4"/>
          <table:table-cell table:style-name="ce809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2">
          <table:table-cell table:style-name="ce466"/>
          <table:table-cell table:style-name="ce1070" table:number-columns-repeated="2"/>
          <table:table-cell table:style-name="ce633"/>
          <table:table-cell table:style-name="ce1070"/>
          <table:table-cell table:style-name="ce633" table:number-columns-repeated="3"/>
          <table:table-cell table:style-name="ce1034"/>
          <table:table-cell table:style-name="ce981"/>
          <table:table-cell/>
          <table:table-cell table:style-name="ce861" table:content-validation-name="val170" table:formula="of:=IF((ISNUMBER(VLOOKUP([.$B54];kezifegyverek_all;9;0))=1);(VLOOKUP([.$B54];kezifegyverek_all;9;0)+IF([.B53]&gt;=[$Data.$K$64];VLOOKUP([.$B$54];valasztott_fegyverek_all;3;0)*[Data.E$44];0));[Data.$K$37])" office:value-type="float" office:value="6" calcext:value-type="float">
            <text:p>6</text:p>
          </table:table-cell>
          <table:table-cell table:style-name="ce871" table:content-validation-name="val170" table:formula="of:=IF((ISNUMBER(VLOOKUP([.$B54];kezifegyverek_all;10;0))=1);(VLOOKUP([.$B54];kezifegyverek_all;10;0)+IF([.$B$53]&gt;=[$Data.$K$64];VLOOKUP([.$B$54];valasztott_fegyverek_all;3;0)*[Data.F$44];0));[Data.$K$37])" office:value-type="float" office:value="10" calcext:value-type="float">
            <text:p>10</text:p>
          </table:table-cell>
          <table:table-cell table:style-name="ce871" table:content-validation-name="val170" table:formula="of:=IF((ISNUMBER(VLOOKUP([.$B54];kezifegyverek_all;11;0))=1);(VLOOKUP([.$B54];kezifegyverek_all;11;0)+IF([.$B$53]&gt;=[$Data.$K$64];VLOOKUP([.$B$54];valasztott_fegyverek_all;3;0)*[Data.G$44];0));[Data.$K$37])" office:value-type="float" office:value="10" calcext:value-type="float">
            <text:p>10</text:p>
          </table:table-cell>
          <table:table-cell table:style-name="ce884" table:content-validation-name="val170" table:formula="of:=IF((ISNUMBER(VLOOKUP([.$B54];kezifegyverek_all;3;0))=1);(VLOOKUP([.$B54];kezifegyverek_all;3;0)+IF([.$B$53]&gt;=[$Data.$K$64];VLOOKUP([.$B$54];valasztott_fegyverek_all;3;0)*[Data.H$44];0));[Data.$K$37])" office:value-type="float" office:value="3" calcext:value-type="float">
            <text:p>3</text:p>
          </table:table-cell>
          <table:table-cell table:style-name="ce884" table:formula="of:=IF((ISNUMBER(VLOOKUP([.$B54];kezifegyverek_all;8;0))=1);(VLOOKUP([.$B54];kezifegyverek_all;8;0)))" office:value-type="float" office:value="0" calcext:value-type="float">
            <text:p>0</text:p>
          </table:table-cell>
          <table:table-cell table:style-name="ce905" table:formula="of:=VLOOKUP([.$B$54];valasztott_fegyverek_all;2;0)" office:value-type="float" office:value="5" calcext:value-type="float">
            <text:p>5</text:p>
          </table:table-cell>
          <table:table-cell table:number-columns-repeated="5"/>
          <table:table-cell table:style-name="ce981" table:number-columns-repeated="234"/>
          <table:table-cell table:number-columns-repeated="16128"/>
        </table:table-row>
        <table:table-row table:style-name="ro1">
          <table:table-cell table:style-name="ce467" office:value-type="string" calcext:value-type="string">
            <text:p>Kétkezettség fortély</text:p>
          </table:table-cell>
          <table:table-cell table:style-name="ce540" table:content-validation-name="val117" table:formula="of:=IF([.B53]&gt;0;[$Alapértékek.D38];0)" office:value-type="float" office:value="1" calcext:value-type="float">
            <text:p>1</text:p>
          </table:table-cell>
          <table:table-cell table:style-name="ce610" table:number-columns-repeated="2"/>
          <table:table-cell table:style-name="ce1156" office:value-type="string" calcext:value-type="string">
            <text:p>Harckeret</text:p>
          </table:table-cell>
          <table:table-cell table:style-name="ce1156" table:content-validation-name="val82" table:formula="of:=VLOOKUP(VLOOKUP([.$B$54];kezifegyverek_all;13;0);harcmodor_harcertekek;7;0)+VLOOKUP([.B53];ketkezes_harc_bonuszok;2;0)+IF([.$B$57]=1;[$Data.K60];[$Data.K59])-([.$I$57]/0.5)" office:value-type="float" office:value="18" calcext:value-type="float">
            <text:p>18</text:p>
          </table:table-cell>
          <table:table-cell table:style-name="ce741" office:value-type="string" calcext:value-type="string" table:number-columns-spanned="2" table:number-rows-spanned="1">
            <text:p>Pengehossz Σ</text:p>
          </table:table-cell>
          <table:covered-table-cell table:style-name="ce1156"/>
          <table:table-cell table:style-name="ce811" table:content-validation-name="val82" table:formula="of:=[.P56]+[.P61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974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98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981" table:number-columns-repeated="239"/>
          <table:table-cell table:number-columns-repeated="16128"/>
        </table:table-row>
        <table:table-row table:style-name="ro1">
          <table:table-cell table:style-name="ce632" office:value-type="string" calcext:value-type="string">
            <text:p>  <text:a xlink:href="https://github.com/kaktusztea/km100/blob/master/md/060_17_vertek_pancelok.md" xlink:type="simple">Vértek, páncélok</text:a></text:p>
          </table:table-cell>
          <table:table-cell table:style-name="ce1083" table:number-columns-spanned="2" table:number-rows-spanned="1"/>
          <table:covered-table-cell table:style-name="ce1083"/>
          <table:table-cell table:style-name="ce821" table:content-validation-name="val138" office:value-type="string" calcext:value-type="string">
            <text:p>Akt MGT</text:p>
          </table:table-cell>
          <table:table-cell table:style-name="ce851" table:content-validation-name="val147" table:formula="of:=[.E60]+[.E61]+[.E62]" office:value-type="float" office:value="0" calcext:value-type="float">
            <text:p>0</text:p>
          </table:table-cell>
          <table:table-cell table:style-name="ce874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976"/>
          <table:covered-table-cell table:style-name="ce1030"/>
          <table:table-cell table:number-columns-repeated="2"/>
          <table:table-cell table:style-name="ce1350" office:value-type="string" calcext:value-type="string">
            <text:p>KÉ</text:p>
          </table:table-cell>
          <table:table-cell table:style-name="ce1364" office:value-type="string" calcext:value-type="string">
            <text:p>TÉ</text:p>
          </table:table-cell>
          <table:table-cell table:style-name="ce1364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635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637" office:value-type="string" calcext:value-type="string">
            <text:p>MGT full</text:p>
          </table:table-cell>
          <table:table-cell table:style-name="ce681"/>
          <table:table-cell table:style-name="ce633"/>
          <table:table-cell table:style-name="ce1117" office:value-type="string" calcext:value-type="string">
            <text:p>Szúró</text:p>
          </table:table-cell>
          <table:table-cell table:style-name="ce1117" office:value-type="string" calcext:value-type="string">
            <text:p>Vágó</text:p>
          </table:table-cell>
          <table:table-cell table:style-name="ce1031" office:value-type="string" calcext:value-type="string">
            <text:p>Zúzó</text:p>
          </table:table-cell>
          <table:table-cell table:number-columns-repeated="2"/>
          <table:table-cell table:style-name="ce1350" table:content-validation-name="val170" table:formula="of:=IF((ISNUMBER(VLOOKUP([.$B55];kezifegyverek_all;9;0))=1);(VLOOKUP([.$B55];kezifegyverek_all;9;0)+IF([.B53]&gt;=[$Data.$K$65];VLOOKUP([.$B$55];valasztott_fegyverek_all;3;0)*[Data.E$44];0));[Data.$K$37])" office:value-type="float" office:value="6" calcext:value-type="float">
            <text:p>6</text:p>
          </table:table-cell>
          <table:table-cell table:style-name="ce1364" table:content-validation-name="val170" table:formula="of:=IF((ISNUMBER(VLOOKUP([.$B55];kezifegyverek_all;10;0))=1);(VLOOKUP([.$B55];kezifegyverek_all;10;0)+IF([.B53]&gt;=[$Data.K65];VLOOKUP([.$B$55];valasztott_fegyverek_all;3;0)*[Data.F$44];0));[Data.$K$37])" office:value-type="float" office:value="10" calcext:value-type="float">
            <text:p>10</text:p>
          </table:table-cell>
          <table:table-cell table:style-name="ce1364" table:content-validation-name="val170" table:formula="of:=IF((ISNUMBER(VLOOKUP([.$B55];kezifegyverek_all;11;0))=1);(VLOOKUP([.$B55];kezifegyverek_all;11;0)+IF([.$B$53]&gt;=[$Data.$K$65];VLOOKUP([.$B$55];valasztott_fegyverek_all;3;0)*[Data.G$44];0));[Data.$K$37])" office:value-type="float" office:value="10" calcext:value-type="float">
            <text:p>10</text:p>
          </table:table-cell>
          <table:table-cell table:style-name="ce883" table:content-validation-name="val170" table:formula="of:=IF((ISNUMBER(VLOOKUP([.$B55];kezifegyverek_all;3;0))=1);(VLOOKUP([.$B55];kezifegyverek_all;3;0)+IF([.$B$53]&gt;=[$Data.$K$65];VLOOKUP([.$B$55];valasztott_fegyverek_all;3;0)*[Data.H$44];0));[Data.$K$37])" office:value-type="float" office:value="3" calcext:value-type="float">
            <text:p>3</text:p>
          </table:table-cell>
          <table:table-cell table:style-name="ce883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0"/>
          <table:table-cell table:style-name="ce981" table:number-columns-repeated="238"/>
          <table:table-cell table:style-name="ce974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páncél-struktúrák-anyagminőség" xlink:type="simple">Struktúra + anyag</text:a></text:p>
          </table:table-cell>
          <table:table-cell table:style-name="ce1085" table:content-validation-name="val118" table:number-columns-spanned="2" table:number-rows-spanned="1"/>
          <table:covered-table-cell table:style-name="ce1117"/>
          <table:table-cell table:style-name="ce637" office:value-type="string" calcext:value-type="string">
            <text:p>MGT csökk</text:p>
          </table:table-cell>
          <table:table-cell table:style-name="ce681"/>
          <table:table-cell table:style-name="ce633"/>
          <table:table-cell table:style-name="ce942" table:content-validation-name="val158" table:formula="of:=IFNA(VLOOKUP([.$B61];pancel_strukturak;3;0)+[.$B$62]+IFNA(VLOOKUP([.$B63];femalapanyag;3;0); 0); 0)" office:value-type="float" office:value="0" calcext:value-type="float">
            <text:p>0</text:p>
          </table:table-cell>
          <table:table-cell table:style-name="ce942" table:content-validation-name="val158" table:formula="of:=IFNA(VLOOKUP([.$B61];pancel_strukturak;4;0)+[.$B$62]+IFNA(VLOOKUP([.$B63];femalapanyag;3;0);0); 0)" office:value-type="float" office:value="0" calcext:value-type="float">
            <text:p>0</text:p>
          </table:table-cell>
          <table:table-cell table:style-name="ce1033" table:content-validation-name="val158" table:formula="of:=IFNA(VLOOKUP([.$B61];pancel_strukturak;5;0)+[.$B$62]+IFNA(VLOOKUP([.$B63];femalapanyag;3;0);0);0)" office:value-type="float" office:value="0" calcext:value-type="float">
            <text:p>0</text:p>
          </table:table-cell>
          <table:table-cell table:style-name="ce838"/>
          <table:table-cell table:style-name="ce974"/>
          <table:table-cell table:style-name="ce866" table:content-validation-name="val170" table:formula="of:=IF([.$B$53]&gt;0;[.L$60];[$Data.$L$52])" office:value-type="float" office:value="6" calcext:value-type="float">
            <text:p>6</text:p>
          </table:table-cell>
          <table:table-cell table:style-name="ce1368" table:content-validation-name="val170" table:formula="of:=IF([.$B$53]&gt;0;[.M$60];[$Data.$L$52])" office:value-type="float" office:value="10" calcext:value-type="float">
            <text:p>10</text:p>
          </table:table-cell>
          <table:table-cell table:style-name="ce1368" table:content-validation-name="val170" table:formula="of:=IF([.$B$53]&gt;0;[.N$60];[$Data.$L$52])" office:value-type="float" office:value="10" calcext:value-type="float">
            <text:p>10</text:p>
          </table:table-cell>
          <table:table-cell table:style-name="ce1368" table:content-validation-name="val170" table:formula="of:=IF([.$B$53]&gt;0;[.O$60];0)" office:value-type="float" office:value="3" calcext:value-type="float">
            <text:p>3</text:p>
          </table:table-cell>
          <table:table-cell table:style-name="ce1368" table:formula="of:=[.P60]" office:value-type="float" office:value="0" calcext:value-type="float">
            <text:p>0</text:p>
          </table:table-cell>
          <table:table-cell table:style-name="ce907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636" office:value-type="string" calcext:value-type="string">
            <text:p><text:s text:c="3"/>Anyagminőség</text:p>
          </table:table-cell>
          <table:table-cell table:style-name="ce720" table:content-validation-name="val119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638" office:value-type="string" calcext:value-type="string">
            <text:p>2x Erő</text:p>
          </table:table-cell>
          <table:table-cell table:style-name="ce685" table:content-validation-name="val82" table:formula="of:=-2*[$Alapértékek.$C$18]" office:value-type="float" office:value="-0" calcext:value-type="float">
            <text:p>0</text:p>
          </table:table-cell>
          <table:table-cell table:style-name="ce633" table:number-columns-repeated="3"/>
          <table:table-cell table:style-name="ce1034"/>
          <table:table-cell table:style-name="ce974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9">
          <table:table-cell table:style-name="ce636" office:value-type="string" calcext:value-type="string">
            <text:p>   <text:a xlink:href="https://github.com/kaktusztea/km100/blob/master/md/060_17_vertek_pancelok.md#fémalapanyag---mgt" xlink:type="simple">Fémalapanyag</text:a></text:p>
          </table:table-cell>
          <table:table-cell table:style-name="ce1085" table:content-validation-name="val120" table:number-columns-spanned="2" table:number-rows-spanned="1"/>
          <table:covered-table-cell table:style-name="ce1085"/>
          <table:table-cell table:style-name="ce1070" table:number-columns-repeated="2"/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35" table:content-validation-name="val167" table:formula="of:=[$Alapértékek.D32]" office:value-type="float" office:value="1" calcext:value-type="float">
            <text:p>1. fok</text:p>
          </table:table-cell>
          <table:table-cell table:style-name="ce974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9">
          <table:table-cell table:style-name="ce639" office:value-type="string" calcext:value-type="string">
            <text:p>  <text:a xlink:href="https://github.com/kaktusztea/km100/blob/master/md/060_17_vertek_pancelok.md#csatolt-mgt-vért-kidolgozottsága-csatolt-elemek-száma" xlink:type="simple"> Kidolgozottság</text:a></text:p>
          </table:table-cell>
          <table:table-cell table:style-name="ce1087" table:content-validation-name="val121" table:number-columns-spanned="2" table:number-rows-spanned="1"/>
          <table:covered-table-cell table:style-name="ce1087"/>
          <table:table-cell table:style-name="ce824" office:value-type="string" calcext:value-type="string">
            <text:p>Lefedettség %</text:p>
          </table:table-cell>
          <table:table-cell table:style-name="ce857" table:content-validation-name="val148" office:value-type="float" office:value="0" calcext:value-type="float">
            <text:p>0 %</text:p>
          </table:table-cell>
          <table:table-cell table:style-name="ce1173"/>
          <table:table-cell table:style-name="ce944" office:value-type="string" calcext:value-type="string" table:number-columns-spanned="2" table:number-rows-spanned="1">
            <text:p>Páncél viselve</text:p>
          </table:table-cell>
          <table:covered-table-cell table:style-name="ce1173"/>
          <table:table-cell table:style-name="ce1040" table:content-validation-name="val168" office:value-type="float" office:value="1" calcext:value-type="float">
            <text:p>1</text:p>
          </table:table-cell>
          <table:table-cell table:style-name="ce838"/>
          <table:table-cell table:style-name="ce974" table:number-columns-repeated="2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1029"/>
          <table:table-cell table:style-name="ce721"/>
          <table:table-cell table:style-name="ce981" table:number-columns-repeated="2"/>
          <table:table-cell table:number-columns-repeated="3"/>
          <table:table-cell table:style-name="ce981"/>
          <table:table-cell table:style-name="ce1265"/>
          <table:table-cell table:style-name="ce974" table:number-columns-repeated="3"/>
          <table:table-cell table:style-name="ce1118" table:number-columns-repeated="3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974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6" calcext:value-type="float" table:number-columns-spanned="3" table:number-rows-spanned="1">
            <text:p>16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 table:number-columns-repeated="238"/>
          <table:table-cell table:style-name="ce688"/>
          <table:table-cell table:number-columns-repeated="16128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118" table:number-columns-repeated="6"/>
          <table:table-cell table:style-name="ce893"/>
          <table:table-cell table:style-name="ce633"/>
          <table:table-cell table:style-name="ce1118" table:number-columns-repeated="238"/>
          <table:table-cell table:style-name="ce974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66"/>
          <table:table-cell table:style-name="ce710"/>
          <table:table-cell table:style-name="ce773"/>
          <table:table-cell table:style-name="ce902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68"/>
          <table:table-cell table:style-name="ce716"/>
          <table:table-cell table:style-name="ce777"/>
          <table:table-cell table:style-name="ce903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5"/>
          <table:table-cell table:style-name="ce719"/>
          <table:table-cell table:style-name="ce778"/>
          <table:table-cell table:style-name="ce904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6"/>
          <table:table-cell table:style-name="ce725"/>
          <table:table-cell table:style-name="ce780"/>
          <table:table-cell table:style-name="ce911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7"/>
          <table:table-cell table:style-name="ce727"/>
          <table:table-cell table:style-name="ce781"/>
          <table:table-cell table:style-name="ce912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974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118"/>
          <table:covered-table-cell table:style-name="ce825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757" table:content-validation-name="val160" table:formula="of:=IF(([Data.N17]+([Alapértékek.H38]+[Alapértékek.C24]))&gt;0;0;[Data.N17]+([Alapértékek.H38]+[Alapértékek.C24]))" office:value-type="float" office:value="-9" calcext:value-type="float">
            <text:p>-9</text:p>
          </table:table-cell>
          <table:table-cell table:style-name="ce789" table:content-validation-name="val161" table:formula="of:=IF(([Data.O17]+([Alapértékek.H38]+[Alapértékek.C24]))&gt;0;0;[Data.O17]+([Alapértékek.H38]+[Alapértékek.C24]))" office:value-type="float" office:value="-19" calcext:value-type="float">
            <text:p>-19</text:p>
          </table:table-cell>
          <table:table-cell table:style-name="ce826" table:content-validation-name="val169" table:formula="of:=IF(([Data.P17]+([Alapértékek.H38]+[Alapértékek.C24]))&gt;0;0;[Data.P17]+([Alapértékek.H38]+[Alapértékek.C24]))" office:value-type="float" office:value="-29" calcext:value-type="float">
            <text:p>-29</text:p>
          </table:table-cell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118"/>
          <table:table-cell table:style-name="ce974" table:number-columns-repeated="6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>
          <table:table-cell table:style-name="ce974"/>
          <table:table-cell table:style-name="ce556"/>
          <table:table-cell table:style-name="ce974" table:number-columns-repeated="13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 table:number-rows-repeated="65465">
          <table:table-cell table:style-name="ce974" table:number-columns-repeated="15"/>
          <table:table-cell table:style-name="ce1063"/>
          <table:table-cell table:style-name="ce633"/>
          <table:table-cell table:style-name="ce974" table:number-columns-repeated="239"/>
          <table:table-cell table:number-columns-repeated="16128"/>
        </table:table-row>
        <table:table-row table:style-name="ro2" table:number-rows-repeated="9">
          <table:table-cell table:style-name="ce974" table:number-columns-repeated="9"/>
          <table:table-cell table:number-columns-repeated="16375"/>
        </table:table-row>
        <table:table-row table:style-name="ro2" table:number-rows-repeated="983024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K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K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3:Harcértékek.I73">
            <calcext:condition calcext:apply-style-name="Szürke_háttér" calcext:value="formula-is([$Harcértékek.$G$66]&lt;2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6]&lt;23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6]&lt;22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6]&lt;21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6]&lt;20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6]&lt;19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6]&lt;18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6]&lt;17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6]&lt;16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6]&lt;15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6]&lt;14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6]&lt;13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6]&lt;12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6]&lt;11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6]&lt;10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6]&lt;9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6]&lt;8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6]&lt;7)" calcext:base-cell-address="Harcértékek.H69"/>
          </calcext:conditional-format>
          <calcext:conditional-format calcext:target-range-address="Harcértékek.G69:Harcértékek.G69">
            <calcext:condition calcext:apply-style-name="Szürke_háttér" calcext:value="formula-is([$Harcértékek.$G$66]&lt;6)" calcext:base-cell-address="Harcértékek.G69"/>
          </calcext:conditional-format>
          <calcext:conditional-format calcext:target-range-address="Harcértékek.F69:Harcértékek.F69">
            <calcext:condition calcext:apply-style-name="Szürke_háttér" calcext:value="formula-is([$Harcértékek.$G$66]&lt;5)" calcext:base-cell-address="Harcértékek.F69"/>
          </calcext:conditional-format>
          <calcext:conditional-format calcext:target-range-address="Harcértékek.I68:Harcértékek.I68">
            <calcext:condition calcext:apply-style-name="Szürke_háttér" calcext:value="formula-is([$Harcértékek.$G$66]&lt;4)" calcext:base-cell-address="Harcértékek.I68"/>
          </calcext:conditional-format>
          <calcext:conditional-format calcext:target-range-address="Harcértékek.H68:Harcértékek.H68">
            <calcext:condition calcext:apply-style-name="Szürke_háttér" calcext:value="formula-is([$Harcértékek.$G$66]&lt;3)" calcext:base-cell-address="Harcértékek.H68"/>
          </calcext:conditional-format>
          <calcext:conditional-format calcext:target-range-address="Harcértékek.I57:Harcértékek.I57">
            <calcext:condition calcext:apply-style-name="Warning_szinttúlépés" calcext:value="&gt;2" calcext:base-cell-address="Harcértékek.I57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7:Harcértékek.J57">
            <calcext:condition calcext:apply-style-name="Warning_2penge_ero" calcext:value="formula-is(([$Harcértékek.$I$57]=[$Data.$K$67])                                                                                                    AND ([$Alapértékek.C18]&lt;[$Data.K68]))" calcext:base-cell-address="Harcértékek.J57"/>
          </calcext:conditional-format>
        </calcext:conditional-formats>
      </table:table>
      <table:table table:name="Misztikus" table:style-name="ta6" table:print="false">
        <office:forms form:automatic-focus="false" form:apply-design-mode="false"/>
        <table:table-column table:style-name="co66" table:default-cell-style-name="ce320"/>
        <table:table-column table:style-name="co67" table:default-cell-style-name="ce320"/>
        <table:table-column table:style-name="co83" table:default-cell-style-name="ce320"/>
        <table:table-column table:style-name="co84" table:default-cell-style-name="ce320"/>
        <table:table-column table:style-name="co85" table:default-cell-style-name="ce320"/>
        <table:table-column table:style-name="co86" table:default-cell-style-name="ce320"/>
        <table:table-column table:style-name="co87" table:default-cell-style-name="ce320"/>
        <table:table-column table:style-name="co88" table:default-cell-style-name="ce320"/>
        <table:table-column table:style-name="co89" table:default-cell-style-name="ce320"/>
        <table:table-column table:style-name="co90" table:default-cell-style-name="ce320"/>
        <table:table-column table:style-name="co91" table:default-cell-style-name="ce320"/>
        <table:table-column table:style-name="co42" table:number-columns-repeated="2" table:default-cell-style-name="ce320"/>
        <table:table-column table:style-name="co92" table:default-cell-style-name="ce733"/>
        <table:table-column table:style-name="co93" table:default-cell-style-name="ce320"/>
        <table:table-column table:style-name="co37" table:number-columns-repeated="2" table:default-cell-style-name="ce320"/>
        <table:table-column table:style-name="co94" table:default-cell-style-name="ce320"/>
        <table:table-column table:style-name="co95" table:default-cell-style-name="ce733"/>
        <table:table-column table:style-name="co96" table:default-cell-style-name="ce733"/>
        <table:table-column table:style-name="co37" table:number-columns-repeated="236" table:default-cell-style-name="ce320"/>
        <table:table-column table:style-name="co14" table:number-columns-repeated="16128" table:default-cell-style-name="ce320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table:style-name="Default" table:number-columns-repeated="13"/>
          <table:table-cell table:style-name="ce1504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1009"/>
          <table:table-cell table:number-columns-repeated="15360"/>
        </table:table-row>
        <table:table-row table:style-name="ro7">
          <table:table-cell table:style-name="ce1130" office:value-type="string" calcext:value-type="string" table:number-columns-spanned="4" table:number-rows-spanned="1">
            <text:p>Maradt KP</text:p>
          </table:table-cell>
          <table:covered-table-cell table:style-name="ce1146"/>
          <table:covered-table-cell table:number-columns-repeated="2" table:style-name="ce1153"/>
          <table:table-cell table:style-name="ce1163" table:content-validation-name="val45" table:formula="of:=[Alapértékek.E10]" office:value-type="float" office:value="-1" calcext:value-type="float" table:number-columns-spanned="2" table:number-rows-spanned="1">
            <text:p>-1</text:p>
          </table:table-cell>
          <table:covered-table-cell table:style-name="ce1146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1197"/>
          <table:table-cell table:style-name="ce1203" table:content-validation-name="val177" table:formula="of:=2*[$Alapértékek.D8]" office:value-type="float" office:value="12" calcext:value-type="float" table:number-columns-spanned="3" table:number-rows-spanned="1">
            <text:p>12</text:p>
          </table:table-cell>
          <table:covered-table-cell table:style-name="ce1197"/>
          <table:covered-table-cell table:style-name="ce1210"/>
          <table:table-cell table:style-name="ce1220" office:value-type="string" calcext:value-type="string">
            <text:p>+</text:p>
          </table:table-cell>
          <table:table-cell table:style-name="ce1222" table:formula="of:=[$Alapértékek.C24]+[$Alapértékek.J28]" office:value-type="float" office:value="9" calcext:value-type="float">
            <text:p>9 +k10</text:p>
          </table:table-cell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130" office:value-type="string" calcext:value-type="string" table:number-columns-spanned="4" table:number-rows-spanned="1">
            <text:p>KP költve: Tradíció, Mágia, Pszi</text:p>
          </table:table-cell>
          <table:covered-table-cell table:style-name="ce1148"/>
          <table:covered-table-cell table:number-columns-repeated="2" table:style-name="ce1146"/>
          <table:table-cell table:style-name="ce1164" table:content-validation-name="val45" table:formula="of:=SUM([.F17];[.F20:.F26];[.M8:.M18];[.F14];[.F8:.F10];[.M22:.M26])" office:value-type="float" office:value="0" calcext:value-type="float" table:number-columns-spanned="2" table:number-rows-spanned="1">
            <text:p>0</text:p>
          </table:table-cell>
          <table:covered-table-cell table:style-name="ce114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8" table:formula="of:=[.$K$3]+VLOOKUP(([.$O$3]+1); auraero; 2; 1)" office:value-type="float" office:value="22" calcext:value-type="float" table:number-columns-spanned="3" table:number-rows-spanned="1">
            <text:p>22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79" office:value-type="string" calcext:value-type="string">
            <text:p>Af Próba Nehézség</text:p>
          </table:table-cell>
          <table:table-cell table:style-name="ce1223" table:content-validation-name="val179" office:value-type="string" calcext:value-type="string">
            <text:p>AuraErő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13" table:number-rows-spanned="1"/>
          <table:covered-table-cell table:number-columns-repeated="12"/>
          <table:table-cell/>
          <table:table-cell table:style-name="ce1224" table:content-validation-name="val180" office:value-type="float" office:value="3" calcext:value-type="float">
            <text:p>3 →</text:p>
          </table:table-cell>
          <table:table-cell table:style-name="ce1225" table:content-validation-name="val18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319" office:value-type="string" calcext:value-type="string" table:number-columns-spanned="6" table:number-rows-spanned="1">
            <text:p><text:span text:style-name="T42">Tradíció képzettségek </text:span><text:span text:style-name="T4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319" office:value-type="string" calcext:value-type="string" table:number-columns-spanned="6" table:number-rows-spanned="1">
            <text:p><text:span text:style-name="T42">Szféra, Arkánum képzettségek </text:span><text:span text:style-name="T43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0" office:value-type="float" office:value="6" calcext:value-type="float">
            <text:p>6 →</text:p>
          </table:table-cell>
          <table:table-cell table:style-name="ce1225" table:content-validation-name="val180" office:value-type="float" office:value="5" calcext:value-type="float">
            <text:p>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813"/>
          <table:table-cell table:style-name="ce65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656"/>
          <table:table-cell table:style-name="ce656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0" office:value-type="float" office:value="9" calcext:value-type="float">
            <text:p>9 →</text:p>
          </table:table-cell>
          <table:table-cell table:style-name="ce1225" table:content-validation-name="val180" office:value-type="float" office:value="10" calcext:value-type="float">
            <text:p>1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813" table:content-validation-name="val171"/>
          <table:covered-table-cell table:style-name="ce657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8]&gt;0;VLOOKUP([.$L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2" calcext:value-type="float">
            <text:p>12 →</text:p>
          </table:table-cell>
          <table:table-cell table:style-name="ce1225" table:content-validation-name="val180" office:value-type="float" office:value="15" calcext:value-type="float">
            <text:p>1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" table:content-validation-name="val171" table:number-columns-spanned="4" table:number-rows-spanned="1"/>
          <table:covered-table-cell table:style-name="ce813" table:content-validation-name="val171"/>
          <table:covered-table-cell table:style-name="ce657" table:content-validation-name="val171"/>
          <table:covered-table-cell table:style-name="ce252" table:content-validation-name="val17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9]&gt;0;VLOOKUP([.$L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5" calcext:value-type="float">
            <text:p>15 →</text:p>
          </table:table-cell>
          <table:table-cell table:style-name="ce1225" table:content-validation-name="val180" office:value-type="float" office:value="20" calcext:value-type="float">
            <text:p>2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397" table:content-validation-name="val171" table:number-columns-spanned="4" table:number-rows-spanned="1"/>
          <table:covered-table-cell table:style-name="ce1414" table:content-validation-name="val171"/>
          <table:covered-table-cell table:style-name="ce1020" table:content-validation-name="val171"/>
          <table:covered-table-cell table:style-name="ce1022" table:content-validation-name="val17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18" calcext:value-type="float">
            <text:p>18 →</text:p>
          </table:table-cell>
          <table:table-cell table:style-name="ce1225" table:content-validation-name="val180" office:value-type="float" office:value="25" calcext:value-type="float">
            <text:p>2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number-columns-spanned="6" table:number-rows-spanned="1"/>
          <table:covered-table-cell table:number-columns-repeated="5"/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1" calcext:value-type="float">
            <text:p>21 →</text:p>
          </table:table-cell>
          <table:table-cell table:style-name="ce1225" table:content-validation-name="val180" office:value-type="float" office:value="30" calcext:value-type="float">
            <text:p>3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998" office:value-type="string" calcext:value-type="string" table:number-columns-spanned="6" table:number-rows-spanned="1">
            <text:p><text:span text:style-name="T44">Pszi alkalmazás (fortély) </text:span><text:span text:style-name="T45">🅿️</text:span></text:p>
          </table:table-cell>
          <table:covered-table-cell table:number-columns-repeated="4" table:style-name="ce110"/>
          <table:covered-table-cell table:style-name="ce1039"/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2]&gt;0;VLOOKUP([.$L1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4" calcext:value-type="float">
            <text:p>24 →</text:p>
          </table:table-cell>
          <table:table-cell table:style-name="ce1225" table:content-validation-name="val180" office:value-type="float" office:value="35" calcext:value-type="float">
            <text:p>3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423" office:value-type="string" calcext:value-type="string">
            <text:p>Max</text:p>
          </table:table-cell>
          <table:table-cell table:style-name="ce423" table:content-validation-name="val172" office:value-type="string" calcext:value-type="string">
            <text:p>Fok</text:p>
          </table:table-cell>
          <table:table-cell table:style-name="ce518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3]&gt;0;VLOOKUP([.$L1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27" calcext:value-type="float">
            <text:p>27 →</text:p>
          </table:table-cell>
          <table:table-cell table:style-name="ce1225" table:content-validation-name="val180" office:value-type="float" office:value="40" calcext:value-type="float">
            <text:p>40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1" office:value-type="string" calcext:value-type="string" table:number-columns-spanned="3" table:number-rows-spanned="1">
            <text:p>Pszí alkalmazás (foka)</text:p>
          </table:table-cell>
          <table:covered-table-cell table:style-name="ce946"/>
          <table:covered-table-cell table:style-name="ce813"/>
          <table:table-cell table:style-name="ce952" table:content-validation-name="val45" office:value-type="float" office:value="4" calcext:value-type="float">
            <text:p>4</text:p>
          </table:table-cell>
          <table:table-cell table:style-name="ce1147" table:content-validation-name="val173" office:value-type="float" office:value="0" calcext:value-type="float">
            <text:p>0</text:p>
          </table:table-cell>
          <table:table-cell table:style-name="ce1041" table:content-validation-name="val45" table:formula="of:=[.$E14]*[$Data.$K$13]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4]&gt;0;VLOOKUP([.$L1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0" office:value-type="float" office:value="30" calcext:value-type="float">
            <text:p>30 →</text:p>
          </table:table-cell>
          <table:table-cell table:style-name="ce1225" table:content-validation-name="val180" office:value-type="float" office:value="45" calcext:value-type="float">
            <text:p>45</text:p>
          </table:table-cell>
          <table:table-cell/>
          <table:table-cell table:style-name="Default" table:number-columns-repeated="6"/>
          <table:table-cell table:number-columns-repeated="16361"/>
        </table:table-row>
        <table:table-row table:style-name="ro14">
          <table:table-cell table:style-name="ce1002" office:value-type="string" calcext:value-type="string" table:number-columns-spanned="6" table:number-rows-spanned="1">
            <text:p><text:span text:style-name="T42">Pszí-iskola (képzettség) </text:span><text:span text:style-name="T43">🅿️</text:span></text:p>
          </table:table-cell>
          <table:covered-table-cell table:number-columns-repeated="4"/>
          <table:covered-table-cell table:style-name="ce1042"/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43" office:value-type="string" calcext:value-type="string" table:number-columns-spanned="4" table:number-rows-spanned="1">
            <text:p>Név</text:p>
          </table:table-cell>
          <table:covered-table-cell table:style-name="ce813"/>
          <table:covered-table-cell table:number-columns-repeated="2" table:style-name="ce656"/>
          <table:table-cell table:style-name="ce656" office:value-type="string" calcext:value-type="string">
            <text:p>Szint</text:p>
          </table:table-cell>
          <table:table-cell table:style-name="ce385" office:value-type="string" calcext:value-type="string">
            <text:p>KP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442" office:value-type="string" calcext:value-type="string">
            <text:p>6 alatt nem muxik valamiért. TODO</text:p>
          </table:table-cell>
          <table:table-cell table:style-name="Default" table:number-columns-repeated="8"/>
          <table:table-cell table:number-columns-repeated="16361"/>
        </table:table-row>
        <table:table-row table:style-name="ro1">
          <table:table-cell table:style-name="ce364" office:value-type="string" calcext:value-type="string" table:number-columns-spanned="4" table:number-rows-spanned="1">
            <text:p>Pszí iskola</text:p>
          </table:table-cell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1157" table:content-validation-name="val174" office:value-type="float" office:value="0" calcext:value-type="float">
            <text:p>0</text:p>
          </table:table-cell>
          <table:table-cell table:style-name="ce1043" table:content-validation-name="val45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36" table:content-validation-name="val175" table:number-columns-spanned="4" table:number-rows-spanned="1"/>
          <table:covered-table-cell table:style-name="ce813"/>
          <table:covered-table-cell table:style-name="ce657" table:content-validation-name="val61"/>
          <table:covered-table-cell table:style-name="ce204" table:content-validation-name="val61"/>
          <table:table-cell table:style-name="ce967" table:content-validation-name="val65" office:value-type="float" office:value="0" calcext:value-type="float">
            <text:p>0</text:p>
          </table:table-cell>
          <table:table-cell table:style-name="ce244" table:content-validation-name="val45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42">
          <table:table-cell table:style-name="ce1002" office:value-type="string" calcext:value-type="string" table:number-columns-spanned="6" table:number-rows-spanned="1">
            <text:p><text:span text:style-name="T44">Speciális diszciplínák, pszí fortélyok </text:span><text:span text:style-name="T45">🅿️</text:span></text:p>
          </table:table-cell>
          <table:covered-table-cell table:number-columns-repeated="4"/>
          <table:covered-table-cell table:style-name="ce1042"/>
          <table:table-cell/>
          <table:table-cell table:style-name="ce1397" table:content-validation-name="val176" table:number-columns-spanned="4" table:number-rows-spanned="1"/>
          <table:covered-table-cell table:style-name="ce1115"/>
          <table:covered-table-cell table:style-name="ce415" table:content-validation-name="val61"/>
          <table:covered-table-cell table:style-name="ce950" table:content-validation-name="val61"/>
          <table:table-cell table:style-name="ce970" table:content-validation-name="val65" office:value-type="float" office:value="0" calcext:value-type="float">
            <text:p>0</text:p>
          </table:table-cell>
          <table:table-cell table:style-name="ce428" table:content-validation-name="val45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9"/>
          <table:table-cell table:number-columns-repeated="16361"/>
        </table:table-row>
        <table:table-row table:style-name="ro1">
          <table:table-cell table:style-name="ce99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90" office:value-type="string" calcext:value-type="string">
            <text:p>KP</text:p>
          </table:table-cell>
          <table:table-cell/>
          <table:table-cell table:number-columns-spanned="6" table:number-rows-spanned="1"/>
          <table:covered-table-cell table:number-columns-repeated="5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4" table:content-validation-name="val45" table:formula="of:=[.$E20]*[$Data.$K$13]" office:value-type="float" office:value="0" calcext:value-type="float">
            <text:p>0</text:p>
          </table:table-cell>
          <table:table-cell/>
          <table:table-cell table:style-name="ce319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0"/>
          <table:covered-table-cell table:style-name="ce152"/>
          <table:table-cell table:number-columns-repeated="2"/>
          <table:table-cell table:style-name="Default"/>
          <table:table-cell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5" table:content-validation-name="val45" table:formula="of:=[.$E21]*[$Data.$K$13]" office:value-type="float" office:value="0" calcext:value-type="float">
            <text:p>0</text:p>
          </table:table-cell>
          <table:table-cell/>
          <table:table-cell table:style-name="ce19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813"/>
          <table:table-cell table:style-name="ce423" office:value-type="string" calcext:value-type="string">
            <text:p>Max</text:p>
          </table:table-cell>
          <table:table-cell table:style-name="ce423" office:value-type="string" calcext:value-type="string">
            <text:p>Fok</text:p>
          </table:table-cell>
          <table:table-cell table:style-name="ce1000" office:value-type="string" calcext:value-type="string">
            <text:p>KP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6" table:content-validation-name="val45" table:formula="of:=[.$E22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5" table:content-validation-name="val45" table:formula="of:=[.$L22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7" table:content-validation-name="val45" table:formula="of:=[.$E23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6" table:content-validation-name="val45" table:formula="of:=[.$L23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364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48" table:content-validation-name="val45" table:formula="of:=[.$E24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7" table:content-validation-name="val45" table:formula="of:=[.$L24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04" table:number-columns-spanned="3" table:number-rows-spanned="1"/>
          <table:covered-table-cell table:number-columns-repeated="2" table:style-name="ce1018"/>
          <table:table-cell table:style-name="ce1026"/>
          <table:table-cell table:style-name="ce1036"/>
          <table:table-cell table:style-name="ce1049" table:content-validation-name="val45" table:formula="of:=[.$E25]*[$Data.$K$13]" office:value-type="float" office:value="0" calcext:value-type="float">
            <text:p>0</text:p>
          </table:table-cell>
          <table:table-cell/>
          <table:table-cell table:style-name="ce29" table:number-columns-spanned="3" table:number-rows-spanned="1"/>
          <table:covered-table-cell table:number-columns-repeated="2" table:style-name="ce813"/>
          <table:table-cell table:style-name="ce953"/>
          <table:table-cell table:style-name="ce405"/>
          <table:table-cell table:style-name="ce1008" table:content-validation-name="val45" table:formula="of:=[.$L25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010" table:number-columns-spanned="3" table:number-rows-spanned="1"/>
          <table:covered-table-cell table:number-columns-repeated="2" table:style-name="ce1019"/>
          <table:table-cell table:style-name="ce1027"/>
          <table:table-cell table:style-name="ce1037"/>
          <table:table-cell table:style-name="ce1050" table:content-validation-name="val45" table:formula="of:=[.$E26]*[$Data.$K$13]" office:value-type="float" office:value="0" calcext:value-type="float">
            <text:p>0</text:p>
          </table:table-cell>
          <table:table-cell/>
          <table:table-cell table:style-name="ce1397" table:number-columns-spanned="3" table:number-rows-spanned="1"/>
          <table:covered-table-cell table:number-columns-repeated="2" table:style-name="ce1115"/>
          <table:table-cell table:style-name="ce954"/>
          <table:table-cell table:style-name="ce972"/>
          <table:table-cell table:style-name="ce1009" table:content-validation-name="val45" table:formula="of:=[.$L26]*[$Data.$K$13]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51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516"/>
          <table:table-cell table:style-name="ce51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516"/>
          <table:table-cell table:style-name="ce516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516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3" table:number-columns-spanned="4" table:number-rows-spanned="1"/>
          <table:covered-table-cell table:number-columns-repeated="3" table:style-name="ce1433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3" table:number-columns-spanned="4" table:number-rows-spanned="1"/>
          <table:covered-table-cell table:number-columns-repeated="3" table:style-name="ce1433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1">
          <table:table-cell table:style-name="ce195" table:number-columns-spanned="3" table:number-rows-spanned="1"/>
          <table:covered-table-cell table:number-columns-repeated="2" table:style-name="ce195"/>
          <table:table-cell table:style-name="ce1433" table:number-columns-spanned="4" table:number-rows-spanned="1"/>
          <table:covered-table-cell table:number-columns-repeated="3" table:style-name="ce1433"/>
          <table:table-cell table:style-name="ce1055" office:value-type="string" calcext:value-type="string" table:number-columns-spanned="6" table:number-rows-spanned="1">
            <text:p>Hatása, leírása, <text:span text:style-name="T56">±</text:span>% kedvezmény</text:p>
          </table:table-cell>
          <table:covered-table-cell table:number-columns-repeated="5" table:style-name="ce369"/>
          <table:table-cell table:number-columns-repeated="4"/>
          <table:table-cell table:style-name="Default" table:number-columns-repeated="6"/>
          <table:table-cell table:number-columns-repeated="16361"/>
        </table:table-row>
        <table:table-row table:style-name="ro2">
          <table:table-cell table:style-name="ce170" table:number-columns-spanned="13" table:number-rows-spanned="1"/>
          <table:covered-table-cell table:number-columns-repeated="12"/>
          <table:table-cell table:number-columns-repeated="16371"/>
        </table:table-row>
        <table:table-row table:style-name="ro2">
          <table:table-cell table:style-name="ce937" table:content-validation-name="val56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7"/>
          <table:table-cell table:style-name="ce170" table:number-columns-repeated="2"/>
          <table:table-cell table:number-columns-repeated="16362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/>
          <table:table-cell table:style-name="ce170" table:number-columns-repeated="4"/>
          <table:table-cell table:number-columns-repeated="4"/>
          <table:table-cell table:style-name="ce170" table:number-columns-repeated="1002"/>
          <table:table-cell table:number-columns-repeated="15360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43">
          <table:table-cell table:style-name="ce1409" table:content-validation-name="val56" table:number-columns-spanned="13" table:number-rows-spanned="1"/>
          <table:covered-table-cell table:number-columns-repeated="11" table:style-name="ce1409" table:content-validation-name="val56"/>
          <table:covered-table-cell/>
          <table:table-cell table:number-columns-repeated="16371"/>
        </table:table-row>
        <table:table-row table:style-name="ro2" table:number-rows-repeated="1048529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Misztikus.L8:Misztikus.L18 Misztikus.E8:Misztikus.E10 Misztikus.E17:Misztikus.E17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M21:Misztikus.M21">
            <calcext:condition calcext:apply-style-name="Warning_Fortély" calcext:value="formula-is([.$L$21]&gt;[.$K$21])" calcext:base-cell-address="Misztikus.M21"/>
            <calcext:condition calcext:apply-style-name="Warning_negativ" calcext:value="&lt;0" calcext:base-cell-address="Misztikus.M21"/>
          </calcext:conditional-format>
          <calcext:conditional-format calcext:target-range-address="Misztikus.M26:Misztikus.M26">
            <calcext:condition calcext:apply-style-name="Warning_negativ" calcext:value="formula-is([.$L$26]&gt;[.$K$26])" calcext:base-cell-address="Misztikus.M26"/>
          </calcext:conditional-format>
          <calcext:conditional-format calcext:target-range-address="Misztikus.M23:Misztikus.M23">
            <calcext:condition calcext:apply-style-name="Warning_negativ" calcext:value="formula-is([.$L$23]&gt;[.$K$23])" calcext:base-cell-address="Misztikus.M23"/>
          </calcext:conditional-format>
          <calcext:conditional-format calcext:target-range-address="Misztikus.M24:Misztikus.M24">
            <calcext:condition calcext:apply-style-name="Warning_negativ" calcext:value="formula-is([.$L$24]&gt;[.$K$24])" calcext:base-cell-address="Misztikus.M24"/>
          </calcext:conditional-format>
          <calcext:conditional-format calcext:target-range-address="Misztikus.M25:Misztikus.M25">
            <calcext:condition calcext:apply-style-name="Warning_negativ" calcext:value="formula-is([.$L$25]&gt;[.$K$25])" calcext:base-cell-address="Misztikus.M25"/>
          </calcext:conditional-format>
          <calcext:conditional-format calcext:target-range-address="Misztikus.F14:Misztikus.F14">
            <calcext:condition calcext:apply-style-name="Warning_Fortély" calcext:value="formula-is([.$E$14]&gt;[.$D$14])" calcext:base-cell-address="Misztikus.F14"/>
            <calcext:condition calcext:apply-style-name="Warning_negativ" calcext:value="&lt;0" calcext:base-cell-address="Misztikus.F14"/>
          </calcext:conditional-format>
          <calcext:conditional-format calcext:target-range-address="Misztikus.M22:Misztikus.M22">
            <calcext:condition calcext:apply-style-name="Warning_Fortély" calcext:value="formula-is([.$L$22]&gt;[.$K$22])" calcext:base-cell-address="Misztikus.M22"/>
            <calcext:condition calcext:apply-style-name="Warning_negativ" calcext:value="&lt;0" calcext:base-cell-address="Misztikus.M22"/>
          </calcext:conditional-format>
          <calcext:conditional-format calcext:target-range-address="Misztikus.F19:Misztikus.F19">
            <calcext:condition calcext:apply-style-name="Warning_Fortély" calcext:value="formula-is([.$E$20]&gt;[.$D$20])" calcext:base-cell-address="Misztikus.F19"/>
            <calcext:condition calcext:apply-style-name="Warning_negativ" calcext:value="&lt;0" calcext:base-cell-address="Misztikus.F19"/>
          </calcext:conditional-format>
          <calcext:conditional-format calcext:target-range-address="Misztikus.F20:Misztikus.F20">
            <calcext:condition calcext:apply-style-name="Warning_Fortély" calcext:value="formula-is([.$E$21]&gt;[.$D$21])" calcext:base-cell-address="Misztikus.F20"/>
            <calcext:condition calcext:apply-style-name="Warning_negativ" calcext:value="&lt;0" calcext:base-cell-address="Misztikus.F20"/>
          </calcext:conditional-format>
          <calcext:conditional-format calcext:target-range-address="Misztikus.F21:Misztikus.F21">
            <calcext:condition calcext:apply-style-name="Warning_Fortély" calcext:value="formula-is([.$E$22]&gt;[.$D$22])" calcext:base-cell-address="Misztikus.F21"/>
            <calcext:condition calcext:apply-style-name="Warning_negativ" calcext:value="&lt;0" calcext:base-cell-address="Misztikus.F21"/>
          </calcext:conditional-format>
          <calcext:conditional-format calcext:target-range-address="Misztikus.F22:Misztikus.F22">
            <calcext:condition calcext:apply-style-name="Warning_Fortély" calcext:value="formula-is([.$E$23]&gt;[.$D$23])" calcext:base-cell-address="Misztikus.F22"/>
            <calcext:condition calcext:apply-style-name="Warning_negativ" calcext:value="&lt;0" calcext:base-cell-address="Misztikus.F22"/>
          </calcext:conditional-format>
          <calcext:conditional-format calcext:target-range-address="Misztikus.F23:Misztikus.F23">
            <calcext:condition calcext:apply-style-name="Warning_Fortély" calcext:value="formula-is([.$E$24]&gt;[.$D$24])" calcext:base-cell-address="Misztikus.F23"/>
            <calcext:condition calcext:apply-style-name="Warning_negativ" calcext:value="&lt;0" calcext:base-cell-address="Misztikus.F23"/>
          </calcext:conditional-format>
          <calcext:conditional-format calcext:target-range-address="Misztikus.F24:Misztikus.F24 Misztikus.F26:Misztikus.F26">
            <calcext:condition calcext:apply-style-name="Warning_Fortély" calcext:value="formula-is([.$E$25]&gt;[.$D$25])" calcext:base-cell-address="Misztikus.F24"/>
            <calcext:condition calcext:apply-style-name="Warning_negativ" calcext:value="&lt;0" calcext:base-cell-address="Misztikus.F24"/>
          </calcext:conditional-format>
          <calcext:conditional-format calcext:target-range-address="Misztikus.E3:Misztikus.E3">
            <calcext:condition calcext:apply-style-name="Warning_maradt" calcext:value="&lt;0" calcext:base-cell-address="Misztikus.E3"/>
          </calcext:conditional-format>
        </calcext:conditional-formats>
      </table:table>
      <table:table table:name="Fegyverek" table:style-name="ta2" table:print="false">
        <table:table-column table:style-name="co54" table:default-cell-style-name="ce813"/>
        <table:table-column table:style-name="co55" table:default-cell-style-name="ce320"/>
        <table:table-column table:style-name="co37" table:number-columns-repeated="4" table:default-cell-style-name="ce320"/>
        <table:table-column table:style-name="co56" table:default-cell-style-name="ce320"/>
        <table:table-column table:style-name="co57" table:default-cell-style-name="ce320"/>
        <table:table-column table:style-name="co37" table:number-columns-repeated="6" table:default-cell-style-name="ce320"/>
        <table:table-column table:style-name="co58" table:default-cell-style-name="ce320"/>
        <table:table-column table:style-name="co37" table:number-columns-repeated="241" table:default-cell-style-name="ce320"/>
        <table:table-column table:style-name="co14" table:number-columns-repeated="16128" table:default-cell-style-name="ce320"/>
        <table:table-row table:style-name="ro17">
          <table:table-cell table:style-name="ce1623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24"/>
          <table:table-cell table:style-name="ce1641" office:value-type="string" calcext:value-type="string">
            <text:p>Fegyver</text:p>
          </table:table-cell>
          <table:table-cell table:style-name="ce1658" office:value-type="string" calcext:value-type="string">
            <text:p>Típus</text:p>
          </table:table-cell>
          <table:table-cell table:style-name="ce1641" office:value-type="string" calcext:value-type="string">
            <text:p>SP</text:p>
          </table:table-cell>
          <table:table-cell table:style-name="ce1677" office:value-type="string" calcext:value-type="string">
            <text:p>Sebzés módja</text:p>
          </table:table-cell>
          <table:table-cell table:style-name="ce1682" office:value-type="string" calcext:value-type="string">
            <text:p>Átütés</text:p>
          </table:table-cell>
          <table:table-cell table:style-name="ce1682" office:value-type="string" calcext:value-type="string">
            <text:p>Íves</text:p>
          </table:table-cell>
          <table:table-cell table:style-name="ce1703" office:value-type="string" calcext:value-type="string">
            <text:p>1,5 kezes</text:p>
          </table:table-cell>
          <table:table-cell table:style-name="ce1682" office:value-type="string" calcext:value-type="string">
            <text:p>Pengehossz</text:p>
          </table:table-cell>
          <table:table-cell table:style-name="ce1682" office:value-type="string" calcext:value-type="string">
            <text:p>KÉ</text:p>
          </table:table-cell>
          <table:table-cell table:style-name="ce1682" office:value-type="string" calcext:value-type="string">
            <text:p>TÉ</text:p>
          </table:table-cell>
          <table:table-cell table:style-name="ce1682" office:value-type="string" calcext:value-type="string">
            <text:p>VÉ</text:p>
          </table:table-cell>
          <table:table-cell table:style-name="ce1682" office:value-type="string" calcext:value-type="string">
            <text:p>Sebesség</text:p>
          </table:table-cell>
          <table:table-cell table:style-name="ce1658" office:value-type="string" calcext:value-type="string">
            <text:p>Harcmodor</text:p>
          </table:table-cell>
          <table:table-cell table:style-name="ce1729" office:value-type="string" calcext:value-type="string">
            <text:p>Megjegyzés</text:p>
          </table:table-cell>
          <table:table-cell table:style-name="ce1755" table:number-columns-repeated="241"/>
          <table:table-cell table:number-columns-repeated="16128"/>
        </table:table-row>
        <table:table-row table:style-name="ro2">
          <table:table-cell table:style-name="ce1633" office:value-type="string" calcext:value-type="string">
            <text:p>Közelharci fegyverek</text:p>
          </table:table-cell>
          <table:table-cell table:style-name="ce1642" office:value-type="string" calcext:value-type="string">
            <text:p><text:s/>__</text:p>
          </table:table-cell>
          <table:table-cell table:style-name="ce1659"/>
          <table:table-cell table:number-columns-repeated="3" table:style-name="ce1659" office:value-type="string" calcext:value-type="string">
            <text:p>N/A</text:p>
          </table:table-cell>
          <table:table-cell table:style-name="ce1642"/>
          <table:table-cell table:style-name="ce1705"/>
          <table:table-cell table:number-columns-repeated="5" table:style-name="ce1659" office:value-type="string" calcext:value-type="string">
            <text:p>N/A</text:p>
          </table:table-cell>
          <table:table-cell table:style-name="ce1642" table:number-columns-repeated="2"/>
          <table:table-cell table:style-name="ce1756" table:number-columns-repeated="241"/>
          <table:table-cell table:number-columns-repeated="16128"/>
        </table:table-row>
        <table:table-row table:style-name="ro18">
          <table:table-cell/>
          <table:table-cell table:style-name="ce1643" office:value-type="string" calcext:value-type="string">
            <text:p>Puszta kéz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-5" calcext:value-type="float">
            <text:p>-5</text:p>
          </table:table-cell>
          <table:table-cell table:style-name="ce1660" office:value-type="string" calcext:value-type="string">
            <text:p>Z</text:p>
          </table:table-cell>
          <table:table-cell table:number-columns-repeated="2" table:style-name="ce1660" office:value-type="float" office:value="0" calcext:value-type="float">
            <text:p>0</text:p>
          </table:table-cell>
          <table:table-cell table:style-name="ce1706"/>
          <table:table-cell table:style-name="ce1715" office:value-type="float" office:value="0" calcext:value-type="float">
            <text:p>0</text:p>
          </table:table-cell>
          <table:table-cell table:number-columns-repeated="3" table:style-name="ce1660" office:value-type="float" office:value="-10" calcext:value-type="float">
            <text:p>-10</text:p>
          </table:table-cell>
          <table:table-cell table:style-name="ce1660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0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Tőr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string" calcext:value-type="string">
            <text:p>S/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2" calcext:value-type="float">
            <text:p>2</text:p>
          </table:table-cell>
          <table:table-cell table:number-columns-repeated="2"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0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 table:style-name="ce1624"/>
          <table:table-cell table:style-name="ce1644" office:value-type="string" calcext:value-type="string">
            <text:p>Béltépő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2" calcext:value-type="float">
            <text:p>2</text:p>
          </table:table-cell>
          <table:table-cell table:number-columns-repeated="2"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20">
          <table:table-cell/>
          <table:table-cell table:style-name="ce1644" office:value-type="string" calcext:value-type="string">
            <text:p>Dzsambia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2" calcext:value-type="float">
            <text:p>2</text:p>
          </table:table-cell>
          <table:table-cell table:number-columns-repeated="2"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20">
          <table:table-cell/>
          <table:table-cell table:style-name="ce1644" office:value-type="string" calcext:value-type="string">
            <text:p>Garott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7" calcext:value-type="float">
            <text:p>7</text:p>
          </table:table-cell>
          <table:table-cell table:style-name="ce1661" office:value-type="string" calcext:value-type="string">
            <text:p>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string" calcext:value-type="string">
            <text:p>spec.</text:p>
          </table:table-cell>
          <table:table-cell table:number-columns-repeated="3" table:style-name="ce1661" office:value-type="float" office:value="0" calcext:value-type="float">
            <text:p>0</text:p>
          </table:table-cell>
          <table:table-cell table:style-name="ce1661" office:value-type="string" calcext:value-type="string">
            <text:p>-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7">
          <table:table-cell/>
          <table:table-cell table:style-name="ce1644" office:value-type="string" calcext:value-type="string">
            <text:p>Ké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string" calcext:value-type="string">
            <text:p>S/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-</text:p>
          </table:table-cell>
          <table:table-cell table:number-columns-repeated="16369"/>
        </table:table-row>
        <table:table-row table:style-name="ro19">
          <table:table-cell/>
          <table:table-cell table:style-name="ce1644" office:value-type="string" calcext:value-type="string">
            <text:p>Kriszké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string" calcext:value-type="string">
            <text:p>S/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7">
          <table:table-cell/>
          <table:table-cell table:style-name="ce1644" office:value-type="string" calcext:value-type="string">
            <text:p>Levéltőr</text:p>
          </table:table-cell>
          <table:table-cell table:style-name="ce1661" office:value-type="string" calcext:value-type="string">
            <text:p>egykezes</text:p>
          </table:table-cell>
          <table:table-cell table:style-name="ce1670" office:value-type="float" office:value="1" calcext:value-type="float">
            <text:p>1</text:p>
          </table:table-cell>
          <table:table-cell table:style-name="ce1670" office:value-type="string" calcext:value-type="string">
            <text:p>S/V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708"/>
          <table:table-cell table:style-name="ce1661" office:value-type="float" office:value="0" calcext:value-type="float">
            <text:p>0</text:p>
          </table:table-cell>
          <table:table-cell table:style-name="ce1670" office:value-type="float" office:value="2" calcext:value-type="float">
            <text:p>2</text:p>
          </table:table-cell>
          <table:table-cell table:style-name="ce1670" office:value-type="float" office:value="4" calcext:value-type="float">
            <text:p>4</text:p>
          </table:table-cell>
          <table:table-cell table:number-columns-repeated="2" table:style-name="ce1670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Markolatgomb</text:p>
          </table:table-cell>
          <table:table-cell table:style-name="ce1661" office:value-type="string" calcext:value-type="string">
            <text:p>egykezes</text:p>
          </table:table-cell>
          <table:table-cell table:style-name="ce1670" office:value-type="float" office:value="0" calcext:value-type="float">
            <text:p>0</text:p>
          </table:table-cell>
          <table:table-cell table:style-name="ce1670" office:value-type="string" calcext:value-type="string">
            <text:p>Z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708"/>
          <table:table-cell table:style-name="ce1670" office:value-type="float" office:value="0" calcext:value-type="float">
            <text:p>0</text:p>
          </table:table-cell>
          <table:table-cell table:number-columns-repeated="3" table:style-name="ce1670" office:value-type="float" office:value="-7" calcext:value-type="float">
            <text:p>-7</text:p>
          </table:table-cell>
          <table:table-cell table:style-name="ce1670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0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Méregfog</text:p>
          </table:table-cell>
          <table:table-cell table:style-name="ce1661" office:value-type="string" calcext:value-type="string">
            <text:p>egykezes</text:p>
          </table:table-cell>
          <table:table-cell table:style-name="ce1670" office:value-type="float" office:value="0" calcext:value-type="float">
            <text:p>0</text:p>
          </table:table-cell>
          <table:table-cell table:style-name="ce1670" office:value-type="string" calcext:value-type="string">
            <text:p>S</text:p>
          </table:table-cell>
          <table:table-cell table:number-columns-repeated="2" table:style-name="ce1670" office:value-type="float" office:value="0" calcext:value-type="float">
            <text:p>0</text:p>
          </table:table-cell>
          <table:table-cell table:style-name="ce1708"/>
          <table:table-cell table:style-name="ce1661" office:value-type="float" office:value="0" calcext:value-type="float">
            <text:p>0</text:p>
          </table:table-cell>
          <table:table-cell table:style-name="ce1670" office:value-type="float" office:value="1" calcext:value-type="float">
            <text:p>1</text:p>
          </table:table-cell>
          <table:table-cell table:number-columns-repeated="2" table:style-name="ce1670" office:value-type="float" office:value="3" calcext:value-type="float">
            <text:p>3</text:p>
          </table:table-cell>
          <table:table-cell table:style-name="ce1670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0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20">
          <table:table-cell/>
          <table:table-cell table:style-name="ce1644" office:value-type="string" calcext:value-type="string">
            <text:p>Pugos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string" calcext:value-type="string">
            <text:p>S/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20">
          <table:table-cell/>
          <table:table-cell table:style-name="ce1644" office:value-type="string" calcext:value-type="string">
            <text:p>Ramiera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/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3" calcext:value-type="float">
            <text:p>3</text:p>
          </table:table-cell>
          <table:table-cell table:number-columns-repeated="3"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  <table:table-cell table:style-name="ce705" table:number-columns-repeated="16128"/>
        </table:table-row>
        <table:table-row table:style-name="ro7">
          <table:table-cell/>
          <table:table-cell table:style-name="ce1644" office:value-type="string" calcext:value-type="string">
            <text:p>Tőr, hárító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2" office:value-type="string" calcext:value-type="string">
            <text:p><text:span text:style-name="T59">Nagyon</text:span><text:span text:style-name="T60"> drága!</text:span></text:p>
          </table:table-cell>
          <table:table-cell table:number-columns-repeated="241"/>
          <table:table-cell table:style-name="ce705" table:number-columns-repeated="16128"/>
        </table:table-row>
        <table:table-row table:style-name="ro20">
          <table:table-cell/>
          <table:table-cell table:style-name="ce1644" office:value-type="string" calcext:value-type="string">
            <text:p>Tőr, kígyó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/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2" calcext:value-type="float">
            <text:p>2</text:p>
          </table:table-cell>
          <table:table-cell table:number-columns-repeated="2" table:style-name="ce1661" office:value-type="float" office:value="4" calcext:value-type="float">
            <text:p>4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Tőr, ököl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string" calcext:value-type="string">
            <text:p>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-5" calcext:value-type="float">
            <text:p>-5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-5" calcext:value-type="float">
            <text:p>-5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/>
          <table:table-cell table:number-columns-repeated="241"/>
          <table:table-cell table:style-name="ce1457" table:number-columns-repeated="16128"/>
        </table:table-row>
        <table:table-row table:style-name="ro7">
          <table:table-cell table:style-name="ce1635"/>
          <table:table-cell table:style-name="ce1645" office:value-type="string" calcext:value-type="string">
            <text:p>Tőr, páncélszúró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string" calcext:value-type="string">
            <text:p>S</text:p>
          </table:table-cell>
          <table:table-cell table:style-name="ce1683" office:value-type="string" calcext:value-type="string">
            <text:p>5+Erő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.5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8" calcext:value-type="float">
            <text:p>8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6" calcext:value-type="float">
            <text:p>6</text:p>
          </table:table-cell>
          <table:table-cell table:style-name="ce1722" office:value-type="string" calcext:value-type="string">
            <text:p>közelharc</text:p>
          </table:table-cell>
          <table:table-cell table:style-name="ce1733" office:value-type="string" calcext:value-type="string">
            <text:p>-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4" office:value-type="string" calcext:value-type="string">
            <text:p>Tőr, Slan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/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number-columns-repeated="2" table:style-name="ce1661" office:value-type="float" office:value="0" calcext:value-type="float">
            <text:p>0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özelharc</text:p>
          </table:table-cell>
          <table:table-cell table:style-name="ce1731"/>
          <table:table-cell table:number-columns-repeated="16369"/>
        </table:table-row>
        <table:table-row table:style-name="ro1">
          <table:table-cell table:style-name="ce1414"/>
          <table:table-cell table:style-name="ce1646" office:value-type="string" calcext:value-type="string">
            <text:p>Vasököl / páncélkesztyű</text:p>
          </table:table-cell>
          <table:table-cell table:style-name="ce1663" office:value-type="string" calcext:value-type="string">
            <text:p>egykezes</text:p>
          </table:table-cell>
          <table:table-cell table:style-name="ce1663" office:value-type="float" office:value="0" calcext:value-type="float">
            <text:p>0</text:p>
          </table:table-cell>
          <table:table-cell table:style-name="ce1663" office:value-type="string" calcext:value-type="string">
            <text:p>Z</text:p>
          </table:table-cell>
          <table:table-cell table:style-name="ce1684" office:value-type="float" office:value="0" calcext:value-type="float">
            <text:p>0</text:p>
          </table:table-cell>
          <table:table-cell table:style-name="ce1663" office:value-type="float" office:value="0" calcext:value-type="float">
            <text:p>0</text:p>
          </table:table-cell>
          <table:table-cell table:style-name="ce1709"/>
          <table:table-cell table:style-name="ce1663" office:value-type="float" office:value="0" calcext:value-type="float">
            <text:p>0</text:p>
          </table:table-cell>
          <table:table-cell table:number-columns-repeated="3" table:style-name="ce1663" office:value-type="float" office:value="-7" calcext:value-type="float">
            <text:p>-7</text:p>
          </table:table-cell>
          <table:table-cell table:style-name="ce1663" office:value-type="float" office:value="5" calcext:value-type="float">
            <text:p>5</text:p>
          </table:table-cell>
          <table:table-cell table:style-name="ce1723" office:value-type="string" calcext:value-type="string">
            <text:p>közelharc</text:p>
          </table:table-cell>
          <table:table-cell table:style-name="ce1734" office:value-type="string" calcext:value-type="string">
            <text:p>Erőbónusz: 0 feletti rész 1:1-ben számít be.</text:p>
          </table:table-cell>
          <table:table-cell table:style-name="ce419" table:number-columns-repeated="241"/>
          <table:table-cell table:number-columns-repeated="16128"/>
        </table:table-row>
        <table:table-row table:style-name="ro20">
          <table:table-cell table:style-name="ce1633" office:value-type="string" calcext:value-type="string">
            <text:p>Kardvívó fegyverek</text:p>
          </table:table-cell>
          <table:table-cell table:style-name="ce1643" office:value-type="string" calcext:value-type="string">
            <text:p>Kard, dzsenn szablya</text:p>
          </table:table-cell>
          <table:table-cell table:style-name="ce1660" office:value-type="string" calcext:value-type="string">
            <text:p>egykezes</text:p>
          </table:table-cell>
          <table:table-cell table:style-name="ce1660" office:value-type="float" office:value="4" calcext:value-type="float">
            <text:p>4</text:p>
          </table:table-cell>
          <table:table-cell table:style-name="ce1660" office:value-type="string" calcext:value-type="string">
            <text:p>V/S</text:p>
          </table:table-cell>
          <table:table-cell table:style-name="ce1660" office:value-type="float" office:value="0" calcext:value-type="float">
            <text:p>0</text:p>
          </table:table-cell>
          <table:table-cell table:style-name="ce1660" office:value-type="float" office:value="1" calcext:value-type="float">
            <text:p>1</text:p>
          </table:table-cell>
          <table:table-cell table:style-name="ce1706"/>
          <table:table-cell table:style-name="ce1660" office:value-type="float" office:value="1" calcext:value-type="float">
            <text:p>1</text:p>
          </table:table-cell>
          <table:table-cell table:style-name="ce1660" office:value-type="float" office:value="8" calcext:value-type="float">
            <text:p>8</text:p>
          </table:table-cell>
          <table:table-cell table:number-columns-repeated="2" table:style-name="ce1660" office:value-type="float" office:value="15" calcext:value-type="float">
            <text:p>15</text:p>
          </table:table-cell>
          <table:table-cell table:style-name="ce1660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1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ard, emrelin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7" calcext:value-type="float">
            <text:p>7</text:p>
          </table:table-cell>
          <table:table-cell table:number-columns-repeated="2" table:style-name="ce1661" office:value-type="float" office:value="13" calcext:value-type="float">
            <text:p>13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5"/>
          <table:table-cell table:number-columns-repeated="16369"/>
        </table:table-row>
        <table:table-row table:style-name="ro21">
          <table:table-cell/>
          <table:table-cell table:style-name="ce1644" office:value-type="string" calcext:value-type="string">
            <text:p>Kard, fejvadász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11" calcext:value-type="float">
            <text:p>11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61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8">
          <table:table-cell/>
          <table:table-cell table:style-name="ce1644" office:value-type="string" calcext:value-type="string">
            <text:p>Kard, handzsár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3" calcext:value-type="float">
            <text:p>13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ard, hiequar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S/V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0" calcext:value-type="float">
            <text:p>0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2" calcext:value-type="float">
            <text:p>12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4" office:value-type="string" calcext:value-type="string">
            <text:p>Kard, hosszú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78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Nem éri meg, mert a másfélkezes sokkal jobb mindenben és nincs hátránya</text:p>
          </table:table-cell>
          <table:table-cell table:number-columns-repeated="241"/>
          <table:table-cell table:style-name="ce1457" table:number-columns-repeated="16128"/>
        </table:table-row>
        <table:table-row table:style-name="ro20">
          <table:table-cell/>
          <table:table-cell table:style-name="ce1644" office:value-type="string" calcext:value-type="string">
            <text:p>Kard, jatagán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1" calcext:value-type="float">
            <text:p>1</text:p>
          </table:table-cell>
          <table:table-cell table:style-name="ce1678" office:value-type="string" calcext:value-type="string">
            <text:p><text:span text:style-name="T57"> </text:span><text:span text:style-name="T58">V/S</text:span>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707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7" calcext:value-type="float">
            <text:p>7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8">
          <table:table-cell/>
          <table:table-cell table:style-name="ce1644" office:value-type="string" calcext:value-type="string">
            <text:p>Kard, kétkezes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20" calcext:value-type="float">
            <text:p>20</text:p>
          </table:table-cell>
          <table:table-cell table:style-name="ce1661" office:value-type="float" office:value="15" calcext:value-type="float">
            <text:p>15</text:p>
          </table:table-cell>
          <table:table-cell table:style-name="ce1661" office:value-type="float" office:value="8" calcext:value-type="float">
            <text:p>8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ard, khossa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1" calcext:value-type="float">
            <text:p>11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44" office:value-type="string" calcext:value-type="string">
            <text:p>Kard, kígyó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3" calcext:value-type="float">
            <text:p>3</text:p>
          </table:table-cell>
          <table:table-cell table:style-name="ce1678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1" office:value-type="float" office:value="5" calcext:value-type="float">
            <text:p>5</text:p>
          </table:table-cell>
          <table:table-cell table:number-columns-repeated="2" table:style-name="ce1661" office:value-type="float" office:value="11" calcext:value-type="float">
            <text:p>11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44" office:value-type="string" calcext:value-type="string">
            <text:p>Kard, Lagoss 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78" office:value-type="string" calcext:value-type="string">
            <text:p><text:span text:style-name="T57"> </text:span><text:span text:style-name="T58">V/S</text:span>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1" office:value-type="float" office:value="8" calcext:value-type="float">
            <text:p>8</text:p>
          </table:table-cell>
          <table:table-cell table:number-columns-repeated="2" table:style-name="ce1661" office:value-type="float" office:value="16" calcext:value-type="float">
            <text:p>16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ard, lovag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0" calcext:value-type="float">
            <text:p>0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1" office:value-type="float" office:value="7" calcext:value-type="float">
            <text:p>7</text:p>
          </table:table-cell>
          <table:table-cell table:style-name="ce1661" office:value-type="float" office:value="15" calcext:value-type="float">
            <text:p>15</text:p>
          </table:table-cell>
          <table:table-cell table:style-name="ce1661" office:value-type="float" office:value="12" calcext:value-type="float">
            <text:p>12</text:p>
          </table:table-cell>
          <table:table-cell table:style-name="ce1661" office:value-type="float" office:value="7" calcext:value-type="float">
            <text:p>7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9">
          <table:table-cell/>
          <table:table-cell table:style-name="ce1644" office:value-type="string" calcext:value-type="string">
            <text:p>Kard, másfélkezes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1.5" calcext:value-type="float">
            <text:p>1.5</text:p>
          </table:table-cell>
          <table:table-cell table:style-name="ce1661" office:value-type="float" office:value="8" calcext:value-type="float">
            <text:p>8</text:p>
          </table:table-cell>
          <table:table-cell table:number-columns-repeated="2" table:style-name="ce1661" office:value-type="float" office:value="16" calcext:value-type="float">
            <text:p>16</text:p>
          </table:table-cell>
          <table:table-cell table:style-name="ce1661" office:value-type="float" office:value="7" calcext:value-type="float">
            <text:p>7</text:p>
          </table:table-cell>
          <table:table-cell table:style-name="ce1721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7">
          <table:table-cell/>
          <table:table-cell table:style-name="ce1644" office:value-type="string" calcext:value-type="string">
            <text:p>Kard, mesterkard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1.5" calcext:value-type="float">
            <text:p>1.5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18" calcext:value-type="float">
            <text:p>18</text:p>
          </table:table-cell>
          <table:table-cell table:style-name="ce1661" office:value-type="float" office:value="13" calcext:value-type="float">
            <text:p>13</text:p>
          </table:table-cell>
          <table:table-cell table:style-name="ce1661" office:value-type="float" office:value="7" calcext:value-type="float">
            <text:p>7</text:p>
          </table:table-cell>
          <table:table-cell table:style-name="ce1721" office:value-type="string" calcext:value-type="string">
            <text:p>kardvívás</text:p>
          </table:table-cell>
          <table:table-cell table:style-name="ce1737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644" office:value-type="string" calcext:value-type="string">
            <text:p>Kard, Pugoss 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ard, rövid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string" calcext:value-type="string">
            <text:p>S/V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4" calcext:value-type="float">
            <text:p>4</text:p>
          </table:table-cell>
          <table:table-cell table:number-columns-repeated="2" table:style-name="ce1661" office:value-type="float" office:value="8" calcext:value-type="float">
            <text:p>8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8">
          <table:table-cell/>
          <table:table-cell table:style-name="ce1644" office:value-type="string" calcext:value-type="string">
            <text:p>Kard, Slan 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6" calcext:value-type="float">
            <text:p>6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661" office:value-type="float" office:value="1.5" calcext:value-type="float">
            <text:p>1.5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19" calcext:value-type="float">
            <text:p>19</text:p>
          </table:table-cell>
          <table:table-cell table:style-name="ce1661" office:value-type="float" office:value="13" calcext:value-type="float">
            <text:p>13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5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Kard, Slan rövid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string" calcext:value-type="string">
            <text:p>V/S</text:p>
          </table:table-cell>
          <table:table-cell table:number-columns-repeated="2"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11" calcext:value-type="float">
            <text:p>11</text:p>
          </table:table-cell>
          <table:table-cell table:number-columns-repeated="2" table:style-name="ce1661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8">
          <table:table-cell/>
          <table:table-cell table:style-name="ce1644" office:value-type="string" calcext:value-type="string">
            <text:p>Kard, Slan csatakard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9" calcext:value-type="float">
            <text:p>9</text:p>
          </table:table-cell>
          <table:table-cell table:style-name="ce1661" office:value-type="float" office:value="23" calcext:value-type="float">
            <text:p>23</text:p>
          </table:table-cell>
          <table:table-cell table:style-name="ce1661" office:value-type="float" office:value="17" calcext:value-type="float">
            <text:p>17</text:p>
          </table:table-cell>
          <table:table-cell table:style-name="ce1661" office:value-type="float" office:value="8" calcext:value-type="float">
            <text:p>8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20">
          <table:table-cell/>
          <table:table-cell table:style-name="ce1644" office:value-type="string" calcext:value-type="string">
            <text:p>Kard, szablya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3" calcext:value-type="float">
            <text:p>3</text:p>
          </table:table-cell>
          <table:table-cell table:style-name="ce1661" office:value-type="string" calcext:value-type="string">
            <text:p>V/S</text:p>
          </table:table-cell>
          <table:table-cell table:style-name="ce1661" office:value-type="float" office:value="0" calcext:value-type="float">
            <text:p>0</text:p>
          </table:table-cell>
          <table:table-cell table:style-name="ce1661" office:value-type="float" office:value="1" calcext:value-type="float">
            <text:p>1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1" office:value-type="float" office:value="6" calcext:value-type="float">
            <text:p>6</text:p>
          </table:table-cell>
          <table:table-cell table:number-columns-repeated="2" table:style-name="ce1661" office:value-type="float" office:value="12" calcext:value-type="float">
            <text:p>12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635"/>
          <table:table-cell table:style-name="ce1645" office:value-type="string" calcext:value-type="string">
            <text:p>Mara-sequor 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string" calcext:value-type="string">
            <text:p>V/S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1.5" calcext:value-type="float">
            <text:p>1.5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float" office:value="20" calcext:value-type="float">
            <text:p>20</text:p>
          </table:table-cell>
          <table:table-cell table:style-name="ce1662" office:value-type="float" office:value="16" calcext:value-type="float">
            <text:p>16</text:p>
          </table:table-cell>
          <table:table-cell table:style-name="ce1662" office:value-type="float" office:value="6" calcext:value-type="float">
            <text:p>6</text:p>
          </table:table-cell>
          <table:table-cell table:style-name="ce1722" office:value-type="string" calcext:value-type="string">
            <text:p>kardvívás</text:p>
          </table:table-cell>
          <table:table-cell table:style-name="ce1738" office:value-type="string" calcext:value-type="string">
            <text:p><text:span text:style-name="T62">MK, KF</text:span><text:span text:style-name="T63">: Tradíció: Fejvadász – 9.szint, Spec: ⭕</text:span>TODO</text:p>
          </table:table-cell>
          <table:table-cell table:style-name="ce705" table:number-columns-repeated="241"/>
          <table:table-cell table:number-columns-repeated="16128"/>
        </table:table-row>
        <table:table-row table:style-name="ro7">
          <table:table-cell table:style-name="ce1635"/>
          <table:table-cell table:style-name="ce1645" office:value-type="string" calcext:value-type="string">
            <text:p>Meneth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V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.5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float" office:value="6" calcext:value-type="float">
            <text:p>6</text:p>
          </table:table-cell>
          <table:table-cell table:style-name="ce1722" office:value-type="string" calcext:value-type="string">
            <text:p>kardvívás</text:p>
          </table:table-cell>
          <table:table-cell table:style-name="ce1738" office:value-type="string" calcext:value-type="string">
            <text:p><text:span text:style-name="T62">KF</text:span><text:span text:style-name="T63">: Tradíció: Amund - 9.szint, Spec: ⭕TODO</text:span>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/>
          <table:table-cell table:style-name="ce1644" office:value-type="string" calcext:value-type="string">
            <text:p>Predoci egyeneskard</text:p>
          </table:table-cell>
          <table:table-cell table:style-name="ce1661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V/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2" office:value-type="float" office:value="7" calcext:value-type="float">
            <text:p>7</text:p>
          </table:table-cell>
          <table:table-cell table:style-name="ce1662" office:value-type="float" office:value="13" calcext:value-type="float">
            <text:p>13</text:p>
          </table:table-cell>
          <table:table-cell table:style-name="ce1662" office:value-type="float" office:value="11" calcext:value-type="float">
            <text:p>11</text:p>
          </table:table-cell>
          <table:table-cell table:style-name="ce1662" office:value-type="float" office:value="6" calcext:value-type="float">
            <text:p>6</text:p>
          </table:table-cell>
          <table:table-cell table:style-name="ce1721" office:value-type="string" calcext:value-type="string">
            <text:p>kardvívás</text:p>
          </table:table-cell>
          <table:table-cell table:style-name="ce1738" office:value-type="string" calcext:value-type="string">
            <text:p>-</text:p>
          </table:table-cell>
          <table:table-cell table:number-columns-repeated="241"/>
          <table:table-cell table:style-name="Default" table:number-columns-repeated="16128"/>
        </table:table-row>
        <table:table-row table:style-name="ro1">
          <table:table-cell/>
          <table:table-cell table:style-name="ce1644" office:value-type="string" calcext:value-type="string">
            <text:p>Sequor </text:p>
          </table:table-cell>
          <table:table-cell table:style-name="ce1661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V/S</text:p>
          </table:table-cell>
          <table:table-cell table:style-name="ce1662" office:value-type="float" office:value="0" calcext:value-type="float">
            <text:p>0</text:p>
          </table:table-cell>
          <table:table-cell table:style-name="ce1662" office:value-type="float" office:value="1" calcext:value-type="float">
            <text:p>1</text:p>
          </table:table-cell>
          <table:table-cell table:style-name="ce1707"/>
          <table:table-cell table:style-name="ce1662" office:value-type="float" office:value="0.5" calcext:value-type="float">
            <text:p>0.5</text:p>
          </table:table-cell>
          <table:table-cell table:style-name="ce1662" office:value-type="float" office:value="6" calcext:value-type="float">
            <text:p>6</text:p>
          </table:table-cell>
          <table:table-cell table:style-name="ce1662" office:value-type="float" office:value="13" calcext:value-type="float">
            <text:p>13</text:p>
          </table:table-cell>
          <table:table-cell table:style-name="ce1662" office:value-type="float" office:value="11" calcext:value-type="float">
            <text:p>11</text:p>
          </table:table-cell>
          <table:table-cell table:style-name="ce1662" office:value-type="float" office:value="5" calcext:value-type="float">
            <text:p>5</text:p>
          </table:table-cell>
          <table:table-cell table:style-name="ce1721" office:value-type="string" calcext:value-type="string">
            <text:p>kardvívás</text:p>
          </table:table-cell>
          <table:table-cell table:style-name="ce1740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22">
          <table:table-cell table:style-name="ce1637"/>
          <table:table-cell table:style-name="ce1648" office:value-type="string" calcext:value-type="string">
            <text:p>Tőrkard</text:p>
          </table:table-cell>
          <table:table-cell table:style-name="ce1664" office:value-type="string" calcext:value-type="string">
            <text:p>egykezes</text:p>
          </table:table-cell>
          <table:table-cell table:style-name="ce1664" office:value-type="float" office:value="2" calcext:value-type="float">
            <text:p>2</text:p>
          </table:table-cell>
          <table:table-cell table:style-name="ce1664" office:value-type="string" calcext:value-type="string">
            <text:p>S</text:p>
          </table:table-cell>
          <table:table-cell table:number-columns-repeated="2" table:style-name="ce1664" office:value-type="float" office:value="0" calcext:value-type="float">
            <text:p>0</text:p>
          </table:table-cell>
          <table:table-cell table:style-name="ce1710"/>
          <table:table-cell table:style-name="ce1664" office:value-type="float" office:value="1" calcext:value-type="float">
            <text:p>1</text:p>
          </table:table-cell>
          <table:table-cell table:style-name="ce1664" office:value-type="float" office:value="6" calcext:value-type="float">
            <text:p>6</text:p>
          </table:table-cell>
          <table:table-cell table:number-columns-repeated="2" table:style-name="ce1664" office:value-type="float" office:value="12" calcext:value-type="float">
            <text:p>12</text:p>
          </table:table-cell>
          <table:table-cell table:style-name="ce1664" office:value-type="float" office:value="5" calcext:value-type="float">
            <text:p>5</text:p>
          </table:table-cell>
          <table:table-cell table:style-name="ce1724" office:value-type="string" calcext:value-type="string">
            <text:p>kardvívás</text:p>
          </table:table-cell>
          <table:table-cell table:style-name="ce1741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64">+2</text:span></text:p>
            <text:p><text:span text:style-name="T19">- Zúzó fegyverek ellen VÉ büntetés: </text:span><text:span text:style-name="T64">-8 VÉ</text:span>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33" office:value-type="string" calcext:value-type="string">
            <text:p>Zúzó fegyverek</text:p>
          </table:table-cell>
          <table:table-cell table:style-name="ce1643" office:value-type="string" calcext:value-type="string">
            <text:p>Bot, rövid</text:p>
          </table:table-cell>
          <table:table-cell table:style-name="ce1660" office:value-type="string" calcext:value-type="string">
            <text:p>egykezes</text:p>
          </table:table-cell>
          <table:table-cell table:style-name="ce1666" office:value-type="float" office:value="-3" calcext:value-type="float">
            <text:p>-3</text:p>
          </table:table-cell>
          <table:table-cell table:style-name="ce1666" office:value-type="string" calcext:value-type="string">
            <text:p>Z</text:p>
          </table:table-cell>
          <table:table-cell table:number-columns-repeated="2" table:style-name="ce1666" office:value-type="float" office:value="0" calcext:value-type="float">
            <text:p>0</text:p>
          </table:table-cell>
          <table:table-cell table:style-name="ce1706"/>
          <table:table-cell table:style-name="ce1661" office:value-type="float" office:value="0.5" calcext:value-type="float">
            <text:p>0.5</text:p>
          </table:table-cell>
          <table:table-cell table:style-name="ce1666" office:value-type="float" office:value="6" calcext:value-type="float">
            <text:p>6</text:p>
          </table:table-cell>
          <table:table-cell table:style-name="ce1666" office:value-type="float" office:value="9" calcext:value-type="float">
            <text:p>9</text:p>
          </table:table-cell>
          <table:table-cell table:style-name="ce1666" office:value-type="float" office:value="6" calcext:value-type="float">
            <text:p>6</text:p>
          </table:table-cell>
          <table:table-cell table:style-name="ce1666" office:value-type="float" office:value="5" calcext:value-type="float">
            <text:p>5</text:p>
          </table:table-cell>
          <table:table-cell table:style-name="ce1721" office:value-type="string" calcext:value-type="string">
            <text:p>zúzás</text:p>
          </table:table-cell>
          <table:table-cell table:style-name="ce1733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Bot, furkós</text:p>
          </table:table-cell>
          <table:table-cell table:style-name="ce1661" office:value-type="string" calcext:value-type="string">
            <text:p>egykezes</text:p>
          </table:table-cell>
          <table:table-cell table:style-name="ce1662" office:value-type="float" office:value="-1" calcext:value-type="float">
            <text:p>-1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0" office:value-type="float" office:value="1" calcext:value-type="float">
            <text:p>1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8" calcext:value-type="float">
            <text:p>8</text:p>
          </table:table-cell>
          <table:table-cell table:style-name="ce1662" office:value-type="float" office:value="6" calcext:value-type="float">
            <text:p>6</text:p>
          </table:table-cell>
          <table:table-cell table:style-name="ce1721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1">
          <table:table-cell/>
          <table:table-cell table:style-name="ce1644" office:value-type="string" calcext:value-type="string">
            <text:p>Buzogány, egykezes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79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6" office:value-type="float" office:value="1" calcext:value-type="float">
            <text:p>1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2" calcext:value-type="float">
            <text:p>12</text:p>
          </table:table-cell>
          <table:table-cell table:style-name="ce1662" office:value-type="float" office:value="8" calcext:value-type="float">
            <text:p>8</text:p>
          </table:table-cell>
          <table:table-cell table:style-name="ce1662" office:value-type="float" office:value="6" calcext:value-type="float">
            <text:p>6</text:p>
          </table:table-cell>
          <table:table-cell table:style-name="ce1722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Buzogány, kétkezes</text:p>
          </table:table-cell>
          <table:table-cell table:style-name="ce1662" office:value-type="string" calcext:value-type="string">
            <text:p>kétkezes</text:p>
          </table:table-cell>
          <table:table-cell table:style-name="ce1662" office:value-type="float" office:value="8" calcext:value-type="float">
            <text:p>8</text:p>
          </table:table-cell>
          <table:table-cell table:style-name="ce1662" office:value-type="string" calcext:value-type="string">
            <text:p>Z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1.5" calcext:value-type="float">
            <text:p>1.5</text:p>
          </table:table-cell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20" calcext:value-type="float">
            <text:p>20</text:p>
          </table:table-cell>
          <table:table-cell table:number-columns-repeated="2" table:style-name="ce1662" office:value-type="float" office:value="8" calcext:value-type="float">
            <text:p>8</text:p>
          </table:table-cell>
          <table:table-cell table:style-name="ce1722" office:value-type="string" calcext:value-type="string">
            <text:p>zúzás</text:p>
          </table:table-cell>
          <table:table-cell table:style-name="ce1738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Buzogány, láncos</text:p>
          </table:table-cell>
          <table:table-cell table:style-name="ce1661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float" office:value="15" calcext:value-type="float">
            <text:p>15</text:p>
          </table:table-cell>
          <table:table-cell table:number-columns-repeated="2" table:style-name="ce1662" office:value-type="float" office:value="6" calcext:value-type="float">
            <text:p>6</text:p>
          </table:table-cell>
          <table:table-cell table:style-name="ce1721" office:value-type="string" calcext:value-type="string">
            <text:p>zúzás</text:p>
          </table:table-cell>
          <table:table-cell table:style-name="ce1738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Buzogány, shadleki</text:p>
          </table:table-cell>
          <table:table-cell table:style-name="ce1661" office:value-type="string" calcext:value-type="string">
            <text:p>egykezes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string" calcext:value-type="string">
            <text:p>Z</text:p>
          </table:table-cell>
          <table:table-cell table:style-name="ce1662" office:value-type="float" office:value="3" calcext:value-type="float">
            <text:p>3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1" calcext:value-type="float">
            <text:p>1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float" office:value="6" calcext:value-type="float">
            <text:p>6</text:p>
          </table:table-cell>
          <table:table-cell table:style-name="ce1721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Buzogány, tollas</text:p>
          </table:table-cell>
          <table:table-cell table:style-name="ce1661" office:value-type="string" calcext:value-type="string">
            <text:p>egykezes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string" calcext:value-type="string">
            <text:p>Z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0.5" calcext:value-type="float">
            <text:p>0.5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9" calcext:value-type="float">
            <text:p>9</text:p>
          </table:table-cell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5" calcext:value-type="float">
            <text:p>5</text:p>
          </table:table-cell>
          <table:table-cell table:style-name="ce1721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Csatabárd, egykezes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4" calcext:value-type="float">
            <text:p>4</text:p>
          </table:table-cell>
          <table:table-cell table:style-name="ce1680" office:value-type="string" calcext:value-type="string">
            <text:p>Z</text:p>
          </table:table-cell>
          <table:table-cell table:style-name="ce1661" office:value-type="float" office:value="2" calcext:value-type="float">
            <text:p>2</text:p>
          </table:table-cell>
          <table:table-cell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4" calcext:value-type="float">
            <text:p>4</text:p>
          </table:table-cell>
          <table:table-cell table:number-columns-repeated="2" table:style-name="ce1661" office:value-type="float" office:value="8" calcext:value-type="float">
            <text:p>8</text:p>
          </table:table-cell>
          <table:table-cell table:style-name="ce1661" office:value-type="float" office:value="6" calcext:value-type="float">
            <text:p>6</text:p>
          </table:table-cell>
          <table:table-cell table:style-name="ce1721" office:value-type="string" calcext:value-type="string">
            <text:p>zúzás</text:p>
          </table:table-cell>
          <table:table-cell table:style-name="ce1738"/>
          <table:table-cell table:number-columns-repeated="16369"/>
        </table:table-row>
        <table:table-row table:style-name="ro2">
          <table:table-cell/>
          <table:table-cell table:style-name="ce1644" office:value-type="string" calcext:value-type="string">
            <text:p>Csatabárd, kétkezes</text:p>
          </table:table-cell>
          <table:table-cell table:style-name="ce1661" office:value-type="string" calcext:value-type="string">
            <text:p>kétkezes</text:p>
          </table:table-cell>
          <table:table-cell table:style-name="ce1661" office:value-type="float" office:value="8" calcext:value-type="float">
            <text:p>8</text:p>
          </table:table-cell>
          <table:table-cell table:style-name="ce1661" office:value-type="string" calcext:value-type="string">
            <text:p>Z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1.5" calcext:value-type="float">
            <text:p>1.5</text:p>
          </table:table-cell>
          <table:table-cell table:style-name="ce1661" office:value-type="float" office:value="4" calcext:value-type="float">
            <text:p>4</text:p>
          </table:table-cell>
          <table:table-cell table:style-name="ce1661" office:value-type="float" office:value="18" calcext:value-type="float">
            <text:p>18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8" calcext:value-type="float">
            <text:p>8</text:p>
          </table:table-cell>
          <table:table-cell table:style-name="ce1721" office:value-type="string" calcext:value-type="string">
            <text:p>zúzás</text:p>
          </table:table-cell>
          <table:table-cell table:style-name="ce1736"/>
          <table:table-cell table:number-columns-repeated="16369"/>
        </table:table-row>
        <table:table-row table:style-name="ro20">
          <table:table-cell/>
          <table:table-cell table:style-name="ce1644" office:value-type="string" calcext:value-type="string">
            <text:p>Csatacsákány</text:p>
          </table:table-cell>
          <table:table-cell table:style-name="ce1661" office:value-type="string" calcext:value-type="string">
            <text:p>egykezes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string" calcext:value-type="string">
            <text:p>Z</text:p>
          </table:table-cell>
          <table:table-cell table:style-name="ce1661" office:value-type="float" office:value="10" calcext:value-type="float">
            <text:p>10</text:p>
          </table:table-cell>
          <table:table-cell table:style-name="ce1661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0.5" calcext:value-type="float">
            <text:p>0.5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14" calcext:value-type="float">
            <text:p>14</text:p>
          </table:table-cell>
          <table:table-cell table:style-name="ce1661" office:value-type="float" office:value="5" calcext:value-type="float">
            <text:p>5</text:p>
          </table:table-cell>
          <table:table-cell table:style-name="ce1661" office:value-type="float" office:value="7" calcext:value-type="float">
            <text:p>7</text:p>
          </table:table-cell>
          <table:table-cell table:style-name="ce1721" office:value-type="string" calcext:value-type="string">
            <text:p>zúzás</text:p>
          </table:table-cell>
          <table:table-cell table:style-name="ce173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37"/>
          <table:table-cell table:style-name="ce1648" office:value-type="string" calcext:value-type="string">
            <text:p>Harci kalapács</text:p>
          </table:table-cell>
          <table:table-cell table:style-name="ce1665" office:value-type="string" calcext:value-type="string">
            <text:p>kétkezes</text:p>
          </table:table-cell>
          <table:table-cell table:style-name="ce1665" office:value-type="float" office:value="7" calcext:value-type="float">
            <text:p>7</text:p>
          </table:table-cell>
          <table:table-cell table:style-name="ce1665" office:value-type="string" calcext:value-type="string">
            <text:p>Z</text:p>
          </table:table-cell>
          <table:table-cell table:number-columns-repeated="2" table:style-name="ce1665" office:value-type="float" office:value="0" calcext:value-type="float">
            <text:p>0</text:p>
          </table:table-cell>
          <table:table-cell table:style-name="ce1710"/>
          <table:table-cell table:style-name="ce1665" office:value-type="float" office:value="1.5" calcext:value-type="float">
            <text:p>1.5</text:p>
          </table:table-cell>
          <table:table-cell table:style-name="ce1665" office:value-type="float" office:value="1" calcext:value-type="float">
            <text:p>1</text:p>
          </table:table-cell>
          <table:table-cell table:style-name="ce1665" office:value-type="float" office:value="20" calcext:value-type="float">
            <text:p>20</text:p>
          </table:table-cell>
          <table:table-cell table:number-columns-repeated="2" table:style-name="ce1665" office:value-type="float" office:value="8" calcext:value-type="float">
            <text:p>8</text:p>
          </table:table-cell>
          <table:table-cell table:style-name="ce1725" office:value-type="string" calcext:value-type="string">
            <text:p>zúzás</text:p>
          </table:table-cell>
          <table:table-cell table:style-name="ce1742" office:value-type="string" calcext:value-type="string">
            <text:p>Erő követelmény: +2</text:p>
          </table:table-cell>
          <table:table-cell table:style-name="ce1457" table:number-columns-repeated="241"/>
          <table:table-cell table:number-columns-repeated="16128"/>
        </table:table-row>
        <table:table-row table:style-name="ro2">
          <table:table-cell table:style-name="ce1633" office:value-type="string" calcext:value-type="string">
            <text:p>Lándzsavívó fegyverek</text:p>
          </table:table-cell>
          <table:table-cell table:style-name="ce1649" office:value-type="string" calcext:value-type="string">
            <text:p>Alabárd</text:p>
          </table:table-cell>
          <table:table-cell table:style-name="ce1666" office:value-type="string" calcext:value-type="string">
            <text:p>kétkezes</text:p>
          </table:table-cell>
          <table:table-cell table:style-name="ce1666" office:value-type="float" office:value="4" calcext:value-type="float">
            <text:p>4</text:p>
          </table:table-cell>
          <table:table-cell table:style-name="ce1666" office:value-type="string" calcext:value-type="string">
            <text:p>S+Z/V</text:p>
          </table:table-cell>
          <table:table-cell table:style-name="ce1666" office:value-type="float" office:value="6" calcext:value-type="float">
            <text:p>6</text:p>
          </table:table-cell>
          <table:table-cell table:style-name="ce1666" office:value-type="float" office:value="0" calcext:value-type="float">
            <text:p>0</text:p>
          </table:table-cell>
          <table:table-cell table:style-name="ce1706"/>
          <table:table-cell table:style-name="ce1662" office:value-type="float" office:value="3" calcext:value-type="float">
            <text:p>3</text:p>
          </table:table-cell>
          <table:table-cell table:style-name="ce1666" office:value-type="float" office:value="12" calcext:value-type="float">
            <text:p>12</text:p>
          </table:table-cell>
          <table:table-cell table:number-columns-repeated="2" table:style-name="ce1666" office:value-type="float" office:value="28" calcext:value-type="float">
            <text:p>28</text:p>
          </table:table-cell>
          <table:table-cell table:style-name="ce1666" office:value-type="float" office:value="8" calcext:value-type="float">
            <text:p>8</text:p>
          </table:table-cell>
          <table:table-cell table:style-name="ce1722" office:value-type="string" calcext:value-type="string">
            <text:p>lándzsavívás</text:p>
          </table:table-cell>
          <table:table-cell table:style-name="ce1743" office:value-type="string" calcext:value-type="string">
            <text:p>Talán a legjobb a páncélok ellen</text:p>
          </table:table-cell>
          <table:table-cell table:style-name="ce705" table:number-columns-repeated="241"/>
          <table:table-cell table:number-columns-repeated="16128"/>
        </table:table-row>
        <table:table-row table:style-name="ro1">
          <table:table-cell table:style-name="ce1635"/>
          <table:table-cell table:style-name="ce1645" office:value-type="string" calcext:value-type="string">
            <text:p>Bot, hosszú</text:p>
          </table:table-cell>
          <table:table-cell table:style-name="ce1662" office:value-type="string" calcext:value-type="string">
            <text:p>kétkezes</text:p>
          </table:table-cell>
          <table:table-cell table:style-name="ce1671" office:value-type="float" office:value="1" calcext:value-type="float">
            <text:p>1</text:p>
          </table:table-cell>
          <table:table-cell table:style-name="ce1662" office:value-type="string" calcext:value-type="string">
            <text:p>Z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2" calcext:value-type="float">
            <text:p>2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float" office:value="16" calcext:value-type="float">
            <text:p>16</text:p>
          </table:table-cell>
          <table:table-cell table:style-name="ce1662" office:value-type="float" office:value="24" calcext:value-type="float">
            <text:p>24</text:p>
          </table:table-cell>
          <table:table-cell table:style-name="ce1662" office:value-type="float" office:value="6" calcext:value-type="float">
            <text:p>6</text:p>
          </table:table-cell>
          <table:table-cell table:style-name="ce1722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3">
          <table:table-cell table:style-name="ce1635"/>
          <table:table-cell table:style-name="ce1645" office:value-type="string" calcext:value-type="string">
            <text:p>Lándzsa</text:p>
          </table:table-cell>
          <table:table-cell table:style-name="ce1662" office:value-type="string" calcext:value-type="string">
            <text:p>két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62" office:value-type="string" calcext:value-type="string">
            <text:p>S</text:p>
          </table:table-cell>
          <table:table-cell table:style-name="ce1662" office:value-type="string" calcext:value-type="string">
            <text:p>4/0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2" calcext:value-type="float">
            <text:p>2</text:p>
          </table:table-cell>
          <table:table-cell table:style-name="ce1662" office:value-type="float" office:value="14" calcext:value-type="float">
            <text:p>14</text:p>
          </table:table-cell>
          <table:table-cell table:number-columns-repeated="2" table:style-name="ce1662" office:value-type="float" office:value="32" calcext:value-type="float">
            <text:p>32</text:p>
          </table:table-cell>
          <table:table-cell table:style-name="ce1662" office:value-type="float" office:value="6" calcext:value-type="float">
            <text:p>6</text:p>
          </table:table-cell>
          <table:table-cell table:style-name="ce1722" office:value-type="string" calcext:value-type="string">
            <text:p>lándzsavívás</text:p>
          </table:table-cell>
          <table:table-cell table:style-name="ce174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3">
          <table:table-cell table:style-name="ce1635"/>
          <table:table-cell table:style-name="ce1645" office:value-type="string" calcext:value-type="string">
            <text:p>Pika</text:p>
          </table:table-cell>
          <table:table-cell table:style-name="ce1662" office:value-type="string" calcext:value-type="string">
            <text:p>kétkezes</text:p>
          </table:table-cell>
          <table:table-cell table:style-name="ce1672" office:value-type="float" office:value="2" calcext:value-type="float">
            <text:p>2</text:p>
          </table:table-cell>
          <table:table-cell table:style-name="ce1662" office:value-type="string" calcext:value-type="string">
            <text:p>S</text:p>
          </table:table-cell>
          <table:table-cell table:style-name="ce1662" office:value-type="string" calcext:value-type="string">
            <text:p>4/0</text:p>
          </table:table-cell>
          <table:table-cell table:style-name="ce1662" office:value-type="float" office:value="0" calcext:value-type="float">
            <text:p>0</text:p>
          </table:table-cell>
          <table:table-cell table:style-name="ce1707"/>
          <table:table-cell table:style-name="ce1662" office:value-type="float" office:value="4" calcext:value-type="float">
            <text:p>4</text:p>
          </table:table-cell>
          <table:table-cell table:style-name="ce1662" office:value-type="float" office:value="18" calcext:value-type="float">
            <text:p>18</text:p>
          </table:table-cell>
          <table:table-cell table:number-columns-repeated="2" table:style-name="ce1662" office:value-type="float" office:value="40" calcext:value-type="float">
            <text:p>40</text:p>
          </table:table-cell>
          <table:table-cell table:style-name="ce1662" office:value-type="float" office:value="9" calcext:value-type="float">
            <text:p>9</text:p>
          </table:table-cell>
          <table:table-cell table:style-name="ce1722" office:value-type="string" calcext:value-type="string">
            <text:p>lándzsavívás</text:p>
          </table:table-cell>
          <table:table-cell table:style-name="ce1744" office:value-type="string" calcext:value-type="string">
            <text:p>Keskeny: +2</text:p>
            <text:p>Széles hegyű: +2</text:p>
          </table:table-cell>
          <table:table-cell table:style-name="ce705" table:number-columns-repeated="241"/>
          <table:table-cell table:number-columns-repeated="16128"/>
        </table:table-row>
        <table:table-row table:style-name="ro2">
          <table:table-cell table:style-name="ce1635"/>
          <table:table-cell table:style-name="ce1645" office:value-type="string" calcext:value-type="string">
            <text:p>Szigony, egykezes</text:p>
          </table:table-cell>
          <table:table-cell table:style-name="ce1662" office:value-type="string" calcext:value-type="string">
            <text:p>egykezes</text:p>
          </table:table-cell>
          <table:table-cell table:style-name="ce1662" office:value-type="float" office:value="2" calcext:value-type="float">
            <text:p>2</text:p>
          </table:table-cell>
          <table:table-cell table:style-name="ce1662" office:value-type="string" calcext:value-type="string">
            <text:p>S</text:p>
          </table:table-cell>
          <table:table-cell table:number-columns-repeated="2" table:style-name="ce1662" office:value-type="float" office:value="0" calcext:value-type="float">
            <text:p>0</text:p>
          </table:table-cell>
          <table:table-cell table:style-name="ce1707"/>
          <table:table-cell table:style-name="ce1661" office:value-type="float" office:value="2" calcext:value-type="float">
            <text:p>2</text:p>
          </table:table-cell>
          <table:table-cell table:style-name="ce1662" office:value-type="float" office:value="5" calcext:value-type="float">
            <text:p>5</text:p>
          </table:table-cell>
          <table:table-cell table:style-name="ce1662" office:value-type="float" office:value="10" calcext:value-type="float">
            <text:p>10</text:p>
          </table:table-cell>
          <table:table-cell table:style-name="ce1662" office:value-type="float" office:value="14" calcext:value-type="float">
            <text:p>14</text:p>
          </table:table-cell>
          <table:table-cell table:style-name="ce1662" office:value-type="float" office:value="7" calcext:value-type="float">
            <text:p>7</text:p>
          </table:table-cell>
          <table:table-cell table:style-name="ce1722" office:value-type="string" calcext:value-type="string">
            <text:p>lándzsavívás</text:p>
          </table:table-cell>
          <table:table-cell table:style-name="ce705" table:number-columns-repeated="242"/>
          <table:table-cell table:number-columns-repeated="16128"/>
        </table:table-row>
        <table:table-row table:style-name="ro2">
          <table:table-cell table:style-name="ce1638"/>
          <table:table-cell table:style-name="ce1650" office:value-type="string" calcext:value-type="string">
            <text:p>Szigony, kétkezes</text:p>
          </table:table-cell>
          <table:table-cell table:style-name="ce1667" office:value-type="string" calcext:value-type="string">
            <text:p>kétkezes</text:p>
          </table:table-cell>
          <table:table-cell table:style-name="ce1667" office:value-type="float" office:value="4" calcext:value-type="float">
            <text:p>4</text:p>
          </table:table-cell>
          <table:table-cell table:style-name="ce1667" office:value-type="string" calcext:value-type="string">
            <text:p>S</text:p>
          </table:table-cell>
          <table:table-cell table:style-name="ce1667" office:value-type="float" office:value="2" calcext:value-type="float">
            <text:p>2</text:p>
          </table:table-cell>
          <table:table-cell table:style-name="ce1667" office:value-type="float" office:value="0" calcext:value-type="float">
            <text:p>0</text:p>
          </table:table-cell>
          <table:table-cell table:style-name="ce1709"/>
          <table:table-cell table:style-name="ce1667" office:value-type="float" office:value="3" calcext:value-type="float">
            <text:p>3</text:p>
          </table:table-cell>
          <table:table-cell table:style-name="ce1667" office:value-type="float" office:value="10" calcext:value-type="float">
            <text:p>10</text:p>
          </table:table-cell>
          <table:table-cell table:style-name="ce1667" office:value-type="float" office:value="22" calcext:value-type="float">
            <text:p>22</text:p>
          </table:table-cell>
          <table:table-cell table:style-name="ce1667" office:value-type="float" office:value="26" calcext:value-type="float">
            <text:p>26</text:p>
          </table:table-cell>
          <table:table-cell table:style-name="ce1667" office:value-type="float" office:value="8" calcext:value-type="float">
            <text:p>8</text:p>
          </table:table-cell>
          <table:table-cell table:style-name="ce1726" office:value-type="string" calcext:value-type="string">
            <text:p>lándzsavívás</text:p>
          </table:table-cell>
          <table:table-cell table:style-name="ce174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style-name="ce1639"/>
          <table:table-cell table:style-name="ce1651" office:value-type="string" calcext:value-type="string">
            <text:p>Fegyver</text:p>
          </table:table-cell>
          <table:table-cell table:style-name="ce1668" office:value-type="string" calcext:value-type="string">
            <text:p>Forgatás módja</text:p>
          </table:table-cell>
          <table:table-cell table:style-name="ce1651" office:value-type="string" calcext:value-type="string">
            <text:p>SP</text:p>
          </table:table-cell>
          <table:table-cell table:style-name="ce1668" office:value-type="string" calcext:value-type="string">
            <text:p>Sebzés módja</text:p>
          </table:table-cell>
          <table:table-cell table:style-name="ce1651" office:value-type="string" calcext:value-type="string">
            <text:p>Átütés</text:p>
          </table:table-cell>
          <table:table-cell table:style-name="ce1651" table:number-columns-repeated="2"/>
          <table:table-cell table:style-name="ce1651" office:value-type="string" calcext:value-type="string">
            <text:p>Hatótáv</text:p>
          </table:table-cell>
          <table:table-cell table:style-name="ce1651" office:value-type="string" calcext:value-type="string">
            <text:p>KÉ</text:p>
          </table:table-cell>
          <table:table-cell table:style-name="ce1651" office:value-type="string" calcext:value-type="string">
            <text:p>CÉ</text:p>
          </table:table-cell>
          <table:table-cell table:style-name="ce1651" office:value-type="string" calcext:value-type="string">
            <text:p>Osztó</text:p>
          </table:table-cell>
          <table:table-cell table:style-name="ce1651" office:value-type="string" calcext:value-type="string">
            <text:p>Sebesség</text:p>
          </table:table-cell>
          <table:table-cell table:style-name="ce1651" office:value-type="string" calcext:value-type="string">
            <text:p>Harcmodor</text:p>
          </table:table-cell>
          <table:table-cell table:style-name="ce1651"/>
          <table:table-cell table:style-name="ce1758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33" office:value-type="string" calcext:value-type="string">
            <text:p>Hajítófegyverek</text:p>
          </table:table-cell>
          <table:table-cell table:style-name="ce1652" office:value-type="string" calcext:value-type="string">
            <text:p>Bola</text:p>
          </table:table-cell>
          <table:table-cell table:style-name="ce1652" office:value-type="string" calcext:value-type="string">
            <text:p>egykezes</text:p>
          </table:table-cell>
          <table:table-cell table:number-columns-repeated="2" table:style-name="ce1673" office:value-type="string" calcext:value-type="string">
            <text:p>-</text:p>
          </table:table-cell>
          <table:table-cell table:style-name="ce1673" office:value-type="float" office:value="0" calcext:value-type="float">
            <text:p>0</text:p>
          </table:table-cell>
          <table:table-cell table:style-name="ce1693"/>
          <table:table-cell table:style-name="ce1711"/>
          <table:table-cell table:style-name="ce1673" office:value-type="string" calcext:value-type="string">
            <text:p>20m</text:p>
          </table:table-cell>
          <table:table-cell table:number-columns-repeated="2" table:style-name="ce1673" office:value-type="float" office:value="2" calcext:value-type="float">
            <text:p>2</text:p>
          </table:table-cell>
          <table:table-cell table:style-name="ce1652" office:value-type="float" office:value="1" calcext:value-type="float">
            <text:p>1</text:p>
          </table:table-cell>
          <table:table-cell table:style-name="ce1716" office:value-type="float" office:value="10" calcext:value-type="float">
            <text:p>10</text:p>
          </table:table-cell>
          <table:table-cell table:style-name="ce1721" office:value-type="string" calcext:value-type="string">
            <text:p>hajítás</text:p>
          </table:table-cell>
          <table:table-cell table:style-name="ce1746"/>
          <table:table-cell table:number-columns-repeated="16369"/>
        </table:table-row>
        <table:table-row table:style-name="ro24">
          <table:table-cell table:style-name="ce1640"/>
          <table:table-cell table:style-name="ce1653" office:value-type="string" calcext:value-type="string">
            <text:p>Dárda</text:p>
          </table:table-cell>
          <table:table-cell table:style-name="ce1653" office:value-type="string" calcext:value-type="string">
            <text:p>egykezes</text:p>
          </table:table-cell>
          <table:table-cell table:style-name="ce1674" office:value-type="float" office:value="3" calcext:value-type="float">
            <text:p>3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3" calcext:value-type="float">
            <text:p>3</text:p>
          </table:table-cell>
          <table:table-cell table:style-name="ce1697" table:number-columns-repeated="2"/>
          <table:table-cell table:style-name="ce1674" office:value-type="string" calcext:value-type="string">
            <text:p>5m + (Erő x 3)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3" calcext:value-type="float">
            <text:p>3</text:p>
          </table:table-cell>
          <table:table-cell table:style-name="ce1656" office:value-type="float" office:value="2" calcext:value-type="float">
            <text:p>2</text:p>
          </table:table-cell>
          <table:table-cell table:style-name="ce1717" office:value-type="float" office:value="7" calcext:value-type="float">
            <text:p>7</text:p>
          </table:table-cell>
          <table:table-cell table:style-name="ce1727" office:value-type="string" calcext:value-type="string">
            <text:p>hajítás</text:p>
          </table:table-cell>
          <table:table-cell table:style-name="ce1747" office:value-type="string" calcext:value-type="string">
            <text:p>Követelmény: Erő +0</text:p>
            <text:p><text:span text:style-name="T65">Maximális hatótávolsága: </text:span><text:span text:style-name="T66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59"/>
          <table:table-cell table:style-name="ce689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652" office:value-type="string" calcext:value-type="string">
            <text:p>Dobóháló</text:p>
          </table:table-cell>
          <table:table-cell table:style-name="ce1656" office:value-type="string" calcext:value-type="string">
            <text:p>egykezes</text:p>
          </table:table-cell>
          <table:table-cell table:number-columns-repeated="2" table:style-name="ce1673" office:value-type="string" calcext:value-type="string">
            <text:p>-</text:p>
          </table:table-cell>
          <table:table-cell table:style-name="ce1673" office:value-type="float" office:value="0" calcext:value-type="float">
            <text:p>0</text:p>
          </table:table-cell>
          <table:table-cell table:style-name="ce1693"/>
          <table:table-cell table:style-name="ce1711"/>
          <table:table-cell table:style-name="ce1673" office:value-type="string" calcext:value-type="string">
            <text:p>4m</text:p>
          </table:table-cell>
          <table:table-cell table:style-name="ce1673" office:value-type="float" office:value="2" calcext:value-type="float">
            <text:p>2</text:p>
          </table:table-cell>
          <table:table-cell table:style-name="ce1673" office:value-type="float" office:value="0" calcext:value-type="float">
            <text:p>0</text:p>
          </table:table-cell>
          <table:table-cell table:style-name="ce1652" office:value-type="float" office:value="1" calcext:value-type="float">
            <text:p>1</text:p>
          </table:table-cell>
          <table:table-cell table:style-name="ce1716" office:value-type="float" office:value="10" calcext:value-type="float">
            <text:p>10</text:p>
          </table:table-cell>
          <table:table-cell table:style-name="ce1721" office:value-type="string" calcext:value-type="string">
            <text:p>hajítás</text:p>
          </table:table-cell>
          <table:table-cell table:style-name="ce174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654" office:value-type="string" calcext:value-type="string">
            <text:p>Hajítóbárd</text:p>
          </table:table-cell>
          <table:table-cell table:style-name="ce1656" office:value-type="string" calcext:value-type="string">
            <text:p>egykezes</text:p>
          </table:table-cell>
          <table:table-cell table:style-name="ce1675" office:value-type="float" office:value="2" calcext:value-type="float">
            <text:p>2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0" calcext:value-type="float">
            <text:p>0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20m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4" calcext:value-type="float">
            <text:p>4</text:p>
          </table:table-cell>
          <table:table-cell table:style-name="ce1654" office:value-type="float" office:value="2" calcext:value-type="float">
            <text:p>2</text:p>
          </table:table-cell>
          <table:table-cell table:style-name="ce1718" office:value-type="float" office:value="6" calcext:value-type="float">
            <text:p>6</text:p>
          </table:table-cell>
          <table:table-cell table:style-name="ce1721" office:value-type="string" calcext:value-type="string">
            <text:p>hajítás</text:p>
          </table:table-cell>
          <table:table-cell table:style-name="ce1748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5">
          <table:table-cell table:style-name="ce1624"/>
          <table:table-cell table:style-name="ce1655" office:value-type="string" calcext:value-type="string">
            <text:p>Hajítótőr</text:p>
          </table:table-cell>
          <table:table-cell table:style-name="ce1653" office:value-type="string" calcext:value-type="string">
            <text:p>egykezes</text:p>
          </table:table-cell>
          <table:table-cell table:style-name="ce1655" office:value-type="float" office:value="0" calcext:value-type="float">
            <text:p>0</text:p>
          </table:table-cell>
          <table:table-cell table:style-name="ce1681" office:value-type="string" calcext:value-type="string">
            <text:p>S</text:p>
          </table:table-cell>
          <table:table-cell table:style-name="ce1681" office:value-type="float" office:value="0" calcext:value-type="float">
            <text:p>0</text:p>
          </table:table-cell>
          <table:table-cell table:style-name="ce1699"/>
          <table:table-cell table:style-name="ce1712"/>
          <table:table-cell table:style-name="ce1681" office:value-type="string" calcext:value-type="string">
            <text:p>15m</text:p>
          </table:table-cell>
          <table:table-cell table:style-name="ce1681" office:value-type="float" office:value="12" calcext:value-type="float">
            <text:p>12</text:p>
          </table:table-cell>
          <table:table-cell table:style-name="ce1681" office:value-type="float" office:value="4" calcext:value-type="float">
            <text:p>4</text:p>
          </table:table-cell>
          <table:table-cell table:style-name="ce1655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28" office:value-type="string" calcext:value-type="string">
            <text:p>hajítás</text:p>
          </table:table-cell>
          <table:table-cell table:style-name="ce1749" office:value-type="string" calcext:value-type="string">
            <text:p><text:span text:style-name="T56">Automatikusan jár rá a</text:span></text:p>
            <text:p><text:span text:style-name="T56">Közeli lövés fortélynál leírt +10CÉ bónusz</text:span></text:p>
            <text:p><text:span text:style-name="T56">Ha a célpont Cellaszáma 1.</text:span></text:p>
            <text:p><text:span text:style-name="T56">Erőbónusz 1:1beszámít.</text:span></text:p>
          </table:table-cell>
          <table:table-cell table:number-columns-repeated="16369"/>
        </table:table-row>
        <table:table-row table:style-name="ro7">
          <table:table-cell/>
          <table:table-cell table:style-name="ce1654" office:value-type="string" calcext:value-type="string">
            <text:p>kő</text:p>
          </table:table-cell>
          <table:table-cell table:style-name="ce1654" office:value-type="string" calcext:value-type="string">
            <text:p>egykezes</text:p>
          </table:table-cell>
          <table:table-cell table:style-name="ce1675" office:value-type="float" office:value="-10" calcext:value-type="float">
            <text:p>-10</text:p>
          </table:table-cell>
          <table:table-cell table:style-name="ce1675" office:value-type="string" calcext:value-type="string">
            <text:p>Z</text:p>
          </table:table-cell>
          <table:table-cell table:style-name="ce1675" office:value-type="float" office:value="0" calcext:value-type="float">
            <text:p>0</text:p>
          </table:table-cell>
          <table:table-cell table:style-name="ce1699"/>
          <table:table-cell table:style-name="ce1712"/>
          <table:table-cell table:style-name="ce1681" office:value-type="string" calcext:value-type="string">
            <text:p>20m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0" calcext:value-type="float">
            <text:p>0</text:p>
          </table:table-cell>
          <table:table-cell table:style-name="ce1654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21" office:value-type="string" calcext:value-type="string">
            <text:p>hajítás</text:p>
          </table:table-cell>
          <table:table-cell table:style-name="ce1750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40"/>
          <table:table-cell table:style-name="ce1656" office:value-type="string" calcext:value-type="string">
            <text:p>Lasszó</text:p>
          </table:table-cell>
          <table:table-cell table:style-name="ce1656" office:value-type="string" calcext:value-type="string">
            <text:p>egykezes</text:p>
          </table:table-cell>
          <table:table-cell table:number-columns-repeated="2" table:style-name="ce1674" office:value-type="string" calcext:value-type="string">
            <text:p>-</text:p>
          </table:table-cell>
          <table:table-cell table:style-name="ce1674" office:value-type="float" office:value="0" calcext:value-type="float">
            <text:p>0</text:p>
          </table:table-cell>
          <table:table-cell table:style-name="ce1697" table:number-columns-repeated="2"/>
          <table:table-cell table:style-name="ce1674" office:value-type="string" calcext:value-type="string">
            <text:p>10m</text:p>
          </table:table-cell>
          <table:table-cell table:number-columns-repeated="2" table:style-name="ce1674" office:value-type="float" office:value="0" calcext:value-type="float">
            <text:p>0</text:p>
          </table:table-cell>
          <table:table-cell table:style-name="ce1656" office:value-type="float" office:value="1" calcext:value-type="float">
            <text:p>1</text:p>
          </table:table-cell>
          <table:table-cell table:style-name="ce1717" office:value-type="float" office:value="9" calcext:value-type="float">
            <text:p>9</text:p>
          </table:table-cell>
          <table:table-cell table:style-name="ce1727" office:value-type="string" calcext:value-type="string">
            <text:p>hajítás</text:p>
          </table:table-cell>
          <table:table-cell table:style-name="ce1751" office:value-type="string" calcext:value-type="string">
            <text:p>Sebesülés az esés következtében lehet.</text:p>
          </table:table-cell>
          <table:table-cell table:style-name="ce689" table:number-columns-repeated="241"/>
          <table:table-cell table:number-columns-repeated="16128"/>
        </table:table-row>
        <table:table-row table:style-name="ro26">
          <table:table-cell/>
          <table:table-cell table:style-name="ce1656" office:value-type="string" calcext:value-type="string">
            <text:p>Parittya</text:p>
          </table:table-cell>
          <table:table-cell table:style-name="ce1656" office:value-type="string" calcext:value-type="string">
            <text:p>egykezes</text:p>
          </table:table-cell>
          <table:table-cell table:style-name="ce1674" office:value-type="float" office:value="0" calcext:value-type="float">
            <text:p>0</text:p>
          </table:table-cell>
          <table:table-cell table:style-name="ce1674" office:value-type="string" calcext:value-type="string">
            <text:p>Z</text:p>
          </table:table-cell>
          <table:table-cell table:style-name="ce1674" office:value-type="float" office:value="0" calcext:value-type="float">
            <text:p>0</text:p>
          </table:table-cell>
          <table:table-cell table:style-name="ce1697"/>
          <table:table-cell table:style-name="ce1714"/>
          <table:table-cell table:style-name="ce1674" office:value-type="string" calcext:value-type="string">
            <text:p>70m</text:p>
          </table:table-cell>
          <table:table-cell table:number-columns-repeated="2" table:style-name="ce1674" office:value-type="float" office:value="4" calcext:value-type="float">
            <text:p>4</text:p>
          </table:table-cell>
          <table:table-cell table:style-name="ce1656" office:value-type="float" office:value="2" calcext:value-type="float">
            <text:p>2</text:p>
          </table:table-cell>
          <table:table-cell table:style-name="ce1717" office:value-type="float" office:value="9" calcext:value-type="float">
            <text:p>9</text:p>
          </table:table-cell>
          <table:table-cell table:style-name="ce1727" office:value-type="string" calcext:value-type="string">
            <text:p>hajítás</text:p>
          </table:table-cell>
          <table:table-cell table:style-name="ce175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654" office:value-type="string" calcext:value-type="string">
            <text:p>Ramiera</text:p>
          </table:table-cell>
          <table:table-cell table:style-name="ce1654" office:value-type="string" calcext:value-type="string">
            <text:p>egykezes</text:p>
          </table:table-cell>
          <table:table-cell table:style-name="ce1675" office:value-type="float" office:value="0" calcext:value-type="float">
            <text:p>0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10m</text:p>
          </table:table-cell>
          <table:table-cell table:style-name="ce1675" office:value-type="float" office:value="7" calcext:value-type="float">
            <text:p>7</text:p>
          </table:table-cell>
          <table:table-cell table:style-name="ce1675" office:value-type="float" office:value="1" calcext:value-type="float">
            <text:p>1</text:p>
          </table:table-cell>
          <table:table-cell table:style-name="ce1654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style-name="ce1721" office:value-type="string" calcext:value-type="string">
            <text:p>hajítás</text:p>
          </table:table-cell>
          <table:table-cell table:style-name="ce1748"/>
          <table:table-cell table:number-columns-repeated="16369"/>
        </table:table-row>
        <table:table-row table:style-name="ro2">
          <table:table-cell/>
          <table:table-cell table:style-name="ce1654" office:value-type="string" calcext:value-type="string">
            <text:p>Slan csillag</text:p>
          </table:table-cell>
          <table:table-cell table:style-name="ce1654" office:value-type="string" calcext:value-type="string">
            <text:p>egykezes</text:p>
          </table:table-cell>
          <table:table-cell table:style-name="ce1675" office:value-type="float" office:value="-5" calcext:value-type="float">
            <text:p>-5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15m</text:p>
          </table:table-cell>
          <table:table-cell table:style-name="ce1675" office:value-type="float" office:value="12" calcext:value-type="float">
            <text:p>12</text:p>
          </table:table-cell>
          <table:table-cell table:style-name="ce1675" office:value-type="float" office:value="3" calcext:value-type="float">
            <text:p>3</text:p>
          </table:table-cell>
          <table:table-cell table:style-name="ce1654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21" office:value-type="string" calcext:value-type="string">
            <text:p>hajítás</text:p>
          </table:table-cell>
          <table:table-cell table:style-name="ce1750"/>
          <table:table-cell table:number-columns-repeated="16369"/>
        </table:table-row>
        <table:table-row table:style-name="ro2">
          <table:table-cell table:style-name="ce1414"/>
          <table:table-cell table:style-name="ce1657" office:value-type="string" calcext:value-type="string">
            <text:p>Tőr</text:p>
          </table:table-cell>
          <table:table-cell table:style-name="ce1657" office:value-type="string" calcext:value-type="string">
            <text:p>egykezes</text:p>
          </table:table-cell>
          <table:table-cell table:style-name="ce1676" office:value-type="float" office:value="0" calcext:value-type="float">
            <text:p>0</text:p>
          </table:table-cell>
          <table:table-cell table:style-name="ce1676" office:value-type="string" calcext:value-type="string">
            <text:p>S</text:p>
          </table:table-cell>
          <table:table-cell table:style-name="ce1676" office:value-type="float" office:value="0" calcext:value-type="float">
            <text:p>0</text:p>
          </table:table-cell>
          <table:table-cell table:style-name="ce1700" table:number-columns-repeated="2"/>
          <table:table-cell table:style-name="ce1676" office:value-type="string" calcext:value-type="string">
            <text:p>10m</text:p>
          </table:table-cell>
          <table:table-cell table:style-name="ce1676" office:value-type="float" office:value="7" calcext:value-type="float">
            <text:p>7</text:p>
          </table:table-cell>
          <table:table-cell table:style-name="ce1676" office:value-type="float" office:value="2" calcext:value-type="float">
            <text:p>2</text:p>
          </table:table-cell>
          <table:table-cell table:style-name="ce1657" office:value-type="float" office:value="2" calcext:value-type="float">
            <text:p>2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hajítás</text:p>
          </table:table-cell>
          <table:table-cell table:style-name="ce419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7">
          <table:table-cell table:style-name="ce1633" office:value-type="string" calcext:value-type="string">
            <text:p>Íjász lőfegyverek</text:p>
          </table:table-cell>
          <table:table-cell table:style-name="ce1652" office:value-type="string" calcext:value-type="string">
            <text:p>Rövid íj</text:p>
          </table:table-cell>
          <table:table-cell table:style-name="ce1652" office:value-type="string" calcext:value-type="string">
            <text:p>kétkezes</text:p>
          </table:table-cell>
          <table:table-cell table:style-name="ce1673" office:value-type="float" office:value="1" calcext:value-type="float">
            <text:p>1</text:p>
          </table:table-cell>
          <table:table-cell table:style-name="ce1673" office:value-type="string" calcext:value-type="string">
            <text:p>S</text:p>
          </table:table-cell>
          <table:table-cell table:style-name="ce1689" office:value-type="float" office:value="0" calcext:value-type="float">
            <text:p>0</text:p>
          </table:table-cell>
          <table:table-cell table:style-name="ce1702"/>
          <table:table-cell table:style-name="ce1711"/>
          <table:table-cell table:style-name="ce1673" office:value-type="string" calcext:value-type="string">
            <text:p>60m</text:p>
          </table:table-cell>
          <table:table-cell table:number-columns-repeated="2" table:style-name="ce1673" office:value-type="float" office:value="10" calcext:value-type="float">
            <text:p>10</text:p>
          </table:table-cell>
          <table:table-cell table:style-name="ce1652" office:value-type="float" office:value="3" calcext:value-type="float">
            <text:p>3</text:p>
          </table:table-cell>
          <table:table-cell table:style-name="ce1716" office:value-type="float" office:value="5" calcext:value-type="float">
            <text:p>5</text:p>
          </table:table-cell>
          <table:table-cell table:style-name="ce1721" office:value-type="string" calcext:value-type="string">
            <text:p>íjászat</text:p>
          </table:table-cell>
          <table:table-cell table:style-name="ce1753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7">
          <table:table-cell/>
          <table:table-cell table:style-name="ce1654" office:value-type="string" calcext:value-type="string">
            <text:p>Hosszú íj</text:p>
          </table:table-cell>
          <table:table-cell table:style-name="ce1654" office:value-type="string" calcext:value-type="string">
            <text:p>kétkezes</text:p>
          </table:table-cell>
          <table:table-cell table:style-name="ce1675" office:value-type="float" office:value="3" calcext:value-type="float">
            <text:p>3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120m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2" calcext:value-type="float">
            <text:p>12</text:p>
          </table:table-cell>
          <table:table-cell table:style-name="ce1654" office:value-type="float" office:value="3" calcext:value-type="float">
            <text:p>3</text:p>
          </table:table-cell>
          <table:table-cell table:style-name="ce1718" office:value-type="float" office:value="7" calcext:value-type="float">
            <text:p>7</text:p>
          </table:table-cell>
          <table:table-cell table:style-name="ce1721" office:value-type="string" calcext:value-type="string">
            <text:p>íjászat</text:p>
          </table:table-cell>
          <table:table-cell table:style-name="ce1750" office:value-type="string" calcext:value-type="string">
            <text:p>Az Erőbónusz csak akkor számít</text:p>
            <text:p>Ha az íj erre az Erő értékre lett tervezve!</text:p>
            <text:p><text:span text:style-name="T67">Erőbónusz max: +3</text:span></text:p>
          </table:table-cell>
          <table:table-cell table:number-columns-repeated="16369"/>
        </table:table-row>
        <table:table-row table:style-name="ro27">
          <table:table-cell/>
          <table:table-cell table:style-name="ce1654" office:value-type="string" calcext:value-type="string">
            <text:p>Visszacsapó íj</text:p>
          </table:table-cell>
          <table:table-cell table:style-name="ce1654" office:value-type="string" calcext:value-type="string">
            <text:p>két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3" calcext:value-type="float">
            <text:p>3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160m</text:p>
          </table:table-cell>
          <table:table-cell table:style-name="ce1675" office:value-type="float" office:value="6" calcext:value-type="float">
            <text:p>6</text:p>
          </table:table-cell>
          <table:table-cell table:style-name="ce1675" office:value-type="float" office:value="10" calcext:value-type="float">
            <text:p>10</text:p>
          </table:table-cell>
          <table:table-cell table:style-name="ce1654" office:value-type="float" office:value="3" calcext:value-type="float">
            <text:p>3</text:p>
          </table:table-cell>
          <table:table-cell table:style-name="ce1718" office:value-type="float" office:value="7" calcext:value-type="float">
            <text:p>7</text:p>
          </table:table-cell>
          <table:table-cell table:style-name="ce1721" office:value-type="string" calcext:value-type="string">
            <text:p>íjászat</text:p>
          </table:table-cell>
          <table:table-cell table:style-name="ce1750" office:value-type="string" calcext:value-type="string">
            <text:p>Az Erőbónusz csak akkor számít</text:p>
            <text:p>Ha az íj erre az Erő értékre lett tervezve!</text:p>
            <text:p><text:span text:style-name="T67">Erőbónusz max: +4</text:span></text:p>
          </table:table-cell>
          <table:table-cell table:number-columns-repeated="16369"/>
        </table:table-row>
        <table:table-row table:style-name="ro25">
          <table:table-cell/>
          <table:table-cell table:style-name="ce1654" office:value-type="string" calcext:value-type="string">
            <text:p>Elf íj</text:p>
          </table:table-cell>
          <table:table-cell table:style-name="ce1654" office:value-type="string" calcext:value-type="string">
            <text:p>kétkezes</text:p>
          </table:table-cell>
          <table:table-cell table:style-name="ce1675" office:value-type="float" office:value="4" calcext:value-type="float">
            <text:p>4</text:p>
          </table:table-cell>
          <table:table-cell table:style-name="ce1675" office:value-type="string" calcext:value-type="string">
            <text:p>S</text:p>
          </table:table-cell>
          <table:table-cell table:style-name="ce1675" office:value-type="float" office:value="0" calcext:value-type="float">
            <text:p>0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120m</text:p>
          </table:table-cell>
          <table:table-cell table:style-name="ce1675" office:value-type="float" office:value="8" calcext:value-type="float">
            <text:p>8</text:p>
          </table:table-cell>
          <table:table-cell table:style-name="ce1675" office:value-type="float" office:value="13" calcext:value-type="float">
            <text:p>13</text:p>
          </table:table-cell>
          <table:table-cell table:style-name="ce1654" office:value-type="float" office:value="4" calcext:value-type="float">
            <text:p>4</text:p>
          </table:table-cell>
          <table:table-cell table:style-name="ce1718" office:value-type="float" office:value="6" calcext:value-type="float">
            <text:p>6</text:p>
          </table:table-cell>
          <table:table-cell table:style-name="ce1721" office:value-type="string" calcext:value-type="string">
            <text:p>íjászat</text:p>
          </table:table-cell>
          <table:table-cell table:style-name="ce1750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7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656" office:value-type="string" calcext:value-type="string">
            <text:p>Fúvócső, kicsi</text:p>
          </table:table-cell>
          <table:table-cell table:style-name="ce1656" office:value-type="string" calcext:value-type="string">
            <text:p>egykezes</text:p>
          </table:table-cell>
          <table:table-cell table:style-name="ce1674" office:value-type="string" calcext:value-type="string">
            <text:p>spec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697"/>
          <table:table-cell table:style-name="ce1714"/>
          <table:table-cell table:style-name="ce1674" office:value-type="string" calcext:value-type="string">
            <text:p>16m</text:p>
          </table:table-cell>
          <table:table-cell table:style-name="ce1674" office:value-type="float" office:value="10" calcext:value-type="float">
            <text:p>10</text:p>
          </table:table-cell>
          <table:table-cell table:style-name="ce1674" office:value-type="float" office:value="8" calcext:value-type="float">
            <text:p>8</text:p>
          </table:table-cell>
          <table:table-cell table:style-name="ce1656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style-name="ce1727" office:value-type="string" calcext:value-type="string">
            <text:p>íjászat</text:p>
          </table:table-cell>
          <table:table-cell table:style-name="ce175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40"/>
          <table:table-cell table:style-name="ce1656" office:value-type="string" calcext:value-type="string">
            <text:p>Fúvócső, vadász</text:p>
          </table:table-cell>
          <table:table-cell table:style-name="ce1656" office:value-type="string" calcext:value-type="string">
            <text:p>kétkezes</text:p>
          </table:table-cell>
          <table:table-cell table:style-name="ce1674" office:value-type="float" office:value="-10" calcext:value-type="float">
            <text:p>-10</text:p>
          </table:table-cell>
          <table:table-cell table:style-name="ce1674" office:value-type="string" calcext:value-type="string">
            <text:p>S</text:p>
          </table:table-cell>
          <table:table-cell table:style-name="ce1674" office:value-type="float" office:value="0" calcext:value-type="float">
            <text:p>0</text:p>
          </table:table-cell>
          <table:table-cell table:style-name="ce1697" table:number-columns-repeated="2"/>
          <table:table-cell table:style-name="ce1674" office:value-type="string" calcext:value-type="string">
            <text:p>30m</text:p>
          </table:table-cell>
          <table:table-cell table:style-name="ce1674" office:value-type="float" office:value="5" calcext:value-type="float">
            <text:p>5</text:p>
          </table:table-cell>
          <table:table-cell table:style-name="ce1674" office:value-type="float" office:value="10" calcext:value-type="float">
            <text:p>10</text:p>
          </table:table-cell>
          <table:table-cell table:style-name="ce1656" office:value-type="float" office:value="1" calcext:value-type="float">
            <text:p>1</text:p>
          </table:table-cell>
          <table:table-cell table:style-name="ce1717" office:value-type="float" office:value="9" calcext:value-type="float">
            <text:p>9</text:p>
          </table:table-cell>
          <table:table-cell table:style-name="ce1727" office:value-type="string" calcext:value-type="string">
            <text:p>íjászat</text:p>
          </table:table-cell>
          <table:table-cell table:style-name="ce1751"/>
          <table:table-cell table:style-name="ce689" table:number-columns-repeated="241"/>
          <table:table-cell table:number-columns-repeated="16128"/>
        </table:table-row>
        <table:table-row table:style-name="ro2">
          <table:table-cell table:style-name="ce1633" office:value-type="string" calcext:value-type="string">
            <text:p>Lövész lőfegyverek</text:p>
          </table:table-cell>
          <table:table-cell table:style-name="ce1652" office:value-type="string" calcext:value-type="string">
            <text:p>Kézi nyílpuska</text:p>
          </table:table-cell>
          <table:table-cell table:style-name="ce1652" office:value-type="string" calcext:value-type="string">
            <text:p>egykezes</text:p>
          </table:table-cell>
          <table:table-cell table:style-name="ce1652" office:value-type="float" office:value="0" calcext:value-type="float">
            <text:p>0</text:p>
          </table:table-cell>
          <table:table-cell table:style-name="ce1652" office:value-type="string" calcext:value-type="string">
            <text:p>S</text:p>
          </table:table-cell>
          <table:table-cell table:style-name="ce1652" office:value-type="float" office:value="0" calcext:value-type="float">
            <text:p>0</text:p>
          </table:table-cell>
          <table:table-cell table:style-name="ce1693"/>
          <table:table-cell table:style-name="ce1711"/>
          <table:table-cell table:style-name="ce1673" office:value-type="string" calcext:value-type="string">
            <text:p>20m</text:p>
          </table:table-cell>
          <table:table-cell table:style-name="ce1652" office:value-type="float" office:value="8" calcext:value-type="float">
            <text:p>8</text:p>
          </table:table-cell>
          <table:table-cell table:style-name="ce1652" office:value-type="float" office:value="10" calcext:value-type="float">
            <text:p>10</text:p>
          </table:table-cell>
          <table:table-cell table:style-name="ce1652" office:value-type="float" office:value="3" calcext:value-type="float">
            <text:p>3</text:p>
          </table:table-cell>
          <table:table-cell table:style-name="ce1716" office:value-type="float" office:value="9" calcext:value-type="float">
            <text:p>9</text:p>
          </table:table-cell>
          <table:table-cell table:style-name="ce1721" office:value-type="string" calcext:value-type="string">
            <text:p>lövészet</text:p>
          </table:table-cell>
          <table:table-cell table:style-name="ce174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6">
          <table:table-cell/>
          <table:table-cell table:style-name="ce1654" office:value-type="string" calcext:value-type="string">
            <text:p>Nyílpuska</text:p>
          </table:table-cell>
          <table:table-cell table:style-name="ce1654" office:value-type="string" calcext:value-type="string">
            <text:p>kétkezes</text:p>
          </table:table-cell>
          <table:table-cell table:style-name="ce1654" office:value-type="float" office:value="6" calcext:value-type="float">
            <text:p>6</text:p>
          </table:table-cell>
          <table:table-cell table:style-name="ce1654" office:value-type="string" calcext:value-type="string">
            <text:p>S</text:p>
          </table:table-cell>
          <table:table-cell table:style-name="ce1675" office:value-type="float" office:value="8" calcext:value-type="float">
            <text:p>8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50m</text:p>
          </table:table-cell>
          <table:table-cell table:style-name="ce1654" office:value-type="float" office:value="4" calcext:value-type="float">
            <text:p>4</text:p>
          </table:table-cell>
          <table:table-cell table:style-name="ce1654" office:value-type="float" office:value="16" calcext:value-type="float">
            <text:p>16</text:p>
          </table:table-cell>
          <table:table-cell table:style-name="ce1654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21" office:value-type="string" calcext:value-type="string">
            <text:p>lövészet</text:p>
          </table:table-cell>
          <table:table-cell table:style-name="ce1748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654" office:value-type="string" calcext:value-type="string">
            <text:p>Nehéz nyílpuska</text:p>
          </table:table-cell>
          <table:table-cell table:style-name="ce1654" office:value-type="string" calcext:value-type="string">
            <text:p>kétkezes</text:p>
          </table:table-cell>
          <table:table-cell table:style-name="ce1654" office:value-type="float" office:value="14" calcext:value-type="float">
            <text:p>14</text:p>
          </table:table-cell>
          <table:table-cell table:style-name="ce1654" office:value-type="string" calcext:value-type="string">
            <text:p>S</text:p>
          </table:table-cell>
          <table:table-cell table:style-name="ce1675" office:value-type="float" office:value="15" calcext:value-type="float">
            <text:p>15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80m</text:p>
          </table:table-cell>
          <table:table-cell table:style-name="ce1654" office:value-type="float" office:value="1" calcext:value-type="float">
            <text:p>1</text:p>
          </table:table-cell>
          <table:table-cell table:style-name="ce1654" office:value-type="float" office:value="16" calcext:value-type="float">
            <text:p>16</text:p>
          </table:table-cell>
          <table:table-cell table:style-name="ce1654" office:value-type="float" office:value="4" calcext:value-type="float">
            <text:p>4</text:p>
          </table:table-cell>
          <table:table-cell table:style-name="ce1718" office:value-type="float" office:value="15" calcext:value-type="float">
            <text:p>15</text:p>
          </table:table-cell>
          <table:table-cell table:style-name="ce1721" office:value-type="string" calcext:value-type="string">
            <text:p>lövészet</text:p>
          </table:table-cell>
          <table:table-cell table:style-name="ce1748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6">
          <table:table-cell/>
          <table:table-cell table:style-name="ce1654" office:value-type="string" calcext:value-type="string">
            <text:p>Shadoni páncéltörő</text:p>
          </table:table-cell>
          <table:table-cell table:style-name="ce1654" office:value-type="string" calcext:value-type="string">
            <text:p>kétkezes</text:p>
          </table:table-cell>
          <table:table-cell table:style-name="ce1654" office:value-type="float" office:value="20" calcext:value-type="float">
            <text:p>20</text:p>
          </table:table-cell>
          <table:table-cell table:style-name="ce1654" office:value-type="string" calcext:value-type="string">
            <text:p>Z</text:p>
          </table:table-cell>
          <table:table-cell table:style-name="ce1675" office:value-type="float" office:value="20" calcext:value-type="float">
            <text:p>20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120m</text:p>
          </table:table-cell>
          <table:table-cell table:number-columns-repeated="2" table:style-name="ce1654" office:value-type="float" office:value="0" calcext:value-type="float">
            <text:p>0</text:p>
          </table:table-cell>
          <table:table-cell table:style-name="ce1654" office:value-type="float" office:value="4" calcext:value-type="float">
            <text:p>4</text:p>
          </table:table-cell>
          <table:table-cell table:style-name="ce1718" office:value-type="string" calcext:value-type="string">
            <text:p>-</text:p>
          </table:table-cell>
          <table:table-cell table:style-name="ce1721" office:value-type="string" calcext:value-type="string">
            <text:p>lövészet</text:p>
          </table:table-cell>
          <table:table-cell table:style-name="ce1748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654" office:value-type="string" calcext:value-type="string">
            <text:p>Kharei nyílpuska</text:p>
          </table:table-cell>
          <table:table-cell table:style-name="ce1654" office:value-type="string" calcext:value-type="string">
            <text:p>egykezes</text:p>
          </table:table-cell>
          <table:table-cell table:style-name="ce1654" office:value-type="float" office:value="3" calcext:value-type="float">
            <text:p>3</text:p>
          </table:table-cell>
          <table:table-cell table:style-name="ce1654" office:value-type="string" calcext:value-type="string">
            <text:p>S</text:p>
          </table:table-cell>
          <table:table-cell table:style-name="ce1654" office:value-type="float" office:value="0" calcext:value-type="float">
            <text:p>0</text:p>
          </table:table-cell>
          <table:table-cell table:style-name="ce1698"/>
          <table:table-cell table:style-name="ce1711"/>
          <table:table-cell table:style-name="ce1675" office:value-type="string" calcext:value-type="string">
            <text:p>50m</text:p>
          </table:table-cell>
          <table:table-cell table:style-name="ce1654" office:value-type="float" office:value="5" calcext:value-type="float">
            <text:p>5</text:p>
          </table:table-cell>
          <table:table-cell table:style-name="ce1654" office:value-type="float" office:value="14" calcext:value-type="float">
            <text:p>14</text:p>
          </table:table-cell>
          <table:table-cell table:style-name="ce1654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21" office:value-type="string" calcext:value-type="string">
            <text:p>lövészet</text:p>
          </table:table-cell>
          <table:table-cell table:style-name="ce1748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6">
          <table:table-cell table:style-name="ce1414"/>
          <table:table-cell table:style-name="ce1657" office:value-type="string" calcext:value-type="string">
            <text:p>Aquir nyílpuska</text:p>
          </table:table-cell>
          <table:table-cell table:style-name="ce1657" office:value-type="string" calcext:value-type="string">
            <text:p>egykezes</text:p>
          </table:table-cell>
          <table:table-cell table:style-name="ce1657" office:value-type="string" calcext:value-type="string">
            <text:p>halál / +6</text:p>
          </table:table-cell>
          <table:table-cell table:style-name="ce1657" office:value-type="string" calcext:value-type="string">
            <text:p>S</text:p>
          </table:table-cell>
          <table:table-cell table:style-name="ce1657" office:value-type="float" office:value="20" calcext:value-type="float">
            <text:p>20</text:p>
          </table:table-cell>
          <table:table-cell table:style-name="ce1700" table:number-columns-repeated="2"/>
          <table:table-cell table:style-name="ce1676" office:value-type="string" calcext:value-type="string">
            <text:p>50m</text:p>
          </table:table-cell>
          <table:table-cell table:style-name="ce1657" office:value-type="float" office:value="8" calcext:value-type="float">
            <text:p>8</text:p>
          </table:table-cell>
          <table:table-cell table:style-name="ce1657" office:value-type="float" office:value="16" calcext:value-type="float">
            <text:p>16</text:p>
          </table:table-cell>
          <table:table-cell table:style-name="ce1657" office:value-type="float" office:value="4" calcext:value-type="float">
            <text:p>4</text:p>
          </table:table-cell>
          <table:table-cell table:style-name="ce1720" office:value-type="float" office:value="6" calcext:value-type="float">
            <text:p>6</text:p>
          </table:table-cell>
          <table:table-cell table:style-name="ce1723" office:value-type="string" calcext:value-type="string">
            <text:p>lövészet</text:p>
          </table:table-cell>
          <table:table-cell table:style-name="ce1754" office:value-type="string" calcext:value-type="string">
            <text:p><text:span text:style-name="T68">* Halálos hatása csak aquir kézben érvényesül</text:span></text:p>
            <text:p><text:span text:style-name="T68">** Páncéltörő</text:span></text:p>
          </table:table-cell>
          <table:table-cell table:style-name="ce1754"/>
          <table:table-cell table:style-name="ce419" table:number-columns-repeated="240"/>
          <table:table-cell table:number-columns-repeated="16128"/>
        </table:table-row>
        <table:table-row table:style-name="ro2">
          <table:table-cell table:style-name="ce1624"/>
          <table:table-cell table:number-columns-repeated="12"/>
          <table:table-cell table:style-name="ce733"/>
          <table:table-cell table:number-columns-repeated="16370"/>
        </table:table-row>
        <table:table-row table:style-name="ro2">
          <table:table-cell table:number-columns-repeated="13"/>
          <table:table-cell table:style-name="ce733"/>
          <table:table-cell table:number-columns-repeated="16370"/>
        </table:table-row>
        <table:table-row table:style-name="ro2">
          <table:table-cell table:number-columns-repeated="2"/>
          <table:table-cell table:style-name="ce1669"/>
          <table:table-cell table:number-columns-repeated="10"/>
          <table:table-cell table:style-name="ce733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733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97" table:default-cell-style-name="ce1478"/>
        <table:table-column table:style-name="co98" table:default-cell-style-name="ce1481"/>
        <table:table-column table:style-name="co99" table:default-cell-style-name="ce1478"/>
        <table:table-column table:style-name="co98" table:default-cell-style-name="ce1481"/>
        <table:table-column table:style-name="co100" table:default-cell-style-name="ce1478"/>
        <table:table-column table:style-name="co101" table:default-cell-style-name="ce1515"/>
        <table:table-column table:style-name="co102" table:default-cell-style-name="ce1478"/>
        <table:table-column table:style-name="co103" table:default-cell-style-name="ce1530"/>
        <table:table-column table:style-name="co105" table:default-cell-style-name="ce1478"/>
        <table:table-column table:style-name="co106" table:default-cell-style-name="ce1481"/>
        <table:table-column table:style-name="co14" table:number-columns-repeated="16374" table:default-cell-style-name="ce1478"/>
        <table:table-row table:style-name="ro4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05"/>
          <table:covered-table-cell table:style-name="ce1421"/>
          <table:covered-table-cell table:style-name="ce1635"/>
          <table:covered-table-cell table:style-name="ce1421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3">
          <table:table-cell table:style-name="ce1464"/>
          <table:table-cell table:style-name="ce1413"/>
          <table:table-cell table:style-name="ce705"/>
          <table:table-cell table:style-name="ce1413"/>
          <table:table-cell table:style-name="ce1635"/>
          <table:table-cell table:style-name="ce1413"/>
          <table:table-cell table:style-name="ce705"/>
          <table:table-cell table:style-name="ce260"/>
          <table:table-cell table:style-name="ce705"/>
          <table:table-cell table:number-columns-repeated="16375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484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2" table:number-columns-repeated="4"/>
          <table:table-cell table:number-columns-repeated="16374"/>
        </table:table-row>
        <table:table-row table:style-name="ro2">
          <table:table-cell table:style-name="ce1404"/>
          <table:table-cell table:style-name="ce1480"/>
          <table:table-cell table:style-name="ce1486"/>
          <table:table-cell table:style-name="ce1508"/>
          <table:table-cell table:style-name="Default"/>
          <table:table-cell table:style-name="ce1475"/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764" office:value-type="string" calcext:value-type="string">
            <text:p><text:span text:style-name="T69">➖➖ </text:span><text:span text:style-name="T72">Harcmodorok </text:span><text:span text:style-name="T73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689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2" table:number-columns-repeated="4"/>
          <table:table-cell table:number-columns-repeated="1637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52" table:number-columns-repeated="4"/>
          <table:table-cell table:number-columns-repeated="16374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547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Ork Énekmondói mágia</text:p>
          </table:table-cell>
          <table:table-cell table:style-name="ce352" table:number-columns-repeated="2"/>
          <table:table-cell table:number-columns-repeated="16376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/hadvezetes.md" xlink:type="simple">Hadvezet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Rituális mágia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16378"/>
        </table:table-row>
        <table:table-row table:style-name="ro29">
          <table:table-cell table:style-name="ce1764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547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764" office:value-type="string" calcext:value-type="string">
            <text:p><text:span text:style-name="T74">➖➖ Kiemelt</text:span><text:span text:style-name="T76"> </text:span><text:span text:style-name="T77">➖➖</text:span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689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12" table:content-validation-name="val5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1508"/>
          <table:table-cell table:style-name="Default"/>
          <table:table-cell table:style-name="ce1312"/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1509"/>
          <table:table-cell table:style-name="Default"/>
          <table:table-cell table:style-name="ce352"/>
          <table:table-cell table:number-columns-repeated="16378"/>
        </table:table-row>
        <table:table-row table:style-name="ro29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52"/>
          <table:table-cell table:style-name="Default"/>
          <table:table-cell table:style-name="ce1441" office:value-type="string" calcext:value-type="string">
            <text:p>Szakmák</text:p>
          </table:table-cell>
          <table:table-cell table:number-columns-repeated="16378"/>
        </table:table-row>
        <table:table-row table:style-name="ro29">
          <table:table-cell table:style-name="ce1764" office:value-type="string" calcext:value-type="string">
            <text:p>➖➖ Világi ➖➖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ce352"/>
          <table:table-cell table:style-name="Default"/>
          <table:table-cell table:style-name="ce1475"/>
          <table:table-cell table:style-name="ce1541"/>
          <table:table-cell table:number-columns-repeated="16377"/>
        </table:table-row>
        <table:table-row table:style-name="ro29">
          <table:table-cell table:style-name="ce1764"/>
          <table:table-cell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ce352"/>
          <table:table-cell table:style-name="Default"/>
          <table:table-cell table:style-name="ce1475" office:value-type="string" calcext:value-type="string">
            <text:p>ács</text:p>
          </table:table-cell>
          <table:table-cell table:number-columns-repeated="16378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76" office:value-type="string" calcext:value-type="string">
            <text:p><text:a xlink:href="https://github.com/kaktusztea/km100/blob/master/md/kepzettsegek/zsonglorkodes.md" xlink:type="simple">Zsonglőrködé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demonologia.md" xlink:type="simple">Demonológia</text:a></text:p>
          </table:table-cell>
          <table:table-cell table:style-name="ce1482"/>
          <table:table-cell table:style-name="ce1423" table:content-validation-name="val181" office:value-type="string" calcext:value-type="string">
            <text:p><text:span text:style-name="T78"><text:a xlink:href="https://github.com/kaktusztea/km100/blob/master/md/kepzettsegek/szakma.md" xlink:type="simple">Szakma</text:a></text:span><text:span text:style-name="T78"> 🔁</text:span></text:p>
          </table:table-cell>
          <table:table-cell table:style-name="ce1413" table:formula="of:=COUNTA([.C$5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borbély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Default" table:number-columns-repeated="3"/>
          <table:table-cell table:style-name="ce1475" office:value-type="string" calcext:value-type="string">
            <text:p>cip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2"/>
          <table:table-cell table:style-name="Default"/>
          <table:table-cell table:number-columns-repeated="16375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 table:style-name="Default"/>
          <table:table-cell table:number-columns-repeated="2"/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number-columns-repeated="3"/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span text:style-name="T78"><text:a xlink:href="https://github.com/kaktusztea/km100/blob/master/md/kepzettsegek/osi_nyelv_ismerete.md" xlink:type="simple">Ősi nyelv ismerete</text:a></text:span><text:span text:style-name="T78"> 🔁</text:span></text:p>
          </table:table-cell>
          <table:table-cell table:style-name="Default" table:number-columns-repeated="2"/>
          <table:table-cell table:style-name="ce1504"/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16378"/>
        </table:table-row>
        <table:table-row table:style-name="ro29"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4]+[.D26]+[.B62]" office:value-type="float" office:value="72" calcext:value-type="float">
            <text:p>72</text:p>
          </table:table-cell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16378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formula="of:=COUNTA([.A6:.A14];[.A16:.A22];[.A25:.A34])" office:value-type="float" office:value="26" calcext:value-type="float">
            <text:p>26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ce1529"/>
          <table:table-cell table:style-name="ce1564" office:value-type="string" calcext:value-type="string">
            <text:p>kádár</text:p>
          </table:table-cell>
          <table:table-cell table:number-columns-repeated="16378"/>
        </table:table-row>
        <table:table-row table:style-name="ro2">
          <table:table-cell table:number-columns-repeated="4"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16378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style-name="ce1564" office:value-type="string" calcext:value-type="string">
            <text:p>lakatos</text:p>
          </table:table-cell>
          <table:table-cell table:number-columns-repeated="16378"/>
        </table:table-row>
        <table:table-row table:style-name="ro2">
          <table:table-cell table:style-name="ce1484" office:value-type="string" calcext:value-type="string">
            <text:p>Szférák, Arkánumok (Primer)</text:p>
          </table:table-cell>
          <table:table-cell table:style-name="ce1453"/>
          <table:table-cell table:number-columns-repeated="2"/>
          <table:table-cell table:style-name="ce102"/>
          <table:table-cell table:style-name="ce1564" office:value-type="string" calcext:value-type="string">
            <text:p>molnár</text:p>
          </table:table-cell>
          <table:table-cell table:number-columns-repeated="16378"/>
        </table:table-row>
        <table:table-row table:style-name="ro2">
          <table:table-cell table:style-name="ce1544"/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16378"/>
        </table:table-row>
        <table:table-row table:style-name="ro29">
          <table:table-cell table:style-name="ce1764" office:value-type="string" calcext:value-type="string">
            <text:p><text:span text:style-name="T69">➖➖ </text:span><text:span text:style-name="T72">Mágia Szféra </text:span><text:span text:style-name="T7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mana.md" xlink:type="simple">Mana</text:a></text:p>
          </table:table-cell>
          <table:table-cell table:style-name="ce1453"/>
          <table:table-cell table:number-columns-repeated="3"/>
          <table:table-cell table:style-name="ce1475" office:value-type="string" calcext:value-type="string">
            <text:p>rejtjelfejtő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kepzettsegek/aurafejlesztes.md" xlink:type="simple">Aura/Pszí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16378"/>
        </table:table-row>
        <table:table-row table:style-name="ro29">
          <table:table-cell table:style-name="ce1764" office:value-type="string" calcext:value-type="string">
            <text:p><text:span text:style-name="T69">➖➖ </text:span><text:span text:style-name="T72">Anyag szféra </text:span><text:span text:style-name="T7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16378"/>
        </table:table-row>
        <table:table-row table:style-name="ro29">
          <table:table-cell table:style-name="ce1471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32" office:value-type="string" calcext:value-type="string">
            <text:p>➖➖ Lél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Jelenségek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Térid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Életerő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gyogyitas.md" xlink:type="simple">Gyógyítá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Idézé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16382"/>
        </table:table-row>
        <table:table-row table:style-name="ro2">
          <table:table-cell table:style-name="ce1548" office:value-type="string" calcext:value-type="string">
            <text:p>➖➖ Sors Szféra ➖➖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47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16382"/>
        </table:table-row>
        <table:table-row table:style-name="ro29">
          <table:table-cell table:style-name="ce1551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9:.A62])" office:value-type="float" office:value="24" calcext:value-type="float">
            <text:p>24</text:p>
          </table:table-cell>
          <table:table-cell table:number-columns-repeated="16382"/>
        </table:table-row>
        <table:table-row table:style-name="ro2" table:number-rows-repeated="104851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Fortélylista" table:style-name="ta4">
        <table:table-column table:style-name="co68" table:default-cell-style-name="ce1813"/>
        <table:table-column table:style-name="co69" table:default-cell-style-name="ce1824"/>
        <table:table-column table:style-name="co70" table:default-cell-style-name="ce1813"/>
        <table:table-column table:style-name="co71" table:default-cell-style-name="ce1846"/>
        <table:table-column table:style-name="co14" table:default-cell-style-name="ce1813"/>
        <table:table-column table:style-name="co72" table:default-cell-style-name="ce1813"/>
        <table:table-column table:style-name="co73" table:default-cell-style-name="ce1813"/>
        <table:table-column table:style-name="co74" table:default-cell-style-name="ce1851"/>
        <table:table-column table:style-name="co75" table:default-cell-style-name="ce1813"/>
        <table:table-column table:style-name="co76" table:default-cell-style-name="ce1813"/>
        <table:table-column table:style-name="co77" table:default-cell-style-name="ce1813"/>
        <table:table-column table:style-name="co78" table:default-cell-style-name="ce1813"/>
        <table:table-column table:style-name="co79" table:default-cell-style-name="ce1813"/>
        <table:table-column table:style-name="co80" table:default-cell-style-name="ce1813"/>
        <table:table-column table:style-name="co14" table:number-columns-repeated="16370" table:default-cell-style-name="ce1813"/>
        <table:table-row table:style-name="ro3">
          <table:table-cell table:style-name="ce1812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23"/>
          <table:covered-table-cell table:style-name="ce1844"/>
          <table:covered-table-cell table:style-name="ce1845"/>
          <table:covered-table-cell table:number-columns-repeated="3" table:style-name="ce1844"/>
          <table:covered-table-cell table:style-name="ce1850"/>
          <table:covered-table-cell table:number-columns-repeated="5" table:style-name="ce1844"/>
          <table:covered-table-cell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table:style-name="ce1814" office:value-type="string" calcext:value-type="string">
            <text:p>Általános fortélyok</text:p>
          </table:table-cell>
          <table:table-cell table:style-name="ce1825" office:value-type="string" calcext:value-type="string">
            <text:p>Max fok</text:p>
          </table:table-cell>
          <table:table-cell/>
          <table:table-cell table:style-name="ce1814" office:value-type="string" calcext:value-type="string">
            <text:p>Nyelvek</text:p>
          </table:table-cell>
          <table:table-cell table:style-name="ce1847" office:value-type="string" calcext:value-type="string">
            <text:p>Rövidítés</text:p>
          </table:table-cell>
          <table:table-cell/>
          <table:table-cell table:style-name="ce1847" office:value-type="string" calcext:value-type="string">
            <text:p>Szabad Hátterek</text:p>
          </table:table-cell>
          <table:table-cell table:style-name="ce1852"/>
          <table:table-cell/>
          <table:table-cell table:style-name="ce1847" office:value-type="string" calcext:value-type="string">
            <text:p>Faj Hátterek</text:p>
          </table:table-cell>
          <table:table-cell/>
          <table:table-cell table:style-name="ce1847" office:value-type="string" calcext:value-type="string">
            <text:p>Leíró Hátterek</text:p>
          </table:table-cell>
          <table:table-cell/>
          <table:table-cell table:style-name="ce1847" office:value-type="string" calcext:value-type="string">
            <text:p>Karma Hátterek</text:p>
          </table:table-cell>
          <table:table-cell table:number-columns-repeated="16370"/>
        </table:table-row>
        <table:table-row table:style-name="ro2">
          <table:table-cell table:style-name="ce1815"/>
          <table:table-cell table:style-name="ce1825"/>
          <table:table-cell table:number-columns-repeated="4"/>
          <table:table-cell table:style-name="ce1815"/>
          <table:table-cell table:style-name="ce1853"/>
          <table:table-cell/>
          <table:table-cell table:style-name="ce1815"/>
          <table:table-cell/>
          <table:table-cell table:style-name="Default"/>
          <table:table-cell table:number-columns-repeated="16372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826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9">➖➖➖ </text:span><text:span text:style-name="T80">Godoni nyelvek </text:span><text:span text:style-name="T81">➖➖➖</text:span></text:p>
          </table:table-cell>
          <table:table-cell table:number-columns-repeated="2"/>
          <table:table-cell table:style-name="ce1029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54" office:value-type="string" calcext:value-type="string">
            <text:p>Tudományok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8" office:value-type="string" calcext:value-type="string">
            <text:p><text:span text:style-name="T69">➖➖➖ </text:span><text:span text:style-name="T84">Származás </text:span><text:span text:style-name="T85">➖➖➖</text:span></text:p>
          </table:table-cell>
          <table:table-cell/>
          <table:table-cell office:value-type="string" calcext:value-type="string">
            <text:p>Alkoholista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boncolas.md" xlink:type="simple">Boncolás</text:a> 🔁</text:p>
          </table:table-cell>
          <table:table-cell table:style-name="ce1854" office:value-type="string" calcext:value-type="string">
            <text:p>Harci anatómia fortély, Különleges faj fortély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49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54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49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49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1029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54" office:value-type="string" calcext:value-type="string">
            <text:p>Érzékenység Tulajdonságodat segíti ízlelés esetén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49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54" office:value-type="string" calcext:value-type="string">
            <text:p>Érzékenység Tulajdonságodat segíti tapintás esetén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49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42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54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49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54" office:value-type="string" calcext:value-type="string">
            <text:p>Befolyásolás, Emberismeret, Nyomozás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49" office:value-type="string" calcext:value-type="string">
            <text:p>Alattomos</text:p>
          </table:table-cell>
          <table:table-cell/>
          <table:table-cell office:value-type="string" calcext:value-type="string">
            <text:p>Mágikus Összhang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49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54" office:value-type="string" calcext:value-type="string">
            <text:p>Nyomozás, Szakma: hivatalnok, Történelem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49" office:value-type="string" calcext:value-type="string">
            <text:p>Gondoskodó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54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49" office:value-type="string" calcext:value-type="string">
            <text:p>Gyáva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54" office:value-type="string" calcext:value-type="string">
            <text:p>Lovaglás, Léglovaglás</text:p>
          </table:table-cell>
          <table:table-cell/>
          <table:table-cell table:formula="of:=COUNTA([.J5:.J15])" office:value-type="float" office:value="11" calcext:value-type="float">
            <text:p>11</text:p>
          </table:table-cell>
          <table:table-cell/>
          <table:table-cell table:style-name="ce1849" office:value-type="string" calcext:value-type="string">
            <text:p>Halál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54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Hallgatag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4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54" office:value-type="string" calcext:value-type="string">
            <text:p>Nyomozás, Szakma: hivatalnok, Történelemismeret</text:p>
          </table:table-cell>
          <table:table-cell/>
          <table:table-cell table:style-name="ce1847" office:value-type="string" calcext:value-type="string">
            <text:p>Bónusz Hátterek</text:p>
          </table:table-cell>
          <table:table-cell/>
          <table:table-cell table:style-name="ce1849" office:value-type="string" calcext:value-type="string">
            <text:p>Káosz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42" office:value-type="float" office:value="3" calcext:value-type="float">
            <text:p>3</text:p>
          </table:table-cell>
          <table:table-cell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ce1815"/>
          <table:table-cell/>
          <table:table-cell table:style-name="ce1849" office:value-type="string" calcext:value-type="string">
            <text:p>Kígyó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54" office:value-type="string" calcext:value-type="string">
            <text:p>Képzőművészet, Művészet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3_bonusz_hatterek.md#-állat-testvér" xlink:type="simple">Állat testvér</text:a></text:p>
          </table:table-cell>
          <table:table-cell/>
          <table:table-cell table:style-name="ce1849" office:value-type="string" calcext:value-type="string">
            <text:p>Megbízhat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54" office:value-type="string" calcext:value-type="string">
            <text:p>Befolyásolás, Emberismeret</text:p>
          </table:table-cell>
          <table:table-cell/>
          <table:table-cell table:style-name="ce1849" office:value-type="string" calcext:value-type="string">
            <text:p><text:a xlink:href="https://github.com/kaktusztea/km100/blob/master/md/043_bonusz_hatterek.md#-boncolás-faj-neve" xlink:type="simple">Boncolás</text:a></text:p>
          </table:table-cell>
          <table:table-cell/>
          <table:table-cell table:style-name="ce1849" office:value-type="string" calcext:value-type="string">
            <text:p>Megbízható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54" office:value-type="string" calcext:value-type="string">
            <text:p>Természetjárás</text:p>
          </table:table-cell>
          <table:table-cell/>
          <table:table-cell table:style-name="ce1849" office:value-type="string" calcext:value-type="string">
            <text:p><text:a xlink:href="https://github.com/kaktusztea/km100/blob/master/md/043_bonusz_hatterek.md#-élő-álca" xlink:type="simple">Élő álca</text:a></text:p>
          </table:table-cell>
          <table:table-cell/>
          <table:table-cell table:style-name="ce1849" office:value-type="string" calcext:value-type="string">
            <text:p>Meggondolatlan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54" office:value-type="string" calcext:value-type="string">
            <text:p>Természetjárás</text:p>
          </table:table-cell>
          <table:table-cell/>
          <table:table-cell table:style-name="ce1849" office:value-type="string" calcext:value-type="string">
            <text:p><text:a xlink:href="https://github.com/kaktusztea/km100/blob/master/md/043_bonusz_hatterek.md#-harci-láz-3" xlink:type="simple">Harci láz 3</text:a></text:p>
          </table:table-cell>
          <table:table-cell/>
          <table:table-cell table:style-name="ce1849" office:value-type="string" calcext:value-type="string">
            <text:p>Naív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54" office:value-type="string" calcext:value-type="string">
            <text:p>Természetjárás</text:p>
          </table:table-cell>
          <table:table-cell/>
          <table:table-cell table:style-name="ce1849" office:value-type="string" calcext:value-type="string">
            <text:p><text:a xlink:href="https://github.com/kaktusztea/km100/blob/master/md/043_bonusz_hatterek.md#-kobratánc" xlink:type="simple">Kobratánc</text:a></text:p>
          </table:table-cell>
          <table:table-cell/>
          <table:table-cell table:style-name="ce1849" office:value-type="string" calcext:value-type="string">
            <text:p>Nárcisztikus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54" office:value-type="string" calcext:value-type="string">
            <text:p>Természetjárás</text:p>
          </table:table-cell>
          <table:table-cell/>
          <table:table-cell table:style-name="ce1849" office:value-type="string" calcext:value-type="string">
            <text:p><text:a xlink:href="https://github.com/kaktusztea/km100/blob/master/md/043_bonusz_hatterek.md#-tapadás" xlink:type="simple">Tapadás</text:a></text:p>
          </table:table-cell>
          <table:table-cell/>
          <table:table-cell table:style-name="ce1849" office:value-type="string" calcext:value-type="string">
            <text:p>Pókiszony</text:p>
          </table:table-cell>
          <table:table-cell/>
          <table:table-cell table:style-name="Default"/>
          <table:table-cell table:number-columns-repeated="16370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Precíz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1029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Rend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Tériszony</text:p>
          </table:table-cell>
          <table:table-cell table:number-columns-repeated="16372"/>
        </table:table-row>
        <table:table-row table:style-name="ro14">
          <table:table-cell table:style-name="ce1816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82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54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8" office:value-type="string" calcext:value-type="string">
            <text:p><text:span text:style-name="T69">➖➖➖ </text:span><text:span text:style-name="T84">Küllem, fizikum </text:span><text:span text:style-name="T85">➖➖➖ </text:span>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table:style-name="ce1813" office:value-type="string" calcext:value-type="string">
            <text:p><text:span text:style-name="T69">➖➖➖ </text:span><text:span text:style-name="T80">Faj nyelvek </text:span><text:span text:style-name="T81">➖➖➖ </text:span></text:p>
          </table:table-cell>
          <table:table-cell table:number-columns-repeated="2"/>
          <table:table-cell table:style-name="ce1029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54" office:value-type="string" calcext:value-type="string">
            <text:p>Etiket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Alacsony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Divatos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Jóképű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Kövér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54" office:value-type="string" calcext:value-type="string">
            <text:p>Előadóművész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Magas</text:p>
          </table:table-cell>
          <table:table-cell table:number-columns-repeated="16372"/>
        </table:table-row>
        <table:table-row table:style-name="ro29">
          <table:table-cell office:value-type="string" calcext:value-type="string">
            <text:p><text:span text:style-name="T79">➖➖➖ Tudományos ➖➖➖</text:span></text:p>
          </table:table-cell>
          <table:table-cell table:style-name="ce1826" office:value-type="float" office:value="0" calcext:value-type="float">
            <text:p>0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029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54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49" office:value-type="string" calcext:value-type="string">
            <text:p>Rusnya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48" table:formula="of:=COUNTA([.G5:.G35])" office:value-type="float" office:value="31" calcext:value-type="float">
            <text:p>31</text:p>
          </table:table-cell>
          <table:table-cell table:style-name="ce1854"/>
          <table:table-cell/>
          <table:table-cell table:style-name="Default"/>
          <table:table-cell/>
          <table:table-cell table:style-name="ce1849" office:value-type="string" calcext:value-type="string">
            <text:p>Sánta</text:p>
          </table:table-cell>
          <table:table-cell table:number-columns-repeated="16372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Default"/>
          <table:table-cell table:style-name="ce1855"/>
          <table:table-cell/>
          <table:table-cell table:style-name="Default"/>
          <table:table-cell/>
          <table:table-cell table:style-name="ce1849" office:value-type="string" calcext:value-type="string">
            <text:p>Sebhelyes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69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1847" office:value-type="string" calcext:value-type="string">
            <text:p>Kultúrkör Szabad Háttérek</text:p>
          </table:table-cell>
          <table:table-cell table:style-name="ce1852"/>
          <table:table-cell/>
          <table:table-cell table:style-name="Default"/>
          <table:table-cell/>
          <table:table-cell table:style-name="ce1849" office:value-type="string" calcext:value-type="string">
            <text:p>Vékony</text:p>
          </table:table-cell>
          <table:table-cell table:number-columns-repeated="16372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4"/>
          <table:table-cell table:style-name="Default"/>
          <table:table-cell table:number-columns-repeated="16374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27" office:value-type="float" office:value="2" calcext:value-type="float">
            <text:p>2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1849" office:value-type="string" calcext:value-type="string">
            <text:p>toroni</text:p>
          </table:table-cell>
          <table:table-cell table:style-name="ce1856"/>
          <table:table-cell/>
          <table:table-cell table:style-name="Default"/>
          <table:table-cell table:number-columns-repeated="16374"/>
        </table:table-row>
        <table:table-row table:style-name="ro29">
          <table:table-cell office:value-type="string" calcext:value-type="string">
            <text:p><text:span text:style-name="T79">➖➖➖ Szociális ➖➖➖</text:span></text:p>
          </table:table-cell>
          <table:table-cell table:style-name="ce1826" office:value-type="float" office:value="0" calcext:value-type="float">
            <text:p>0</text:p>
          </table:table-cell>
          <table:table-cell/>
          <table:table-cell table:style-name="ce1813" office:value-type="string" calcext:value-type="string">
            <text:p><text:span text:style-name="T69">➖➖➖ Kyr</text:span><text:span text:style-name="T80"> nyelvek </text:span><text:span text:style-name="T81">➖➖➖ </text:span></text:p>
          </table:table-cell>
          <table:table-cell table:number-columns-repeated="2"/>
          <table:table-cell table:style-name="ce1849" office:value-type="string" calcext:value-type="string">
            <text:p>pyarroni</text:p>
          </table:table-cell>
          <table:table-cell table:style-name="ce1856"/>
          <table:table-cell/>
          <table:table-cell table:style-name="Default"/>
          <table:table-cell table:number-columns-repeated="16374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1849" office:value-type="string" calcext:value-type="string">
            <text:p>shadoni</text:p>
          </table:table-cell>
          <table:table-cell table:style-name="ce1856"/>
          <table:table-cell table:number-columns-repeated="16376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1849" office:value-type="string" calcext:value-type="string">
            <text:p>kráni</text:p>
          </table:table-cell>
          <table:table-cell table:style-name="ce1856"/>
          <table:table-cell table:number-columns-repeated="16376"/>
        </table:table-row>
        <table:table-row table:style-name="ro29">
          <table:table-cell table:style-name="ce1816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1849" office:value-type="string" calcext:value-type="string">
            <text:p>ibarai</text:p>
          </table:table-cell>
          <table:table-cell table:style-name="ce1856"/>
          <table:table-cell table:number-columns-repeated="16376"/>
        </table:table-row>
        <table:table-row table:style-name="ro29">
          <table:table-cell table:style-name="Default" table:formula="of:=COUNTA([.A5:.A44])-3" office:value-type="float" office:value="37" calcext:value-type="float">
            <text:p>37</text:p>
          </table:table-cell>
          <table:table-cell table:style-name="ce1504"/>
          <table:table-cell table:style-name="Default"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1849" office:value-type="string" calcext:value-type="string">
            <text:p>törpe</text:p>
          </table:table-cell>
          <table:table-cell table:style-name="ce1856"/>
          <table:table-cell table:number-columns-repeated="16376"/>
        </table:table-row>
        <table:table-row table:style-name="ro29">
          <table:table-cell table:style-name="Default"/>
          <table:table-cell table:style-name="ce1504"/>
          <table:table-cell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49" office:value-type="string" calcext:value-type="string">
            <text:p>elf</text:p>
          </table:table-cell>
          <table:table-cell table:style-name="ce1856"/>
          <table:table-cell table:number-columns-repeated="16376"/>
        </table:table-row>
        <table:table-row table:style-name="ro29">
          <table:table-cell table:style-name="Default"/>
          <table:table-cell table:style-name="ce1504"/>
          <table:table-cell/>
          <table:table-cell table:style-name="ce1813" office:value-type="string" calcext:value-type="string">
            <text:p><text:span text:style-name="T69">➖➖➖ Speciális</text:span><text:span text:style-name="T80"> nyelvek </text:span><text:span text:style-name="T81">➖➖➖ </text:span></text:p>
          </table:table-cell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style-name="ce1813" office:value-type="string" calcext:value-type="string">
            <text:p>Harc/klán nyelv</text:p>
          </table:table-cell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">
          <table:table-cell table:style-name="Default"/>
          <table:table-cell table:style-name="ce1504"/>
          <table:table-cell table:style-name="Default"/>
          <table:table-cell table:style-name="ce1813" office:value-type="string" calcext:value-type="string">
            <text:p>Kendőnyelv</text:p>
          </table:table-cell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">
          <table:table-cell table:style-name="ce1814" office:value-type="string" calcext:value-type="string">
            <text:p>Harci fortélyok</text:p>
          </table:table-cell>
          <table:table-cell table:style-name="ce1504"/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764" office:value-type="string" calcext:value-type="string">
            <text:p><text:span text:style-name="T74">➖➖ Kiemelt</text:span><text:span text:style-name="T76"> </text:span><text:span text:style-name="T77">➖➖</text:span></text:p>
          </table:table-cell>
          <table:table-cell table:number-columns-repeated="5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2"/>
          <table:table-cell table:style-name="ce1849"/>
          <table:table-cell table:style-name="ce1856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4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42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">
          <table:table-cell table:number-columns-repeated="3"/>
          <table:table-cell table:style-name="Default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2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2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4"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2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43" office:value-type="float" office:value="2" calcext:value-type="float">
            <text:p>2</text:p>
          </table:table-cell>
          <table:table-cell office:value-type="string" calcext:value-type="string">
            <text:p>spec</text:p>
          </table:table-cell>
          <table:table-cell table:number-columns-repeated="3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2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2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aktika_falanx.md" xlink:type="simple">Taktika: Falanx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aktika_fejvadaszok_vezetese.md" xlink:type="simple">Taktika: Fejvadászok vezetése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aktika_ijasz.md" xlink:type="simple">Taktika: Íjász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aktika_nehezlovas.md" xlink:type="simple">Taktika Nehézlova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aktika_testorseg.md" xlink:type="simple">Taktika: Testőr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aktika_utonallas_rajtautes.md" xlink:type="simple">Taktika: Útonállás, rajtaü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5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42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27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57"/>
          <table:table-cell table:number-columns-repeated="16376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pontos_loves.md" xlink:type="simple">Pontos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9">
          <table:table-cell table:style-name="ce1029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6382"/>
        </table:table-row>
        <table:table-row table:style-name="ro2">
          <table:table-cell table:formula="of:=COUNTA([.A61:.A100])-3" office:value-type="float" office:value="37" calcext:value-type="float">
            <text:p>37</text:p>
          </table:table-cell>
          <table:table-cell table:number-columns-repeated="16383"/>
        </table:table-row>
        <table:table-row table:style-name="ro2">
          <table:table-cell table:style-name="Default"/>
          <table:table-cell table:number-columns-repeated="16383"/>
        </table:table-row>
        <table:table-row table:style-name="ro2" table:number-rows-repeated="104847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Szabályok" table:style-name="ta4" table:print="false">
        <table:table-column table:style-name="co81" table:default-cell-style-name="ce1189"/>
        <table:table-column table:style-name="co82" table:default-cell-style-name="ce1189"/>
        <table:table-column table:style-name="co37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59" office:value-type="string" calcext:value-type="string">
            <text:p>Karakter pontok (KP) elosztása </text:p>
          </table:table-cell>
          <table:table-cell table:style-name="ce1859"/>
          <table:table-cell table:number-columns-repeated="16382"/>
        </table:table-row>
        <table:table-row table:style-name="ro23">
          <table:table-cell/>
          <table:table-cell table:style-name="ce1860" office:value-type="string" calcext:value-type="string">
            <text:p>→ KP = 150 + (T.sz  x (100 + (2 x Intelligencia)))  + (T.sz. X (40 + (2 x Emlékezet))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Képzettségek</text:p>
            <text:p/>
          </table:table-cell>
          <table:table-cell table:style-name="ce1860"/>
          <table:table-cell table:number-columns-repeated="16382"/>
        </table:table-row>
        <table:table-row table:style-name="ro30">
          <table:table-cell/>
          <table:table-cell table:style-name="ce1860" office:value-type="string" calcext:value-type="string">
            <text:p>→Egy primer képzettség értéke legfeljebb (szint+3) lehet</text:p>
            <text:p>→Egy szekunder képzettség értéke legfeljebb (szint+6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Fortélyok</text:p>
            <text:p/>
          </table:table-cell>
          <table:table-cell table:style-name="ce1860"/>
          <table:table-cell table:number-columns-repeated="16382"/>
        </table:table-row>
        <table:table-row table:style-name="ro30">
          <table:table-cell/>
          <table:table-cell table:style-name="ce1860" office:value-type="string" calcext:value-type="string">
            <text:p>→Vannak egy és többfokú fortélyok. Minden fok 15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60"/>
          <table:table-cell table:number-columns-repeated="16382"/>
        </table:table-row>
        <table:table-row table:style-name="ro23">
          <table:table-cell office:value-type="string" calcext:value-type="string">
            <text:p>Harcérték módosítók (HM)</text:p>
            <text:p/>
          </table:table-cell>
          <table:table-cell table:style-name="ce1860"/>
          <table:table-cell table:number-columns-repeated="16382"/>
        </table:table-row>
        <table:table-row table:style-name="ro30">
          <table:table-cell/>
          <table:table-cell table:style-name="ce1860" office:value-type="string" calcext:value-type="string">
            <text:p>→1HM/CM = 5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60"/>
          <table:table-cell table:number-columns-repeated="16382"/>
        </table:table-row>
        <table:table-row table:style-name="ro31">
          <table:table-cell table:style-name="ce1859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32">
          <table:table-cell/>
          <table:table-cell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Mágiaiskolák: Átfogó képzettségek. Csak azok a mágiaiskolák tanulhatóak, amelyek a karakter által ismert mágia tradíció alá tartoznak.</text:p>
            <text:p/>
          </table:table-cell>
          <table:table-cell table:number-columns-repeated="16382"/>
        </table:table-row>
        <table:table-row table:style-name="ro23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3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3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1">
          <table:table-cell/>
          <table:table-cell office:value-type="string" calcext:value-type="string">
            <text:p>→pl. lábsöprés, lefegyverzés, átdobás</text:p>
            <text:p>→Kivételek, mert NEM KP-ba, hanem Manőverfejlesztő Pontba (MFP) kerülnek, amit automatikusan kap a játékos (több fokkal is fejleszthetőek egyes manőverek!)</text:p>
            <text:p>  (ΣMFP = összes nem távolsági harcmodor szintjének összege) </text:p>
            <text:p>→Nem mind fejleszthető MFP-ből, van amit ráköltés nélkül simán „meg lehet csinálni”. De a legtöbb puszta végrehajtásának is van szituációs, vagy egyéb követelménye.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104" table:default-cell-style-name="ce352"/>
        <table:table-column table:style-name="co14" table:number-columns-repeated="16383" table:default-cell-style-name="ce352"/>
        <table:table-row table:style-name="ro1">
          <table:table-cell table:style-name="ce1861" office:value-type="string" calcext:value-type="string">
            <text:p>V8.3.3 – 1K</text:p>
          </table:table-cell>
        </table:table-row>
        <table:table-row table:style-name="ro1">
          <table:table-cell table:style-name="ce1862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862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862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862" office:value-type="string" calcext:value-type="string">
            <text:p>* SFÉ számítása automatikus</text:p>
          </table:table-cell>
        </table:table-row>
        <table:table-row table:style-name="ro1">
          <table:table-cell table:style-name="ce1862" office:value-type="string" calcext:value-type="string">
            <text:p>* Hátterek átalakítása SzP oszlopokkal, Kiterjesztés oszlop</text:p>
          </table:table-cell>
        </table:table-row>
        <table:table-row table:style-name="ro29">
          <table:table-cell table:style-name="ce1862" office:value-type="string" calcext:value-type="string">
            <text:p>* Rengeteg képzettség, fortély és Szabad Háttér szinkronizálása doksival</text:p>
          </table:table-cell>
        </table:table-row>
        <table:table-row table:style-name="ro29">
          <table:table-cell table:style-name="ce1862" office:value-type="string" calcext:value-type="string">
            <text:p>* Több hely Primer és Szekunder képzettségeknek</text:p>
          </table:table-cell>
        </table:table-row>
        <table:table-row table:style-name="ro29">
          <table:table-cell table:style-name="ce1862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62"/>
        </table:table-row>
        <table:table-row table:style-name="ro1">
          <table:table-cell table:style-name="ce1861" office:value-type="string" calcext:value-type="string">
            <text:p>V8.3.2</text:p>
          </table:table-cell>
        </table:table-row>
        <table:table-row table:style-name="ro1">
          <table:table-cell table:style-name="ce1862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862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86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62"/>
        </table:table-row>
        <table:table-row table:style-name="ro1">
          <table:table-cell table:style-name="ce1861" office:value-type="string" calcext:value-type="string">
            <text:p>V8.3.1</text:p>
          </table:table-cell>
        </table:table-row>
        <table:table-row table:style-name="ro1">
          <table:table-cell table:style-name="ce1862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862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862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862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862" office:value-type="string" calcext:value-type="string">
            <text:p>* Hamisítás képzettség bekötve</text:p>
          </table:table-cell>
        </table:table-row>
        <table:table-row table:style-name="ro1">
          <table:table-cell table:style-name="ce1862" office:value-type="string" calcext:value-type="string">
            <text:p>* Szakma lista</text:p>
          </table:table-cell>
        </table:table-row>
        <table:table-row table:style-name="ro1">
          <table:table-cell table:style-name="ce1862" office:value-type="string" calcext:value-type="string">
            <text:p>* Zúzófegyverek harcértékei kidolgozva</text:p>
          </table:table-cell>
          <table:table-cell table:number-columns-repeated="16383"/>
        </table:table-row>
        <table:table-row table:style-name="ro2">
          <table:table-cell table:style-name="ce1862"/>
        </table:table-row>
        <table:table-row table:style-name="ro1">
          <table:table-cell table:style-name="ce1861" office:value-type="string" calcext:value-type="string">
            <text:p>V8.3.0</text:p>
          </table:table-cell>
        </table:table-row>
        <table:table-row table:style-name="ro1">
          <table:table-cell table:style-name="ce1862" office:value-type="string" calcext:value-type="string">
            <text:p>* Történelemismeret: Átfogó</text:p>
          </table:table-cell>
        </table:table-row>
        <table:table-row table:style-name="ro1">
          <table:table-cell table:style-name="ce1862" office:value-type="string" calcext:value-type="string">
            <text:p>* Műveltség: Átlagos (új)</text:p>
          </table:table-cell>
        </table:table-row>
        <table:table-row table:style-name="ro1">
          <table:table-cell table:style-name="ce1862" office:value-type="string" calcext:value-type="string">
            <text:p>* Irodalom-ismeret megszűnt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P táblázat bekerült a Harcértékek fülre</text:p>
          </table:table-cell>
        </table:table-row>
        <table:table-row table:style-name="ro1">
          <table:table-cell table:style-name="ce1862" office:value-type="string" calcext:value-type="string">
            <text:p>* Könnyű képzettségek megszűntek</text:p>
          </table:table-cell>
        </table:table-row>
        <table:table-row table:style-name="ro1">
          <table:table-cell table:style-name="ce1862" office:value-type="string" calcext:value-type="string">
            <text:p>* Nyelvismeret (ingyenes) táblázat bekerült - választhatóak legördülő menüből</text:p>
          </table:table-cell>
        </table:table-row>
        <table:table-row table:style-name="ro1">
          <table:table-cell table:style-name="ce1862" office:value-type="string" calcext:value-type="string">
            <text:p>* Nyelvek választhatóak legördülő menübő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Fortélylista fülre nyelvek, hátterek listája</text:p>
          </table:table-cell>
        </table:table-row>
        <table:table-row table:style-name="ro1">
          <table:table-cell table:style-name="ce186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1">
          <table:table-cell table:style-name="ce1862" office:value-type="string" calcext:value-type="string">
            <text:p>* Külön táblázat: Helyismeret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ülön táblázat: Kultúrkör Szabad Háttér - választhatóak legördülő menübő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ülön táblázat: Háttérek - választhatóak legördülő menübő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Tradíciók: választhatóak legördülő menübő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zabad Pontok (Szabad Hátterekhez) számolása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zakma képzettségek – 3 hely foglalva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2.6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Zenelés Könnyű képzettség lett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Helyismeret Bónusz háttér lett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Nyomolvasás beolvadt a Természetjárásba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Pusztítás harcmodor átnevezve: Zúzás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Pszí-iskola képzettség Átfogó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Élettan: fortély lett képzettségbő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Nyomozás: új képzettség (Primer)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épletek egyszerűsítése ahol lehet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Harcos elme már nem csökkent TÉ levonást a Sebesülés táblázatban (a szabály már korábban módosult)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2.4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Fülek átnevezése, színezése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Cellák betűméretének növelése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2.3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zekunder fortélyok legördülő listából választhatóak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Új fül: Fortélyok</text:p>
          </table:table-cell>
          <table:table-cell table:number-columns-repeated="16383"/>
        </table:table-row>
        <table:table-row table:style-name="ro2">
          <table:table-cell table:style-name="ce1861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2.2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Új betűtípus: Avenir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Páncélok SFÉ, MGT értékei KP_Táblázat fülön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épzettségek legördülő listából választhatóak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Tartalék fülön sorok csökkentése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2.0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Vértviselet bekerült a fix fortélyok közé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Erőbónusz ismét beszámolva a fegyverek értékeibe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ÉP táblázat: automatikus kiszürkítés ÉP számától függően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étkezes harc táblázat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Páncélok, vértek táblázat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1.1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Max szint: 21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P Alap: 150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P/Szint: 100 + (2x Intelligencia)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zekunder KP/Szint: 40 + (2x Emlékezet)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1.0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Manőver Pontok (MP) számításába beleszámoljuk HM/10 értéket is. Új oszlop a Harcmodoroknál.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Manőver nehézsége oszlop már érték ellenőrzött.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Erőbónusz nem automatikusan számolódik be, bekerült a fegyverek alá, leírássa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Hátterek átkerült a „Tartalék” lapra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Fegyverek táblázatban a fegyver kommenteket is beszúrja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Távolsági fegyvereknél: hatótáv; + fegyver komment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Elsődleges nyelv és másodlagos nyelv (Pyarroni és második helyett).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Az 1.nyelvre: +6 bónusz; 2.nyelvre: +3 bónusz.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Harci Akrobatika bónuszai kiszedve az alap harcértékekből, új sorba kerültek – a fegyverek alá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Plusz egy sor az Életerő táblázatba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MGT csökkentő/növelő bónuszhoz felugró magyarázat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0.5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P/szint: 100-ra csökkent 120-ró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P maradt warning formázás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Távolsági fegyverek választó sorában az oszlophivatkozások javítva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Rengeteg hajító és lőfegyver értéké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zélfegyverek értékeinek kidolgozása, szinkronba hozva a szabályrendszerre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Fix: Primer ismeretekre költött össz KP képlet hivatkozásainak javítésa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Fix: Primer túllépés formázás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0.1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Írástudó fortély ingyenes ha van Tradíció minimum 3.szinten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peciális (részben ingyenes) képzettségek szétválasztása Átlagos és Könnyű kategóriákra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8.0.0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Képzettségek Bónusz cellája eltávolítva, kivéve Könnyű képzettségekné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Fix: Harci Akrobatika bónuszai újra beszámítanak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Fix: Rengeteg képzettség limit ellenőrzés javítása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zekunder képzettségek maximuma: (szint x <text:span text:style-name="T86">6</text:span>)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Csatabárd, egykezes – Sebessége: 6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7.9.3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Új érték: Aura (3.fül)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ÉP táblázat alatt „TÉ levonás”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Sárkány ököl kikerült a „beégetett” harci fortélyok közül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Pár extra sor Fortélyoknál, Manővereknél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7.9.2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bugfix: Tradíciók Átfogóak (nem Átlagosak)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7.9.1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Új Primer képzettségek: Akrobatika, Lopakodás/rejtőzés, Aurafejlesztés</text:p>
          </table:table-cell>
          <table:table-cell table:number-columns-repeated="16383"/>
        </table:table-row>
        <table:table-row table:style-name="ro1">
          <table:table-cell table:style-name="ce1862" office:value-type="string" calcext:value-type="string">
            <text:p>* Primer képzettségek (harci és mágikusokon kívül) jelzést kaptak: 🅿️</text:p>
          </table:table-cell>
          <table:table-cell table:number-columns-repeated="16383"/>
        </table:table-row>
        <table:table-row table:style-name="ro2">
          <table:table-cell table:style-name="ce1862"/>
          <table:table-cell table:number-columns-repeated="16383"/>
        </table:table-row>
        <table:table-row table:style-name="ro1">
          <table:table-cell table:style-name="ce1861" office:value-type="string" calcext:value-type="string">
            <text:p>V7.9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áttér fortélyok átnevezve: Háttere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áttér táblázatok összevonva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8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Fogékonyság átnevezve Érzékenység-re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P javadalmazás változott: 100 + Tsz x (120 + (2 x Intelligencia)) + Tsz (50 + (2 x Emlékezet)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aiskolák Átfogó képzettségek (eddig Átlagosak voltak)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7.1</text:p>
          </table:table-cell>
          <table:table-cell table:number-columns-repeated="16383"/>
        </table:table-row>
        <table:table-row table:style-name="ro2">
          <table:table-cell table:style-name="ce1865" office:value-type="string" calcext:value-type="string">
            <text:p>* Fix: Tradíció képzettség KP-i nem számítottak bele a primer költésbe (rossz cellahivatkozás)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7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radíciók: Átfogó képzettségek (primer ismeret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É: változtak a Tulajdonságok: Gyorsaság + Intelligenci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szí pont, Mana pont táblázatok megszűnte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áttér fortélyok táblázat bekerült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6.1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Mágia_Pszi fülről az Érzékek eltűntetése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6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rimer és szekunder ismeretek bevezetése (primer a harci+mágikus helyett)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Összpontosítás is primer képzettség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KP táblázat fülről az Érzékek eltűntetése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5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Észlelés revert: újra Átlagos nehézségű lett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Másfélkezes 1 kézzel forgatva: -3 Erőbónusz (azaz SP mivel 1:1 számít be)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4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Erőbónusz 1:1 beszámít SP-be (negatív értelemben is)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Észlelés Átfogó nehézségű lett</text:p>
          </table:table-cell>
          <table:table-cell table:number-columns-repeated="16383"/>
        </table:table-row>
        <table:table-row table:style-name="ro2">
          <table:table-cell table:style-name="ce1868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3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ávolsági fegyver Sebesség értéke rosszul volt átmásolva a fegyverek táblázatb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ávolsági harcmodor harcértékek jól kiszámolva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2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M/CM: 5 KP (eddig 4 volt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max HM/szint: 6+Ügyesség (eddig 8 volt)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1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Buzogány harcértékek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7.0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Új]:</text:span><text:span text:style-name="T83"> Tartós sérülés: +10-50 KP (kézzel beírandó, hozzáadódik a max KP-khoz)</text:span>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9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</text:span><text:span text:style-name="T83"> Kiegészítő KP / Szint: (</text:span><text:span text:style-name="T87">20</text:span><text:span text:style-name="T83">+Emlékezet)</text:span>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</text:span><text:span text:style-name="T83"> 1 HM = 4 KP</text:span>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</text:span><text:span text:style-name="T83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</text:span><text:span text:style-name="T83"> Vakság: 45KP, Süketség: 35 KP</text:span>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</text:span><text:span text:style-name="T83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</text:span><text:span text:style-name="T83"> Erőbónusz: Erő +2 feletti része 1:1-ben</text:span>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8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Új]</text:span>: Pajzshasználat fokától függően csökken a pajzsból eredő TÉ levonás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Új]</text:span>: Pajzsok választhatók listából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Új]</text:span>: Gyors kezdeményezés fortély: követelmény ellenőrzés (Gyorsaság)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Új]</text:span>: Erőbónusz beszámít: (Erő/2) <text:span text:style-name="T89">→ </text:span><text:span text:style-name="T90">lefelé</text:span><text:span text:style-name="T89"> kerekítve</text:span>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 </text:span>Max képzettség szintek változtak: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                   <text:span text:style-name="T89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                   <text:span text:style-name="T89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table:style-name="ce1863" office:value-type="string" calcext:value-type="string">
            <text:p>* <text:span text:style-name="T20">[Változás]:</text:span><text:span text:style-name="T83"> Manőver ismeretek fokai csak +2-t adnak az Ellenpróbánál</text:span>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7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M osztás: max 3-al lehet nagyobb egyik a másiknál (TÉ/VÉ)</text:p>
          </table:table-cell>
          <table:table-cell table:number-columns-repeated="16383"/>
        </table:table-row>
        <table:table-row table:style-name="ro2">
          <table:table-cell table:style-name="ce1869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6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Akrobatika bekerült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5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Javítás: Mágia iskola képzettségek max szint ellenőrzése javítv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Javítás: Mágia_Pszí lapon nem számolt össze minden KP-t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Bekerült minden fegyver megjegyzése is. Egyelőre nincsenek felhasználva.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4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3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2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1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4" office:value-type="string" calcext:value-type="string">
            <text:p>V6.0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9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Kis javítások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8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CC licenc bekerült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7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6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5</text:p>
          </table:table-cell>
          <table:table-cell table:number-columns-repeated="16383"/>
        </table:table-row>
        <table:table-row table:style-name="ro2">
          <table:table-cell table:style-name="ce1870" office:value-type="string" calcext:value-type="string">
            <text:p>* Szinte minden cellához magyarázat infobox készítése. Segíti a karakteralkotást!!</text:p>
          </table:table-cell>
          <table:table-cell table:number-columns-repeated="16383"/>
        </table:table-row>
        <table:table-row table:style-name="ro31">
          <table:table-cell table:style-name="ce186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2">
          <table:table-cell table:style-name="ce1870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Javítás: a képzettségek nem foka, hanem szintje van</text:p>
          </table:table-cell>
          <table:table-cell table:number-columns-repeated="16383"/>
        </table:table-row>
        <table:table-row table:style-name="ro2">
          <table:table-cell table:style-name="ce1870" office:value-type="string" calcext:value-type="string">
            <text:p>* Minden kiemelt cellához Érvényesség vizsgálat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Szinttúlépés ellenőrzés javítása</text:p>
          </table:table-cell>
          <table:table-cell table:number-columns-repeated="16383"/>
        </table:table-row>
        <table:table-row table:style-name="ro2">
          <table:table-cell table:style-name="ce1870" office:value-type="string" calcext:value-type="string">
            <text:p>* VÉGRE: A képzettségbónusz megfelelő kezelése</text:p>
          </table:table-cell>
          <table:table-cell table:number-columns-repeated="16383"/>
        </table:table-row>
        <table:table-row table:style-name="ro2">
          <table:table-cell table:style-name="ce1867" office:value-type="string" calcext:value-type="string">
            <text:p>* Szabályok munkalapon más betűkészlet (ékezet gondok voltak)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 <text:span text:style-name="T56"> </text:span><text:span text:style-name="T94">→</text:span><text:span text:style-name="T56"> </text:span>Karakter neve, faja, vallása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6">  </text:span><text:span text:style-name="T94">→</text:span><text:span text:style-name="T56"> Személyiségjegyei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6">  </text:span><text:span text:style-name="T94">→</text:span><text:span text:style-name="T56"> Kommunikáció, szociális érzék</text:span></text:p>
          </table:table-cell>
          <table:table-cell table:number-columns-repeated="16383"/>
        </table:table-row>
        <table:table-row table:style-name="ro29">
          <table:table-cell office:value-type="string" calcext:value-type="string">
            <text:p><text:span text:style-name="T56">  </text:span><text:span text:style-name="T94">→</text:span><text:span text:style-name="T56"> Külső</text:span></text:p>
          </table:table-cell>
          <table:table-cell table:number-columns-repeated="16383"/>
        </table:table-row>
        <table:table-row table:style-name="ro2">
          <table:table-cell table:style-name="ce1863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4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1HM=5KP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3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Szabályok lapon Pszí javítás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Emberismeret is bekerült az átlagos képzettségek közé alapból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2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2">
          <table:table-cell table:style-name="ce1863"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1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önnyű KP oszlop javítás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Észlelés bedrótozva az Átlagos képzettségek táblázatb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Puszta kéz Mesterfegyver 1.fokon volt. Javítva 0-ra.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5.0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Cellaellenőrzések javítása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9</text:p>
          </table:table-cell>
          <table:table-cell table:number-columns-repeated="16383"/>
        </table:table-row>
        <table:table-row table:style-name="ro31">
          <table:table-cell table:style-name="ce186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CHM egyszerűbb neve: CM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Pszí fortély új neve: „Pszí alkalmazás”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omment info-ablak a mágia tradíció felvételéhez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Pszí tradíció mostantól átlagos képzettség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Mágiaiskolák is átlagos képzettségek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Pszí és mágia fortélyok külön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Idegesítő limitfigyelő formázási hibák eliminálása (remélem végleg!)</text:p>
          </table:table-cell>
          <table:table-cell table:number-columns-repeated="16383"/>
        </table:table-row>
        <table:table-row table:style-name="ro2">
          <table:table-cell table:style-name="ce1866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8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Bekerült egy új munkalap a tömör KP elosztási szabályokkal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7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Mana korlát eltörlése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Mágia tradíciók: 50KP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É-be ismét beszámít a TSZ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Puszta kéz értékeinek automatikus kiszámítás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Nincs korlátozva a max vásárolható mana pont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P/szint: 80KP (eddig 70 volt)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6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5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4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Fegyver táblázatba bekerült: MF oszlop (Mesterfegyver foka az adott fegyverre)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3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6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2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támadási típus bekerült (szúró/vágó/zúzó) a fegyverek táblázatáb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Össz ÉP kiszámolása (Harcértékek oldal alja (Sebesülés táblázat teteje))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É számítás javítva + KÉ-re már nem adható HM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VÉ csökkenés plusz sor sok hellyel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CÉ-be az Önuralom számít! Javítv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Harcmodorokhoz új oszlop: Sebesség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1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Hibás cellaellenőrzések javítása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4.0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Fájdalomtűrés próbák módosultak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Belharc harcmodor törölve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Fortély cellák átalakítása</text:p>
          </table:table-cell>
          <table:table-cell table:number-columns-repeated="16383"/>
        </table:table-row>
        <table:table-row table:style-name="ro2">
          <table:table-cell table:style-name="ce1866"/>
          <table:table-cell table:number-columns-repeated="16383"/>
        </table:table-row>
        <table:table-row table:style-name="ro2">
          <table:table-cell table:style-name="ce1864" office:value-type="string" calcext:value-type="string">
            <text:p>V3.9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KP/Szint = 70 + Intelligencia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A +6-os tulajdonságok pontértéke beírva</text:p>
          </table:table-cell>
          <table:table-cell table:number-columns-repeated="16383"/>
        </table:table-row>
        <table:table-row table:style-name="ro2">
          <table:table-cell table:style-name="ce1866"/>
          <table:table-cell table:number-columns-repeated="16383"/>
        </table:table-row>
        <table:table-row table:style-name="ro2">
          <table:table-cell table:style-name="ce1864" office:value-type="string" calcext:value-type="string">
            <text:p>V3.8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Tulajdonságok: Önuralom, Fogékonyság</text:p>
          </table:table-cell>
          <table:table-cell table:number-columns-repeated="16383"/>
        </table:table-row>
        <table:table-row table:style-name="ro2">
          <table:table-cell table:style-name="ce1866"/>
          <table:table-cell table:number-columns-repeated="16383"/>
        </table:table-row>
        <table:table-row table:style-name="ro2">
          <table:table-cell table:style-name="ce1864" office:value-type="string" calcext:value-type="string">
            <text:p>V3.7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Max egyfajta HM hiba jav</text:p>
          </table:table-cell>
          <table:table-cell table:number-columns-repeated="16383"/>
        </table:table-row>
        <table:table-row table:style-name="ro2">
          <table:table-cell table:style-name="ce1866"/>
          <table:table-cell table:number-columns-repeated="16383"/>
        </table:table-row>
        <table:table-row table:style-name="ro2">
          <table:table-cell table:style-name="ce1864" office:value-type="string" calcext:value-type="string">
            <text:p>V3.6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Belharc bekerült a Harcmodorok közé</text:p>
          </table:table-cell>
          <table:table-cell table:number-columns-repeated="16383"/>
        </table:table-row>
        <table:table-row table:style-name="ro2">
          <table:table-cell table:style-name="ce1864"/>
          <table:table-cell table:number-columns-repeated="16383"/>
        </table:table-row>
        <table:table-row table:style-name="ro2">
          <table:table-cell table:style-name="ce1864" office:value-type="string" calcext:value-type="string">
            <text:p>V3.5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1ψP = 2KP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1 MP = 3KP</text:p>
          </table:table-cell>
          <table:table-cell table:number-columns-repeated="16383"/>
        </table:table-row>
        <table:table-row table:style-name="ro2">
          <table:table-cell table:style-name="ce1880"/>
          <table:table-cell table:number-columns-repeated="16383"/>
        </table:table-row>
        <table:table-row table:style-name="ro2">
          <table:table-cell table:style-name="ce1864" office:value-type="string" calcext:value-type="string">
            <text:p>V3.4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Apró javítások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Hajításnak, Íjászatnak, Lövészetnek is van KÉ-je</text:p>
          </table:table-cell>
          <table:table-cell table:number-columns-repeated="16383"/>
        </table:table-row>
        <table:table-row table:style-name="ro2">
          <table:table-cell table:style-name="ce1880"/>
          <table:table-cell table:number-columns-repeated="16383"/>
        </table:table-row>
        <table:table-row table:style-name="ro2">
          <table:table-cell table:style-name="ce1864" office:value-type="string" calcext:value-type="string">
            <text:p>V3.3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Átszervezett Harcétékek oldal. Jobb helykihasználás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Külön CHM (CÉ-HM) (max 4CHM/Szint)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1 CHM = 4KP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Egy harcérték alapra max 5/szint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5HM-&gt;3HM másra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4HM-&gt;2HM másra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3HM-&gt;1HM másra</text:p>
          </table:table-cell>
          <table:table-cell table:number-columns-repeated="16383"/>
        </table:table-row>
        <table:table-row table:style-name="ro2">
          <table:table-cell table:style-name="ce1880"/>
          <table:table-cell table:number-columns-repeated="16383"/>
        </table:table-row>
        <table:table-row table:style-name="ro2">
          <table:table-cell table:style-name="ce1864" office:value-type="string" calcext:value-type="string">
            <text:p>V3.1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Pszí bekerült, 1 HM=4KP, Max HM/szint=8, 1MP=4KP, 1Pp=4KP</text:p>
          </table:table-cell>
          <table:table-cell table:number-columns-repeated="16383"/>
        </table:table-row>
        <table:table-row table:style-name="ro2">
          <table:table-cell table:style-name="ce1880"/>
          <table:table-cell table:number-columns-repeated="16383"/>
        </table:table-row>
        <table:table-row table:style-name="ro2">
          <table:table-cell table:style-name="ce1864" office:value-type="string" calcext:value-type="string">
            <text:p>V2.8, V2.9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Javítások, Fortélyok táblázat átrendezése</text:p>
          </table:table-cell>
          <table:table-cell table:number-columns-repeated="16383"/>
        </table:table-row>
        <table:table-row table:style-name="ro2">
          <table:table-cell table:style-name="ce1880"/>
          <table:table-cell table:number-columns-repeated="16383"/>
        </table:table-row>
        <table:table-row table:style-name="ro2">
          <table:table-cell table:style-name="ce1864" office:value-type="string" calcext:value-type="string">
            <text:p>V2.7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Fegyverek harcértékei, Teljes fegyveres harcértékek táblázat bekerült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Életerő táblázat bekerült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Pajzsok, vértek, SFÉ táblázat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Mágia és Pszi fül: egyszerűbb, átláthatóbb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* Élőfej és élőláb kikapcs, ez plusz hely.</text:p>
          </table:table-cell>
          <table:table-cell table:number-columns-repeated="16383"/>
        </table:table-row>
        <table:table-row table:style-name="ro2">
          <table:table-cell table:style-name="ce1880"/>
          <table:table-cell table:number-columns-repeated="16383"/>
        </table:table-row>
        <table:table-row table:style-name="ro2">
          <table:table-cell table:style-name="ce1864" office:value-type="string" calcext:value-type="string">
            <text:p>V2.6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Teljes átstruktúrálás, hogy nyomtatható legyen, ne lógjon ki </text:p>
          </table:table-cell>
          <table:table-cell table:number-columns-repeated="16383"/>
        </table:table-row>
        <table:table-row table:style-name="ro2">
          <table:table-cell table:style-name="ce1880" office:value-type="string" calcext:value-type="string">
            <text:p>sehol a nyomtatási képből</text:p>
          </table:table-cell>
          <table:table-cell table:number-columns-repeated="16383"/>
        </table:table-row>
        <table:table-row table:style-name="ro2">
          <table:table-cell table:style-name="ce1864" office:value-type="string" calcext:value-type="string">
            <text:p>v2.5</text:p>
          </table:table-cell>
          <table:table-cell table:number-columns-repeated="16383"/>
        </table:table-row>
        <table:table-row table:style-name="ro2">
          <table:table-cell table:style-name="ce1866" office:value-type="string" calcext:value-type="string">
            <text:p>* A kis infoboxok elhelyezése jobb lett, pár kis hibajavítás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64" office:value-type="string" calcext:value-type="string">
            <text:p>v2.4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2">
          <table:table-cell table:style-name="ce1864" office:value-type="string" calcext:value-type="string">
            <text:p>v2.3</text:p>
          </table:table-cell>
          <table:table-cell table:number-columns-repeated="16383"/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* Új fül: Mágia_Pszi</text:p>
          </table:table-cell>
          <table:table-cell table:number-columns-repeated="16383"/>
        </table:table-row>
        <table:table-row table:style-name="ro2" table:number-rows-repeated="104815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Data" table:style-name="ta4" table:print="false">
        <office:forms form:automatic-focus="false" form:apply-design-mode="false"/>
        <table:table-column table:style-name="co107" table:default-cell-style-name="ce1813"/>
        <table:table-column table:style-name="co108" table:default-cell-style-name="ce1813"/>
        <table:table-column table:style-name="co109" table:default-cell-style-name="ce1813"/>
        <table:table-column table:style-name="co110" table:default-cell-style-name="ce1813"/>
        <table:table-column table:style-name="co109" table:default-cell-style-name="ce1813"/>
        <table:table-column table:style-name="co67" table:default-cell-style-name="ce1813"/>
        <table:table-column table:style-name="co111" table:default-cell-style-name="ce1813"/>
        <table:table-column table:style-name="co112" table:default-cell-style-name="ce1813"/>
        <table:table-column table:style-name="co113" table:default-cell-style-name="ce1813"/>
        <table:table-column table:style-name="co114" table:default-cell-style-name="ce1813"/>
        <table:table-column table:style-name="co115" table:default-cell-style-name="ce1813"/>
        <table:table-column table:style-name="co116" table:default-cell-style-name="ce1813"/>
        <table:table-column table:style-name="co50" table:default-cell-style-name="ce1813"/>
        <table:table-column table:style-name="co117" table:default-cell-style-name="ce1813"/>
        <table:table-column table:style-name="co118" table:default-cell-style-name="ce1813"/>
        <table:table-column table:style-name="co120" table:default-cell-style-name="ce1813"/>
        <table:table-column table:style-name="co121" table:default-cell-style-name="Default"/>
        <table:table-column table:style-name="co37" table:number-columns-repeated="239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209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906"/>
          <table:covered-table-cell table:style-name="ce1917"/>
          <table:covered-table-cell table:style-name="ce1931"/>
          <table:covered-table-cell table:style-name="ce1941"/>
          <table:covered-table-cell table:number-columns-repeated="6" table:style-name="ce1931"/>
          <table:covered-table-cell table:number-columns-repeated="3" table:style-name="ce2002"/>
          <table:covered-table-cell table:style-name="ce1931"/>
          <table:table-cell table:number-columns-repeated="240"/>
        </table:table-row>
        <table:table-row table:style-name="ro45">
          <table:table-cell table:style-name="ce1235"/>
          <table:table-cell table:style-name="ce1246"/>
          <table:table-cell table:style-name="ce1906"/>
          <table:table-cell table:style-name="ce1917"/>
          <table:table-cell table:style-name="ce1931"/>
          <table:table-cell table:style-name="ce1941"/>
          <table:table-cell table:style-name="ce1931" table:number-columns-repeated="6"/>
          <table:table-cell table:style-name="ce2002" table:number-columns-repeated="3"/>
          <table:table-cell table:style-name="ce1931"/>
          <table:table-cell table:number-columns-repeated="240"/>
        </table:table-row>
        <table:table-row table:style-name="ro2">
          <table:table-cell table:style-name="ce1236"/>
          <table:table-cell table:style-name="ce1553" office:value-type="string" calcext:value-type="string" table:number-columns-spanned="3" table:number-rows-spanned="1">
            <text:p>Képzettségek KP igénye</text:p>
          </table:table-cell>
          <table:covered-table-cell table:style-name="ce1575"/>
          <table:covered-table-cell table:style-name="ce1696"/>
          <table:table-cell table:style-name="ce1704"/>
          <table:table-cell table:style-name="ce1713"/>
          <table:table-cell table:style-name="ce1704" table:number-columns-repeated="3"/>
          <table:table-cell table:style-name="ce1308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ce170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6"/>
          <table:table-cell table:style-name="ce1890" office:value-type="string" calcext:value-type="string">
            <text:p>Szint</text:p>
          </table:table-cell>
          <table:table-cell table:style-name="ce1890" office:value-type="string" calcext:value-type="string" table:number-columns-spanned="2" table:number-rows-spanned="1">
            <text:p>KP</text:p>
          </table:table-cell>
          <table:covered-table-cell table:style-name="ce1890"/>
          <table:table-cell table:style-name="Default" table:number-columns-repeated="4"/>
          <table:table-cell table:style-name="ce1704" table:number-columns-repeated="4"/>
          <table:table-cell table:style-name="ce1739" table:number-columns-repeated="3"/>
          <table:table-cell table:style-name="ce1704"/>
          <table:table-cell table:number-columns-repeated="240"/>
        </table:table-row>
        <table:table-row table:style-name="ro2">
          <table:table-cell table:style-name="ce1238"/>
          <table:table-cell table:style-name="ce1250" office:value-type="float" office:value="1" calcext:value-type="float">
            <text:p>1</text:p>
          </table:table-cell>
          <table:table-cell table:style-name="ce1263" office:value-type="float" office:value="6" calcext:value-type="float">
            <text:p>6</text:p>
          </table:table-cell>
          <table:table-cell table:style-name="ce1272" table:formula="of:=[.C6]" office:value-type="float" office:value="6" calcext:value-type="float">
            <text:p>+6KP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899"/>
          <table:table-cell table:style-name="Default"/>
          <table:table-cell table:style-name="ce1307"/>
          <table:table-cell table:style-name="ce1309" office:value-type="string" calcext:value-type="string">
            <text:p>KP Alap</text:p>
          </table:table-cell>
          <table:table-cell table:style-name="ce1325" office:value-type="float" office:value="250" calcext:value-type="float">
            <text:p>250</text:p>
          </table:table-cell>
          <table:table-cell/>
          <table:table-cell table:style-name="ce1348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ce1704"/>
          <table:table-cell table:number-columns-repeated="240"/>
        </table:table-row>
        <table:table-row table:style-name="ro1">
          <table:table-cell table:style-name="ce1885"/>
          <table:table-cell table:style-name="ce1250" office:value-type="float" office:value="2" calcext:value-type="float">
            <text:p>2</text:p>
          </table:table-cell>
          <table:table-cell table:style-name="ce1264" office:value-type="float" office:value="10" calcext:value-type="float">
            <text:p>10</text:p>
          </table:table-cell>
          <table:table-cell table:style-name="ce1272" table:formula="of:=[.C7]-[.C6]" office:value-type="float" office:value="4" calcext:value-type="float">
            <text:p>+4KP</text:p>
          </table:table-cell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 költség</text:p>
          </table:table-cell>
          <table:table-cell table:style-name="Default"/>
          <table:table-cell table:style-name="ce1824"/>
          <table:table-cell table:style-name="ce1309" office:value-type="string" calcext:value-type="string">
            <text:p>KP/Szint</text:p>
          </table:table-cell>
          <table:table-cell table:style-name="ce1325" office:value-type="float" office:value="120" calcext:value-type="float">
            <text:p>120</text:p>
          </table:table-cell>
          <table:table-cell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number-columns-repeated="241"/>
        </table:table-row>
        <table:table-row table:style-name="ro1">
          <table:table-cell table:style-name="ce1885" office:value-type="string" calcext:value-type="string">
            <text:p>Novícius</text:p>
          </table:table-cell>
          <table:table-cell table:style-name="ce1250" office:value-type="float" office:value="3" calcext:value-type="float">
            <text:p>3</text:p>
          </table:table-cell>
          <table:table-cell table:style-name="ce1264" office:value-type="float" office:value="16" calcext:value-type="float">
            <text:p>16</text:p>
          </table:table-cell>
          <table:table-cell table:style-name="ce1272" table:formula="of:=[.C8]-[.C7]" office:value-type="float" office:value="6" calcext:value-type="float">
            <text:p>+6KP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/>
          <table:table-cell table:style-name="ce1824"/>
          <table:table-cell table:style-name="ce1309" office:value-type="string" calcext:value-type="string">
            <text:p>Szekunder KP/szint</text:p>
          </table:table-cell>
          <table:table-cell table:style-name="ce1326" office:value-type="float" office:value="50" calcext:value-type="float">
            <text:p>50</text:p>
          </table:table-cell>
          <table:table-cell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number-columns-repeated="241"/>
        </table:table-row>
        <table:table-row table:style-name="ro1">
          <table:table-cell table:style-name="ce1885"/>
          <table:table-cell table:style-name="ce1250" office:value-type="float" office:value="4" calcext:value-type="float">
            <text:p>4</text:p>
          </table:table-cell>
          <table:table-cell table:style-name="ce1264" office:value-type="float" office:value="24" calcext:value-type="float">
            <text:p>24</text:p>
          </table:table-cell>
          <table:table-cell table:style-name="ce1272" table:formula="of:=[.C9]-[.C8]" office:value-type="float" office:value="8" calcext:value-type="float">
            <text:p>+8KP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/>
          <table:table-cell table:style-name="ce1824"/>
          <table:table-cell table:number-columns-repeated="3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number-columns-repeated="241"/>
        </table:table-row>
        <table:table-row table:style-name="ro1">
          <table:table-cell table:style-name="ce1885"/>
          <table:table-cell table:style-name="ce1250" office:value-type="float" office:value="5" calcext:value-type="float">
            <text:p>5</text:p>
          </table:table-cell>
          <table:table-cell table:style-name="ce1264" office:value-type="float" office:value="34" calcext:value-type="float">
            <text:p>34</text:p>
          </table:table-cell>
          <table:table-cell table:style-name="ce1272" table:formula="of:=[.C10]-[.C9]" office:value-type="float" office:value="10" calcext:value-type="float">
            <text:p>+10KP</text:p>
          </table:table-cell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824"/>
          <table:table-cell table:style-name="ce1415" office:value-type="string" calcext:value-type="string">
            <text:p>Szekunder képz. max szint</text:p>
          </table:table-cell>
          <table:table-cell table:style-name="ce1431" office:value-type="float" office:value="6" calcext:value-type="float">
            <text:p>Szint +6</text:p>
          </table:table-cell>
          <table:table-cell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number-columns-repeated="241"/>
        </table:table-row>
        <table:table-row table:style-name="ro1">
          <table:table-cell table:style-name="ce1885" office:value-type="string" calcext:value-type="string">
            <text:p>Kismester</text:p>
          </table:table-cell>
          <table:table-cell table:style-name="ce1250" office:value-type="float" office:value="6" calcext:value-type="float">
            <text:p>6</text:p>
          </table:table-cell>
          <table:table-cell table:style-name="ce1264" office:value-type="float" office:value="46" calcext:value-type="float">
            <text:p>46</text:p>
          </table:table-cell>
          <table:table-cell table:style-name="ce1272" table:formula="of:=[.C11]-[.C10]" office:value-type="float" office:value="12" calcext:value-type="float">
            <text:p>+12KP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824"/>
          <table:table-cell table:style-name="ce1415" office:value-type="string" calcext:value-type="string">
            <text:p>Primer kép. Max szint</text:p>
          </table:table-cell>
          <table:table-cell table:style-name="ce1431" office:value-type="float" office:value="3" calcext:value-type="float">
            <text:p>Szint +3</text:p>
          </table:table-cell>
          <table:table-cell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number-columns-repeated="241"/>
        </table:table-row>
        <table:table-row table:style-name="ro1">
          <table:table-cell table:style-name="ce1885"/>
          <table:table-cell table:style-name="ce1250" office:value-type="float" office:value="7" calcext:value-type="float">
            <text:p>7</text:p>
          </table:table-cell>
          <table:table-cell table:style-name="ce1264" office:value-type="float" office:value="60" calcext:value-type="float">
            <text:p>60</text:p>
          </table:table-cell>
          <table:table-cell table:style-name="ce1272" table:formula="of:=[.C12]-[.C11]" office:value-type="float" office:value="14" calcext:value-type="float">
            <text:p>+14KP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824"/>
          <table:table-cell table:number-columns-repeated="3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number-columns-repeated="241"/>
        </table:table-row>
        <table:table-row table:style-name="ro2">
          <table:table-cell table:style-name="ce1885"/>
          <table:table-cell table:style-name="ce1250" office:value-type="float" office:value="8" calcext:value-type="float">
            <text:p>8</text:p>
          </table:table-cell>
          <table:table-cell table:style-name="ce1264" office:value-type="float" office:value="76" calcext:value-type="float">
            <text:p>76</text:p>
          </table:table-cell>
          <table:table-cell table:style-name="ce1272" table:formula="of:=[.C13]-[.C12]" office:value-type="float" office:value="16" calcext:value-type="float">
            <text:p>+16KP</text:p>
          </table:table-cell>
          <table:table-cell table:style-name="Default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824"/>
          <table:table-cell table:style-name="ce1967" office:value-type="string" calcext:value-type="string">
            <text:p>1 fortély fok</text:p>
          </table:table-cell>
          <table:table-cell table:style-name="ce1328" office:value-type="float" office:value="15" calcext:value-type="float">
            <text:p>15 KP</text:p>
          </table:table-cell>
          <table:table-cell table:number-columns-repeated="245"/>
        </table:table-row>
        <table:table-row table:style-name="ro2">
          <table:table-cell table:style-name="ce1885" office:value-type="string" calcext:value-type="string">
            <text:p>Mester</text:p>
          </table:table-cell>
          <table:table-cell table:style-name="ce1250" office:value-type="float" office:value="9" calcext:value-type="float">
            <text:p>9</text:p>
          </table:table-cell>
          <table:table-cell table:style-name="ce1264" office:value-type="float" office:value="94" calcext:value-type="float">
            <text:p>94</text:p>
          </table:table-cell>
          <table:table-cell table:style-name="ce1272" table:formula="of:=[.C14]-[.C13]" office:value-type="float" office:value="18" calcext:value-type="float">
            <text:p>+18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824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ce1885"/>
          <table:table-cell table:style-name="ce1250" office:value-type="float" office:value="10" calcext:value-type="float">
            <text:p>10</text:p>
          </table:table-cell>
          <table:table-cell table:style-name="ce1264" office:value-type="float" office:value="114" calcext:value-type="float">
            <text:p>114</text:p>
          </table:table-cell>
          <table:table-cell table:style-name="ce1272" table:formula="of:=[.C15]-[.C14]" office:value-type="float" office:value="20" calcext:value-type="float">
            <text:p>+20K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/>
          <table:table-cell table:style-name="ce1953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899"/>
          <table:table-cell table:number-columns-repeated="240"/>
        </table:table-row>
        <table:table-row table:style-name="ro2">
          <table:table-cell table:style-name="ce1885"/>
          <table:table-cell table:style-name="ce1250" office:value-type="float" office:value="11" calcext:value-type="float">
            <text:p>11</text:p>
          </table:table-cell>
          <table:table-cell table:style-name="ce1264" office:value-type="float" office:value="136" calcext:value-type="float">
            <text:p>136</text:p>
          </table:table-cell>
          <table:table-cell table:style-name="ce1272" table:formula="of:=[.C16]-[.C15]" office:value-type="float" office:value="22" calcext:value-type="float">
            <text:p>+22K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824"/>
          <table:table-cell table:style-name="ce1419" office:value-type="string" calcext:value-type="string">
            <text:p>CÉ konstans</text:p>
          </table:table-cell>
          <table:table-cell table:style-name="ce1331" table:content-validation-name="val184" office:value-type="float" office:value="-30" calcext:value-type="float">
            <text:p>-30 CÉ</text:p>
          </table:table-cell>
          <table:table-cell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240"/>
        </table:table-row>
        <table:table-row table:style-name="ro2">
          <table:table-cell table:style-name="ce1239" office:value-type="string" calcext:value-type="string">
            <text:p>Nagymester</text:p>
          </table:table-cell>
          <table:table-cell table:style-name="ce1250" office:value-type="float" office:value="12" calcext:value-type="float">
            <text:p>12</text:p>
          </table:table-cell>
          <table:table-cell table:style-name="ce1264" office:value-type="float" office:value="160" calcext:value-type="float">
            <text:p>160</text:p>
          </table:table-cell>
          <table:table-cell table:style-name="ce1272" table:formula="of:=[.C17]-[.C16]" office:value-type="float" office:value="24" calcext:value-type="float">
            <text:p>+24KP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824"/>
          <table:table-cell table:style-name="ce896" table:number-columns-repeated="2"/>
          <table:table-cell/>
          <table:table-cell table:style-name="ce1899" office:value-type="float" office:value="0" calcext:value-type="float">
            <text:p>0</text:p>
          </table:table-cell>
          <table:table-cell table:style-name="ce1899" office:value-type="float" office:value="-10" calcext:value-type="float">
            <text:p>-10</text:p>
          </table:table-cell>
          <table:table-cell table:style-name="ce1899" office:value-type="float" office:value="-20" calcext:value-type="float">
            <text:p>-20</text:p>
          </table:table-cell>
          <table:table-cell table:style-name="ce1899" office:value-type="float" office:value="-30" calcext:value-type="float">
            <text:p>-30</text:p>
          </table:table-cell>
          <table:table-cell table:number-columns-repeated="240"/>
        </table:table-row>
        <table:table-row table:style-name="ro2">
          <table:table-cell table:style-name="ce1885"/>
          <table:table-cell table:style-name="ce1250" office:value-type="float" office:value="13" calcext:value-type="float">
            <text:p>13</text:p>
          </table:table-cell>
          <table:table-cell table:style-name="ce1264" office:value-type="float" office:value="186" calcext:value-type="float">
            <text:p>186</text:p>
          </table:table-cell>
          <table:table-cell table:style-name="ce1272" table:formula="of:=[.C18]-[.C17]" office:value-type="float" office:value="26" calcext:value-type="float">
            <text:p>+26KP</text:p>
          </table:table-cell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1HM:</text:p>
          </table:table-cell>
          <table:table-cell table:style-name="ce1332" office:value-type="float" office:value="5" calcext:value-type="float">
            <text:p>5 KP</text:p>
          </table:table-cell>
          <table:table-cell table:number-columns-repeated="245"/>
        </table:table-row>
        <table:table-row table:style-name="ro2">
          <table:table-cell table:style-name="ce1885"/>
          <table:table-cell table:style-name="ce1250" office:value-type="float" office:value="14" calcext:value-type="float">
            <text:p>14</text:p>
          </table:table-cell>
          <table:table-cell table:style-name="ce1264" office:value-type="float" office:value="214" calcext:value-type="float">
            <text:p>214</text:p>
          </table:table-cell>
          <table:table-cell table:style-name="ce1272" table:formula="of:=[.C19]-[.C18]" office:value-type="float" office:value="28" calcext:value-type="float">
            <text:p>+28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824"/>
          <table:table-cell table:style-name="ce1313" office:value-type="string" calcext:value-type="string">
            <text:p>Max HM/szint</text:p>
          </table:table-cell>
          <table:table-cell table:style-name="ce1333" table:formula="of:=6+[$Alapértékek.C20]" office:value-type="float" office:value="10" calcext:value-type="float">
            <text:p>10 HM</text:p>
          </table:table-cell>
          <table:table-cell/>
          <table:table-cell table:style-name="ce1485"/>
          <table:table-cell table:number-columns-repeated="243"/>
        </table:table-row>
        <table:table-row table:style-name="ro2">
          <table:table-cell table:style-name="ce1885" office:value-type="string" calcext:value-type="string">
            <text:p>Legenda</text:p>
          </table:table-cell>
          <table:table-cell table:style-name="ce1250" office:value-type="float" office:value="15" calcext:value-type="float">
            <text:p>15</text:p>
          </table:table-cell>
          <table:table-cell table:style-name="ce1264" office:value-type="float" office:value="244" calcext:value-type="float">
            <text:p>244</text:p>
          </table:table-cell>
          <table:table-cell table:style-name="ce1272" table:formula="of:=[.C20]-[.C19]" office:value-type="float" office:value="30" calcext:value-type="float">
            <text:p>+30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824"/>
          <table:table-cell table:style-name="ce896" table:number-columns-repeated="2"/>
          <table:table-cell table:number-columns-repeated="245"/>
        </table:table-row>
        <table:table-row table:style-name="ro2">
          <table:table-cell/>
          <table:table-cell table:style-name="ce1892" table:number-columns-repeated="3"/>
          <table:table-cell table:style-name="ce1824"/>
          <table:table-cell table:style-name="ce1291"/>
          <table:table-cell table:style-name="ce1298"/>
          <table:table-cell table:style-name="ce1291"/>
          <table:table-cell table:style-name="ce1824"/>
          <table:table-cell table:style-name="ce1313" office:value-type="string" calcext:value-type="string">
            <text:p>1 CHM:</text:p>
          </table:table-cell>
          <table:table-cell table:style-name="ce1332" office:value-type="float" office:value="5" calcext:value-type="float">
            <text:p>5 KP</text:p>
          </table:table-cell>
          <table:table-cell/>
          <table:table-cell table:style-name="ce1967" office:value-type="string" calcext:value-type="string" table:number-columns-spanned="2" table:number-rows-spanned="1">
            <text:p>Szabad Pont 1.Tsz</text:p>
          </table:table-cell>
          <table:covered-table-cell table:style-name="Default"/>
          <table:table-cell table:style-name="ce1636" office:value-type="float" office:value="6" calcext:value-type="float">
            <text:p>6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92"/>
          <table:table-cell table:style-name="ce1916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 table:number-columns-repeated="2"/>
          <table:table-cell table:style-name="ce1313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/>
          <table:table-cell table:style-name="ce1967" office:value-type="string" calcext:value-type="string" table:number-columns-spanned="2" table:number-rows-spanned="1">
            <text:p>Szabad Pont / szint</text:p>
          </table:table-cell>
          <table:covered-table-cell table:style-name="Default"/>
          <table:table-cell table:style-name="ce1636" office:value-type="float" office:value="1" calcext:value-type="float">
            <text:p>1 SzP</text:p>
          </table:table-cell>
          <table:table-cell table:number-columns-repeated="241"/>
        </table:table-row>
        <table:table-row table:style-name="ro2">
          <table:table-cell table:style-name="Default" table:number-columns-repeated="2"/>
          <table:table-cell table:style-name="ce1846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 table:number-columns-repeated="2"/>
          <table:table-cell table:style-name="ce896" table:number-columns-repeated="2"/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 table:number-columns-repeated="2"/>
          <table:table-cell table:style-name="ce1315" table:content-validation-name="val182" office:value-type="string" calcext:value-type="string">
            <text:p>Egyik HM nagyobb lehet</text:p>
          </table:table-cell>
          <table:table-cell table:style-name="ce1974" table:content-validation-name="val182" office:value-type="float" office:value="3" calcext:value-type="float">
            <text:p>3</text:p>
          </table:table-cell>
          <table:table-cell table:number-columns-repeated="245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 table:number-columns-repeated="2"/>
          <table:table-cell table:style-name="ce1316" office:value-type="string" calcext:value-type="string">
            <text:p>Vakság</text:p>
          </table:table-cell>
          <table:table-cell table:style-name="ce1335" office:value-type="float" office:value="45" calcext:value-type="float">
            <text:p>4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 table:number-columns-repeated="2"/>
          <table:table-cell table:style-name="ce1316" office:value-type="string" calcext:value-type="string">
            <text:p>Süketség</text:p>
          </table:table-cell>
          <table:table-cell table:style-name="ce1335" office:value-type="float" office:value="35" calcext:value-type="float">
            <text:p>35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 table:number-columns-repeated="2"/>
          <table:table-cell table:style-name="ce1316" office:value-type="string" calcext:value-type="string">
            <text:p>Tartós sérülés / fok</text:p>
          </table:table-cell>
          <table:table-cell table:style-name="ce1335" office:value-type="float" office:value="10" calcext:value-type="float">
            <text:p>10 K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 table:number-columns-repeated="2"/>
          <table:table-cell table:style-name="ce896" table:number-columns-repeated="2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2"/>
          <table:table-cell table:style-name="ce465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846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 table:number-columns-repeated="2"/>
          <table:table-cell table:style-name="ce1974" office:value-type="string" calcext:value-type="string">
            <text:p>Erőbónusz</text:p>
          </table:table-cell>
          <table:table-cell table:style-name="ce1974" table:formula="of:=[$Alapértékek.C1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Default" table:number-columns-repeated="2"/>
          <table:table-cell table:style-name="ce1908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 table:number-columns-repeated="2"/>
          <table:table-cell table:style-name="ce1319" office:value-type="string" calcext:value-type="string">
            <text:p>Nincs adat string</text:p>
          </table:table-cell>
          <table:table-cell table:style-name="ce1974" office:value-type="string" calcext:value-type="string">
            <text:p>N/A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3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 table:number-columns-repeated="2"/>
          <table:table-cell table:style-name="ce131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13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97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8"/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885"/>
          <table:table-cell table:number-columns-repeated="2"/>
          <table:table-cell table:style-name="ce1897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5"/>
          <table:table-cell table:number-columns-repeated="2"/>
          <table:table-cell table:style-name="ce1913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885"/>
          <table:table-cell table:number-columns-repeated="2"/>
          <table:table-cell table:style-name="ce1913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2">
          <table:table-cell table:number-columns-repeated="9"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number-columns-repeated="4"/>
          <table:table-cell table:style-name="Default"/>
          <table:table-cell table:number-columns-repeated="240"/>
        </table:table-row>
        <table:table-row table:style-name="ro2">
          <table:table-cell table:number-columns-repeated="3"/>
          <table:table-cell table:style-name="ce1897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/>
          <table:table-cell table:style-name="ce1899" office:value-type="string" calcext:value-type="string">
            <text:p>Erőbónusz</text:p>
          </table:table-cell>
          <table:table-cell table:style-name="ce1899" office:value-type="float" office:value="-3" calcext:value-type="float">
            <text:p>-3</text:p>
          </table:table-cell>
          <table:table-cell table:style-name="ce1794"/>
          <table:table-cell table:number-columns-repeated="3"/>
          <table:table-cell table:style-name="Default"/>
          <table:table-cell table:number-columns-repeated="240"/>
        </table:table-row>
        <table:table-row table:style-name="ro2">
          <table:table-cell table:style-name="ce1885"/>
          <table:table-cell table:number-columns-repeated="2"/>
          <table:table-cell table:style-name="ce1898" office:value-type="string" calcext:value-type="string">
            <text:p>Fok</text:p>
          </table:table-cell>
          <table:table-cell table:style-name="ce189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48"/>
        </table:table-row>
        <table:table-row table:style-name="ro23">
          <table:table-cell table:style-name="ce1885"/>
          <table:table-cell table:number-columns-repeated="2"/>
          <table:table-cell table:style-name="ce1899" office:value-type="float" office:value="0" calcext:value-type="float">
            <text:p>0</text:p>
          </table:table-cell>
          <table:table-cell table:style-name="ce192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899"/>
          <table:table-cell/>
          <table:table-cell table:style-name="ce1321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number-columns-repeated="245"/>
        </table:table-row>
        <table:table-row table:style-name="ro2">
          <table:table-cell table:style-name="ce1885"/>
          <table:table-cell table:style-name="ce1485"/>
          <table:table-cell/>
          <table:table-cell table:style-name="ce1899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899"/>
          <table:table-cell table:number-columns-repeated="248"/>
        </table:table-row>
        <table:table-row table:style-name="ro2">
          <table:table-cell table:style-name="ce1885"/>
          <table:table-cell table:number-columns-repeated="2"/>
          <table:table-cell table:style-name="ce1899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/>
          <table:table-cell table:style-name="ce1900" office:value-type="string" calcext:value-type="string" table:number-columns-spanned="4" table:number-rows-spanned="1">
            <text:p>Kétkezes harc sebesség bónusz</text:p>
          </table:table-cell>
          <table:covered-table-cell table:style-name="ce723"/>
          <table:covered-table-cell table:number-columns-repeated="2" table:style-name="ce1344"/>
          <table:table-cell table:style-name="ce1356"/>
          <table:table-cell table:number-columns-repeated="242"/>
        </table:table-row>
        <table:table-row table:style-name="ro2">
          <table:table-cell table:style-name="ce1885"/>
          <table:table-cell table:number-columns-repeated="2"/>
          <table:table-cell table:style-name="ce1899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/>
          <table:table-cell table:style-name="ce1898" office:value-type="string" calcext:value-type="string">
            <text:p>Fok</text:p>
          </table:table-cell>
          <table:table-cell table:style-name="ce1898" office:value-type="string" calcext:value-type="string">
            <text:p>Sebesség bónusz</text:p>
          </table:table-cell>
          <table:table-cell table:style-name="ce1898" office:value-type="string" calcext:value-type="string" table:number-columns-spanned="2" table:number-rows-spanned="1">
            <text:p>KÉ/TÉ/VÉ bünti</text:p>
          </table:table-cell>
          <table:covered-table-cell table:style-name="ce1351"/>
          <table:table-cell table:style-name="ce1357"/>
          <table:table-cell table:number-columns-repeated="242"/>
        </table:table-row>
        <table:table-row table:style-name="ro2">
          <table:table-cell table:style-name="ce1885"/>
          <table:table-cell table:number-columns-repeated="5"/>
          <table:table-cell table:style-name="ce1824"/>
          <table:table-cell table:number-columns-repeated="2"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345" office:value-type="float" office:value="-10" calcext:value-type="float" table:number-columns-spanned="2" table:number-rows-spanned="1">
            <text:p>-1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5"/>
          <table:table-cell table:number-columns-repeated="4"/>
          <table:table-cell table:style-name="ce1953" office:value-type="string" calcext:value-type="string" table:number-columns-spanned="3" table:number-rows-spanned="1">
            <text:p>Pajzshasználat fok</text:p>
          </table:table-cell>
          <table:covered-table-cell table:number-columns-repeated="2"/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8"/>
          <table:table-cell table:number-columns-repeated="242"/>
        </table:table-row>
        <table:table-row table:style-name="ro2">
          <table:table-cell table:style-name="ce1885"/>
          <table:table-cell table:style-name="ce1894" office:value-type="string" calcext:value-type="string" table:number-columns-spanned="2" table:number-rows-spanned="1">
            <text:p>Pajzs</text:p>
          </table:table-cell>
          <table:covered-table-cell/>
          <table:table-cell table:style-name="ce1894" office:value-type="string" calcext:value-type="string">
            <text:p>VÉ</text:p>
          </table:table-cell>
          <table:table-cell table:style-name="ce1894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2">
          <table:table-cell table:style-name="ce1885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345" office:value-type="float" office:value="0" calcext:value-type="float" table:number-columns-spanned="2" table:number-rows-spanned="1">
            <text:p>0</text:p>
          </table:table-cell>
          <table:covered-table-cell table:style-name="ce1352"/>
          <table:table-cell table:style-name="ce1359"/>
          <table:table-cell table:number-columns-repeated="242"/>
        </table:table-row>
        <table:table-row table:style-name="ro7">
          <table:table-cell table:style-name="ce1885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24"/>
          <table:table-cell table:style-name="ce974" table:number-columns-repeated="4"/>
          <table:table-cell table:number-columns-repeated="243"/>
        </table:table-row>
        <table:table-row table:style-name="ro2">
          <table:table-cell table:style-name="ce1885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ce1900" table:content-validation-name="val183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3"/>
          <table:table-cell table:style-name="ce974" table:number-columns-repeated="2"/>
          <table:table-cell table:number-columns-repeated="243"/>
        </table:table-row>
        <table:table-row table:style-name="ro2">
          <table:table-cell table:style-name="ce1885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24"/>
          <table:table-cell table:style-name="ce1898" table:content-validation-name="val183" office:value-type="string" calcext:value-type="string">
            <text:p>Fok</text:p>
          </table:table-cell>
          <table:table-cell table:style-name="ce1898" table:content-validation-name="val183" office:value-type="string" calcext:value-type="string">
            <text:p>Bónusz</text:p>
          </table:table-cell>
          <table:table-cell table:style-name="ce1063"/>
          <table:table-cell table:style-name="ce2009"/>
          <table:table-cell table:number-columns-repeated="243"/>
        </table:table-row>
        <table:table-row table:style-name="ro2">
          <table:table-cell table:style-name="ce1885"/>
          <table:table-cell table:number-columns-repeated="7"/>
          <table:table-cell table:style-name="ce1824"/>
          <table:table-cell table:style-name="ce507" table:content-validation-name="val183" office:value-type="float" office:value="0" calcext:value-type="float">
            <text:p>0</text:p>
          </table:table-cell>
          <table:table-cell table:style-name="ce1341" table:content-validation-name="val183" office:value-type="float" office:value="0" calcext:value-type="float">
            <text:p>0</text:p>
          </table:table-cell>
          <table:table-cell table:style-name="ce1063"/>
          <table:table-cell table:style-name="ce2009"/>
          <table:table-cell table:number-columns-repeated="243"/>
        </table:table-row>
        <table:table-row table:style-name="ro2">
          <table:table-cell table:style-name="ce1885" table:content-validation-name="val56"/>
          <table:table-cell table:style-name="ce1897" table:content-validation-name="val56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13" table:content-validation-name="val56"/>
          <table:covered-table-cell table:number-columns-repeated="3" table:content-validation-name="val56"/>
          <table:table-cell table:content-validation-name="val56" table:number-columns-repeated="3"/>
          <table:table-cell table:style-name="ce507" table:content-validation-name="val183" office:value-type="float" office:value="1" calcext:value-type="float">
            <text:p>1</text:p>
          </table:table-cell>
          <table:table-cell table:style-name="ce1341" table:content-validation-name="val183" office:value-type="float" office:value="1" calcext:value-type="float">
            <text:p>1</text:p>
          </table:table-cell>
          <table:table-cell table:style-name="ce1063"/>
          <table:table-cell table:style-name="ce2009"/>
          <table:table-cell table:number-columns-repeated="243"/>
        </table:table-row>
        <table:table-row table:style-name="ro2">
          <table:table-cell table:style-name="ce1885" table:content-validation-name="val56"/>
          <table:table-cell table:style-name="ce1898" table:content-validation-name="val56" office:value-type="string" calcext:value-type="string" table:number-columns-spanned="2" table:number-rows-spanned="1">
            <text:p>Fok</text:p>
          </table:table-cell>
          <table:covered-table-cell table:style-name="ce974" table:content-validation-name="val56"/>
          <table:table-cell table:style-name="ce1898" table:content-validation-name="val56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974" table:content-validation-name="val56"/>
          <table:table-cell table:content-validation-name="val56" table:number-columns-repeated="3"/>
          <table:table-cell table:style-name="ce1063" table:number-columns-repeated="3"/>
          <table:table-cell table:style-name="ce2009"/>
          <table:table-cell table:number-columns-repeated="243"/>
        </table:table-row>
        <table:table-row table:style-name="ro2">
          <table:table-cell table:style-name="ce1885" table:content-validation-name="val56"/>
          <table:table-cell table:style-name="ce1899" table:content-validation-name="val56" office:value-type="float" office:value="0" calcext:value-type="float" table:number-columns-spanned="2" table:number-rows-spanned="1">
            <text:p>0</text:p>
          </table:table-cell>
          <table:covered-table-cell table:content-validation-name="val56"/>
          <table:table-cell table:style-name="ce1926" table:content-validation-name="val56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6"/>
          <table:table-cell table:content-validation-name="val56" table:number-columns-repeated="3"/>
          <table:table-cell table:style-name="ce1323" table:content-validation-name="val56" office:value-type="string" calcext:value-type="string" table:number-columns-spanned="2" table:number-rows-spanned="1">
            <text:p>Kétkezes harc Mf limit</text:p>
          </table:table-cell>
          <table:covered-table-cell table:style-name="ce1063" table:content-validation-name="val56"/>
          <table:table-cell table:style-name="ce1063" table:content-validation-name="val56"/>
          <table:table-cell table:style-name="ce2009" table:content-validation-name="val56"/>
          <table:table-cell table:content-validation-name="val56" table:number-columns-repeated="3"/>
          <table:table-cell table:number-columns-repeated="240"/>
        </table:table-row>
        <table:table-row table:style-name="ro2">
          <table:table-cell table:style-name="ce1885" table:content-validation-name="val56"/>
          <table:table-cell table:style-name="ce1899" table:content-validation-name="val56" office:value-type="float" office:value="1" calcext:value-type="float" table:number-columns-spanned="2" table:number-rows-spanned="1">
            <text:p>1</text:p>
          </table:table-cell>
          <table:covered-table-cell table:content-validation-name="val56"/>
          <table:table-cell table:style-name="ce1926" table:content-validation-name="val56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6"/>
          <table:table-cell table:style-name="ce1943" table:content-validation-name="val56" office:value-type="string" calcext:value-type="string" table:number-columns-spanned="2" table:number-rows-spanned="1">
            <text:p>Csak könnyűvértre</text:p>
          </table:table-cell>
          <table:covered-table-cell table:content-validation-name="val56"/>
          <table:table-cell table:content-validation-name="val56"/>
          <table:table-cell table:style-name="ce1898" table:content-validation-name="val56" office:value-type="string" calcext:value-type="string">
            <text:p>Fegyver</text:p>
          </table:table-cell>
          <table:table-cell table:style-name="ce1898" table:content-validation-name="val56" office:value-type="string" calcext:value-type="string">
            <text:p>Mf Innen számít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24" table:content-validation-name="val56"/>
          <table:table-cell table:number-columns-repeated="240"/>
        </table:table-row>
        <table:table-row table:style-name="ro2">
          <table:table-cell table:style-name="ce1885" table:content-validation-name="val56"/>
          <table:table-cell table:style-name="ce1899" table:content-validation-name="val56" office:value-type="float" office:value="2" calcext:value-type="float" table:number-columns-spanned="2" table:number-rows-spanned="1">
            <text:p>2</text:p>
          </table:table-cell>
          <table:covered-table-cell table:content-validation-name="val56"/>
          <table:table-cell table:style-name="ce1926" table:content-validation-name="val56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24" table:content-validation-name="val56"/>
          <table:table-cell table:style-name="ce1322" table:content-validation-name="val56" office:value-type="string" calcext:value-type="string">
            <text:p>Elsődleges fegyver</text:p>
          </table:table-cell>
          <table:table-cell table:style-name="ce1342" table:content-validation-name="val56" office:value-type="float" office:value="2" calcext:value-type="float">
            <text:p>2. fok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24" table:content-validation-name="val56"/>
          <table:table-cell table:number-columns-repeated="240"/>
        </table:table-row>
        <table:table-row table:style-name="ro2">
          <table:table-cell table:style-name="ce1885" table:content-validation-name="val56"/>
          <table:table-cell table:style-name="ce1899" table:content-validation-name="val56" office:value-type="float" office:value="3" calcext:value-type="float" table:number-columns-spanned="2" table:number-rows-spanned="1">
            <text:p>3</text:p>
          </table:table-cell>
          <table:covered-table-cell table:content-validation-name="val56"/>
          <table:table-cell table:style-name="ce1926" table:content-validation-name="val56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6"/>
          <table:table-cell table:content-validation-name="val56" table:number-columns-repeated="2"/>
          <table:table-cell table:style-name="ce1824" table:content-validation-name="val56"/>
          <table:table-cell table:style-name="ce1322" table:content-validation-name="val56" office:value-type="string" calcext:value-type="string">
            <text:p>Másodlagos fegyver</text:p>
          </table:table-cell>
          <table:table-cell table:style-name="ce1342" table:content-validation-name="val56" office:value-type="float" office:value="3" calcext:value-type="float">
            <text:p>3. fok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24" table:content-validation-name="val56"/>
          <table:table-cell table:number-columns-repeated="240"/>
        </table:table-row>
        <table:table-row table:style-name="ro2">
          <table:table-cell table:style-name="ce1885" table:content-validation-name="val56"/>
          <table:table-cell table:style-name="ce1892" table:content-validation-name="val56" table:number-columns-repeated="3"/>
          <table:table-cell table:style-name="ce1824" table:content-validation-name="val56"/>
          <table:table-cell table:style-name="ce1955" table:content-validation-name="val56"/>
          <table:table-cell table:style-name="ce1824" table:content-validation-name="val56" table:number-columns-repeated="3"/>
          <table:table-cell table:style-name="ce1063" table:content-validation-name="val56" table:number-columns-repeated="3"/>
          <table:table-cell table:style-name="ce2009" table:content-validation-name="val56"/>
          <table:table-cell table:style-name="ce2016" table:content-validation-name="val56" table:number-columns-repeated="2"/>
          <table:table-cell table:style-name="ce1824" table:content-validation-name="val56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324" table:content-validation-name="val56" office:value-type="string" calcext:value-type="string">
            <text:p>Kétkezes harc max pengehossz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24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0" table:content-validation-name="val56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6"/>
          <table:covered-table-cell table:number-columns-repeated="5" table:style-name="ce974" table:content-validation-name="val56"/>
          <table:covered-table-cell table:style-name="ce1063" table:content-validation-name="val56"/>
          <table:table-cell table:style-name="ce1322" table:content-validation-name="val56" office:value-type="string" calcext:value-type="string">
            <text:p>Minimum Erő 2 pengénél</text:p>
          </table:table-cell>
          <table:table-cell table:style-name="ce1322" table:content-validation-name="val56" office:value-type="float" office:value="2" calcext:value-type="float">
            <text:p>2</text:p>
          </table:table-cell>
          <table:table-cell table:style-name="ce1063" table:content-validation-name="val56"/>
          <table:table-cell table:style-name="ce2009" table:content-validation-name="val56"/>
          <table:table-cell table:style-name="ce2016" table:content-validation-name="val56" table:number-columns-repeated="2"/>
          <table:table-cell table:style-name="ce1824" table:content-validation-name="val5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56"/>
          <table:table-cell table:style-name="ce1930" table:content-validation-name="val56" office:value-type="string" calcext:value-type="string" table:number-columns-spanned="3" table:number-rows-spanned="1">
            <text:p>SFÉ</text:p>
          </table:table-cell>
          <table:covered-table-cell table:number-columns-repeated="2" table:style-name="ce1930" table:content-validation-name="val56"/>
          <table:table-cell table:style-name="ce1930" table:content-validation-name="val56"/>
          <table:table-cell table:style-name="ce1944" table:content-validation-name="val56" office:value-type="string" calcext:value-type="string">
            <text:p>SFÉ diff</text:p>
          </table:table-cell>
          <table:table-cell table:style-name="ce1944" table:content-validation-name="val56" office:value-type="string" calcext:value-type="string">
            <text:p>Alap MGT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2" table:number-columns-spanned="2" table:number-rows-spanned="1"/>
          <table:covered-table-cell table:style-name="ce1269" table:content-validation-name="val56"/>
          <table:table-cell table:style-name="ce1930" table:content-validation-name="val56" office:value-type="string" calcext:value-type="string">
            <text:p>Szúró</text:p>
          </table:table-cell>
          <table:table-cell table:style-name="ce1930" table:content-validation-name="val56" office:value-type="string" calcext:value-type="string">
            <text:p>Vágó</text:p>
          </table:table-cell>
          <table:table-cell table:style-name="ce1930" table:content-validation-name="val56" office:value-type="string" calcext:value-type="string">
            <text:p>Zúzó</text:p>
          </table:table-cell>
          <table:table-cell table:style-name="ce1930" table:content-validation-name="val56" office:value-type="string" calcext:value-type="string">
            <text:p>Energia</text:p>
          </table:table-cell>
          <table:table-cell table:style-name="ce1945" table:content-validation-name="val56"/>
          <table:table-cell table:style-name="ce1947" table:content-validation-name="val56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5" table:content-validation-name="val56" office:value-type="string" calcext:value-type="string" table:number-columns-spanned="2" table:number-rows-spanned="1">
            <text:p>Posztó / Bunda</text:p>
          </table:table-cell>
          <table:covered-table-cell table:style-name="ce1905" table:content-validation-name="val56"/>
          <table:table-cell table:style-name="ce718" table:content-validation-name="val56" office:value-type="float" office:value="1" calcext:value-type="float">
            <text:p>1</text:p>
          </table:table-cell>
          <table:table-cell table:number-columns-repeated="2"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5" table:content-validation-name="val56" office:value-type="string" calcext:value-type="string" table:number-columns-spanned="2" table:number-rows-spanned="1">
            <text:p>Fegyverkabát</text:p>
          </table:table-cell>
          <table:covered-table-cell table:style-name="ce1905" table:content-validation-name="val56"/>
          <table:table-cell table:number-columns-repeated="2" table:style-name="ce718" table:content-validation-name="val56" office:value-type="float" office:value="3" calcext:value-type="float">
            <text:p>3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0" calcext:value-type="float">
            <text:p>0</text:p>
          </table:table-cell>
          <table:table-cell table:style-name="ce1948" table:content-validation-name="val56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5" table:content-validation-name="val56" office:value-type="string" calcext:value-type="string" table:number-columns-spanned="2" table:number-rows-spanned="1">
            <text:p>Bőrpáncél</text:p>
          </table:table-cell>
          <table:covered-table-cell table:style-name="ce1905" table:content-validation-name="val56"/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5" table:content-validation-name="val56" office:value-type="string" calcext:value-type="string" table:number-columns-spanned="2" table:number-rows-spanned="1">
            <text:p>Brigantin bőrpáncél</text:p>
          </table:table-cell>
          <table:covered-table-cell table:style-name="ce1905" table:content-validation-name="val56"/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7" calcext:value-type="float">
            <text:p>7</text:p>
          </table:table-cell>
          <table:table-cell table:style-name="ce718" table:content-validation-name="val56" office:value-type="float" office:value="14" calcext:value-type="float">
            <text:p>14</text:p>
          </table:table-cell>
          <table:table-cell table:style-name="ce718" table:content-validation-name="val56" office:value-type="float" office:value="2" calcext:value-type="float">
            <text:p>2</text:p>
          </table:table-cell>
          <table:table-cell table:style-name="ce1948" table:content-validation-name="val56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5" table:content-validation-name="val56" office:value-type="string" calcext:value-type="string" table:number-columns-spanned="2" table:number-rows-spanned="1">
            <text:p>Lánc / Sodrony</text:p>
          </table:table-cell>
          <table:covered-table-cell table:style-name="ce1905" table:content-validation-name="val56"/>
          <table:table-cell table:style-name="ce718" table:content-validation-name="val56" office:value-type="float" office:value="8" calcext:value-type="float">
            <text:p>8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5" calcext:value-type="float">
            <text:p>5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5" table:content-validation-name="val56" office:value-type="string" calcext:value-type="string" table:number-columns-spanned="2" table:number-rows-spanned="1">
            <text:p>Pikkely fémpáncél</text:p>
          </table:table-cell>
          <table:covered-table-cell table:style-name="ce1905" table:content-validation-name="val56"/>
          <table:table-cell table:style-name="ce718" table:content-validation-name="val56" office:value-type="float" office:value="12" calcext:value-type="float">
            <text:p>12</text:p>
          </table:table-cell>
          <table:table-cell table:style-name="ce718" table:content-validation-name="val56" office:value-type="float" office:value="13" calcext:value-type="float">
            <text:p>13</text:p>
          </table:table-cell>
          <table:table-cell table:style-name="ce718" table:content-validation-name="val56" office:value-type="float" office:value="6" calcext:value-type="float">
            <text:p>6</text:p>
          </table:table-cell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3" calcext:value-type="float">
            <text:p>3</text:p>
          </table:table-cell>
          <table:table-cell table:style-name="ce1948" table:content-validation-name="val56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Default"/>
          <table:table-cell table:style-name="ce1905" table:content-validation-name="val56" office:value-type="string" calcext:value-type="string" table:number-columns-spanned="2" table:number-rows-spanned="1">
            <text:p>Lemezpáncél</text:p>
          </table:table-cell>
          <table:covered-table-cell table:style-name="ce1905" table:content-validation-name="val56"/>
          <table:table-cell table:style-name="ce718" table:content-validation-name="val56" office:value-type="float" office:value="15" calcext:value-type="float">
            <text:p>15</text:p>
          </table:table-cell>
          <table:table-cell table:style-name="ce718" table:content-validation-name="val56" office:value-type="float" office:value="18" calcext:value-type="float">
            <text:p>18</text:p>
          </table:table-cell>
          <table:table-cell table:style-name="ce718" table:content-validation-name="val56" office:value-type="float" office:value="10" calcext:value-type="float">
            <text:p>10</text:p>
          </table:table-cell>
          <table:table-cell table:style-name="ce718" table:content-validation-name="val56" office:value-type="float" office:value="20" calcext:value-type="float">
            <text:p>20</text:p>
          </table:table-cell>
          <table:table-cell table:style-name="ce718" table:content-validation-name="val56" office:value-type="float" office:value="4" calcext:value-type="float">
            <text:p>4</text:p>
          </table:table-cell>
          <table:table-cell table:style-name="ce1948" table:content-validation-name="val56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240"/>
        </table:table-row>
        <table:table-row table:style-name="ro2" table:number-rows-repeated="2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56"/>
          <table:table-cell table:style-name="ce1930" table:content-validation-name="val56" office:value-type="string" calcext:value-type="string">
            <text:p>SFÉ</text:p>
          </table:table-cell>
          <table:table-cell table:style-name="ce1930" table:content-validation-name="val56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1901" table:content-validation-name="val56" table:number-columns-spanned="2" table:number-rows-spanned="1"/>
          <table:covered-table-cell table:style-name="ce1269" table:content-validation-name="val56"/>
          <table:table-cell table:style-name="ce1930" table:content-validation-name="val56" table:number-columns-repeated="2"/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240"/>
        </table:table-row>
        <table:table-row table:style-name="ro2">
          <table:table-cell table:style-name="Default"/>
          <table:table-cell table:style-name="ce543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240"/>
        </table:table-row>
        <table:table-row table:style-name="ro2" table:number-rows-repeated="123">
          <table:table-cell table:style-name="Default" table:number-columns-repeated="16"/>
          <table:table-cell table:number-columns-repeated="240"/>
        </table:table-row>
        <table:table-row table:style-name="ro2">
          <table:table-cell table:style-name="ce1885"/>
          <table:table-cell table:style-name="Default" table:number-columns-repeated="4"/>
          <table:table-cell table:style-name="ce1955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885"/>
          <table:table-cell table:style-name="ce1892" table:number-columns-repeated="3"/>
          <table:table-cell table:style-name="ce1824"/>
          <table:table-cell table:style-name="ce1955"/>
          <table:table-cell table:style-name="ce1824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885"/>
          <table:table-cell table:style-name="ce1892" table:number-columns-repeated="3"/>
          <table:table-cell table:style-name="ce1824"/>
          <table:table-cell table:style-name="ce1955"/>
          <table:table-cell table:style-name="ce1824" table:number-columns-repeated="6"/>
          <table:table-cell table:style-name="ce1739"/>
          <table:table-cell table:style-name="ce2016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885"/>
          <table:table-cell table:style-name="ce1892" table:number-columns-repeated="3"/>
          <table:table-cell table:style-name="ce1824"/>
          <table:table-cell table:number-columns-repeated="4"/>
          <table:table-cell table:style-name="ce1824" table:number-columns-repeated="3"/>
          <table:table-cell table:style-name="ce1739"/>
          <table:table-cell table:style-name="ce2016" table:number-columns-repeated="2"/>
          <table:table-cell table:style-name="ce1824"/>
          <table:table-cell table:number-columns-repeated="240"/>
        </table:table-row>
        <table:table-row table:style-name="ro2">
          <table:table-cell table:style-name="ce1885"/>
          <table:table-cell table:number-columns-repeated="8"/>
          <table:table-cell table:style-name="ce1824" table:number-columns-repeated="3"/>
          <table:table-cell table:style-name="ce1739"/>
          <table:table-cell table:style-name="ce2016" table:number-columns-repeated="2"/>
          <table:table-cell table:style-name="ce1824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24" table:number-columns-repeated="3"/>
          <table:table-cell table:style-name="ce1739"/>
          <table:table-cell table:style-name="ce2016" table:number-columns-repeated="2"/>
          <table:table-cell table:style-name="ce1824"/>
          <table:table-cell table:number-columns-repeated="240"/>
        </table:table-row>
        <table:table-row table:style-name="ro2" table:number-rows-repeated="983056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19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30">
          <table:table-cell table:style-name="ce201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B$5:.$D$5"/>
        <table:named-range table:name="Képzettség_táblázat" table:base-cell-address="$Data.$B$5" table:cell-range-address="$Data.$B$5:.$D$20"/>
      </table:named-expressions>
      <table:database-ranges>
        <table:database-range table:name="auraero" table:target-range-address="Misztikus.O6:Misztikus.P14" table:on-update-keep-styles="true" table:on-update-keep-size="false"/>
        <table:database-range table:name="femalapanyag" table:target-range-address="Data.B82:Data.E86" table:on-update-keep-styles="true" table:on-update-keep-size="false"/>
        <table:database-range table:name="femalapanyag_nev" table:target-range-address="Data.B81:Data.C86" table:on-update-keep-styles="true" table:on-update-keep-size="false"/>
        <table:database-range table:name="fortelyok_altalanos" table:target-range-address="Fortélylista.A4:Fortélylista.A44" table:on-update-keep-styles="true" table:on-update-keep-size="false"/>
        <table:database-range table:name="fortelyok_altalanos_full" table:target-range-address="Fortélylista.A4:Fortélylista.B44" table:on-update-keep-styles="true" table:on-update-keep-size="false" table:contains-header="false"/>
        <table:database-range table:name="fortelyok_harci" table:target-range-address="Fortélylista.A60:Fortélylista.A100" table:on-update-keep-styles="true" table:on-update-keep-size="false"/>
        <table:database-range table:name="fortelyok_harci_full" table:target-range-address="Fortélylista.A60:Fortélylista.B100" table:on-update-keep-styles="true" table:on-update-keep-size="false"/>
        <table:database-range table:name="harcmodor_harcertekek" table:target-range-address="Harcértékek.A14:Harcértékek.I21" table:orientation="column"/>
        <table:database-range table:name="harcmodorok" table:target-range-address="Data.D24:Data.H39" table:orientation="column"/>
        <table:database-range table:name="hatterek_bonusz" table:target-range-address="Fortélylista.J19:Fortélylista.J25" table:on-update-keep-styles="true" table:on-update-keep-size="false"/>
        <table:database-range table:name="hatterek_faj" table:target-range-address="Fortélylista.J4:Fortélylista.J15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38" table:on-update-keep-styles="true" table:on-update-keep-size="false"/>
        <table:database-range table:name="hatterek_szabad" table:target-range-address="Fortélylista.G4:Fortélylista.G35" table:on-update-keep-styles="true" table:on-update-keep-size="false"/>
        <table:database-range table:name="hatterek_szabad_all" table:target-range-address="Fortélylista.G5:Fortélylista.H35" table:on-update-keep-styles="true" table:on-update-keep-size="false"/>
        <table:database-range table:name="kepzettseg_primer" table:target-range-address="Képzettséglista.A24:Képzettséglista.A34" table:on-update-keep-styles="true" table:on-update-keep-size="false"/>
        <table:database-range table:name="kepzettseg_szekunder" table:target-range-address="Képzettséglista.C4:Képzettséglista.C25" table:on-update-keep-styles="true" table:on-update-keep-size="false"/>
        <table:database-range table:name="ketkezes_harc_bonuszok" table:target-range-address="Data.J52:Data.M55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39:Fortélylista.G46" table:on-update-keep-styles="true" table:on-update-keep-size="false"/>
        <table:database-range table:name="magia_arkanumok" table:target-range-address="Képzettséglista.A38:Képzettséglista.A62" table:on-update-keep-styles="true" table:on-update-keep-size="false"/>
        <table:database-range table:name="mesterfegyver_fortelyok" table:target-range-address="Alapértékek.A55:Alapértékek.E57" table:orientation="column"/>
        <table:database-range table:name="mesterfegyver_kovetelmenyek" table:target-range-address="Data.D48:Data.H51" table:orientation="column"/>
        <table:database-range table:name="nyelvek" table:target-range-address="Fortélylista.D4:Fortélylista.D49" table:on-update-keep-styles="true" table:on-update-keep-size="false"/>
        <table:database-range table:name="pajzshasznalat_fok" table:target-range-address="Data.F54:Data.H58" table:orientation="column"/>
        <table:database-range table:name="pajzsok" table:target-range-address="Data.B55:Data.H58" table:orientation="column"/>
        <table:database-range table:name="pajzsok_nev" table:target-range-address="Data.B55:Data.B58" table:orientation="column"/>
        <table:database-range table:name="pancel_strukturak" table:target-range-address="Data.B71:Data.I77" table:on-update-keep-styles="true" table:on-update-keep-size="false"/>
        <table:database-range table:name="pancel_strukturak_nev" table:target-range-address="Data.B70:Data.C77" table:on-update-keep-styles="true" table:on-update-keep-size="false"/>
        <table:database-range table:name="szakmak" table:target-range-address="Képzettséglista.F23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19" table:on-update-keep-styles="true" table:on-update-keep-size="false"/>
        <table:database-range table:name="tulajdonsagok" table:target-range-address="Data.F8:Data.G20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" table:target-range-address="Data.B62:Data.F65" table:on-update-keep-styles="true" table:on-update-keep-size="false"/>
        <table:database-range table:name="__Anonymous_Sheet_DB__0" table:target-range-address="Alapértékek.N56:Alapértékek.N56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number:number-style style:name="N213">
      <number:number number:min-integer-digits="1"/>
      <number:text> SzP</number:text>
    </number:number-style>
    <number:number-style style:name="N214">
      <number:number number:min-integer-digits="1"/>
      <number:text> +k10</number:text>
    </number:number-style>
    <number:number-style style:name="N215">
      <number:number number:min-integer-digits="1"/>
      <number:text> →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16:52:56.41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2.2$Windows_X86_64 LibreOffice_project/d56cc158d8a96260b836f100ef4b4ef25d6f1a01</meta:generator>
    <dc:date>2024-05-15T16:55:34.978000000</dc:date>
    <meta:editing-cycles>582</meta:editing-cycles>
    <meta:editing-duration>P4DT4H9M7S</meta:editing-duration>
    <meta:document-statistic meta:table-count="11" meta:cell-count="331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